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23">
      <style:table-cell-properties fo:background-color="transparent"/>
      <style:text-properties fo:color="#000000"/>
    </style:style>
    <style:style style:name="ce4" style:family="table-cell" style:parent-style-name="Default" style:data-style-name="N122">
      <style:table-cell-properties fo:background-color="#d4ea6b"/>
      <style:text-properties fo:color="#000000"/>
    </style:style>
    <style:style style:name="ce5" style:family="table-cell" style:parent-style-name="Default" style:data-style-name="N123">
      <style:table-cell-properties fo:background-color="#d4ea6b"/>
      <style:text-properties fo:color="#000000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fo:background-color="transparent"/>
      <style:text-properties fo:color="#000000" fo:font-weight="normal" style:font-weight-asian="normal" style:font-weight-complex="normal"/>
    </style:style>
    <style:style style:name="ce9" style:family="table-cell" style:parent-style-name="Default" style:data-style-name="N122">
      <style:table-cell-properties fo:background-color="#d4ea6b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F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12175457803092" calcext:value-type="float">
            <text:p>0.011217545780309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01789543230683" calcext:value-type="float">
            <text:p>0.010178954323068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48136573621926" calcext:value-type="float">
            <text:p>0.014813657362192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10554159678513" calcext:value-type="float">
            <text:p>0.0110554159678513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51382517704874" calcext:value-type="float">
            <text:p>0.015138251770487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4482853457716" calcext:value-type="float">
            <text:p>0.0104482853457716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38944433337775" calcext:value-type="float">
            <text:p>0.0138944433337775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91742392963485" calcext:value-type="float">
            <text:p>0.009174239296348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94666666666666" calcext:value-type="float">
            <text:p>0.894666666666666</text:p>
          </table:table-cell>
          <table:table-cell office:value-type="float" office:value="0.0084491945704243" calcext:value-type="float">
            <text:p>0.008449194570424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" calcext:value-type="float">
            <text:p>0.9</text:p>
          </table:table-cell>
          <table:table-cell office:value-type="float" office:value="0.0130170827931777" calcext:value-type="float">
            <text:p>0.013017082793177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26161272451836" calcext:value-type="float">
            <text:p>0.0126161272451836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4721814922552" calcext:value-type="float">
            <text:p>0.009472181492255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72648315725677" calcext:value-type="float">
            <text:p>0.0072648315725677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84491945704243" calcext:value-type="float">
            <text:p>0.0084491945704243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05803801654025" calcext:value-type="float">
            <text:p>0.0105803801654025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80450122574314" calcext:value-type="float">
            <text:p>0.008045012257431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4721814922551" calcext:value-type="float">
            <text:p>0.0094721814922551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73219608788296" calcext:value-type="float">
            <text:p>0.0073219608788296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61689185077738" calcext:value-type="float">
            <text:p>0.0061689185077738</text:p>
          </table:table-cell>
          <table:table-cell office:value-type="float" office:value="0.901" calcext:value-type="float">
            <text:p>0.901</text:p>
          </table:table-cell>
          <table:table-cell office:value-type="float" office:value="0.0130490527540422" calcext:value-type="float">
            <text:p>0.0130490527540422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82158383625775" calcext:value-type="float">
            <text:p>0.0082158383625775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6248689714505" calcext:value-type="float">
            <text:p>0.0066248689714505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84983658559879" calcext:value-type="float">
            <text:p>0.008498365855987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1308739451002" calcext:value-type="float">
            <text:p>0.0081308739451002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79582242575422" calcext:value-type="float">
            <text:p>0.0079582242575422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" calcext:value-type="float">
            <text:p>0.9</text:p>
          </table:table-cell>
          <table:table-cell office:value-type="float" office:value="0.0090523170760002" calcext:value-type="float">
            <text:p>0.0090523170760002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106978710239208" calcext:value-type="float">
            <text:p>0.0106978710239208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79056941504209" calcext:value-type="float">
            <text:p>0.0079056941504209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90829510622924" calcext:value-type="float">
            <text:p>0.0090829510622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0.896066666666667" calcext:value-type="float">
            <text:p>0.896066666666667</text:p>
          </table:table-cell>
          <table:table-cell office:value-type="float" office:value="0.0103707498617307" calcext:value-type="float">
            <text:p>0.010370749861730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852165213373542" calcext:value-type="float">
            <text:p>0.00852165213373542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852928970373262" calcext:value-type="float">
            <text:p>0.00852928970373262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00991412454977478" calcext:value-type="float">
            <text:p>0.00991412454977478</text:p>
          </table:table-cell>
          <table:table-cell office:value-type="float" office:value="0.894133333333333" calcext:value-type="float">
            <text:p>0.894133333333333</text:p>
          </table:table-cell>
          <table:table-cell office:value-type="float" office:value="0.00966188612324614" calcext:value-type="float">
            <text:p>0.00966188612324614</text:p>
          </table:table-cell>
          <table:table-cell office:value-type="float" office:value="0.897933333333333" calcext:value-type="float">
            <text:p>0.897933333333333</text:p>
          </table:table-cell>
          <table:table-cell office:value-type="float" office:value="0.0103999871945231" calcext:value-type="float">
            <text:p>0.0103999871945231</text:p>
          </table:table-cell>
          <table:table-cell office:value-type="float" office:value="0.895066666666667" calcext:value-type="float">
            <text:p>0.895066666666667</text:p>
          </table:table-cell>
          <table:table-cell office:value-type="float" office:value="0.00761329006602998" calcext:value-type="float">
            <text:p>0.00761329006602998</text:p>
          </table:table-cell>
          <table:table-cell office:value-type="float" office:value="0.900466666666667" calcext:value-type="float">
            <text:p>0.900466666666667</text:p>
          </table:table-cell>
          <table:table-cell office:value-type="float" office:value="0.0117470785664013" calcext:value-type="float">
            <text:p>0.0117470785664013</text:p>
          </table:table-cell>
          <table:table-cell office:value-type="float" office:value="0.895733333333333" calcext:value-type="float">
            <text:p>0.895733333333333</text:p>
          </table:table-cell>
          <table:table-cell office:value-type="float" office:value="0.00886618169204628" calcext:value-type="float">
            <text:p>0.00886618169204628</text:p>
          </table:table-cell>
          <table:table-cell office:value-type="float" office:value="0.896066666666667" calcext:value-type="float">
            <text:p>0.896066666666667</text:p>
          </table:table-cell>
          <table:table-cell office:value-type="float" office:value="0.0104019256837354" calcext:value-type="float">
            <text:p>0.0104019256837354</text:p>
          </table:table-cell>
          <table:table-cell office:value-type="float" office:value="0.895866666666667" calcext:value-type="float">
            <text:p>0.895866666666667</text:p>
          </table:table-cell>
          <table:table-cell office:value-type="float" office:value="0.00856999105286834" calcext:value-type="float">
            <text:p>0.00856999105286834</text:p>
          </table:table-cell>
          <table:table-cell office:value-type="float" office:value="0.897266666666667" calcext:value-type="float">
            <text:p>0.897266666666667</text:p>
          </table:table-cell>
          <table:table-cell office:value-type="float" office:value="0.0110356608477199" calcext:value-type="float">
            <text:p>0.0110356608477199</text:p>
          </table:table-cell>
          <table:table-cell office:value-type="float" office:value="0.895133333333333" calcext:value-type="float">
            <text:p>0.895133333333333</text:p>
          </table:table-cell>
          <table:table-cell office:value-type="float" office:value="0.00914287190358912" calcext:value-type="float">
            <text:p>0.00914287190358912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74966768214294" calcext:value-type="float">
            <text:p>0.00674966768214294</text:p>
          </table:table-cell>
          <table:table-cell office:value-type="float" office:value="0.893266666666667" calcext:value-type="float">
            <text:p>0.893266666666667</text:p>
          </table:table-cell>
          <table:table-cell office:value-type="float" office:value="0.00721570175195444" calcext:value-type="float">
            <text:p>0.00721570175195444</text:p>
          </table:table-cell>
          <table:table-cell office:value-type="float" office:value="0.897133333333333" calcext:value-type="float">
            <text:p>0.897133333333333</text:p>
          </table:table-cell>
          <table:table-cell office:value-type="float" office:value="0.00885454999286308" calcext:value-type="float">
            <text:p>0.0088545499928630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" calcext:value-type="float">
            <text:p>0.89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21335164821341" calcext:value-type="float">
            <text:p>0.0121335164821341</text:p>
          </table:table-cell>
          <table:table-cell office:value-type="float" office:value="0.89" calcext:value-type="float">
            <text:p>0.89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1789543230682" calcext:value-type="float">
            <text:p>0.01017895432306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9" calcext:value-type="float">
            <text:p>0.89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7938103206428" calcext:value-type="float">
            <text:p>0.015793810320642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54518090779319" calcext:value-type="float">
            <text:p>0.005451809077931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1742392963485" calcext:value-type="float">
            <text:p>0.009174239296348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9752746785574" calcext:value-type="float">
            <text:p>0.0089752746785574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7082336517421" calcext:value-type="float">
            <text:p>0.008708233651742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3985814532478" calcext:value-type="float">
            <text:p>0.00939858145324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7" calcext:value-type="float">
            <text:p>0.009159087776022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01105005920686" calcext:value-type="float">
            <text:p>0.010110500592068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76376261582597" calcext:value-type="float">
            <text:p>0.007637626158259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983658559879" calcext:value-type="float">
            <text:p>0.008498365855987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6" calcext:value-type="float">
            <text:p>0.00915908777602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68718427093627" calcext:value-type="float">
            <text:p>0.006871842709362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1308739451002" calcext:value-type="float">
            <text:p>0.00813087394510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69121471177758" calcext:value-type="float">
            <text:p>0.0069121471177758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3029674334021" calcext:value-type="float">
            <text:p>0.007302967433402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97467943448089" calcext:value-type="float">
            <text:p>0.00974679434480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4280904158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100113067897925" calcext:value-type="float">
            <text:p>0.0100113067897925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0885972298916248" calcext:value-type="float">
            <text:p>0.00885972298916248</text:p>
          </table:table-cell>
          <table:table-cell office:value-type="float" office:value="0.895866666666667" calcext:value-type="float">
            <text:p>0.895866666666667</text:p>
          </table:table-cell>
          <table:table-cell office:value-type="float" office:value="0.00994757295855564" calcext:value-type="float">
            <text:p>0.0099475729585556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00305366936812" calcext:value-type="float">
            <text:p>0.007003053669368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87013943948182" calcext:value-type="float">
            <text:p>0.0078701394394818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843084244465822" calcext:value-type="float">
            <text:p>0.00843084244465822</text:p>
          </table:table-cell>
          <table:table-cell office:value-type="float" office:value="0.893466666666667" calcext:value-type="float">
            <text:p>0.893466666666667</text:p>
          </table:table-cell>
          <table:table-cell office:value-type="float" office:value="0.00788045141593172" calcext:value-type="float">
            <text:p>0.00788045141593172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00696305298597516" calcext:value-type="float">
            <text:p>0.00696305298597516</text:p>
          </table:table-cell>
          <table:table-cell office:value-type="float" office:value="0.894733333333333" calcext:value-type="float">
            <text:p>0.894733333333333</text:p>
          </table:table-cell>
          <table:table-cell office:value-type="float" office:value="0.00902939136412738" calcext:value-type="float">
            <text:p>0.00902939136412738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725244818361" calcext:value-type="float">
            <text:p>0.00725244818361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799747195575336" calcext:value-type="float">
            <text:p>0.00799747195575336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093203262582094" calcext:value-type="float">
            <text:p>0.0093203262582094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4291515452743" calcext:value-type="float">
            <text:p>0.0074291515452743</text:p>
          </table:table-cell>
          <table:table-cell office:value-type="float" office:value="0.891866666666667" calcext:value-type="float">
            <text:p>0.891866666666667</text:p>
          </table:table-cell>
          <table:table-cell office:value-type="float" office:value="0.0087233976815596" calcext:value-type="float">
            <text:p>0.0087233976815596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0073467303717726" calcext:value-type="float">
            <text:p>0.0073467303717726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905817457730796" calcext:value-type="float">
            <text:p>0.0090581745773079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39921853189557" calcext:value-type="float">
            <text:p>0.0139921853189557</text:p>
          </table:table-cell>
          <table:table-cell office:value-type="float" office:value="0.838" calcext:value-type="float">
            <text:p>0.838</text:p>
          </table:table-cell>
          <table:table-cell office:value-type="float" office:value="0.0136244265934386" calcext:value-type="float">
            <text:p>0.0136244265934386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0137897153705216" calcext:value-type="float">
            <text:p>0.0137897153705216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26119982556294" calcext:value-type="float">
            <text:p>0.0126119982556294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06286758347406" calcext:value-type="float">
            <text:p>0.0106286758347406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134338657876279" calcext:value-type="float">
            <text:p>0.0134338657876279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0.0122793016902428" calcext:value-type="float">
            <text:p>0.0122793016902428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33053090907351" calcext:value-type="float">
            <text:p>0.013305309090735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47478812037526" calcext:value-type="float">
            <text:p>0.0147478812037526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31517584375626" calcext:value-type="float">
            <text:p>0.0131517584375626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094950645074164" calcext:value-type="float">
            <text:p>0.0094950645074164</text:p>
          </table:table-cell>
          <table:table-cell office:value-type="float" office:value="0.83975" calcext:value-type="float">
            <text:p>0.83975</text:p>
          </table:table-cell>
          <table:table-cell office:value-type="float" office:value="0.0137329439669722" calcext:value-type="float">
            <text:p>0.0137329439669722</text:p>
          </table:table-cell>
          <table:table-cell office:value-type="float" office:value="0.83625" calcext:value-type="float">
            <text:p>0.83625</text:p>
          </table:table-cell>
          <table:table-cell office:value-type="float" office:value="0.0122474487139159" calcext:value-type="float">
            <text:p>0.0122474487139159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68402419816343" calcext:value-type="float">
            <text:p>0.0168402419816343</text:p>
          </table:table-cell>
          <table:table-cell office:value-type="float" office:value="0.83825" calcext:value-type="float">
            <text:p>0.83825</text:p>
          </table:table-cell>
          <table:table-cell office:value-type="float" office:value="0.0144859846058182" calcext:value-type="float">
            <text:p>0.0144859846058182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3738631664034" calcext:value-type="float">
            <text:p>0.01373863166403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26676260601582" calcext:value-type="float">
            <text:p>0.0126676260601582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01209984504033" calcext:value-type="float">
            <text:p>0.0120998450403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7168687183598" calcext:value-type="float">
            <text:p>0.0127168687183598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093791657411519" calcext:value-type="float">
            <text:p>0.0093791657411519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09295496221289" calcext:value-type="float">
            <text:p>0.009295496221289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29482141625785" calcext:value-type="float">
            <text:p>0.012948214162578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2846688032923" calcext:value-type="float">
            <text:p>0.011284668803292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49999999999999" calcext:value-type="float">
            <text:p>0.0149999999999999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28513131624749" calcext:value-type="float">
            <text:p>0.0128513131624749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15447498890187" calcext:value-type="float">
            <text:p>0.0115447498890187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85421747816349" calcext:value-type="float">
            <text:p>0.0085421747816349</text:p>
          </table:table-cell>
          <table:table-cell office:value-type="float" office:value="0.83975" calcext:value-type="float">
            <text:p>0.83975</text:p>
          </table:table-cell>
          <table:table-cell office:value-type="float" office:value="0.0113674425443897" calcext:value-type="float">
            <text:p>0.0113674425443897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091258561242219" calcext:value-type="float">
            <text:p>0.00912585612422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25187359585542" calcext:value-type="float">
            <text:p>0.0125187359585542</text:p>
          </table:table-cell>
          <table:table-cell office:value-type="float" office:value="0.84" calcext:value-type="float">
            <text:p>0.84</text:p>
          </table:table-cell>
          <table:table-cell office:value-type="float" office:value="0.014496766880929" calcext:value-type="float">
            <text:p>0.014496766880929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096258116540892" calcext:value-type="float">
            <text:p>0.0096258116540892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07383657974572" calcext:value-type="float">
            <text:p>0.0107383657974572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086331483249159" calcext:value-type="float">
            <text:p>0.0086331483249159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97628120948833" calcext:value-type="float">
            <text:p>0.0097628120948833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129482141625785" calcext:value-type="float">
            <text:p>0.0129482141625785</text:p>
          </table:table-cell>
          <table:table-cell office:value-type="float" office:value="0.849" calcext:value-type="float">
            <text:p>0.849</text:p>
          </table:table-cell>
          <table:table-cell office:value-type="float" office:value="0.0084502218905778" calcext:value-type="float">
            <text:p>0.0084502218905778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1305419054595" calcext:value-type="float">
            <text:p>0.011305419054595</text:p>
          </table:table-cell>
          <table:table-cell office:value-type="float" office:value="0.84975" calcext:value-type="float">
            <text:p>0.84975</text:p>
          </table:table-cell>
          <table:table-cell office:value-type="float" office:value="0.0103983171715426" calcext:value-type="float">
            <text:p>0.0103983171715426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37329439669722" calcext:value-type="float">
            <text:p>0.0137329439669722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22920197689395" calcext:value-type="float">
            <text:p>0.0122920197689395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09945162140458" calcext:value-type="float">
            <text:p>0.009945162140458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17725846779711" calcext:value-type="float">
            <text:p>0.0117725846779711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0110042605385368" calcext:value-type="float">
            <text:p>0.011004260538536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37044700736657" calcext:value-type="float">
            <text:p>0.0137044700736657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14086042091046" calcext:value-type="float">
            <text:p>0.0114086042091046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09187339009612" calcext:value-type="float">
            <text:p>0.0109187339009612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30503831361381" calcext:value-type="float">
            <text:p>0.013050383136138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15447498890188" calcext:value-type="float">
            <text:p>0.0115447498890188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0106800046816469" calcext:value-type="float">
            <text:p>0.0106800046816469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7310880156674" calcext:value-type="float">
            <text:p>0.0107310880156674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011476878931138" calcext:value-type="float">
            <text:p>0.011476878931138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098186684433277" calcext:value-type="float">
            <text:p>0.0098186684433277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116122241624935" calcext:value-type="float">
            <text:p>0.0116122241624935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33053090907352" calcext:value-type="float">
            <text:p>0.0133053090907352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44805904575746" calcext:value-type="float">
            <text:p>0.0144805904575746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076750407165043" calcext:value-type="float">
            <text:p>0.0076750407165043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52479506819769" calcext:value-type="float">
            <text:p>0.0152479506819769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105549159162922" calcext:value-type="float">
            <text:p>0.010554915916292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124373429638327" calcext:value-type="float">
            <text:p>0.0124373429638327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14359630114826" calcext:value-type="float">
            <text:p>0.0114359630114826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0869247536335" calcext:value-type="float">
            <text:p>0.0120869247536335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117127067751224" calcext:value-type="float">
            <text:p>0.0117127067751224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194306588619" calcext:value-type="float">
            <text:p>0.011194306588619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26058022354787" calcext:value-type="float">
            <text:p>0.0126058022354787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0701927396502" calcext:value-type="float">
            <text:p>0.010701927396502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8979164474146" calcext:value-type="float">
            <text:p>0.0098979164474146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01781014929111" calcext:value-type="float">
            <text:p>0.010178101492911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33463478150391" calcext:value-type="float">
            <text:p>0.0133463478150391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51141490001918" calcext:value-type="float">
            <text:p>0.0151141490001918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092110667134702" calcext:value-type="float">
            <text:p>0.0092110667134702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08177713616898" calcext:value-type="float">
            <text:p>0.00817771361689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23427610363322" calcext:value-type="float">
            <text:p>0.0123427610363322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20026038841578" calcext:value-type="float">
            <text:p>0.0120026038841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0.84615" calcext:value-type="float">
            <text:p>0.84615</text:p>
          </table:table-cell>
          <table:table-cell office:value-type="float" office:value="0.0130640720750333" calcext:value-type="float">
            <text:p>0.0130640720750333</text:p>
          </table:table-cell>
          <table:table-cell office:value-type="float" office:value="0.84005" calcext:value-type="float">
            <text:p>0.84005</text:p>
          </table:table-cell>
          <table:table-cell office:value-type="float" office:value="0.012613121147057" calcext:value-type="float">
            <text:p>0.01261312114705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0118276108795131" calcext:value-type="float">
            <text:p>0.0118276108795131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0122291730966651" calcext:value-type="float">
            <text:p>0.0122291730966651</text:p>
          </table:table-cell>
          <table:table-cell office:value-type="float" office:value="0.8446" calcext:value-type="float">
            <text:p>0.8446</text:p>
          </table:table-cell>
          <table:table-cell office:value-type="float" office:value="0.0102760092756892" calcext:value-type="float">
            <text:p>0.0102760092756892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0105579741632565" calcext:value-type="float">
            <text:p>0.0105579741632565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0122028611403912" calcext:value-type="float">
            <text:p>0.0122028611403912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0113765102943063" calcext:value-type="float">
            <text:p>0.0113765102943063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14109107904764" calcext:value-type="float">
            <text:p>0.0114109107904764</text:p>
          </table:table-cell>
          <table:table-cell office:value-type="float" office:value="0.84665" calcext:value-type="float">
            <text:p>0.84665</text:p>
          </table:table-cell>
          <table:table-cell office:value-type="float" office:value="0.0120680802529019" calcext:value-type="float">
            <text:p>0.0120680802529019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0125461957085276" calcext:value-type="float">
            <text:p>0.0125461957085276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0137554801121238" calcext:value-type="float">
            <text:p>0.013755480112123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1246936346734" calcext:value-type="float">
            <text:p>0.0101246936346734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00985519374854892" calcext:value-type="float">
            <text:p>0.00985519374854892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0130433447092976" calcext:value-type="float">
            <text:p>0.0130433447092976</text:p>
          </table:table-cell>
          <table:table-cell office:value-type="float" office:value="0.84615" calcext:value-type="float">
            <text:p>0.84615</text:p>
          </table:table-cell>
          <table:table-cell office:value-type="float" office:value="0.0112852536254485" calcext:value-type="float">
            <text:p>0.011285253625448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3925" calcext:value-type="float">
            <text:p>0.83925</text:p>
          </table:table-cell>
          <table:table-cell office:value-type="float" office:value="0.0121385233863102" calcext:value-type="float">
            <text:p>0.012138523386310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89241908677755" calcext:value-type="float">
            <text:p>0.018924190867775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07746809697549" calcext:value-type="float">
            <text:p>0.0107746809697549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0.0143341811764746" calcext:value-type="float">
            <text:p>0.0143341811764746</text:p>
          </table:table-cell>
          <table:table-cell office:value-type="float" office:value="0.83525" calcext:value-type="float">
            <text:p>0.83525</text:p>
          </table:table-cell>
          <table:table-cell office:value-type="float" office:value="0.018758331482304" calcext:value-type="float">
            <text:p>0.01875833148230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0130024036239458" calcext:value-type="float">
            <text:p>0.0130024036239458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74418677325565" calcext:value-type="float">
            <text:p>0.017441867732556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66497180391352" calcext:value-type="float">
            <text:p>0.0066497180391352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158853312839235" calcext:value-type="float">
            <text:p>0.0158853312839235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99765349696174" calcext:value-type="float">
            <text:p>0.009976534969617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95443045844105" calcext:value-type="float">
            <text:p>0.0095443045844105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0132110275906152" calcext:value-type="float">
            <text:p>0.0132110275906152</text:p>
          </table:table-cell>
          <table:table-cell office:value-type="float" office:value="0.83725" calcext:value-type="float">
            <text:p>0.83725</text:p>
          </table:table-cell>
          <table:table-cell office:value-type="float" office:value="0.0096985823706354" calcext:value-type="float">
            <text:p>0.0096985823706354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64981059518964" calcext:value-type="float">
            <text:p>0.01649810595189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60468065358811" calcext:value-type="float">
            <text:p>0.016046806535881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33638972609041" calcext:value-type="float">
            <text:p>0.0133638972609041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21385233863101" calcext:value-type="float">
            <text:p>0.0121385233863101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27045759472718" calcext:value-type="float">
            <text:p>0.012704575947271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6800046816468" calcext:value-type="float">
            <text:p>0.010680004681646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9895788082817" calcext:value-type="float">
            <text:p>0.0119895788082817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7670349022583" calcext:value-type="float">
            <text:p>0.013767034902258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077358742233828" calcext:value-type="float">
            <text:p>0.0077358742233828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124373429638327" calcext:value-type="float">
            <text:p>0.0124373429638327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2469507659596" calcext:value-type="float">
            <text:p>0.010246950765959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20091111244755" calcext:value-type="float">
            <text:p>0.0120091111244755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066731739075196" calcext:value-type="float">
            <text:p>0.0066731739075196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20351049019108" calcext:value-type="float">
            <text:p>0.01203510490191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43232765106311" calcext:value-type="float">
            <text:p>0.014323276510631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1600354802806" calcext:value-type="float">
            <text:p>0.009160035480280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2316909648405" calcext:value-type="float">
            <text:p>0.010231690964840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27291496181009" calcext:value-type="float">
            <text:p>0.0127291496181009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5361155613803" calcext:value-type="float">
            <text:p>0.009536115561380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4812359163665" calcext:value-type="float">
            <text:p>0.0124812359163665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39586442751436" calcext:value-type="float">
            <text:p>0.013958644275143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6926793336685" calcext:value-type="float">
            <text:p>0.0116926793336685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4731800328267" calcext:value-type="float">
            <text:p>0.0104731800328267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1333026956643" calcext:value-type="float">
            <text:p>0.011333026956643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20739906410432" calcext:value-type="float">
            <text:p>0.012073990641043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20091111244754" calcext:value-type="float">
            <text:p>0.0120091111244754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1172912644052" calcext:value-type="float">
            <text:p>0.009117291264405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09900523201666" calcext:value-type="float">
            <text:p>0.010990052320166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6429328084903" calcext:value-type="float">
            <text:p>0.012642932808490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4582503316759" calcext:value-type="float">
            <text:p>0.0104582503316759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085421747816349" calcext:value-type="float">
            <text:p>0.008542174781634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0743457064407" calcext:value-type="float">
            <text:p>0.009074345706440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6676260601582" calcext:value-type="float">
            <text:p>0.0126676260601582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13054190545949" calcext:value-type="float">
            <text:p>0.0113054190545949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8086884574494" calcext:value-type="float">
            <text:p>0.0128086884574494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17792189893897" calcext:value-type="float">
            <text:p>0.0117792189893897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30631715755" calcext:value-type="float">
            <text:p>0.01393063171575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097066343291585" calcext:value-type="float">
            <text:p>0.0097066343291585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7529065838033" calcext:value-type="float">
            <text:p>0.010752906583803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6582218860409" calcext:value-type="float">
            <text:p>0.009658221886040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00778221853731" calcext:value-type="float">
            <text:p>0.010077822185373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16122241624936" calcext:value-type="float">
            <text:p>0.011612224162493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16122241624935" calcext:value-type="float">
            <text:p>0.011612224162493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3536888278655" calcext:value-type="float">
            <text:p>0.011353688827865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7310880156673" calcext:value-type="float">
            <text:p>0.010731088015667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0042605385368" calcext:value-type="float">
            <text:p>0.0110042605385368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543673704302" calcext:value-type="float">
            <text:p>0.01254367370430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11102430216445" calcext:value-type="float">
            <text:p>0.0111102430216445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05178419839813" calcext:value-type="float">
            <text:p>0.010517841983981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8253175473054" calcext:value-type="float">
            <text:p>0.0108253175473054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025627133992" calcext:value-type="float">
            <text:p>0.0139025627133992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8757183670781" calcext:value-type="float">
            <text:p>0.010875718367078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5844815650082" calcext:value-type="float">
            <text:p>0.0105844815650082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17393568818738" calcext:value-type="float">
            <text:p>0.011739356881873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82443162239205" calcext:value-type="float">
            <text:p>0.008244316223920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097227182413149" calcext:value-type="float">
            <text:p>0.0097227182413149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5717868110331" calcext:value-type="float">
            <text:p>0.0115717868110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0138276279944024" calcext:value-type="float">
            <text:p>0.0138276279944024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27809401684451" calcext:value-type="float">
            <text:p>0.0127809401684451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0102006574939028" calcext:value-type="float">
            <text:p>0.0102006574939028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0120465323555175" calcext:value-type="float">
            <text:p>0.0120465323555175</text:p>
          </table:table-cell>
          <table:table-cell office:value-type="float" office:value="0.84035" calcext:value-type="float">
            <text:p>0.84035</text:p>
          </table:table-cell>
          <table:table-cell office:value-type="float" office:value="0.0132959741433761" calcext:value-type="float">
            <text:p>0.0132959741433761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1818437578299" calcext:value-type="float">
            <text:p>0.011818437578299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17982602653357" calcext:value-type="float">
            <text:p>0.0117982602653357</text:p>
          </table:table-cell>
          <table:table-cell office:value-type="float" office:value="0.84165" calcext:value-type="float">
            <text:p>0.84165</text:p>
          </table:table-cell>
          <table:table-cell office:value-type="float" office:value="0.0131374303578706" calcext:value-type="float">
            <text:p>0.0131374303578706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0109300052074152" calcext:value-type="float">
            <text:p>0.0109300052074152</text:p>
          </table:table-cell>
          <table:table-cell office:value-type="float" office:value="0.84245" calcext:value-type="float">
            <text:p>0.84245</text:p>
          </table:table-cell>
          <table:table-cell office:value-type="float" office:value="0.0127969077227621" calcext:value-type="float">
            <text:p>0.0127969077227621</text:p>
          </table:table-cell>
          <table:table-cell office:value-type="float" office:value="0.84305" calcext:value-type="float">
            <text:p>0.84305</text:p>
          </table:table-cell>
          <table:table-cell office:value-type="float" office:value="0.0108516193959276" calcext:value-type="float">
            <text:p>0.010851619395927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0108864876761039" calcext:value-type="float">
            <text:p>0.0108864876761039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108715018914181" calcext:value-type="float">
            <text:p>0.010871501891418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0110263575899055" calcext:value-type="float">
            <text:p>0.0110263575899055</text:p>
          </table:table-cell>
          <table:table-cell office:value-type="float" office:value="0.842" calcext:value-type="float">
            <text:p>0.842</text:p>
          </table:table-cell>
          <table:table-cell office:value-type="float" office:value="0.00905791759384964" calcext:value-type="float">
            <text:p>0.00905791759384964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0125414548295001" calcext:value-type="float">
            <text:p>0.012541454829500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80277297191948" calcext:value-type="float">
            <text:p>0.0080277297191948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65616732283432" calcext:value-type="float">
            <text:p>0.0065616732283432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7288764127288" calcext:value-type="float">
            <text:p>0.0067288764127288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0.0067288764127288" calcext:value-type="float">
            <text:p>0.0067288764127288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39086797998529" calcext:value-type="float">
            <text:p>0.003908679799852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9721668877839" calcext:value-type="float">
            <text:p>0.006972166887783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22360679774997" calcext:value-type="float">
            <text:p>0.0022360679774997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40824829046385" calcext:value-type="float">
            <text:p>0.0040824829046385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5030853620353" calcext:value-type="float">
            <text:p>0.0045030853620353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5030853620353" calcext:value-type="float">
            <text:p>0.004503085362035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8109389139007" calcext:value-type="float">
            <text:p>0.006810938913900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454972243679" calcext:value-type="float">
            <text:p>0.006454972243679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4006172486732" calcext:value-type="float">
            <text:p>0.0054006172486732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25276251480171" calcext:value-type="float">
            <text:p>0.002527625148017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979333333333333" calcext:value-type="float">
            <text:p>0.979333333333333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8005847503305" calcext:value-type="float">
            <text:p>0.003800584750330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46547466812563" calcext:value-type="float">
            <text:p>0.0046547466812563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5030853620353" calcext:value-type="float">
            <text:p>0.0045030853620353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0826502273256" calcext:value-type="float">
            <text:p>0.005082650227325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9999999999999" calcext:value-type="float">
            <text:p>0.004999999999999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30276503540975" calcext:value-type="float">
            <text:p>0.003027650354097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9999999999999" calcext:value-type="float">
            <text:p>0.0049999999999999</text:p>
          </table:table-cell>
          <table:table-cell office:value-type="float" office:value="0.979666666666667" calcext:value-type="float">
            <text:p>0.97966666666666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9999999999999" calcext:value-type="float">
            <text:p>0.004999999999999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6132472314465" calcext:value-type="float">
            <text:p>0.003613247231446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3" calcext:value-type="float">
            <text:p>0.004503085362035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54006172486732" calcext:value-type="float">
            <text:p>0.005400617248673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6248123085038" calcext:value-type="float">
            <text:p>0.004624812308503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30276503540974" calcext:value-type="float">
            <text:p>0.003027650354097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39086797998528" calcext:value-type="float">
            <text:p>0.0039086797998528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39086797998529" calcext:value-type="float">
            <text:p>0.003908679799852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3" calcext:value-type="float">
            <text:p>0.0045030853620353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36514837167011" calcext:value-type="float">
            <text:p>0.003651483716701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1833001326704" calcext:value-type="float">
            <text:p>0.004183300132670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9086797998528" calcext:value-type="float">
            <text:p>0.0039086797998528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9159604012508" calcext:value-type="float">
            <text:p>0.0049159604012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office:value-type="float" office:value="0.974466666666667" calcext:value-type="float">
            <text:p>0.974466666666667</text:p>
          </table:table-cell>
          <table:table-cell office:value-type="float" office:value="0.00636188386385068" calcext:value-type="float">
            <text:p>0.00636188386385068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00630564653419352" calcext:value-type="float">
            <text:p>0.0063056465341935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4300204345419" calcext:value-type="float">
            <text:p>0.0054300204345419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00391815841566776" calcext:value-type="float">
            <text:p>0.00391815841566776</text:p>
          </table:table-cell>
          <table:table-cell office:value-type="float" office:value="0.975733333333334" calcext:value-type="float">
            <text:p>0.975733333333334</text:p>
          </table:table-cell>
          <table:table-cell office:value-type="float" office:value="0.00544069885778288" calcext:value-type="float">
            <text:p>0.00544069885778288</text:p>
          </table:table-cell>
          <table:table-cell office:value-type="float" office:value="0.978466666666666" calcext:value-type="float">
            <text:p>0.978466666666666</text:p>
          </table:table-cell>
          <table:table-cell office:value-type="float" office:value="0.0051727611721119" calcext:value-type="float">
            <text:p>0.0051727611721119</text:p>
          </table:table-cell>
          <table:table-cell office:value-type="float" office:value="0.975866666666667" calcext:value-type="float">
            <text:p>0.975866666666667</text:p>
          </table:table-cell>
          <table:table-cell office:value-type="float" office:value="0.00556370170335426" calcext:value-type="float">
            <text:p>0.00556370170335426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428066613077848" calcext:value-type="float">
            <text:p>0.00428066613077848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60323881929096" calcext:value-type="float">
            <text:p>0.00560323881929096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0053276415541717" calcext:value-type="float">
            <text:p>0.0053276415541717</text:p>
          </table:table-cell>
          <table:table-cell office:value-type="float" office:value="0.976933333333333" calcext:value-type="float">
            <text:p>0.976933333333333</text:p>
          </table:table-cell>
          <table:table-cell office:value-type="float" office:value="0.00613507229161186" calcext:value-type="float">
            <text:p>0.0061350722916118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75617838790932" calcext:value-type="float">
            <text:p>0.00475617838790932</text:p>
          </table:table-cell>
          <table:table-cell office:value-type="float" office:value="0.975266666666667" calcext:value-type="float">
            <text:p>0.975266666666667</text:p>
          </table:table-cell>
          <table:table-cell office:value-type="float" office:value="0.00537726218304128" calcext:value-type="float">
            <text:p>0.00537726218304128</text:p>
          </table:table-cell>
          <table:table-cell office:value-type="float" office:value="0.974266666666667" calcext:value-type="float">
            <text:p>0.974266666666667</text:p>
          </table:table-cell>
          <table:table-cell office:value-type="float" office:value="0.00543783847833336" calcext:value-type="float">
            <text:p>0.00543783847833336</text:p>
          </table:table-cell>
          <table:table-cell office:value-type="float" office:value="0.976533333333333" calcext:value-type="float">
            <text:p>0.976533333333333</text:p>
          </table:table-cell>
          <table:table-cell office:value-type="float" office:value="0.0051683681087752" calcext:value-type="float">
            <text:p>0.0051683681087752</text:p>
          </table:table-cell>
          <table:table-cell office:value-type="float" office:value="0.976133333333333" calcext:value-type="float">
            <text:p>0.976133333333333</text:p>
          </table:table-cell>
          <table:table-cell office:value-type="float" office:value="0.00521973503737988" calcext:value-type="float">
            <text:p>0.0052197350373798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7700320038632" calcext:value-type="float">
            <text:p>0.00677003200386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107625895273086" calcext:value-type="float">
            <text:p>0.010762589527308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8" calcext:value-type="float">
            <text:p>0.003456073558888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913918736688" calcext:value-type="float">
            <text:p>0.006191391873668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82158383625774" calcext:value-type="float">
            <text:p>0.00821583836257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39086797998529" calcext:value-type="float">
            <text:p>0.003908679799852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6519416526044" calcext:value-type="float">
            <text:p>0.005651941652604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8016200969627" calcext:value-type="float">
            <text:p>0.004801620096962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6248123085039" calcext:value-type="float">
            <text:p>0.004624812308503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6025787713238" calcext:value-type="float">
            <text:p>0.0056025787713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6666963677522" calcext:value-type="float">
            <text:p>0.00636666963677522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1502054574001" calcext:value-type="float">
            <text:p>0.0061502054574001</text:p>
          </table:table-cell>
          <table:table-cell office:value-type="float" office:value="0.975866666666667" calcext:value-type="float">
            <text:p>0.975866666666667</text:p>
          </table:table-cell>
          <table:table-cell office:value-type="float" office:value="0.00551767257925476" calcext:value-type="float">
            <text:p>0.00551767257925476</text:p>
          </table:table-cell>
          <table:table-cell office:value-type="float" office:value="0.976533333333333" calcext:value-type="float">
            <text:p>0.976533333333333</text:p>
          </table:table-cell>
          <table:table-cell office:value-type="float" office:value="0.00391740123152332" calcext:value-type="float">
            <text:p>0.0039174012315233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962197408694" calcext:value-type="float">
            <text:p>0.00570962197408694</text:p>
          </table:table-cell>
          <table:table-cell office:value-type="float" office:value="0.976066666666667" calcext:value-type="float">
            <text:p>0.976066666666667</text:p>
          </table:table-cell>
          <table:table-cell office:value-type="float" office:value="0.00486237413037386" calcext:value-type="float">
            <text:p>0.00486237413037386</text:p>
          </table:table-cell>
          <table:table-cell office:value-type="float" office:value="0.975266666666667" calcext:value-type="float">
            <text:p>0.975266666666667</text:p>
          </table:table-cell>
          <table:table-cell office:value-type="float" office:value="0.0045069425863424" calcext:value-type="float">
            <text:p>0.004506942586342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31086457383304" calcext:value-type="float">
            <text:p>0.0053108645738330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456387060081206" calcext:value-type="float">
            <text:p>0.00456387060081206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91931590710672" calcext:value-type="float">
            <text:p>0.00591931590710672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00575736016015168" calcext:value-type="float">
            <text:p>0.00575736016015168</text:p>
          </table:table-cell>
          <table:table-cell office:value-type="float" office:value="0.976133333333334" calcext:value-type="float">
            <text:p>0.976133333333334</text:p>
          </table:table-cell>
          <table:table-cell office:value-type="float" office:value="0.00602177602258928" calcext:value-type="float">
            <text:p>0.00602177602258928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67951327706632" calcext:value-type="float">
            <text:p>0.006679513277066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6177956621934" calcext:value-type="float">
            <text:p>0.0061617795662193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7577158109706" calcext:value-type="float">
            <text:p>0.0057577158109706</text:p>
          </table:table-cell>
          <table:table-cell office:value-type="float" office:value="0.976733333333333" calcext:value-type="float">
            <text:p>0.976733333333333</text:p>
          </table:table-cell>
          <table:table-cell office:value-type="float" office:value="0.00697155212446362" calcext:value-type="float">
            <text:p>0.0069715521244636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81989159174992" calcext:value-type="float">
            <text:p>0.0081989159174992</text:p>
          </table:table-cell>
          <table:table-cell office:value-type="float" office:value="0.88" calcext:value-type="float">
            <text:p>0.88</text:p>
          </table:table-cell>
          <table:table-cell office:value-type="float" office:value="0.0074535599249993" calcext:value-type="float">
            <text:p>0.007453559924999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878" calcext:value-type="float">
            <text:p>0.878</text:p>
          </table:table-cell>
          <table:table-cell office:value-type="float" office:value="0.0084491945704243" calcext:value-type="float">
            <text:p>0.008449194570424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82999330653258" calcext:value-type="float">
            <text:p>0.0082999330653258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77638764659014" calcext:value-type="float">
            <text:p>0.0077638764659014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21335164821341" calcext:value-type="float">
            <text:p>0.0121335164821341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47478812037526" calcext:value-type="float">
            <text:p>0.0147478812037526</text:p>
          </table:table-cell>
          <table:table-cell office:value-type="float" office:value="0.88" calcext:value-type="float">
            <text:p>0.8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125499003980111" calcext:value-type="float">
            <text:p>0.0125499003980111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08012344973464" calcext:value-type="float">
            <text:p>0.010801234497346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84983658559879" calcext:value-type="float">
            <text:p>0.0084983658559879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071686043892021" calcext:value-type="float">
            <text:p>0.007168604389202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80277297191948" calcext:value-type="float">
            <text:p>0.0080277297191948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20761472884911" calcext:value-type="float">
            <text:p>0.0120761472884911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12422813026933" calcext:value-type="float">
            <text:p>0.0112422813026933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3040192168611" calcext:value-type="float">
            <text:p>0.0123040192168611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9544511501033" calcext:value-type="float">
            <text:p>0.010954451150103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0982293759707" calcext:value-type="float">
            <text:p>0.009098229375970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3284303119776" calcext:value-type="float">
            <text:p>0.011328430311977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14867072934085" calcext:value-type="float">
            <text:p>0.011486707293408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7728015412913" calcext:value-type="float">
            <text:p>0.00772801541291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91287092917527" calcext:value-type="float">
            <text:p>0.009128709291752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32497379429011" calcext:value-type="float">
            <text:p>0.013249737942901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7638764659013" calcext:value-type="float">
            <text:p>0.007763876465901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0903618155864" calcext:value-type="float">
            <text:p>0.01090361815586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6978710239207" calcext:value-type="float">
            <text:p>0.0106978710239207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0041580220928" calcext:value-type="float">
            <text:p>0.010041580220928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3406838908026" calcext:value-type="float">
            <text:p>0.011340683890802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84491945704243" calcext:value-type="float">
            <text:p>0.0084491945704243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9036181558641" calcext:value-type="float">
            <text:p>0.010903618155864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79582242575421" calcext:value-type="float">
            <text:p>0.007958224257542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8204154843313" calcext:value-type="float">
            <text:p>0.01182041548433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0.884266666666667" calcext:value-type="float">
            <text:p>0.884266666666667</text:p>
          </table:table-cell>
          <table:table-cell office:value-type="float" office:value="0.00971324431842064" calcext:value-type="float">
            <text:p>0.00971324431842064</text:p>
          </table:table-cell>
          <table:table-cell office:value-type="float" office:value="0.882533333333333" calcext:value-type="float">
            <text:p>0.882533333333333</text:p>
          </table:table-cell>
          <table:table-cell office:value-type="float" office:value="0.0107026944099407" calcext:value-type="float">
            <text:p>0.0107026944099407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732545751805564" calcext:value-type="float">
            <text:p>0.00732545751805564</text:p>
          </table:table-cell>
          <table:table-cell office:value-type="float" office:value="0.884733333333333" calcext:value-type="float">
            <text:p>0.884733333333333</text:p>
          </table:table-cell>
          <table:table-cell office:value-type="float" office:value="0.00868789295529508" calcext:value-type="float">
            <text:p>0.00868789295529508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0106724959327834" calcext:value-type="float">
            <text:p>0.0106724959327834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81874633398965" calcext:value-type="float">
            <text:p>0.0081874633398965</text:p>
          </table:table-cell>
          <table:table-cell office:value-type="float" office:value="0.885533333333333" calcext:value-type="float">
            <text:p>0.885533333333333</text:p>
          </table:table-cell>
          <table:table-cell office:value-type="float" office:value="0.0106256561811106" calcext:value-type="float">
            <text:p>0.0106256561811106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00866233952801348" calcext:value-type="float">
            <text:p>0.00866233952801348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105521034476896" calcext:value-type="float">
            <text:p>0.0105521034476896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121717057666028" calcext:value-type="float">
            <text:p>0.0121717057666028</text:p>
          </table:table-cell>
          <table:table-cell office:value-type="float" office:value="0.885533333333333" calcext:value-type="float">
            <text:p>0.885533333333333</text:p>
          </table:table-cell>
          <table:table-cell office:value-type="float" office:value="0.00931670140091066" calcext:value-type="float">
            <text:p>0.00931670140091066</text:p>
          </table:table-cell>
          <table:table-cell office:value-type="float" office:value="0.884866666666667" calcext:value-type="float">
            <text:p>0.884866666666667</text:p>
          </table:table-cell>
          <table:table-cell office:value-type="float" office:value="0.010762384516061" calcext:value-type="float">
            <text:p>0.010762384516061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24977477083" calcext:value-type="float">
            <text:p>0.0092497747708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6687136494627" calcext:value-type="float">
            <text:p>0.0096687136494627</text:p>
          </table:table-cell>
          <table:table-cell office:value-type="float" office:value="0.885066666666667" calcext:value-type="float">
            <text:p>0.885066666666667</text:p>
          </table:table-cell>
          <table:table-cell office:value-type="float" office:value="0.0111598922435293" calcext:value-type="float">
            <text:p>0.011159892243529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10013830204552" calcext:value-type="float">
            <text:p>0.011001383020455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34370962471642" calcext:value-type="float">
            <text:p>0.013437096247164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87717982446272" calcext:value-type="float">
            <text:p>0.008771798244627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88975652100261" calcext:value-type="float">
            <text:p>0.00889756521002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85796917841557" calcext:value-type="float">
            <text:p>0.008579691784155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3598007219398" calcext:value-type="float">
            <text:p>0.007359800721939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2077418374392" calcext:value-type="float">
            <text:p>0.0132077418374392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74907350180814" calcext:value-type="float">
            <text:p>0.00749073501808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26710518724987" calcext:value-type="float">
            <text:p>0.012671051872498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05672449894315" calcext:value-type="float">
            <text:p>0.010567244989431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0915579244369" calcext:value-type="float">
            <text:p>0.0130915579244369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4498995979886" calcext:value-type="float">
            <text:p>0.012449899597988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17023264543613" calcext:value-type="float">
            <text:p>0.011702326454361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4117946872238" calcext:value-type="float">
            <text:p>0.006411794687223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07754865834963" calcext:value-type="float">
            <text:p>0.010775486583496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4625954332777" calcext:value-type="float">
            <text:p>0.01446259543327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77817450199524" calcext:value-type="float">
            <text:p>0.007781745019952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4387387713634" calcext:value-type="float">
            <text:p>0.012438738771363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8506120315678" calcext:value-type="float">
            <text:p>0.008850612031567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19605834120061" calcext:value-type="float">
            <text:p>0.011960583412006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5092535507125" calcext:value-type="float">
            <text:p>0.0075092535507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8498504737993" calcext:value-type="float">
            <text:p>0.0108498504737993</text:p>
          </table:table-cell>
          <table:table-cell office:value-type="float" office:value="0.883866666666667" calcext:value-type="float">
            <text:p>0.883866666666667</text:p>
          </table:table-cell>
          <table:table-cell office:value-type="float" office:value="0.0103560145911963" calcext:value-type="float">
            <text:p>0.01035601459119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568090376223" calcext:value-type="float">
            <text:p>0.010568090376223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0103595835841521" calcext:value-type="float">
            <text:p>0.0103595835841521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82298226702572" calcext:value-type="float">
            <text:p>0.0082298226702572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0829608438568108" calcext:value-type="float">
            <text:p>0.00829608438568108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00961193333844904" calcext:value-type="float">
            <text:p>0.00961193333844904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3563242476819" calcext:value-type="float">
            <text:p>0.0103563242476819</text:p>
          </table:table-cell>
          <table:table-cell office:value-type="float" office:value="0.885533333333333" calcext:value-type="float">
            <text:p>0.885533333333333</text:p>
          </table:table-cell>
          <table:table-cell office:value-type="float" office:value="0.0114930994977002" calcext:value-type="float">
            <text:p>0.011493099497700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120220228257502" calcext:value-type="float">
            <text:p>0.01202202282575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24621407408" calcext:value-type="float">
            <text:p>0.009224621407408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1109066200921" calcext:value-type="float">
            <text:p>0.01109066200921</text:p>
          </table:table-cell>
          <table:table-cell office:value-type="float" office:value="0.885866666666666" calcext:value-type="float">
            <text:p>0.885866666666666</text:p>
          </table:table-cell>
          <table:table-cell office:value-type="float" office:value="0.011913108820823" calcext:value-type="float">
            <text:p>0.011913108820823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10203630960835" calcext:value-type="float">
            <text:p>0.010203630960835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835520760180842" calcext:value-type="float">
            <text:p>0.0083552076018084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780683870644254" calcext:value-type="float">
            <text:p>0.007806838706442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0.699833333333333" calcext:value-type="float">
            <text:p>0.699833333333333</text:p>
          </table:table-cell>
          <table:table-cell office:value-type="float" office:value="0.0087678389583751" calcext:value-type="float">
            <text:p>0.0087678389583751</text:p>
          </table:table-cell>
          <table:table-cell office:value-type="float" office:value="0.691166666666667" calcext:value-type="float">
            <text:p>0.6911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701" calcext:value-type="float">
            <text:p>0.701</text:p>
          </table:table-cell>
          <table:table-cell office:value-type="float" office:value="0.0094170353910111" calcext:value-type="float">
            <text:p>0.0094170353910111</text:p>
          </table:table-cell>
          <table:table-cell office:value-type="float" office:value="0.695666666666667" calcext:value-type="float">
            <text:p>0.695666666666667</text:p>
          </table:table-cell>
          <table:table-cell office:value-type="float" office:value="0.0065457789622184" calcext:value-type="float">
            <text:p>0.0065457789622184</text:p>
          </table:table-cell>
          <table:table-cell office:value-type="float" office:value="0.695" calcext:value-type="float">
            <text:p>0.695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704666666666667" calcext:value-type="float">
            <text:p>0.704666666666667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702333333333333" calcext:value-type="float">
            <text:p>0.702333333333333</text:p>
          </table:table-cell>
          <table:table-cell office:value-type="float" office:value="0.0087480156480071" calcext:value-type="float">
            <text:p>0.0087480156480071</text:p>
          </table:table-cell>
          <table:table-cell office:value-type="float" office:value="0.697833333333333" calcext:value-type="float">
            <text:p>0.697833333333333</text:p>
          </table:table-cell>
          <table:table-cell office:value-type="float" office:value="0.0033644382063643" calcext:value-type="float">
            <text:p>0.0033644382063643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4273627134986" calcext:value-type="float">
            <text:p>0.004273627134986</text:p>
          </table:table-cell>
          <table:table-cell office:value-type="float" office:value="0.701333333333333" calcext:value-type="float">
            <text:p>0.701333333333333</text:p>
          </table:table-cell>
          <table:table-cell office:value-type="float" office:value="0.0062249497989943" calcext:value-type="float">
            <text:p>0.0062249497989943</text:p>
          </table:table-cell>
          <table:table-cell office:value-type="float" office:value="0.698333333333333" calcext:value-type="float">
            <text:p>0.698333333333333</text:p>
          </table:table-cell>
          <table:table-cell office:value-type="float" office:value="0.0054006172486732" calcext:value-type="float">
            <text:p>0.0054006172486732</text:p>
          </table:table-cell>
          <table:table-cell office:value-type="float" office:value="0.6995" calcext:value-type="float">
            <text:p>0.6995</text:p>
          </table:table-cell>
          <table:table-cell office:value-type="float" office:value="0.008948153130364" calcext:value-type="float">
            <text:p>0.008948153130364</text:p>
          </table:table-cell>
          <table:table-cell office:value-type="float" office:value="0.700333333333333" calcext:value-type="float">
            <text:p>0.700333333333333</text:p>
          </table:table-cell>
          <table:table-cell office:value-type="float" office:value="0.0102841571793165" calcext:value-type="float">
            <text:p>0.0102841571793165</text:p>
          </table:table-cell>
          <table:table-cell office:value-type="float" office:value="0.700166666666667" calcext:value-type="float">
            <text:p>0.700166666666667</text:p>
          </table:table-cell>
          <table:table-cell office:value-type="float" office:value="0.0036036247184066" calcext:value-type="float">
            <text:p>0.0036036247184066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72072494368131" calcext:value-type="float">
            <text:p>0.0072072494368131</text:p>
          </table:table-cell>
          <table:table-cell office:value-type="float" office:value="0.699" calcext:value-type="float">
            <text:p>0.699</text:p>
          </table:table-cell>
          <table:table-cell office:value-type="float" office:value="0.0096357263463749" calcext:value-type="float">
            <text:p>0.00963572634637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006785400995274" calcext:value-type="float">
            <text:p>0.006785400995274</text:p>
          </table:table-cell>
          <table:table-cell office:value-type="float" office:value="0.702666666666667" calcext:value-type="float">
            <text:p>0.702666666666667</text:p>
          </table:table-cell>
          <table:table-cell office:value-type="float" office:value="0.0072024301454439" calcext:value-type="float">
            <text:p>0.0072024301454439</text:p>
          </table:table-cell>
          <table:table-cell office:value-type="float" office:value="0.704666666666667" calcext:value-type="float">
            <text:p>0.704666666666667</text:p>
          </table:table-cell>
          <table:table-cell office:value-type="float" office:value="0.0067340346169456" calcext:value-type="float">
            <text:p>0.0067340346169456</text:p>
          </table:table-cell>
          <table:table-cell office:value-type="float" office:value="0.702833333333333" calcext:value-type="float">
            <text:p>0.702833333333333</text:p>
          </table:table-cell>
          <table:table-cell office:value-type="float" office:value="0.0064710895527724" calcext:value-type="float">
            <text:p>0.0064710895527724</text:p>
          </table:table-cell>
          <table:table-cell office:value-type="float" office:value="0.703333333333333" calcext:value-type="float">
            <text:p>0.703333333333333</text:p>
          </table:table-cell>
          <table:table-cell office:value-type="float" office:value="0.004965156369922" calcext:value-type="float">
            <text:p>0.004965156369922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65457789622184" calcext:value-type="float">
            <text:p>0.0065457789622184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100588545846709" calcext:value-type="float">
            <text:p>0.0100588545846709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051505123801208" calcext:value-type="float">
            <text:p>0.0051505123801208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73598007219398" calcext:value-type="float">
            <text:p>0.0073598007219398</text:p>
          </table:table-cell>
          <table:table-cell office:value-type="float" office:value="0.705" calcext:value-type="float">
            <text:p>0.705</text:p>
          </table:table-cell>
          <table:table-cell office:value-type="float" office:value="0.0111648008391452" calcext:value-type="float">
            <text:p>0.0111648008391452</text:p>
          </table:table-cell>
          <table:table-cell office:value-type="float" office:value="0.703333333333333" calcext:value-type="float">
            <text:p>0.703333333333333</text:p>
          </table:table-cell>
          <table:table-cell office:value-type="float" office:value="0.0042898458920779" calcext:value-type="float">
            <text:p>0.0042898458920779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33850160019316" calcext:value-type="float">
            <text:p>0.0033850160019316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80017359227718" calcext:value-type="float">
            <text:p>0.0080017359227718</text:p>
          </table:table-cell>
          <table:table-cell office:value-type="float" office:value="0.705333333333333" calcext:value-type="float">
            <text:p>0.705333333333333</text:p>
          </table:table-cell>
          <table:table-cell office:value-type="float" office:value="0.0057312496213497" calcext:value-type="float">
            <text:p>0.0057312496213497</text:p>
          </table:table-cell>
          <table:table-cell office:value-type="float" office:value="0.703333333333333" calcext:value-type="float">
            <text:p>0.703333333333333</text:p>
          </table:table-cell>
          <table:table-cell office:value-type="float" office:value="0.0083124738930249" calcext:value-type="float">
            <text:p>0.0083124738930249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0046248123085038" calcext:value-type="float">
            <text:p>0.00462481230850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82369425287677" calcext:value-type="float">
            <text:p>0.0082369425287677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55402567128648" calcext:value-type="float">
            <text:p>0.0055402567128648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67956276792917" calcext:value-type="float">
            <text:p>0.0067956276792917</text:p>
          </table:table-cell>
          <table:table-cell office:value-type="float" office:value="0.706833333333333" calcext:value-type="float">
            <text:p>0.706833333333333</text:p>
          </table:table-cell>
          <table:table-cell office:value-type="float" office:value="0.0061066903201871" calcext:value-type="float">
            <text:p>0.0061066903201871</text:p>
          </table:table-cell>
          <table:table-cell office:value-type="float" office:value="0.702833333333333" calcext:value-type="float">
            <text:p>0.702833333333333</text:p>
          </table:table-cell>
          <table:table-cell office:value-type="float" office:value="0.0058807595881257" calcext:value-type="float">
            <text:p>0.0058807595881257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64710895527724" calcext:value-type="float">
            <text:p>0.0064710895527724</text:p>
          </table:table-cell>
          <table:table-cell office:value-type="float" office:value="0.708833333333333" calcext:value-type="float">
            <text:p>0.708833333333333</text:p>
          </table:table-cell>
          <table:table-cell office:value-type="float" office:value="0.0080277297191948" calcext:value-type="float">
            <text:p>0.0080277297191948</text:p>
          </table:table-cell>
          <table:table-cell office:value-type="float" office:value="0.704333333333333" calcext:value-type="float">
            <text:p>0.704333333333333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078748897699516" calcext:value-type="float">
            <text:p>0.0078748897699516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57915167846313" calcext:value-type="float">
            <text:p>0.0057915167846313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62193693856817" calcext:value-type="float">
            <text:p>0.0062193693856817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70069410031926" calcext:value-type="float">
            <text:p>0.0070069410031926</text:p>
          </table:table-cell>
          <table:table-cell office:value-type="float" office:value="0.703666666666667" calcext:value-type="float">
            <text:p>0.703666666666667</text:p>
          </table:table-cell>
          <table:table-cell office:value-type="float" office:value="0.0054198708471696" calcext:value-type="float">
            <text:p>0.00541987084716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0.708833333333333" calcext:value-type="float">
            <text:p>0.708833333333333</text:p>
          </table:table-cell>
          <table:table-cell office:value-type="float" office:value="0.0076512526207586" calcext:value-type="float">
            <text:p>0.0076512526207586</text:p>
          </table:table-cell>
          <table:table-cell office:value-type="float" office:value="0.704666666666667" calcext:value-type="float">
            <text:p>0.704666666666667</text:p>
          </table:table-cell>
          <table:table-cell office:value-type="float" office:value="0.0095670150923774" calcext:value-type="float">
            <text:p>0.0095670150923774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73456336236796" calcext:value-type="float">
            <text:p>0.007345633623679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58748522440048" calcext:value-type="float">
            <text:p>0.0058748522440048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101994008538628" calcext:value-type="float">
            <text:p>0.0101994008538628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50483770769536" calcext:value-type="float">
            <text:p>0.0050483770769536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69572104882472" calcext:value-type="float">
            <text:p>0.0069572104882472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95670150923775" calcext:value-type="float">
            <text:p>0.0095670150923775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76239753409884" calcext:value-type="float">
            <text:p>0.0076239753409884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32596012026013" calcext:value-type="float">
            <text:p>0.003259601202601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009090593428863" calcext:value-type="float">
            <text:p>0.009090593428863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64172077693928" calcext:value-type="float">
            <text:p>0.00641720776939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8948153130364" calcext:value-type="float">
            <text:p>0.00894815313036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90023145172042" calcext:value-type="float">
            <text:p>0.0090023145172042</text:p>
          </table:table-cell>
          <table:table-cell office:value-type="float" office:value="0.708833333333333" calcext:value-type="float">
            <text:p>0.708833333333333</text:p>
          </table:table-cell>
          <table:table-cell office:value-type="float" office:value="0.0052572700985291" calcext:value-type="float">
            <text:p>0.0052572700985291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071589105316382" calcext:value-type="float">
            <text:p>0.0071589105316382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1166938110029" calcext:value-type="float">
            <text:p>0.0051166938110029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095996238352227" calcext:value-type="float">
            <text:p>0.0095996238352227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68363814339978" calcext:value-type="float">
            <text:p>0.0068363814339978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74535599249993" calcext:value-type="float">
            <text:p>0.0074535599249993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062749501990055" calcext:value-type="float">
            <text:p>0.0062749501990055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64280202585589" calcext:value-type="float">
            <text:p>0.0064280202585589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113253648457296" calcext:value-type="float">
            <text:p>0.0113253648457296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50207901104639" calcext:value-type="float">
            <text:p>0.00502079011046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807791764670788" calcext:value-type="float">
            <text:p>0.00807791764670788</text:p>
          </table:table-cell>
          <table:table-cell office:value-type="float" office:value="0.702333333333333" calcext:value-type="float">
            <text:p>0.702333333333333</text:p>
          </table:table-cell>
          <table:table-cell office:value-type="float" office:value="0.0083787951361988" calcext:value-type="float">
            <text:p>0.0083787951361988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00785892916562644" calcext:value-type="float">
            <text:p>0.00785892916562644</text:p>
          </table:table-cell>
          <table:table-cell office:value-type="float" office:value="0.7043" calcext:value-type="float">
            <text:p>0.7043</text:p>
          </table:table-cell>
          <table:table-cell office:value-type="float" office:value="0.00605113623554236" calcext:value-type="float">
            <text:p>0.00605113623554236</text:p>
          </table:table-cell>
          <table:table-cell office:value-type="float" office:value="0.702333333333333" calcext:value-type="float">
            <text:p>0.702333333333333</text:p>
          </table:table-cell>
          <table:table-cell office:value-type="float" office:value="0.0062623979892349" calcext:value-type="float">
            <text:p>0.0062623979892349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781416077153618" calcext:value-type="float">
            <text:p>0.00781416077153618</text:p>
          </table:table-cell>
          <table:table-cell office:value-type="float" office:value="0.705566666666667" calcext:value-type="float">
            <text:p>0.705566666666667</text:p>
          </table:table-cell>
          <table:table-cell office:value-type="float" office:value="0.00708860613468138" calcext:value-type="float">
            <text:p>0.00708860613468138</text:p>
          </table:table-cell>
          <table:table-cell office:value-type="float" office:value="0.705066666666667" calcext:value-type="float">
            <text:p>0.705066666666667</text:p>
          </table:table-cell>
          <table:table-cell office:value-type="float" office:value="0.00613997739388964" calcext:value-type="float">
            <text:p>0.00613997739388964</text:p>
          </table:table-cell>
          <table:table-cell office:value-type="float" office:value="0.706033333333333" calcext:value-type="float">
            <text:p>0.706033333333333</text:p>
          </table:table-cell>
          <table:table-cell office:value-type="float" office:value="0.0065491973202971" calcext:value-type="float">
            <text:p>0.0065491973202971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00888625586713826" calcext:value-type="float">
            <text:p>0.00888625586713826</text:p>
          </table:table-cell>
          <table:table-cell office:value-type="float" office:value="0.704033333333333" calcext:value-type="float">
            <text:p>0.704033333333333</text:p>
          </table:table-cell>
          <table:table-cell office:value-type="float" office:value="0.00598846734007372" calcext:value-type="float">
            <text:p>0.00598846734007372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620956132825526" calcext:value-type="float">
            <text:p>0.00620956132825526</text:p>
          </table:table-cell>
          <table:table-cell office:value-type="float" office:value="0.704533333333333" calcext:value-type="float">
            <text:p>0.704533333333333</text:p>
          </table:table-cell>
          <table:table-cell office:value-type="float" office:value="0.00738078740874668" calcext:value-type="float">
            <text:p>0.00738078740874668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00495558560350542" calcext:value-type="float">
            <text:p>0.00495558560350542</text:p>
          </table:table-cell>
          <table:table-cell office:value-type="float" office:value="0.706266666666667" calcext:value-type="float">
            <text:p>0.706266666666667</text:p>
          </table:table-cell>
          <table:table-cell office:value-type="float" office:value="0.00858852452152464" calcext:value-type="float">
            <text:p>0.00858852452152464</text:p>
          </table:table-cell>
          <table:table-cell office:value-type="float" office:value="0.704266666666667" calcext:value-type="float">
            <text:p>0.704266666666667</text:p>
          </table:table-cell>
          <table:table-cell office:value-type="float" office:value="0.006223681476381" calcext:value-type="float">
            <text:p>0.0062236814763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698166666666667" calcext:value-type="float">
            <text:p>0.698166666666667</text:p>
          </table:table-cell>
          <table:table-cell office:value-type="float" office:value="0.0077145245406887" calcext:value-type="float">
            <text:p>0.0077145245406887</text:p>
          </table:table-cell>
          <table:table-cell office:value-type="float" office:value="0.699333333333333" calcext:value-type="float">
            <text:p>0.699333333333333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83249958291614" calcext:value-type="float">
            <text:p>0.0083249958291614</text:p>
          </table:table-cell>
          <table:table-cell office:value-type="float" office:value="0.701833333333333" calcext:value-type="float">
            <text:p>0.701833333333333</text:p>
          </table:table-cell>
          <table:table-cell office:value-type="float" office:value="0.0090791274666432" calcext:value-type="float">
            <text:p>0.009079127466643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71831206465033" calcext:value-type="float">
            <text:p>0.0071831206465033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0076603234628543" calcext:value-type="float">
            <text:p>0.0076603234628543</text:p>
          </table:table-cell>
          <table:table-cell office:value-type="float" office:value="0.703166666666667" calcext:value-type="float">
            <text:p>0.7031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697166666666667" calcext:value-type="float">
            <text:p>0.697166666666667</text:p>
          </table:table-cell>
          <table:table-cell office:value-type="float" office:value="0.0078306733072223" calcext:value-type="float">
            <text:p>0.0078306733072223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64657215804235" calcext:value-type="float">
            <text:p>0.0064657215804235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697833333333333" calcext:value-type="float">
            <text:p>0.697833333333333</text:p>
          </table:table-cell>
          <table:table-cell office:value-type="float" office:value="0.0065775290868903" calcext:value-type="float">
            <text:p>0.0065775290868903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0087994633674761" calcext:value-type="float">
            <text:p>0.0087994633674761</text:p>
          </table:table-cell>
          <table:table-cell office:value-type="float" office:value="0.700833333333333" calcext:value-type="float">
            <text:p>0.700833333333333</text:p>
          </table:table-cell>
          <table:table-cell office:value-type="float" office:value="0.0088584548439455" calcext:value-type="float">
            <text:p>0.0088584548439455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37546267753563" calcext:value-type="float">
            <text:p>0.0037546267753563</text:p>
          </table:table-cell>
          <table:table-cell office:value-type="float" office:value="0.7" calcext:value-type="float">
            <text:p>0.7</text:p>
          </table:table-cell>
          <table:table-cell office:value-type="float" office:value="0.01244432043589" calcext:value-type="float">
            <text:p>0.012444320435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94538352005945" calcext:value-type="float">
            <text:p>0.0094538352005945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4141591213263" calcext:value-type="float">
            <text:p>0.004141591213263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91401130554641" calcext:value-type="float">
            <text:p>0.0091401130554641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6759766596891" calcext:value-type="float">
            <text:p>0.006759766596891</text:p>
          </table:table-cell>
          <table:table-cell office:value-type="float" office:value="0.704333333333333" calcext:value-type="float">
            <text:p>0.704333333333333</text:p>
          </table:table-cell>
          <table:table-cell office:value-type="float" office:value="0.002725904538966" calcext:value-type="float">
            <text:p>0.002725904538966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72504789113853" calcext:value-type="float">
            <text:p>0.0072504789113853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4710895527724" calcext:value-type="float">
            <text:p>0.0064710895527724</text:p>
          </table:table-cell>
          <table:table-cell office:value-type="float" office:value="0.705333333333333" calcext:value-type="float">
            <text:p>0.70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6512526207587" calcext:value-type="float">
            <text:p>0.0076512526207587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79843597113356" calcext:value-type="float">
            <text:p>0.0079843597113356</text:p>
          </table:table-cell>
          <table:table-cell office:value-type="float" office:value="0.704666666666667" calcext:value-type="float">
            <text:p>0.704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69071219283673" calcext:value-type="float">
            <text:p>0.0069071219283673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0038640077064565" calcext:value-type="float">
            <text:p>0.00386400770645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4818121608767" calcext:value-type="float">
            <text:p>0.0064818121608767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9918926707491" calcext:value-type="float">
            <text:p>0.00599189267074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54134605896372" calcext:value-type="float">
            <text:p>0.0054134605896372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105967762393412" calcext:value-type="float">
            <text:p>0.0105967762393412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56947831877565" calcext:value-type="float">
            <text:p>0.0056947831877565</text:p>
          </table:table-cell>
          <table:table-cell office:value-type="float" office:value="0.711166666666667" calcext:value-type="float">
            <text:p>0.711166666666667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4691896086753" calcext:value-type="float">
            <text:p>0.004691896086753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3267015467777" calcext:value-type="float">
            <text:p>0.00732670154677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94207218407083" calcext:value-type="float">
            <text:p>0.0094207218407083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53554230043532" calcext:value-type="float">
            <text:p>0.005355423004353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98142470136248" calcext:value-type="float">
            <text:p>0.0098142470136248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88858501750441" calcext:value-type="float">
            <text:p>0.0088858501750441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7251880124392" calcext:value-type="float">
            <text:p>0.00572518801243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53554230043531" calcext:value-type="float">
            <text:p>0.005355423004353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54835612921206" calcext:value-type="float">
            <text:p>0.0054835612921206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65880784586841" calcext:value-type="float">
            <text:p>0.0065880784586841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85999031002292" calcext:value-type="float">
            <text:p>0.008599903100229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68869845037981" calcext:value-type="float">
            <text:p>0.0068869845037981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34860834438919" calcext:value-type="float">
            <text:p>0.0034860834438919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2836224947158" calcext:value-type="float">
            <text:p>0.0052836224947158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89636612063499" calcext:value-type="float">
            <text:p>0.0089636612063499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6252777160768" calcext:value-type="float">
            <text:p>0.00625277716076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97075285789489" calcext:value-type="float">
            <text:p>0.0097075285789489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85065334367831" calcext:value-type="float">
            <text:p>0.0085065334367831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444237144709" calcext:value-type="float">
            <text:p>0.007444237144709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50552502960343" calcext:value-type="float">
            <text:p>0.00505525029603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64172077693928" calcext:value-type="float">
            <text:p>0.006417207769392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81351432412438" calcext:value-type="float">
            <text:p>0.0081351432412438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44253060157838" calcext:value-type="float">
            <text:p>0.004425306015783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670302585073" calcext:value-type="float">
            <text:p>0.00670302585073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77504480157242" calcext:value-type="float">
            <text:p>0.0077504480157242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84697172981812" calcext:value-type="float">
            <text:p>0.008469717298181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61350541064353" calcext:value-type="float">
            <text:p>0.0061350541064353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5599456200278" calcext:value-type="float">
            <text:p>0.0075599456200278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82200635304384" calcext:value-type="float">
            <text:p>0.0082200635304384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51841103383319" calcext:value-type="float">
            <text:p>0.0051841103383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4733333333333" calcext:value-type="float">
            <text:p>0.704733333333333</text:p>
          </table:table-cell>
          <table:table-cell office:value-type="float" office:value="0.00661819140953838" calcext:value-type="float">
            <text:p>0.00661819140953838</text:p>
          </table:table-cell>
          <table:table-cell office:value-type="float" office:value="0.704266666666667" calcext:value-type="float">
            <text:p>0.704266666666667</text:p>
          </table:table-cell>
          <table:table-cell office:value-type="float" office:value="0.0053098955056484" calcext:value-type="float">
            <text:p>0.0053098955056484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19853325002704" calcext:value-type="float">
            <text:p>0.0071985332500270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091102126205843" calcext:value-type="float">
            <text:p>0.0091102126205843</text:p>
          </table:table-cell>
          <table:table-cell office:value-type="float" office:value="0.707133333333333" calcext:value-type="float">
            <text:p>0.707133333333333</text:p>
          </table:table-cell>
          <table:table-cell office:value-type="float" office:value="0.0067171789979441" calcext:value-type="float">
            <text:p>0.0067171789979441</text:p>
          </table:table-cell>
          <table:table-cell office:value-type="float" office:value="0.704466666666667" calcext:value-type="float">
            <text:p>0.704466666666667</text:p>
          </table:table-cell>
          <table:table-cell office:value-type="float" office:value="0.00461404489651762" calcext:value-type="float">
            <text:p>0.00461404489651762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0057746311336629" calcext:value-type="float">
            <text:p>0.0057746311336629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0077096419548773" calcext:value-type="float">
            <text:p>0.0077096419548773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604089719241348" calcext:value-type="float">
            <text:p>0.00604089719241348</text:p>
          </table:table-cell>
          <table:table-cell office:value-type="float" office:value="0.706733333333333" calcext:value-type="float">
            <text:p>0.706733333333333</text:p>
          </table:table-cell>
          <table:table-cell office:value-type="float" office:value="0.00877224549208792" calcext:value-type="float">
            <text:p>0.00877224549208792</text:p>
          </table:table-cell>
          <table:table-cell office:value-type="float" office:value="0.705266666666667" calcext:value-type="float">
            <text:p>0.705266666666667</text:p>
          </table:table-cell>
          <table:table-cell office:value-type="float" office:value="0.00560273191336302" calcext:value-type="float">
            <text:p>0.00560273191336302</text:p>
          </table:table-cell>
          <table:table-cell office:value-type="float" office:value="0.705133333333333" calcext:value-type="float">
            <text:p>0.705133333333333</text:p>
          </table:table-cell>
          <table:table-cell office:value-type="float" office:value="0.00743586404631168" calcext:value-type="float">
            <text:p>0.00743586404631168</text:p>
          </table:table-cell>
          <table:table-cell office:value-type="float" office:value="0.706133333333333" calcext:value-type="float">
            <text:p>0.706133333333333</text:p>
          </table:table-cell>
          <table:table-cell office:value-type="float" office:value="0.0083292605685497" calcext:value-type="float">
            <text:p>0.0083292605685497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58135803542883" calcext:value-type="float">
            <text:p>0.0058135803542883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0069573179572849" calcext:value-type="float">
            <text:p>0.0069573179572849</text:p>
          </table:table-cell>
          <table:table-cell office:value-type="float" office:value="0.706633333333333" calcext:value-type="float">
            <text:p>0.706633333333333</text:p>
          </table:table-cell>
          <table:table-cell office:value-type="float" office:value="0.0068801523506889" calcext:value-type="float">
            <text:p>0.00688015235068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87082336517421" calcext:value-type="float">
            <text:p>0.008708233651742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073219608788296" calcext:value-type="float">
            <text:p>0.007321960878829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41126420866777" calcext:value-type="float">
            <text:p>0.014112642086677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039791121287711" calcext:value-type="float">
            <text:p>0.00397911212877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24720661623652" calcext:value-type="float">
            <text:p>0.002472066162365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2804812271388" calcext:value-type="float">
            <text:p>0.0062804812271388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9721835344343" calcext:value-type="float">
            <text:p>0.009972183534434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1833001326703" calcext:value-type="float">
            <text:p>0.00418330013267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13944333775568" calcext:value-type="float">
            <text:p>0.0013944333775568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36132472314464" calcext:value-type="float">
            <text:p>0.003613247231446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56025787713238" calcext:value-type="float">
            <text:p>0.00560257877132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32058973436119" calcext:value-type="float">
            <text:p>0.0032058973436119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38005847503303" calcext:value-type="float">
            <text:p>0.003800584750330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29814239699996" calcext:value-type="float">
            <text:p>0.00298142396999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8498365855988" calcext:value-type="float">
            <text:p>0.008498365855988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1913918736688" calcext:value-type="float">
            <text:p>0.0061913918736688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24720661623652" calcext:value-type="float">
            <text:p>0.0024720661623652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" calcext:value-type="float">
            <text:p>0.00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21730674684008" calcext:value-type="float">
            <text:p>0.002173067468400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62360956446232" calcext:value-type="float">
            <text:p>0.00623609564462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32058973436118" calcext:value-type="float">
            <text:p>0.0032058973436118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1689185077738" calcext:value-type="float">
            <text:p>0.0061689185077738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26352313834736" calcext:value-type="float">
            <text:p>0.002635231383473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36132472314464" calcext:value-type="float">
            <text:p>0.0036132472314464</text:p>
          </table:table-cell>
          <table:table-cell office:value-type="float" office:value="0.89" calcext:value-type="float">
            <text:p>0.89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34156502553199" calcext:value-type="float">
            <text:p>0.003415650255319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56025787713238" calcext:value-type="float">
            <text:p>0.0056025787713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0.887533333333333" calcext:value-type="float">
            <text:p>0.887533333333333</text:p>
          </table:table-cell>
          <table:table-cell office:value-type="float" office:value="0.00549647713011042" calcext:value-type="float">
            <text:p>0.0054964771301104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391672431552996" calcext:value-type="float">
            <text:p>0.00391672431552996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050663628578418" calcext:value-type="float">
            <text:p>0.0050663628578418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343119636184458" calcext:value-type="float">
            <text:p>0.00343119636184458</text:p>
          </table:table-cell>
          <table:table-cell office:value-type="float" office:value="0.885933333333333" calcext:value-type="float">
            <text:p>0.885933333333333</text:p>
          </table:table-cell>
          <table:table-cell office:value-type="float" office:value="0.00597157573394158" calcext:value-type="float">
            <text:p>0.0059715757339415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0835071703956506" calcext:value-type="float">
            <text:p>0.00835071703956506</text:p>
          </table:table-cell>
          <table:table-cell office:value-type="float" office:value="0.888866666666667" calcext:value-type="float">
            <text:p>0.888866666666667</text:p>
          </table:table-cell>
          <table:table-cell office:value-type="float" office:value="0.00550044825334232" calcext:value-type="float">
            <text:p>0.00550044825334232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647800816145888" calcext:value-type="float">
            <text:p>0.00647800816145888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63577107218143" calcext:value-type="float">
            <text:p>0.0063577107218143</text:p>
          </table:table-cell>
          <table:table-cell office:value-type="float" office:value="0.886466666666667" calcext:value-type="float">
            <text:p>0.886466666666667</text:p>
          </table:table-cell>
          <table:table-cell office:value-type="float" office:value="0.00612709741576452" calcext:value-type="float">
            <text:p>0.00612709741576452</text:p>
          </table:table-cell>
          <table:table-cell office:value-type="float" office:value="0.885933333333333" calcext:value-type="float">
            <text:p>0.885933333333333</text:p>
          </table:table-cell>
          <table:table-cell office:value-type="float" office:value="0.00494516222049626" calcext:value-type="float">
            <text:p>0.00494516222049626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0580885554670752" calcext:value-type="float">
            <text:p>0.00580885554670752</text:p>
          </table:table-cell>
          <table:table-cell office:value-type="float" office:value="0.888466666666667" calcext:value-type="float">
            <text:p>0.888466666666667</text:p>
          </table:table-cell>
          <table:table-cell office:value-type="float" office:value="0.00466033165687624" calcext:value-type="float">
            <text:p>0.0046603316568762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94094579339932" calcext:value-type="float">
            <text:p>0.00694094579339932</text:p>
          </table:table-cell>
          <table:table-cell office:value-type="float" office:value="0.886133333333333" calcext:value-type="float">
            <text:p>0.886133333333333</text:p>
          </table:table-cell>
          <table:table-cell office:value-type="float" office:value="0.00557016018445876" calcext:value-type="float">
            <text:p>0.00557016018445876</text:p>
          </table:table-cell>
          <table:table-cell office:value-type="float" office:value="0.885066666666667" calcext:value-type="float">
            <text:p>0.885066666666667</text:p>
          </table:table-cell>
          <table:table-cell office:value-type="float" office:value="0.00512073308974244" calcext:value-type="float">
            <text:p>0.00512073308974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059395098937352" calcext:value-type="float">
            <text:p>0.005939509893735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032489314482696" calcext:value-type="float">
            <text:p>0.003248931448269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7226494462893" calcext:value-type="float">
            <text:p>0.00722649446289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59395098937351" calcext:value-type="float">
            <text:p>0.00593950989373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4656167328001" calcext:value-type="float">
            <text:p>0.0084656167328001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73219608788296" calcext:value-type="float">
            <text:p>0.00732196087882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2360679774997" calcext:value-type="float">
            <text:p>0.00223606797749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36514837167011" calcext:value-type="float">
            <text:p>0.00365148371670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3461349368017" calcext:value-type="float">
            <text:p>0.00434613493680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31180478223116" calcext:value-type="float">
            <text:p>0.003118047822311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27386127875258" calcext:value-type="float">
            <text:p>0.002738612787525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66038709187196" calcext:value-type="float">
            <text:p>0.00660387091871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30276503540974" calcext:value-type="float">
            <text:p>0.003027650354097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29814239699997" calcext:value-type="float">
            <text:p>0.002981423969999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27888667551135" calcext:value-type="float">
            <text:p>0.002788866755113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7933333333333" calcext:value-type="float">
            <text:p>0.887933333333333</text:p>
          </table:table-cell>
          <table:table-cell office:value-type="float" office:value="0.00398291066353568" calcext:value-type="float">
            <text:p>0.00398291066353568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528173243717874" calcext:value-type="float">
            <text:p>0.005281732437178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3024407855932" calcext:value-type="float">
            <text:p>0.00533024407855932</text:p>
          </table:table-cell>
          <table:table-cell office:value-type="float" office:value="0.889133333333333" calcext:value-type="float">
            <text:p>0.889133333333333</text:p>
          </table:table-cell>
          <table:table-cell office:value-type="float" office:value="0.00421358537449128" calcext:value-type="float">
            <text:p>0.00421358537449128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0060385782580079" calcext:value-type="float">
            <text:p>0.006038578258007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0047734468807632" calcext:value-type="float">
            <text:p>0.004773446880763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60048611548902" calcext:value-type="float">
            <text:p>0.0046004861154890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11138214974468" calcext:value-type="float">
            <text:p>0.00711138214974468</text:p>
          </table:table-cell>
          <table:table-cell office:value-type="float" office:value="0.887266666666667" calcext:value-type="float">
            <text:p>0.887266666666667</text:p>
          </table:table-cell>
          <table:table-cell office:value-type="float" office:value="0.0054794570846967" calcext:value-type="float">
            <text:p>0.0054794570846967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630603889134934" calcext:value-type="float">
            <text:p>0.00630603889134934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583008972944778" calcext:value-type="float">
            <text:p>0.0058300897294477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00493670373689762" calcext:value-type="float">
            <text:p>0.004936703736897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74887697291548" calcext:value-type="float">
            <text:p>0.00474887697291548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00475533228541874" calcext:value-type="float">
            <text:p>0.00475533228541874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62306461559858" calcext:value-type="float">
            <text:p>0.00662306461559858</text:p>
          </table:table-cell>
          <table:table-cell office:value-type="float" office:value="0.885266666666667" calcext:value-type="float">
            <text:p>0.885266666666667</text:p>
          </table:table-cell>
          <table:table-cell office:value-type="float" office:value="0.00581412064142474" calcext:value-type="float">
            <text:p>0.005814120641424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0.67" calcext:value-type="float">
            <text:p>0.67</text:p>
          </table:table-cell>
          <table:table-cell office:value-type="float" office:value="0.0344601218802255" calcext:value-type="float">
            <text:p>0.0344601218802255</text:p>
          </table:table-cell>
          <table:table-cell office:value-type="float" office:value="0.644" calcext:value-type="float">
            <text:p>0.644</text:p>
          </table:table-cell>
          <table:table-cell office:value-type="float" office:value="0.0194935886896179" calcext:value-type="float">
            <text:p>0.0194935886896179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24807635378233" calcext:value-type="float">
            <text:p>0.0324807635378233</text:p>
          </table:table-cell>
          <table:table-cell office:value-type="float" office:value="0.647" calcext:value-type="float">
            <text:p>0.647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182345825288104" calcext:value-type="float">
            <text:p>0.0182345825288104</text:p>
          </table:table-cell>
          <table:table-cell office:value-type="float" office:value="0.665" calcext:value-type="float">
            <text:p>0.665</text:p>
          </table:table-cell>
          <table:table-cell office:value-type="float" office:value="0.019364916731037" calcext:value-type="float">
            <text:p>0.019364916731037</text:p>
          </table:table-cell>
          <table:table-cell office:value-type="float" office:value="0.655" calcext:value-type="float">
            <text:p>0.655</text:p>
          </table:table-cell>
          <table:table-cell office:value-type="float" office:value="0.0193649167310371" calcext:value-type="float">
            <text:p>0.019364916731037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479061582680139" calcext:value-type="float">
            <text:p>0.0479061582680139</text:p>
          </table:table-cell>
          <table:table-cell office:value-type="float" office:value="0.641" calcext:value-type="float">
            <text:p>0.641</text:p>
          </table:table-cell>
          <table:table-cell office:value-type="float" office:value="0.0263153947338815" calcext:value-type="float">
            <text:p>0.0263153947338815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20936130717624" calcext:value-type="float">
            <text:p>0.0320936130717624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74165738677394" calcext:value-type="float">
            <text:p>0.0374165738677394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07966343430854" calcext:value-type="float">
            <text:p>0.0207966343430854</text:p>
          </table:table-cell>
          <table:table-cell office:value-type="float" office:value="0.639" calcext:value-type="float">
            <text:p>0.639</text:p>
          </table:table-cell>
          <table:table-cell office:value-type="float" office:value="0.0285919569109916" calcext:value-type="float">
            <text:p>0.0285919569109916</text:p>
          </table:table-cell>
          <table:table-cell office:value-type="float" office:value="0.658" calcext:value-type="float">
            <text:p>0.658</text:p>
          </table:table-cell>
          <table:table-cell office:value-type="float" office:value="0.0414728827066554" calcext:value-type="float">
            <text:p>0.0414728827066554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3166247903554" calcext:value-type="float">
            <text:p>0.033166247903554</text:p>
          </table:table-cell>
          <table:table-cell office:value-type="float" office:value="0.654" calcext:value-type="float">
            <text:p>0.654</text:p>
          </table:table-cell>
          <table:table-cell office:value-type="float" office:value="0.0102469507659596" calcext:value-type="float">
            <text:p>0.01024695076595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0.654" calcext:value-type="float">
            <text:p>0.654</text:p>
          </table:table-cell>
          <table:table-cell office:value-type="float" office:value="0.0395916657896582" calcext:value-type="float">
            <text:p>0.0395916657896582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169558249578131" calcext:value-type="float">
            <text:p>0.0169558249578131</text:p>
          </table:table-cell>
          <table:table-cell office:value-type="float" office:value="0.649" calcext:value-type="float">
            <text:p>0.649</text:p>
          </table:table-cell>
          <table:table-cell office:value-type="float" office:value="0.0281513765205185" calcext:value-type="float">
            <text:p>0.028151376520518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01247406627841" calcext:value-type="float">
            <text:p>0.0301247406627841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21923410211721" calcext:value-type="float">
            <text:p>0.0221923410211721</text:p>
          </table:table-cell>
          <table:table-cell office:value-type="float" office:value="0.656" calcext:value-type="float">
            <text:p>0.656</text:p>
          </table:table-cell>
          <table:table-cell office:value-type="float" office:value="0.0302902624617219" calcext:value-type="float">
            <text:p>0.03029026246172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5368629692049" calcext:value-type="float">
            <text:p>0.0305368629692049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13448560373149" calcext:value-type="float">
            <text:p>0.0313448560373149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58843582110895" calcext:value-type="float">
            <text:p>0.0258843582110895</text:p>
          </table:table-cell>
          <table:table-cell office:value-type="float" office:value="0.675" calcext:value-type="float">
            <text:p>0.675</text:p>
          </table:table-cell>
          <table:table-cell office:value-type="float" office:value="0.0435889894354067" calcext:value-type="float">
            <text:p>0.0435889894354067</text:p>
          </table:table-cell>
          <table:table-cell office:value-type="float" office:value="0.662" calcext:value-type="float">
            <text:p>0.662</text:p>
          </table:table-cell>
          <table:table-cell office:value-type="float" office:value="0.0405585995813464" calcext:value-type="float">
            <text:p>0.0405585995813464</text:p>
          </table:table-cell>
          <table:table-cell office:value-type="float" office:value="0.647" calcext:value-type="float">
            <text:p>0.647</text:p>
          </table:table-cell>
          <table:table-cell office:value-type="float" office:value="0.0354612464529942" calcext:value-type="float">
            <text:p>0.0354612464529942</text:p>
          </table:table-cell>
          <table:table-cell office:value-type="float" office:value="0.66" calcext:value-type="float">
            <text:p>0.66</text:p>
          </table:table-cell>
          <table:table-cell office:value-type="float" office:value="0.0302076149339864" calcext:value-type="float">
            <text:p>0.0302076149339864</text:p>
          </table:table-cell>
          <table:table-cell office:value-type="float" office:value="0.654" calcext:value-type="float">
            <text:p>0.654</text:p>
          </table:table-cell>
          <table:table-cell office:value-type="float" office:value="0.0426321474945844" calcext:value-type="float">
            <text:p>0.0426321474945844</text:p>
          </table:table-cell>
          <table:table-cell office:value-type="float" office:value="0.655" calcext:value-type="float">
            <text:p>0.655</text:p>
          </table:table-cell>
          <table:table-cell office:value-type="float" office:value="0.0340954542424646" calcext:value-type="float">
            <text:p>0.03409545424246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0.66" calcext:value-type="float">
            <text:p>0.66</text:p>
          </table:table-cell>
          <table:table-cell office:value-type="float" office:value="0.0344601218802255" calcext:value-type="float">
            <text:p>0.034460121880225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12249899919919" calcext:value-type="float">
            <text:p>0.031224989991991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07001628660175" calcext:value-type="float">
            <text:p>0.0307001628660175</text:p>
          </table:table-cell>
          <table:table-cell office:value-type="float" office:value="0.659" calcext:value-type="float">
            <text:p>0.659</text:p>
          </table:table-cell>
          <table:table-cell office:value-type="float" office:value="0.0288097205817758" calcext:value-type="float">
            <text:p>0.0288097205817758</text:p>
          </table:table-cell>
          <table:table-cell office:value-type="float" office:value="0.651" calcext:value-type="float">
            <text:p>0.651</text:p>
          </table:table-cell>
          <table:table-cell office:value-type="float" office:value="0.0243413228892761" calcext:value-type="float">
            <text:p>0.0243413228892761</text:p>
          </table:table-cell>
          <table:table-cell office:value-type="float" office:value="0.665" calcext:value-type="float">
            <text:p>0.665</text:p>
          </table:table-cell>
          <table:table-cell office:value-type="float" office:value="0.0234520787991171" calcext:value-type="float">
            <text:p>0.023452078799117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160468065358811" calcext:value-type="float">
            <text:p>0.0160468065358811</text:p>
          </table:table-cell>
          <table:table-cell office:value-type="float" office:value="0.67" calcext:value-type="float">
            <text:p>0.67</text:p>
          </table:table-cell>
          <table:table-cell office:value-type="float" office:value="0.0304138126514911" calcext:value-type="float">
            <text:p>0.0304138126514911</text:p>
          </table:table-cell>
          <table:table-cell office:value-type="float" office:value="0.665" calcext:value-type="float">
            <text:p>0.665</text:p>
          </table:table-cell>
          <table:table-cell office:value-type="float" office:value="0.0293683503111768" calcext:value-type="float">
            <text:p>0.0293683503111768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15039680040467" calcext:value-type="float">
            <text:p>0.0315039680040467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49284983931459" calcext:value-type="float">
            <text:p>0.0349284983931459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219663665169" calcext:value-type="float">
            <text:p>0.04221966366516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20936130717624" calcext:value-type="float">
            <text:p>0.0320936130717624</text:p>
          </table:table-cell>
          <table:table-cell office:value-type="float" office:value="0.654" calcext:value-type="float">
            <text:p>0.654</text:p>
          </table:table-cell>
          <table:table-cell office:value-type="float" office:value="0.0338008875623111" calcext:value-type="float">
            <text:p>0.0338008875623111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29013677527241" calcext:value-type="float">
            <text:p>0.032901367752724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89871773792358" calcext:value-type="float">
            <text:p>0.03898717737923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71819848851563" calcext:value-type="float">
            <text:p>0.0371819848851563</text:p>
          </table:table-cell>
          <table:table-cell office:value-type="float" office:value="0.649" calcext:value-type="float">
            <text:p>0.649</text:p>
          </table:table-cell>
          <table:table-cell office:value-type="float" office:value="0.0311046620299915" calcext:value-type="float">
            <text:p>0.031104662029991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49999999999999" calcext:value-type="float">
            <text:p>0.03499999999999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0832179129826" calcext:value-type="float">
            <text:p>0.0300832179129826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79732014613987" calcext:value-type="float">
            <text:p>0.027973201461398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63153947338815" calcext:value-type="float">
            <text:p>0.0263153947338815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92831009286926" calcext:value-type="float">
            <text:p>0.029283100928692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04959013639538" calcext:value-type="float">
            <text:p>0.030495901363953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45967477524976" calcext:value-type="float">
            <text:p>0.024596747752497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63318042491698" calcext:value-type="float">
            <text:p>0.036331804249169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467172345071923" calcext:value-type="float">
            <text:p>0.046717234507192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65034244968879" calcext:value-type="float">
            <text:p>0.036503424496887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400936403934589" calcext:value-type="float">
            <text:p>0.0400936403934589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89871773792358" calcext:value-type="float">
            <text:p>0.0389871773792358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22102468168127" calcext:value-type="float">
            <text:p>0.03221024681681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38008875623111" calcext:value-type="float">
            <text:p>0.0338008875623111</text:p>
          </table:table-cell>
          <table:table-cell office:value-type="float" office:value="0.655" calcext:value-type="float">
            <text:p>0.655</text:p>
          </table:table-cell>
          <table:table-cell office:value-type="float" office:value="0.0316227766016837" calcext:value-type="float">
            <text:p>0.0316227766016837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42052627529741" calcext:value-type="float">
            <text:p>0.0342052627529741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72488531868774" calcext:value-type="float">
            <text:p>0.0272488531868774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02076149339864" calcext:value-type="float">
            <text:p>0.0302076149339864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72488531868774" calcext:value-type="float">
            <text:p>0.0272488531868774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63153947338815" calcext:value-type="float">
            <text:p>0.026315394733881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85032466163569" calcext:value-type="float">
            <text:p>0.03850324661635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88097205817758" calcext:value-type="float">
            <text:p>0.028809720581775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29013677527242" calcext:value-type="float">
            <text:p>0.0329013677527242</text:p>
          </table:table-cell>
          <table:table-cell office:value-type="float" office:value="0.66" calcext:value-type="float">
            <text:p>0.66</text:p>
          </table:table-cell>
          <table:table-cell office:value-type="float" office:value="0.0375832409459322" calcext:value-type="float">
            <text:p>0.0375832409459322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13448560373149" calcext:value-type="float">
            <text:p>0.0313448560373149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71819848851563" calcext:value-type="float">
            <text:p>0.0371819848851563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43874977280987" calcext:value-type="float">
            <text:p>0.0343874977280987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32791225845874" calcext:value-type="float">
            <text:p>0.03327912258458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8989563995153" calcext:value-type="float">
            <text:p>0.0358989563995153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0296174066929325" calcext:value-type="float">
            <text:p>0.0296174066929325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298684028229256" calcext:value-type="float">
            <text:p>0.0298684028229256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0257396056986084" calcext:value-type="float">
            <text:p>0.0257396056986084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0261762924952511" calcext:value-type="float">
            <text:p>0.0261762924952511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235847206883497" calcext:value-type="float">
            <text:p>0.0235847206883497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024446787968842" calcext:value-type="float">
            <text:p>0.024446787968842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3133625997309" calcext:value-type="float">
            <text:p>0.03313362599730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0312950689184523" calcext:value-type="float">
            <text:p>0.0312950689184523</text:p>
          </table:table-cell>
          <table:table-cell office:value-type="float" office:value="0.665" calcext:value-type="float">
            <text:p>0.665</text:p>
          </table:table-cell>
          <table:table-cell office:value-type="float" office:value="0.0285776815242344" calcext:value-type="float">
            <text:p>0.0285776815242344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370334467396372" calcext:value-type="float">
            <text:p>0.0370334467396372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0375750746085451" calcext:value-type="float">
            <text:p>0.0375750746085451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0327990193939902" calcext:value-type="float">
            <text:p>0.0327990193939902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0365514020963136" calcext:value-type="float">
            <text:p>0.0365514020963136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0364148876516394" calcext:value-type="float">
            <text:p>0.0364148876516394</text:p>
          </table:table-cell>
          <table:table-cell office:value-type="float" office:value="0.659" calcext:value-type="float">
            <text:p>0.659</text:p>
          </table:table-cell>
          <table:table-cell office:value-type="float" office:value="0.029763790357812" calcext:value-type="float">
            <text:p>0.0297637903578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17411404962077" calcext:value-type="float">
            <text:p>0.031741140496207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2672618505409" calcext:value-type="float">
            <text:p>0.032672618505409</text:p>
          </table:table-cell>
          <table:table-cell office:value-type="float" office:value="0.653" calcext:value-type="float">
            <text:p>0.653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94935886896179" calcext:value-type="float">
            <text:p>0.019493588689617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94651745213422" calcext:value-type="float">
            <text:p>0.0394651745213422</text:p>
          </table:table-cell>
          <table:table-cell office:value-type="float" office:value="0.665" calcext:value-type="float">
            <text:p>0.665</text:p>
          </table:table-cell>
          <table:table-cell office:value-type="float" office:value="0.0412310562561765" calcext:value-type="float">
            <text:p>0.04123105625617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10241841149771" calcext:value-type="float">
            <text:p>0.03102418411497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5" calcext:value-type="float">
            <text:p>0.65</text:p>
          </table:table-cell>
          <table:table-cell office:value-type="float" office:value="0.0158113883008419" calcext:value-type="float">
            <text:p>0.01581138830084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4647515087732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38378486313772" calcext:value-type="float">
            <text:p>0.0338378486313772</text:p>
          </table:table-cell>
          <table:table-cell office:value-type="float" office:value="0.64" calcext:value-type="float">
            <text:p>0.64</text:p>
          </table:table-cell>
          <table:table-cell office:value-type="float" office:value="0.0398434436262731" calcext:value-type="float">
            <text:p>0.039843443626273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429243520626695" calcext:value-type="float">
            <text:p>0.042924352062669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81957443597433" calcext:value-type="float">
            <text:p>0.0281957443597433</text:p>
          </table:table-cell>
          <table:table-cell office:value-type="float" office:value="0.646" calcext:value-type="float">
            <text:p>0.646</text:p>
          </table:table-cell>
          <table:table-cell office:value-type="float" office:value="0.0178185296812054" calcext:value-type="float">
            <text:p>0.01781852968120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661458015403" calcext:value-type="float">
            <text:p>0.042661458015403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6526373409276" calcext:value-type="float">
            <text:p>0.033652637340927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77488738510231" calcext:value-type="float">
            <text:p>0.02774887385102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99165506033031" calcext:value-type="float">
            <text:p>0.029916550603303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91471582621267" calcext:value-type="float">
            <text:p>0.0391471582621267</text:p>
          </table:table-cell>
          <table:table-cell office:value-type="float" office:value="0.667" calcext:value-type="float">
            <text:p>0.667</text:p>
          </table:table-cell>
          <table:table-cell office:value-type="float" office:value="0.0432434966208793" calcext:value-type="float">
            <text:p>0.043243496620879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73496987939661" calcext:value-type="float">
            <text:p>0.03734969879396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25192250830181" calcext:value-type="float">
            <text:p>0.032519225083018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30759615184286" calcext:value-type="float">
            <text:p>0.023075961518428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4" calcext:value-type="float">
            <text:p>0.654</text:p>
          </table:table-cell>
          <table:table-cell office:value-type="float" office:value="0.0339852909359328" calcext:value-type="float">
            <text:p>0.03398529093593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56417628099161" calcext:value-type="float">
            <text:p>0.02564176280991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2871472441324" calcext:value-type="float">
            <text:p>0.046287147244132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86356421265527" calcext:value-type="float">
            <text:p>0.02863564212655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0529877620768</text:p>
          </table:table-cell>
          <table:table-cell office:value-type="float" office:value="0.66" calcext:value-type="float">
            <text:p>0.66</text:p>
          </table:table-cell>
          <table:table-cell office:value-type="float" office:value="0.0444409720865779" calcext:value-type="float">
            <text:p>0.044440972086577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90258505473999" calcext:value-type="float">
            <text:p>0.0290258505473999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47491007077881" calcext:value-type="float">
            <text:p>0.034749100707788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56370593624109" calcext:value-type="float">
            <text:p>0.035637059362410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79143772202577" calcext:value-type="float">
            <text:p>0.037914377220257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426321474945844" calcext:value-type="float">
            <text:p>0.0426321474945844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19089023002066" calcext:value-type="float">
            <text:p>0.02190890230020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34290293008935" calcext:value-type="float">
            <text:p>0.033429029300893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90512483795332" calcext:value-type="float">
            <text:p>0.03905124837953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88530760925069" calcext:value-type="float">
            <text:p>0.028853076092506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0163014593741" calcext:value-type="float">
            <text:p>0.0460163014593741</text:p>
          </table:table-cell>
          <table:table-cell office:value-type="float" office:value="0.66" calcext:value-type="float">
            <text:p>0.66</text:p>
          </table:table-cell>
          <table:table-cell office:value-type="float" office:value="0.0367423461417476" calcext:value-type="float">
            <text:p>0.036742346141747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11046620299915" calcext:value-type="float">
            <text:p>0.03110466202999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05277682583188" calcext:value-type="float">
            <text:p>0.040527768258318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60768096208105" calcext:value-type="float">
            <text:p>0.0260768096208105</text:p>
          </table:table-cell>
          <table:table-cell office:value-type="float" office:value="0.673" calcext:value-type="float">
            <text:p>0.673</text:p>
          </table:table-cell>
          <table:table-cell office:value-type="float" office:value="0.0416233107765348" calcext:value-type="float">
            <text:p>0.0416233107765348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344856037314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44601218802255" calcext:value-type="float">
            <text:p>0.034460121880225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97492138287036" calcext:value-type="float">
            <text:p>0.0397492138287036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58360213655276" calcext:value-type="float">
            <text:p>0.0258360213655276</text:p>
          </table:table-cell>
          <table:table-cell office:value-type="float" office:value="0.67" calcext:value-type="float">
            <text:p>0.67</text:p>
          </table:table-cell>
          <table:table-cell office:value-type="float" office:value="0.0318198051533946" calcext:value-type="float">
            <text:p>0.0318198051533946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50713558335003" calcext:value-type="float">
            <text:p>0.035071355833500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2902624617218" calcext:value-type="float">
            <text:p>0.030290262461721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70135110466434" calcext:value-type="float">
            <text:p>0.037013511046643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7815340802378" calcext:value-type="float">
            <text:p>0.03781534080237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09030742807248" calcext:value-type="float">
            <text:p>0.030903074280724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79732014613987" calcext:value-type="float">
            <text:p>0.02797320146139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0907842155486" calcext:value-type="float">
            <text:p>0.03309078421554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33589667773575" calcext:value-type="float">
            <text:p>0.043358966777357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88097205817758" calcext:value-type="float">
            <text:p>0.02880972058177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404660351405966" calcext:value-type="float">
            <text:p>0.040466035140596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94957624075052" calcext:value-type="float">
            <text:p>0.0294957624075052</text:p>
          </table:table-cell>
          <table:table-cell office:value-type="float" office:value="0.67" calcext:value-type="float">
            <text:p>0.67</text:p>
          </table:table-cell>
          <table:table-cell office:value-type="float" office:value="0.0353553390593273" calcext:value-type="float">
            <text:p>0.03535533905932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84707681233426" calcext:value-type="float">
            <text:p>0.038470768123342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29013677527241" calcext:value-type="float">
            <text:p>0.032901367752724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7" calcext:value-type="float">
            <text:p>0.67</text:p>
          </table:table-cell>
          <table:table-cell office:value-type="float" office:value="0.0280624304008045" calcext:value-type="float">
            <text:p>0.028062430400804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94533529500462" calcext:value-type="float">
            <text:p>0.0294533529500462</text:p>
          </table:table-cell>
          <table:table-cell office:value-type="float" office:value="0.67" calcext:value-type="float">
            <text:p>0.67</text:p>
          </table:table-cell>
          <table:table-cell office:value-type="float" office:value="0.0333541601603157" calcext:value-type="float">
            <text:p>0.0333541601603157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6019662378357" calcext:value-type="float">
            <text:p>0.03560196623783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11046620299915" calcext:value-type="float">
            <text:p>0.031104662029991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90688837074972" calcext:value-type="float">
            <text:p>0.0290688837074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0342979734765535" calcext:value-type="float">
            <text:p>0.0342979734765535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389305925937182" calcext:value-type="float">
            <text:p>0.0389305925937182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0252132229783794" calcext:value-type="float">
            <text:p>0.025213222978379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0332497171835681" calcext:value-type="float">
            <text:p>0.0332497171835681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03501800211814" calcext:value-type="float">
            <text:p>0.03501800211814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384408782073733" calcext:value-type="float">
            <text:p>0.0384408782073733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0378452024711148" calcext:value-type="float">
            <text:p>0.037845202471114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0301355215811577" calcext:value-type="float">
            <text:p>0.0301355215811577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0238804495489659" calcext:value-type="float">
            <text:p>0.0238804495489659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278673438205024" calcext:value-type="float">
            <text:p>0.0278673438205024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0343526083055703" calcext:value-type="float">
            <text:p>0.0343526083055703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0293491889484214" calcext:value-type="float">
            <text:p>0.0293491889484214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33132612616456" calcext:value-type="float">
            <text:p>0.033132612616456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0417290215612779" calcext:value-type="float">
            <text:p>0.041729021561277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0309299234333195" calcext:value-type="float">
            <text:p>0.0309299234333195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0269201838013291" calcext:value-type="float">
            <text:p>0.026920183801329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office:value-type="float" office:value="0.942666666666666" calcext:value-type="float">
            <text:p>0.942666666666666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95" calcext:value-type="float">
            <text:p>0.95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384539747207" calcext:value-type="float">
            <text:p>0.017384539747207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02740233382816" calcext:value-type="float">
            <text:p>0.01027402333828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7951304200521" calcext:value-type="float">
            <text:p>0.0177951304200521</text:p>
          </table:table-cell>
          <table:table-cell office:value-type="float" office:value="0.95" calcext:value-type="float">
            <text:p>0.95</text:p>
          </table:table-cell>
          <table:table-cell office:value-type="float" office:value="0.017950549357115" calcext:value-type="float">
            <text:p>0.017950549357115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63978318349984" calcext:value-type="float">
            <text:p>0.0163978318349984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84992492340154" calcext:value-type="float">
            <text:p>0.018499249234015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office:value-type="float" office:value="0.948" calcext:value-type="float">
            <text:p>0.948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95" calcext:value-type="float">
            <text:p>0.95</text:p>
          </table:table-cell>
          <table:table-cell office:value-type="float" office:value="0.0110554159678513" calcext:value-type="float">
            <text:p>0.0110554159678513</text:p>
          </table:table-cell>
          <table:table-cell office:value-type="float" office:value="0.95" calcext:value-type="float">
            <text:p>0.95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5" calcext:value-type="float">
            <text:p>0.95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32497379429011" calcext:value-type="float">
            <text:p>0.0132497379429011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5634900399049" calcext:value-type="float">
            <text:p>0.0155634900399049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7409586041567" calcext:value-type="float">
            <text:p>0.015740958604156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212132034355964" calcext:value-type="float">
            <text:p>0.0212132034355964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9522067285795" calcext:value-type="float">
            <text:p>0.01952206728579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9164485150844" calcext:value-type="float">
            <text:p>0.01591644851508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4691935695934" calcext:value-type="float">
            <text:p>0.01846919356959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5" calcext:value-type="float">
            <text:p>0.95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95" calcext:value-type="float">
            <text:p>0.95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5634900399049" calcext:value-type="float">
            <text:p>0.015563490039904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6488009742658" calcext:value-type="float">
            <text:p>0.0186488009742658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5" calcext:value-type="float">
            <text:p>0.95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5" calcext:value-type="float">
            <text:p>0.95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5" calcext:value-type="float">
            <text:p>0.95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7256238807393" calcext:value-type="float">
            <text:p>0.01725623880739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7409586041567" calcext:value-type="float">
            <text:p>0.0157409586041567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32497379429011" calcext:value-type="float">
            <text:p>0.0132497379429011</text:p>
          </table:table-cell>
          <table:table-cell office:value-type="float" office:value="0.95" calcext:value-type="float">
            <text:p>0.95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38644228953903" calcext:value-type="float">
            <text:p>0.01386442289539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" calcext:value-type="float">
            <text:p>0.95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4991582276861" calcext:value-type="float">
            <text:p>0.016499158227686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5" calcext:value-type="float">
            <text:p>0.95</text:p>
          </table:table-cell>
          <table:table-cell office:value-type="float" office:value="0.0163299316185545" calcext:value-type="float">
            <text:p>0.016329931618554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7409586041567" calcext:value-type="float">
            <text:p>0.0157409586041567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44144988736263" calcext:value-type="float">
            <text:p>0.014414498873626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8323969741912" calcext:value-type="float">
            <text:p>0.0148323969741912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95" calcext:value-type="float">
            <text:p>0.95</text:p>
          </table:table-cell>
          <table:table-cell office:value-type="float" office:value="0.0158113883008418" calcext:value-type="float">
            <text:p>0.0158113883008418</text:p>
          </table:table-cell>
          <table:table-cell office:value-type="float" office:value="0.95" calcext:value-type="float">
            <text:p>0.95</text:p>
          </table:table-cell>
          <table:table-cell office:value-type="float" office:value="0.0190029237516522" calcext:value-type="float">
            <text:p>0.019002923751652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0554594383897" calcext:value-type="float">
            <text:p>0.01605545943838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office:value-type="float" office:value="0.947466666666667" calcext:value-type="float">
            <text:p>0.947466666666667</text:p>
          </table:table-cell>
          <table:table-cell office:value-type="float" office:value="0.0131567031169706" calcext:value-type="float">
            <text:p>0.0131567031169706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129163293938463" calcext:value-type="float">
            <text:p>0.0129163293938463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45860344758392" calcext:value-type="float">
            <text:p>0.0145860344758392</text:p>
          </table:table-cell>
          <table:table-cell office:value-type="float" office:value="0.951733333333333" calcext:value-type="float">
            <text:p>0.951733333333333</text:p>
          </table:table-cell>
          <table:table-cell office:value-type="float" office:value="0.0153670021693261" calcext:value-type="float">
            <text:p>0.015367002169326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897805482849" calcext:value-type="float">
            <text:p>0.015897805482849</text:p>
          </table:table-cell>
          <table:table-cell office:value-type="float" office:value="0.950533333333333" calcext:value-type="float">
            <text:p>0.950533333333333</text:p>
          </table:table-cell>
          <table:table-cell office:value-type="float" office:value="0.0142586761479058" calcext:value-type="float">
            <text:p>0.0142586761479058</text:p>
          </table:table-cell>
          <table:table-cell office:value-type="float" office:value="0.950133333333333" calcext:value-type="float">
            <text:p>0.950133333333333</text:p>
          </table:table-cell>
          <table:table-cell office:value-type="float" office:value="0.0160512730443824" calcext:value-type="float">
            <text:p>0.0160512730443824</text:p>
          </table:table-cell>
          <table:table-cell office:value-type="float" office:value="0.949733333333333" calcext:value-type="float">
            <text:p>0.949733333333333</text:p>
          </table:table-cell>
          <table:table-cell office:value-type="float" office:value="0.0141835749812601" calcext:value-type="float">
            <text:p>0.0141835749812601</text:p>
          </table:table-cell>
          <table:table-cell office:value-type="float" office:value="0.949866666666667" calcext:value-type="float">
            <text:p>0.949866666666667</text:p>
          </table:table-cell>
          <table:table-cell office:value-type="float" office:value="0.0166581755215434" calcext:value-type="float">
            <text:p>0.0166581755215434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85971566451199" calcext:value-type="float">
            <text:p>0.0185971566451199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55956888593513" calcext:value-type="float">
            <text:p>0.015595688859351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1950540860071" calcext:value-type="float">
            <text:p>0.0151950540860071</text:p>
          </table:table-cell>
          <table:table-cell office:value-type="float" office:value="0.950533333333333" calcext:value-type="float">
            <text:p>0.950533333333333</text:p>
          </table:table-cell>
          <table:table-cell office:value-type="float" office:value="0.0168000951000373" calcext:value-type="float">
            <text:p>0.0168000951000373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7947108505779" calcext:value-type="float">
            <text:p>0.0157947108505779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3590623351736" calcext:value-type="float">
            <text:p>0.013590623351736</text:p>
          </table:table-cell>
          <table:table-cell office:value-type="float" office:value="0.949066666666667" calcext:value-type="float">
            <text:p>0.949066666666667</text:p>
          </table:table-cell>
          <table:table-cell office:value-type="float" office:value="0.0173220145335892" calcext:value-type="float">
            <text:p>0.01732201453358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25609624542778" calcext:value-type="float">
            <text:p>0.01256096245427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9150146121481" calcext:value-type="float">
            <text:p>0.0189150146121481</text:p>
          </table:table-cell>
          <table:table-cell office:value-type="float" office:value="0.95" calcext:value-type="float">
            <text:p>0.95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92930615046503" calcext:value-type="float">
            <text:p>0.01929306150465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8885438199983" calcext:value-type="float">
            <text:p>0.017888543819998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19342451684828" calcext:value-type="float">
            <text:p>0.021934245168482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9164485150844" calcext:value-type="float">
            <text:p>0.01591644851508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" calcext:value-type="float">
            <text:p>0.95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9312334656003" calcext:value-type="float">
            <text:p>0.016931233465600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" calcext:value-type="float">
            <text:p>0.95</text:p>
          </table:table-cell>
          <table:table-cell office:value-type="float" office:value="0.0201384099559909" calcext:value-type="float">
            <text:p>0.02013840995599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5277529318027" calcext:value-type="float">
            <text:p>0.015527752931802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7409586041567" calcext:value-type="float">
            <text:p>0.01574095860415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8046010366839" calcext:value-type="float">
            <text:p>0.0198046010366839</text:p>
          </table:table-cell>
          <table:table-cell office:value-type="float" office:value="0.95" calcext:value-type="float">
            <text:p>0.95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2617478902005" calcext:value-type="float">
            <text:p>0.016261747890200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90613046073277" calcext:value-type="float">
            <text:p>0.0190613046073277</text:p>
          </table:table-cell>
          <table:table-cell office:value-type="float" office:value="0.95" calcext:value-type="float">
            <text:p>0.95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3978318349984" calcext:value-type="float">
            <text:p>0.01639783183499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7332005306815" calcext:value-type="float">
            <text:p>0.01673320053068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5" calcext:value-type="float">
            <text:p>0.95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5" calcext:value-type="float">
            <text:p>0.95</text:p>
          </table:table-cell>
          <table:table-cell office:value-type="float" office:value="0.016499158227686" calcext:value-type="float">
            <text:p>0.01649915822768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7364413533277" calcext:value-type="float">
            <text:p>0.020736441353327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81648579899" calcext:value-type="float">
            <text:p>0.0171581648579899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74504342286371" calcext:value-type="float">
            <text:p>0.017450434228637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0284975505364" calcext:value-type="float">
            <text:p>0.017028497550536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158630794321762" calcext:value-type="float">
            <text:p>0.0158630794321762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51115649117827" calcext:value-type="float">
            <text:p>0.0151115649117827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6721594357837" calcext:value-type="float">
            <text:p>0.0156721594357837</text:p>
          </table:table-cell>
          <table:table-cell office:value-type="float" office:value="0.949866666666667" calcext:value-type="float">
            <text:p>0.949866666666667</text:p>
          </table:table-cell>
          <table:table-cell office:value-type="float" office:value="0.0160057044263233" calcext:value-type="float">
            <text:p>0.016005704426323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32225026289" calcext:value-type="float">
            <text:p>0.0163222502628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3539121677085" calcext:value-type="float">
            <text:p>0.013539121677085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6844486297311" calcext:value-type="float">
            <text:p>0.016844486297311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90161877088075" calcext:value-type="float">
            <text:p>0.019016187708807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9336526114522" calcext:value-type="float">
            <text:p>0.0169336526114522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0283601360264" calcext:value-type="float">
            <text:p>0.0160283601360264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196850016673868" calcext:value-type="float">
            <text:p>0.0196850016673868</text:p>
          </table:table-cell>
          <table:table-cell office:value-type="float" office:value="0.950133333333333" calcext:value-type="float">
            <text:p>0.950133333333333</text:p>
          </table:table-cell>
          <table:table-cell office:value-type="float" office:value="0.014975739554264" calcext:value-type="float">
            <text:p>0.014975739554264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1563904593241" calcext:value-type="float">
            <text:p>0.015156390459324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0829510622925" calcext:value-type="float">
            <text:p>0.0090829510622925</text:p>
          </table:table-cell>
          <table:table-cell office:value-type="float" office:value="0.876333333333333" calcext:value-type="float">
            <text:p>0.876333333333333</text:p>
          </table:table-cell>
          <table:table-cell office:value-type="float" office:value="0.0192714526927496" calcext:value-type="float">
            <text:p>0.01927145269274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72964350854928" calcext:value-type="float">
            <text:p>0.0172964350854928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8662907188468" calcext:value-type="float">
            <text:p>0.0088662907188468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4017542509914" calcext:value-type="float">
            <text:p>0.0114017542509914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41715677796542" calcext:value-type="float">
            <text:p>0.014171567779654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47948940141146" calcext:value-type="float">
            <text:p>0.0147948940141146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30703226177984" calcext:value-type="float">
            <text:p>0.0130703226177984</text:p>
          </table:table-cell>
          <table:table-cell office:value-type="float" office:value="0.878" calcext:value-type="float">
            <text:p>0.878</text:p>
          </table:table-cell>
          <table:table-cell office:value-type="float" office:value="0.0125499003980111" calcext:value-type="float">
            <text:p>0.0125499003980111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17779513804126" calcext:value-type="float">
            <text:p>0.017779513804126</text:p>
          </table:table-cell>
          <table:table-cell office:value-type="float" office:value="0.88" calcext:value-type="float">
            <text:p>0.88</text:p>
          </table:table-cell>
          <table:table-cell office:value-type="float" office:value="0.0127475487839819" calcext:value-type="float">
            <text:p>0.012747548783981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6032401939253" calcext:value-type="float">
            <text:p>0.009603240193925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2497379429011" calcext:value-type="float">
            <text:p>0.0132497379429011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12175457803092" calcext:value-type="float">
            <text:p>0.011217545780309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17260393995586" calcext:value-type="float">
            <text:p>0.0117260393995586</text:p>
          </table:table-cell>
          <table:table-cell office:value-type="float" office:value="0.89" calcext:value-type="float">
            <text:p>0.89</text:p>
          </table:table-cell>
          <table:table-cell office:value-type="float" office:value="0.0154560308258262" calcext:value-type="float">
            <text:p>0.015456030825826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55634900399049" calcext:value-type="float">
            <text:p>0.015563490039904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5710366384731" calcext:value-type="float">
            <text:p>0.0115710366384731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1550581737807" calcext:value-type="float">
            <text:p>0.0131550581737807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79660173042825" calcext:value-type="float">
            <text:p>0.0179660173042825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31233464566863" calcext:value-type="float">
            <text:p>0.013123346456686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9837853414983" calcext:value-type="float">
            <text:p>0.0119837853414983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24498995979887" calcext:value-type="float">
            <text:p>0.012449899597988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2792828771257" calcext:value-type="float">
            <text:p>0.011279282877125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23265747247337" calcext:value-type="float">
            <text:p>0.012326574724733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8417579072621" calcext:value-type="float">
            <text:p>0.0148417579072621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34060517014601" calcext:value-type="float">
            <text:p>0.013406051701460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2175457803092" calcext:value-type="float">
            <text:p>0.0112175457803092</text:p>
          </table:table-cell>
          <table:table-cell office:value-type="float" office:value="0.89" calcext:value-type="float">
            <text:p>0.89</text:p>
          </table:table-cell>
          <table:table-cell office:value-type="float" office:value="0.0149536320374386" calcext:value-type="float">
            <text:p>0.014953632037438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3603308118261" calcext:value-type="float">
            <text:p>0.012360330811826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63129124043229" calcext:value-type="float">
            <text:p>0.016312912404322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22247472139281" calcext:value-type="float">
            <text:p>0.0122247472139281</text:p>
          </table:table-cell>
          <table:table-cell office:value-type="float" office:value="0.89" calcext:value-type="float">
            <text:p>0.89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0738920727933" calcext:value-type="float">
            <text:p>0.015073892072793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8242942355518" calcext:value-type="float">
            <text:p>0.01382429423555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63129124043229" calcext:value-type="float">
            <text:p>0.0163129124043229</text:p>
          </table:table-cell>
          <table:table-cell office:value-type="float" office:value="0.89" calcext:value-type="float">
            <text:p>0.89</text:p>
          </table:table-cell>
          <table:table-cell office:value-type="float" office:value="0.0149536320374386" calcext:value-type="float">
            <text:p>0.0149536320374386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34577528254576" calcext:value-type="float">
            <text:p>0.0134577528254576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5964226972075" calcext:value-type="float">
            <text:p>0.0145964226972075</text:p>
          </table:table-cell>
          <table:table-cell office:value-type="float" office:value="0.89" calcext:value-type="float">
            <text:p>0.89</text:p>
          </table:table-cell>
          <table:table-cell office:value-type="float" office:value="0.0109290642071699" calcext:value-type="float">
            <text:p>0.0109290642071699</text:p>
          </table:table-cell>
          <table:table-cell office:value-type="float" office:value="0.89" calcext:value-type="float">
            <text:p>0.89</text:p>
          </table:table-cell>
          <table:table-cell office:value-type="float" office:value="0.0135912553585834" calcext:value-type="float">
            <text:p>0.013591255358583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30170827931777" calcext:value-type="float">
            <text:p>0.0130170827931777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38443731048634" calcext:value-type="float">
            <text:p>0.013844373104863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40633487398192" calcext:value-type="float">
            <text:p>0.014063348739819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7938103206428" calcext:value-type="float">
            <text:p>0.015793810320642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57938103206428" calcext:value-type="float">
            <text:p>0.015793810320642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3939949617187" calcext:value-type="float">
            <text:p>0.012393994961718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8269211792744" calcext:value-type="float">
            <text:p>0.0108269211792744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34060517014601" calcext:value-type="float">
            <text:p>0.0134060517014601</text:p>
          </table:table-cell>
          <table:table-cell office:value-type="float" office:value="0.89" calcext:value-type="float">
            <text:p>0.89</text:p>
          </table:table-cell>
          <table:table-cell office:value-type="float" office:value="0.0151840559652405" calcext:value-type="float">
            <text:p>0.0151840559652405</text:p>
          </table:table-cell>
          <table:table-cell office:value-type="float" office:value="0.89" calcext:value-type="float">
            <text:p>0.89</text:p>
          </table:table-cell>
          <table:table-cell office:value-type="float" office:value="0.0118438920029599" calcext:value-type="float">
            <text:p>0.011843892002959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24944432093275" calcext:value-type="float">
            <text:p>0.0124944432093275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19837853414983" calcext:value-type="float">
            <text:p>0.0119837853414983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0237893119751" calcext:value-type="float">
            <text:p>0.014023789311975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5609624542778" calcext:value-type="float">
            <text:p>0.012560962454277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4991582276861" calcext:value-type="float">
            <text:p>0.0164991582276861</text:p>
          </table:table-cell>
          <table:table-cell office:value-type="float" office:value="0.89" calcext:value-type="float">
            <text:p>0.89</text:p>
          </table:table-cell>
          <table:table-cell office:value-type="float" office:value="0.0140929454377397" calcext:value-type="float">
            <text:p>0.0140929454377397</text:p>
          </table:table-cell>
          <table:table-cell office:value-type="float" office:value="0.89" calcext:value-type="float">
            <text:p>0.89</text:p>
          </table:table-cell>
          <table:table-cell office:value-type="float" office:value="0.0135912553585834" calcext:value-type="float">
            <text:p>0.0135912553585834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34577528254575" calcext:value-type="float">
            <text:p>0.01345775282545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office:value-type="float" office:value="0.884466666666667" calcext:value-type="float">
            <text:p>0.884466666666667</text:p>
          </table:table-cell>
          <table:table-cell office:value-type="float" office:value="0.00936270891197022" calcext:value-type="float">
            <text:p>0.00936270891197022</text:p>
          </table:table-cell>
          <table:table-cell office:value-type="float" office:value="0.883266666666667" calcext:value-type="float">
            <text:p>0.883266666666667</text:p>
          </table:table-cell>
          <table:table-cell office:value-type="float" office:value="0.017397536785295" calcext:value-type="float">
            <text:p>0.017397536785295</text:p>
          </table:table-cell>
          <table:table-cell office:value-type="float" office:value="0.888066666666667" calcext:value-type="float">
            <text:p>0.888066666666667</text:p>
          </table:table-cell>
          <table:table-cell office:value-type="float" office:value="0.0143663627558177" calcext:value-type="float">
            <text:p>0.0143663627558177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0116453847806399" calcext:value-type="float">
            <text:p>0.0116453847806399</text:p>
          </table:table-cell>
          <table:table-cell office:value-type="float" office:value="0.887066666666667" calcext:value-type="float">
            <text:p>0.887066666666667</text:p>
          </table:table-cell>
          <table:table-cell office:value-type="float" office:value="0.0124182665354167" calcext:value-type="float">
            <text:p>0.0124182665354167</text:p>
          </table:table-cell>
          <table:table-cell office:value-type="float" office:value="0.889533333333333" calcext:value-type="float">
            <text:p>0.889533333333333</text:p>
          </table:table-cell>
          <table:table-cell office:value-type="float" office:value="0.0123914632023362" calcext:value-type="float">
            <text:p>0.0123914632023362</text:p>
          </table:table-cell>
          <table:table-cell office:value-type="float" office:value="0.888066666666667" calcext:value-type="float">
            <text:p>0.888066666666667</text:p>
          </table:table-cell>
          <table:table-cell office:value-type="float" office:value="0.0142571681058385" calcext:value-type="float">
            <text:p>0.014257168105838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29047029533244" calcext:value-type="float">
            <text:p>0.0129047029533244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20480266525417" calcext:value-type="float">
            <text:p>0.0120480266525417</text:p>
          </table:table-cell>
          <table:table-cell office:value-type="float" office:value="0.888933333333333" calcext:value-type="float">
            <text:p>0.888933333333333</text:p>
          </table:table-cell>
          <table:table-cell office:value-type="float" office:value="0.0138805633609084" calcext:value-type="float">
            <text:p>0.0138805633609084</text:p>
          </table:table-cell>
          <table:table-cell office:value-type="float" office:value="0.886866666666667" calcext:value-type="float">
            <text:p>0.886866666666667</text:p>
          </table:table-cell>
          <table:table-cell office:value-type="float" office:value="0.013635689083312" calcext:value-type="float">
            <text:p>0.013635689083312</text:p>
          </table:table-cell>
          <table:table-cell office:value-type="float" office:value="0.889733333333333" calcext:value-type="float">
            <text:p>0.889733333333333</text:p>
          </table:table-cell>
          <table:table-cell office:value-type="float" office:value="0.0147947127041002" calcext:value-type="float">
            <text:p>0.0147947127041002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40381925233909" calcext:value-type="float">
            <text:p>0.014038192523390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2743522269458" calcext:value-type="float">
            <text:p>0.0122743522269458</text:p>
          </table:table-cell>
          <table:table-cell office:value-type="float" office:value="0.887466666666667" calcext:value-type="float">
            <text:p>0.887466666666667</text:p>
          </table:table-cell>
          <table:table-cell office:value-type="float" office:value="0.0153286663694067" calcext:value-type="float">
            <text:p>0.0153286663694067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0129746980809397" calcext:value-type="float">
            <text:p>0.012974698080939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3020466261565" calcext:value-type="float">
            <text:p>0.0133020466261565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6499916583229" calcext:value-type="float">
            <text:p>0.0166499916583229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52114722788062" calcext:value-type="float">
            <text:p>0.01521147227880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67746501867815" calcext:value-type="float">
            <text:p>0.0167746501867815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49536320374386" calcext:value-type="float">
            <text:p>0.0149536320374386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48417579072621" calcext:value-type="float">
            <text:p>0.014841757907262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63469331136523" calcext:value-type="float">
            <text:p>0.0163469331136523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82421977233495" calcext:value-type="float">
            <text:p>0.0182421977233495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0490527540422" calcext:value-type="float">
            <text:p>0.01304905275404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66416478884888" calcext:value-type="float">
            <text:p>0.016641647888488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6904519445001" calcext:value-type="float">
            <text:p>0.011690451944500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0468065358812" calcext:value-type="float">
            <text:p>0.016046806535881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6912672473592" calcext:value-type="float">
            <text:p>0.014691267247359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71755640373176" calcext:value-type="float">
            <text:p>0.0171755640373176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62446572413483" calcext:value-type="float">
            <text:p>0.01624465724134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3662412930066" calcext:value-type="float">
            <text:p>0.014366241293006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15710366384732" calcext:value-type="float">
            <text:p>0.011571036638473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3129124043229" calcext:value-type="float">
            <text:p>0.01631291240432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381257400859" calcext:value-type="float">
            <text:p>0.012638125740085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28776291813879" calcext:value-type="float">
            <text:p>0.01287762918138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5009578227707" calcext:value-type="float">
            <text:p>0.014500957822770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1158996715113" calcext:value-type="float">
            <text:p>0.016115899671511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5773797371132" calcext:value-type="float">
            <text:p>0.0145773797371132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0538363230486" calcext:value-type="float">
            <text:p>0.017053836323048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0986541880576" calcext:value-type="float">
            <text:p>0.016098654188057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2479506819769" calcext:value-type="float">
            <text:p>0.01524795068197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0738920727933" calcext:value-type="float">
            <text:p>0.01507389207279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24387387713635" calcext:value-type="float">
            <text:p>0.012438738771363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27257394458807" calcext:value-type="float">
            <text:p>0.01272573944588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6600860098885" calcext:value-type="float">
            <text:p>0.01266008600988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54290490813774" calcext:value-type="float">
            <text:p>0.015429049081377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8884742894182" calcext:value-type="float">
            <text:p>0.014888474289418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92906420717" calcext:value-type="float">
            <text:p>0.010929064207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80046290344085" calcext:value-type="float">
            <text:p>0.01800462903440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8242942355518" calcext:value-type="float">
            <text:p>0.01382429423555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6613466144446" calcext:value-type="float">
            <text:p>0.015661346614444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2287565553229" calcext:value-type="float">
            <text:p>0.0132287565553229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3025052415173" calcext:value-type="float">
            <text:p>0.015302505241517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8884099527874" calcext:value-type="float">
            <text:p>0.012888409952787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893596919193" calcext:value-type="float">
            <text:p>0.01638935969191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1444961020869" calcext:value-type="float">
            <text:p>0.01314449610208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4337567297406" calcext:value-type="float">
            <text:p>0.014433756729740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9642400437689" calcext:value-type="float">
            <text:p>0.013964240043768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9350445448132" calcext:value-type="float">
            <text:p>0.014935044544813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3020466261565" calcext:value-type="float">
            <text:p>0.0133020466261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43998393489898" calcext:value-type="float">
            <text:p>0.0143998393489898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07861652104798" calcext:value-type="float">
            <text:p>0.0107861652104798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0139583539845805" calcext:value-type="float">
            <text:p>0.0139583539845805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153069112045998" calcext:value-type="float">
            <text:p>0.015306911204599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9960103521786" calcext:value-type="float">
            <text:p>0.0149960103521786</text:p>
          </table:table-cell>
          <table:table-cell office:value-type="float" office:value="0.886133333333333" calcext:value-type="float">
            <text:p>0.886133333333333</text:p>
          </table:table-cell>
          <table:table-cell office:value-type="float" office:value="0.0135111595670613" calcext:value-type="float">
            <text:p>0.0135111595670613</text:p>
          </table:table-cell>
          <table:table-cell office:value-type="float" office:value="0.887533333333333" calcext:value-type="float">
            <text:p>0.887533333333333</text:p>
          </table:table-cell>
          <table:table-cell office:value-type="float" office:value="0.0163387403638016" calcext:value-type="float">
            <text:p>0.016338740363801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3084585143386" calcext:value-type="float">
            <text:p>0.0143084585143386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23729614474604" calcext:value-type="float">
            <text:p>0.012372961447460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8511450895435" calcext:value-type="float">
            <text:p>0.0148511450895435</text:p>
          </table:table-cell>
          <table:table-cell office:value-type="float" office:value="0.886266666666666" calcext:value-type="float">
            <text:p>0.886266666666666</text:p>
          </table:table-cell>
          <table:table-cell office:value-type="float" office:value="0.0146895991397373" calcext:value-type="float">
            <text:p>0.014689599139737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7106105935348" calcext:value-type="float">
            <text:p>0.01471061059353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36124144878134" calcext:value-type="float">
            <text:p>0.013612414487813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2562738292919" calcext:value-type="float">
            <text:p>0.0172562738292919</text:p>
          </table:table-cell>
          <table:table-cell office:value-type="float" office:value="0.887066666666667" calcext:value-type="float">
            <text:p>0.887066666666667</text:p>
          </table:table-cell>
          <table:table-cell office:value-type="float" office:value="0.0130585507166836" calcext:value-type="float">
            <text:p>0.0130585507166836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131557524486038" calcext:value-type="float">
            <text:p>0.013155752448603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60900245148629" calcext:value-type="float">
            <text:p>0.0160900245148629</text:p>
          </table:table-cell>
          <table:table-cell office:value-type="float" office:value="0.91" calcext:value-type="float">
            <text:p>0.91</text:p>
          </table:table-cell>
          <table:table-cell office:value-type="float" office:value="0.0113038833052087" calcext:value-type="float">
            <text:p>0.011303883305208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15470053837924" calcext:value-type="float">
            <text:p>0.01154700538379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1" calcext:value-type="float">
            <text:p>0.91</text:p>
          </table:table-cell>
          <table:table-cell office:value-type="float" office:value="0.0152752523165194" calcext:value-type="float">
            <text:p>0.0152752523165194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90029237516522" calcext:value-type="float">
            <text:p>0.0190029237516522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62275485928507" calcext:value-type="float">
            <text:p>0.016227548592850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12051575426477" calcext:value-type="float">
            <text:p>0.011205157542647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49071198499986" calcext:value-type="float">
            <text:p>0.014907119849998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13038833052087" calcext:value-type="float">
            <text:p>0.0113038833052087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44529889257859" calcext:value-type="float">
            <text:p>0.0144529889257859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01653004546512" calcext:value-type="float">
            <text:p>0.0101653004546512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89150146121481" calcext:value-type="float">
            <text:p>0.018915014612148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3372087784044" calcext:value-type="float">
            <text:p>0.014337208778404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6218778278017" calcext:value-type="float">
            <text:p>0.01362187782780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0.92" calcext:value-type="float">
            <text:p>0.92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2474487139158" calcext:value-type="float">
            <text:p>0.012247448713915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8644228953903" calcext:value-type="float">
            <text:p>0.013864422895390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" calcext:value-type="float">
            <text:p>0.01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83181755520454" calcext:value-type="float">
            <text:p>0.0183181755520454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2497379429012" calcext:value-type="float">
            <text:p>0.0132497379429012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2" calcext:value-type="float">
            <text:p>0.92</text:p>
          </table:table-cell>
          <table:table-cell office:value-type="float" office:value="0.0147196014438797" calcext:value-type="float">
            <text:p>0.014719601443879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40237893119751" calcext:value-type="float">
            <text:p>0.0140237893119751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17851130197758" calcext:value-type="float">
            <text:p>0.011785113019775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06978710239207" calcext:value-type="float">
            <text:p>0.01069787102392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5609624542778" calcext:value-type="float">
            <text:p>0.0125609624542778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5609624542778" calcext:value-type="float">
            <text:p>0.0125609624542778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1554670204543" calcext:value-type="float">
            <text:p>0.0111554670204543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5400640077266" calcext:value-type="float">
            <text:p>0.0135400640077266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21563883525403" calcext:value-type="float">
            <text:p>0.01215638835254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29957257930785" calcext:value-type="float">
            <text:p>0.012995725793078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2497379429012" calcext:value-type="float">
            <text:p>0.01324973794290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5400640077266" calcext:value-type="float">
            <text:p>0.013540064007726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08012344973464" calcext:value-type="float">
            <text:p>0.010801234497346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1233464566863" calcext:value-type="float">
            <text:p>0.013123346456686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2204860051344" calcext:value-type="float">
            <text:p>0.0142204860051344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21563883525403" calcext:value-type="float">
            <text:p>0.01215638835254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0.918533333333333" calcext:value-type="float">
            <text:p>0.918533333333333</text:p>
          </table:table-cell>
          <table:table-cell office:value-type="float" office:value="0.0136376166858261" calcext:value-type="float">
            <text:p>0.013637616685826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132647549919534" calcext:value-type="float">
            <text:p>0.0132647549919534</text:p>
          </table:table-cell>
          <table:table-cell office:value-type="float" office:value="0.916133333333333" calcext:value-type="float">
            <text:p>0.916133333333333</text:p>
          </table:table-cell>
          <table:table-cell office:value-type="float" office:value="0.0121319631111617" calcext:value-type="float">
            <text:p>0.0121319631111617</text:p>
          </table:table-cell>
          <table:table-cell office:value-type="float" office:value="0.915733333333333" calcext:value-type="float">
            <text:p>0.915733333333333</text:p>
          </table:table-cell>
          <table:table-cell office:value-type="float" office:value="0.0137037336441078" calcext:value-type="float">
            <text:p>0.0137037336441078</text:p>
          </table:table-cell>
          <table:table-cell office:value-type="float" office:value="0.913866666666667" calcext:value-type="float">
            <text:p>0.913866666666667</text:p>
          </table:table-cell>
          <table:table-cell office:value-type="float" office:value="0.0135044371455316" calcext:value-type="float">
            <text:p>0.0135044371455316</text:p>
          </table:table-cell>
          <table:table-cell office:value-type="float" office:value="0.917466666666667" calcext:value-type="float">
            <text:p>0.917466666666667</text:p>
          </table:table-cell>
          <table:table-cell office:value-type="float" office:value="0.0128689310633662" calcext:value-type="float">
            <text:p>0.0128689310633662</text:p>
          </table:table-cell>
          <table:table-cell office:value-type="float" office:value="0.913866666666667" calcext:value-type="float">
            <text:p>0.913866666666667</text:p>
          </table:table-cell>
          <table:table-cell office:value-type="float" office:value="0.0127173854710188" calcext:value-type="float">
            <text:p>0.012717385471018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0164846612286" calcext:value-type="float">
            <text:p>0.0140164846612286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123254399872222" calcext:value-type="float">
            <text:p>0.0123254399872222</text:p>
          </table:table-cell>
          <table:table-cell office:value-type="float" office:value="0.915866666666667" calcext:value-type="float">
            <text:p>0.915866666666667</text:p>
          </table:table-cell>
          <table:table-cell office:value-type="float" office:value="0.0163469482052842" calcext:value-type="float">
            <text:p>0.0163469482052842</text:p>
          </table:table-cell>
          <table:table-cell office:value-type="float" office:value="0.911733333333333" calcext:value-type="float">
            <text:p>0.911733333333333</text:p>
          </table:table-cell>
          <table:table-cell office:value-type="float" office:value="0.0146838573657853" calcext:value-type="float">
            <text:p>0.0146838573657853</text:p>
          </table:table-cell>
          <table:table-cell office:value-type="float" office:value="0.916933333333333" calcext:value-type="float">
            <text:p>0.916933333333333</text:p>
          </table:table-cell>
          <table:table-cell office:value-type="float" office:value="0.0135972615230863" calcext:value-type="float">
            <text:p>0.0135972615230863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133852459572139" calcext:value-type="float">
            <text:p>0.0133852459572139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18170615045389" calcext:value-type="float">
            <text:p>0.0118170615045389</text:p>
          </table:table-cell>
          <table:table-cell office:value-type="float" office:value="0.914533333333333" calcext:value-type="float">
            <text:p>0.914533333333333</text:p>
          </table:table-cell>
          <table:table-cell office:value-type="float" office:value="0.0141129721399649" calcext:value-type="float">
            <text:p>0.0141129721399649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0137763609139225" calcext:value-type="float">
            <text:p>0.01377636091392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204124145231931" calcext:value-type="float">
            <text:p>0.0204124145231931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" calcext:value-type="float">
            <text:p>0.91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6189867250252" calcext:value-type="float">
            <text:p>0.01861898672502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0923085635623" calcext:value-type="float">
            <text:p>0.01509230856356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6904519445" calcext:value-type="float">
            <text:p>0.011690451944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2594997574715" calcext:value-type="float">
            <text:p>0.014259499757471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1" calcext:value-type="float">
            <text:p>0.91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34577528254576" calcext:value-type="float">
            <text:p>0.013457752825457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52752523165195" calcext:value-type="float">
            <text:p>0.0152752523165195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2077418374393" calcext:value-type="float">
            <text:p>0.01320774183743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909944487358" calcext:value-type="float">
            <text:p>0.01290994448735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8644228953903" calcext:value-type="float">
            <text:p>0.0138644228953903</text:p>
          </table:table-cell>
          <table:table-cell office:value-type="float" office:value="0.910666666666666" calcext:value-type="float">
            <text:p>0.910666666666666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" calcext:value-type="float">
            <text:p>0.91</text:p>
          </table:table-cell>
          <table:table-cell office:value-type="float" office:value="0.0113038833052087" calcext:value-type="float">
            <text:p>0.011303883305208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1642832797715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2077418374392" calcext:value-type="float">
            <text:p>0.0132077418374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1466666666667" calcext:value-type="float">
            <text:p>0.911466666666667</text:p>
          </table:table-cell>
          <table:table-cell office:value-type="float" office:value="0.0138689267288889" calcext:value-type="float">
            <text:p>0.01386892672888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38557404480523" calcext:value-type="float">
            <text:p>0.013855740448052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2858863293085" calcext:value-type="float">
            <text:p>0.01285886329308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134098309722546" calcext:value-type="float">
            <text:p>0.0134098309722546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14723589094194" calcext:value-type="float">
            <text:p>0.0114723589094194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164020161182285" calcext:value-type="float">
            <text:p>0.016402016118228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150158175924386" calcext:value-type="float">
            <text:p>0.0150158175924386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46030351157603" calcext:value-type="float">
            <text:p>0.0146030351157603</text:p>
          </table:table-cell>
          <table:table-cell office:value-type="float" office:value="0.913066666666667" calcext:value-type="float">
            <text:p>0.913066666666667</text:p>
          </table:table-cell>
          <table:table-cell office:value-type="float" office:value="0.0134151091372547" calcext:value-type="float">
            <text:p>0.0134151091372547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44701307377606" calcext:value-type="float">
            <text:p>0.014470130737760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43727881169906" calcext:value-type="float">
            <text:p>0.01437278811699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413587863578" calcext:value-type="float">
            <text:p>0.0150413587863578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31010130147781" calcext:value-type="float">
            <text:p>0.0131010130147781</text:p>
          </table:table-cell>
          <table:table-cell office:value-type="float" office:value="0.911733333333333" calcext:value-type="float">
            <text:p>0.911733333333333</text:p>
          </table:table-cell>
          <table:table-cell office:value-type="float" office:value="0.0149057678892119" calcext:value-type="float">
            <text:p>0.0149057678892119</text:p>
          </table:table-cell>
          <table:table-cell office:value-type="float" office:value="0.910533333333333" calcext:value-type="float">
            <text:p>0.910533333333333</text:p>
          </table:table-cell>
          <table:table-cell office:value-type="float" office:value="0.0117996747995571" calcext:value-type="float">
            <text:p>0.011799674799557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43539223522363" calcext:value-type="float">
            <text:p>0.014353922352236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19837853414984" calcext:value-type="float">
            <text:p>0.0119837853414984</text:p>
          </table:table-cell>
          <table:table-cell office:value-type="float" office:value="0.950333333333333" calcext:value-type="float">
            <text:p>0.950333333333333</text:p>
          </table:table-cell>
          <table:table-cell office:value-type="float" office:value="0.0077638764659013" calcext:value-type="float">
            <text:p>0.0077638764659013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47666666666667" calcext:value-type="float">
            <text:p>0.947666666666667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947" calcext:value-type="float">
            <text:p>0.947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74907350180814" calcext:value-type="float">
            <text:p>0.007490735018081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2281422284627" calcext:value-type="float">
            <text:p>0.012281422284627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2044675143227" calcext:value-type="float">
            <text:p>0.0092044675143227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092044675143227" calcext:value-type="float">
            <text:p>0.0092044675143227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8908728351363" calcext:value-type="float">
            <text:p>0.010890872835136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2" calcext:value-type="float">
            <text:p>0.0110930408615292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77638764659014" calcext:value-type="float">
            <text:p>0.0077638764659014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041580220928" calcext:value-type="float">
            <text:p>0.010041580220928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4482853457716" calcext:value-type="float">
            <text:p>0.01044828534577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82495791138429" calcext:value-type="float">
            <text:p>0.0082495791138429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6978710239208" calcext:value-type="float">
            <text:p>0.010697871023920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0982293759707" calcext:value-type="float">
            <text:p>0.0090982293759707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20761472884912" calcext:value-type="float">
            <text:p>0.0120761472884912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4867072934085" calcext:value-type="float">
            <text:p>0.011486707293408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73598007219399" calcext:value-type="float">
            <text:p>0.0073598007219399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6752835158" calcext:value-type="float">
            <text:p>0.0096752835158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1287092917528" calcext:value-type="float">
            <text:p>0.009128709291752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1653004546512" calcext:value-type="float">
            <text:p>0.0101653004546512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11430097669645" calcext:value-type="float">
            <text:p>0.0111430097669645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10176625873589" calcext:value-type="float">
            <text:p>0.0110176625873589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8819171036882" calcext:value-type="float">
            <text:p>0.00881917103688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" calcext:value-type="float">
            <text:p>0.01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7894501037255" calcext:value-type="float">
            <text:p>0.0097894501037255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3985814532477" calcext:value-type="float">
            <text:p>0.009398581453247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06978710239207" calcext:value-type="float">
            <text:p>0.0106978710239207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9303127398441" calcext:value-type="float">
            <text:p>0.009930312739844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4867072934085" calcext:value-type="float">
            <text:p>0.0114867072934085</text:p>
          </table:table-cell>
          <table:table-cell office:value-type="float" office:value="0.956333333333334" calcext:value-type="float">
            <text:p>0.956333333333334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3541434669348" calcext:value-type="float">
            <text:p>0.0093541434669348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82158383625775" calcext:value-type="float">
            <text:p>0.008215838362577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98177843166821" calcext:value-type="float">
            <text:p>0.009817784316682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6032401939253" calcext:value-type="float">
            <text:p>0.0096032401939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0822932040806" calcext:value-type="float">
            <text:p>0.0100822932040806</text:p>
          </table:table-cell>
          <table:table-cell office:value-type="float" office:value="0.951733333333333" calcext:value-type="float">
            <text:p>0.951733333333333</text:p>
          </table:table-cell>
          <table:table-cell office:value-type="float" office:value="0.00958309535597612" calcext:value-type="float">
            <text:p>0.00958309535597612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00889571278485324" calcext:value-type="float">
            <text:p>0.00889571278485324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3058093593129" calcext:value-type="float">
            <text:p>0.0103058093593129</text:p>
          </table:table-cell>
          <table:table-cell office:value-type="float" office:value="0.956266666666667" calcext:value-type="float">
            <text:p>0.956266666666667</text:p>
          </table:table-cell>
          <table:table-cell office:value-type="float" office:value="0.0104612273549773" calcext:value-type="float">
            <text:p>0.0104612273549773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0984670883480948" calcext:value-type="float">
            <text:p>0.00984670883480948</text:p>
          </table:table-cell>
          <table:table-cell office:value-type="float" office:value="0.955133333333333" calcext:value-type="float">
            <text:p>0.955133333333333</text:p>
          </table:table-cell>
          <table:table-cell office:value-type="float" office:value="0.00998890705053268" calcext:value-type="float">
            <text:p>0.00998890705053268</text:p>
          </table:table-cell>
          <table:table-cell office:value-type="float" office:value="0.953866666666667" calcext:value-type="float">
            <text:p>0.953866666666667</text:p>
          </table:table-cell>
          <table:table-cell office:value-type="float" office:value="0.00839356735967372" calcext:value-type="float">
            <text:p>0.00839356735967372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00967917453185232" calcext:value-type="float">
            <text:p>0.00967917453185232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00821970224156816" calcext:value-type="float">
            <text:p>0.00821970224156816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0985080534345576" calcext:value-type="float">
            <text:p>0.00985080534345576</text:p>
          </table:table-cell>
          <table:table-cell office:value-type="float" office:value="0.954266666666667" calcext:value-type="float">
            <text:p>0.954266666666667</text:p>
          </table:table-cell>
          <table:table-cell office:value-type="float" office:value="0.00932981911637036" calcext:value-type="float">
            <text:p>0.0093298191163703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350992479715" calcext:value-type="float">
            <text:p>0.010350992479715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0103155320026369" calcext:value-type="float">
            <text:p>0.0103155320026369</text:p>
          </table:table-cell>
          <table:table-cell office:value-type="float" office:value="0.954933333333333" calcext:value-type="float">
            <text:p>0.954933333333333</text:p>
          </table:table-cell>
          <table:table-cell office:value-type="float" office:value="0.0078376625711728" calcext:value-type="float">
            <text:p>0.007837662571172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89393782396674" calcext:value-type="float">
            <text:p>0.0098939378239667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5" calcext:value-type="float">
            <text:p>0.95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7260393995586" calcext:value-type="float">
            <text:p>0.0117260393995586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4349838949989" calcext:value-type="float">
            <text:p>0.010434983894998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0277393043275" calcext:value-type="float">
            <text:p>0.01002773930432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0450122574313" calcext:value-type="float">
            <text:p>0.008045012257431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0761472884911" calcext:value-type="float">
            <text:p>0.01207614728849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47478812037526" calcext:value-type="float">
            <text:p>0.01474788120375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0829510622925" calcext:value-type="float">
            <text:p>0.0090829510622925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9721835344344" calcext:value-type="float">
            <text:p>0.009972183534434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2044675143226" calcext:value-type="float">
            <text:p>0.0092044675143226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7367489389375" calcext:value-type="float">
            <text:p>0.01073674893893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7851130197758" calcext:value-type="float">
            <text:p>0.011785113019775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958246164193" calcext:value-type="float">
            <text:p>0.00995824616419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8601329718326" calcext:value-type="float">
            <text:p>0.009860132971832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7610336428976" calcext:value-type="float">
            <text:p>0.009761033642897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81607668265" calcext:value-type="float">
            <text:p>0.0103816076682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6465307523252" calcext:value-type="float">
            <text:p>0.009646530752325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9666666666667" calcext:value-type="float">
            <text:p>0.95966666666666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083299973307" calcext:value-type="float">
            <text:p>0.0104083299973307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1653004546513" calcext:value-type="float">
            <text:p>0.0101653004546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133333333333" calcext:value-type="float">
            <text:p>0.955133333333333</text:p>
          </table:table-cell>
          <table:table-cell office:value-type="float" office:value="0.00839531867799272" calcext:value-type="float">
            <text:p>0.00839531867799272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090580365119426" calcext:value-type="float">
            <text:p>0.0090580365119426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113701030500368" calcext:value-type="float">
            <text:p>0.011370103050036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36782599134174" calcext:value-type="float">
            <text:p>0.00936782599134174</text:p>
          </table:table-cell>
          <table:table-cell office:value-type="float" office:value="0.954933333333333" calcext:value-type="float">
            <text:p>0.954933333333333</text:p>
          </table:table-cell>
          <table:table-cell office:value-type="float" office:value="0.00988862640341772" calcext:value-type="float">
            <text:p>0.00988862640341772</text:p>
          </table:table-cell>
          <table:table-cell office:value-type="float" office:value="0.956933333333333" calcext:value-type="float">
            <text:p>0.956933333333333</text:p>
          </table:table-cell>
          <table:table-cell office:value-type="float" office:value="0.0118007067151996" calcext:value-type="float">
            <text:p>0.0118007067151996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10977747085936" calcext:value-type="float">
            <text:p>0.011097774708593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1422531510687" calcext:value-type="float">
            <text:p>0.011142253151068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94159152211434" calcext:value-type="float">
            <text:p>0.00994159152211434</text:p>
          </table:table-cell>
          <table:table-cell office:value-type="float" office:value="0.955933333333333" calcext:value-type="float">
            <text:p>0.955933333333333</text:p>
          </table:table-cell>
          <table:table-cell office:value-type="float" office:value="0.00903396234200124" calcext:value-type="float">
            <text:p>0.0090339623420012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0670061085473" calcext:value-type="float">
            <text:p>0.0100670061085473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109942163644341" calcext:value-type="float">
            <text:p>0.0109942163644341</text:p>
          </table:table-cell>
          <table:table-cell office:value-type="float" office:value="0.956133333333333" calcext:value-type="float">
            <text:p>0.956133333333333</text:p>
          </table:table-cell>
          <table:table-cell office:value-type="float" office:value="0.00893578407506504" calcext:value-type="float">
            <text:p>0.00893578407506504</text:p>
          </table:table-cell>
          <table:table-cell office:value-type="float" office:value="0.957066666666667" calcext:value-type="float">
            <text:p>0.957066666666667</text:p>
          </table:table-cell>
          <table:table-cell office:value-type="float" office:value="0.010606436778237" calcext:value-type="float">
            <text:p>0.010606436778237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0103008265271872" calcext:value-type="float">
            <text:p>0.010300826527187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0110648401307988" calcext:value-type="float">
            <text:p>0.011064840130798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2609903369994" calcext:value-type="float">
            <text:p>0.006260990336999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118827606220103" calcext:value-type="float">
            <text:p>0.0118827606220103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0099398189118313" calcext:value-type="float">
            <text:p>0.0099398189118313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0088994381845148" calcext:value-type="float">
            <text:p>0.0088994381845148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64187226143524" calcext:value-type="float">
            <text:p>0.0064187226143524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41472882706655" calcext:value-type="float">
            <text:p>0.004147288270665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80746516952745" calcext:value-type="float">
            <text:p>0.0080746516952745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96953597148326" calcext:value-type="float">
            <text:p>0.009695359714832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94233751915117" calcext:value-type="float">
            <text:p>0.0094233751915117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66932802122726" calcext:value-type="float">
            <text:p>0.0066932802122726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0066932802122725" calcext:value-type="float">
            <text:p>0.0066932802122725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37404512298541" calcext:value-type="float">
            <text:p>0.0137404512298541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63245553203367" calcext:value-type="float">
            <text:p>0.006324555320336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6904157598234" calcext:value-type="float">
            <text:p>0.0046904157598234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98994949366116" calcext:value-type="float">
            <text:p>0.009899494936611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8173126696681" calcext:value-type="float">
            <text:p>0.00817312669668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8" calcext:value-type="float">
            <text:p>0.0050990195135928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79246451024635" calcext:value-type="float">
            <text:p>0.007924645102463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8166378315168" calcext:value-type="float">
            <text:p>0.004816637831516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26832815729997" calcext:value-type="float">
            <text:p>0.0026832815729997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38470768123342" calcext:value-type="float">
            <text:p>0.003847076812334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80746516952745" calcext:value-type="float">
            <text:p>0.008074651695274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9959919678391" calcext:value-type="float">
            <text:p>0.009959919678391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95498691090506" calcext:value-type="float">
            <text:p>0.009549869109050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5777087639996" calcext:value-type="float">
            <text:p>0.003577708763999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9498427657407" calcext:value-type="float">
            <text:p>0.007949842765740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54037024344425" calcext:value-type="float">
            <text:p>0.0054037024344425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32863353450309" calcext:value-type="float">
            <text:p>0.0032863353450309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30331501776206" calcext:value-type="float">
            <text:p>0.00303315017762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28284271247461" calcext:value-type="float">
            <text:p>0.002828427124746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24494897427831" calcext:value-type="float">
            <text:p>0.0024494897427831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95498691090506" calcext:value-type="float">
            <text:p>0.00954986910905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31622776601683" calcext:value-type="float">
            <text:p>0.0031622776601683</text:p>
          </table:table-cell>
          <table:table-cell office:value-type="float" office:value="0.91" calcext:value-type="float">
            <text:p>0.91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1472882706655" calcext:value-type="float">
            <text:p>0.004147288270665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60663003552412" calcext:value-type="float">
            <text:p>0.006066300355241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9338094023943" calcext:value-type="float">
            <text:p>0.009338094023943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38470768123342" calcext:value-type="float">
            <text:p>0.0038470768123342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38987177379235" calcext:value-type="float">
            <text:p>0.0038987177379235</text:p>
          </table:table-cell>
          <table:table-cell office:value-type="float" office:value="0.91" calcext:value-type="float">
            <text:p>0.91</text:p>
          </table:table-cell>
          <table:table-cell office:value-type="float" office:value="0.0058309518948453" calcext:value-type="float">
            <text:p>0.005830951894845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36331804249169" calcext:value-type="float">
            <text:p>0.0036331804249169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89888820216977" calcext:value-type="float">
            <text:p>0.008988882021697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58309518948452" calcext:value-type="float">
            <text:p>0.005830951894845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74296702484027" calcext:value-type="float">
            <text:p>0.0074296702484027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6932802122726" calcext:value-type="float">
            <text:p>0.0066932802122726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57619441163551" calcext:value-type="float">
            <text:p>0.005761944116355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2938330115241" calcext:value-type="float">
            <text:p>0.0072938330115241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51768716422179" calcext:value-type="float">
            <text:p>0.005176871642217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38470768123342" calcext:value-type="float">
            <text:p>0.0038470768123342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2607680962081" calcext:value-type="float">
            <text:p>0.002607680962081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9444575162494" calcext:value-type="float">
            <text:p>0.009444575162494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2111025509279" calcext:value-type="float">
            <text:p>0.0072111025509279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67230945255886" calcext:value-type="float">
            <text:p>0.0067230945255886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52153619241621" calcext:value-type="float">
            <text:p>0.00521536192416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0.91184" calcext:value-type="float">
            <text:p>0.91184</text:p>
          </table:table-cell>
          <table:table-cell office:value-type="float" office:value="0.00645227644586576" calcext:value-type="float">
            <text:p>0.00645227644586576</text:p>
          </table:table-cell>
          <table:table-cell office:value-type="float" office:value="0.90584" calcext:value-type="float">
            <text:p>0.90584</text:p>
          </table:table-cell>
          <table:table-cell office:value-type="float" office:value="0.00919811503949838" calcext:value-type="float">
            <text:p>0.0091981150394983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2444681829692" calcext:value-type="float">
            <text:p>0.0072444681829692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75269855593852" calcext:value-type="float">
            <text:p>0.00575269855593852</text:p>
          </table:table-cell>
          <table:table-cell office:value-type="float" office:value="0.90992" calcext:value-type="float">
            <text:p>0.90992</text:p>
          </table:table-cell>
          <table:table-cell office:value-type="float" office:value="0.00610574428760232" calcext:value-type="float">
            <text:p>0.00610574428760232</text:p>
          </table:table-cell>
          <table:table-cell office:value-type="float" office:value="0.91312" calcext:value-type="float">
            <text:p>0.91312</text:p>
          </table:table-cell>
          <table:table-cell office:value-type="float" office:value="0.00528009326979772" calcext:value-type="float">
            <text:p>0.00528009326979772</text:p>
          </table:table-cell>
          <table:table-cell office:value-type="float" office:value="0.91072" calcext:value-type="float">
            <text:p>0.91072</text:p>
          </table:table-cell>
          <table:table-cell office:value-type="float" office:value="0.00398319156928716" calcext:value-type="float">
            <text:p>0.00398319156928716</text:p>
          </table:table-cell>
          <table:table-cell office:value-type="float" office:value="0.91224" calcext:value-type="float">
            <text:p>0.91224</text:p>
          </table:table-cell>
          <table:table-cell office:value-type="float" office:value="0.00457485635232076" calcext:value-type="float">
            <text:p>0.00457485635232076</text:p>
          </table:table-cell>
          <table:table-cell office:value-type="float" office:value="0.91" calcext:value-type="float">
            <text:p>0.91</text:p>
          </table:table-cell>
          <table:table-cell office:value-type="float" office:value="0.00485952572692874" calcext:value-type="float">
            <text:p>0.00485952572692874</text:p>
          </table:table-cell>
          <table:table-cell office:value-type="float" office:value="0.91488" calcext:value-type="float">
            <text:p>0.91488</text:p>
          </table:table-cell>
          <table:table-cell office:value-type="float" office:value="0.00494373658952418" calcext:value-type="float">
            <text:p>0.00494373658952418</text:p>
          </table:table-cell>
          <table:table-cell office:value-type="float" office:value="0.90936" calcext:value-type="float">
            <text:p>0.90936</text:p>
          </table:table-cell>
          <table:table-cell office:value-type="float" office:value="0.0077940540075743" calcext:value-type="float">
            <text:p>0.0077940540075743</text:p>
          </table:table-cell>
          <table:table-cell office:value-type="float" office:value="0.91416" calcext:value-type="float">
            <text:p>0.91416</text:p>
          </table:table-cell>
          <table:table-cell office:value-type="float" office:value="0.00679105205516666" calcext:value-type="float">
            <text:p>0.00679105205516666</text:p>
          </table:table-cell>
          <table:table-cell office:value-type="float" office:value="0.91072" calcext:value-type="float">
            <text:p>0.91072</text:p>
          </table:table-cell>
          <table:table-cell office:value-type="float" office:value="0.00772453950835434" calcext:value-type="float">
            <text:p>0.00772453950835434</text:p>
          </table:table-cell>
          <table:table-cell office:value-type="float" office:value="0.91192" calcext:value-type="float">
            <text:p>0.91192</text:p>
          </table:table-cell>
          <table:table-cell office:value-type="float" office:value="0.00480223244952542" calcext:value-type="float">
            <text:p>0.00480223244952542</text:p>
          </table:table-cell>
          <table:table-cell office:value-type="float" office:value="0.90904" calcext:value-type="float">
            <text:p>0.90904</text:p>
          </table:table-cell>
          <table:table-cell office:value-type="float" office:value="0.0084367841303635" calcext:value-type="float">
            <text:p>0.008436784130363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0053716791038" calcext:value-type="float">
            <text:p>0.005005371679103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77974354758471" calcext:value-type="float">
            <text:p>0.007797435475847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69856996786291" calcext:value-type="float">
            <text:p>0.006985699678629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74027022093286" calcext:value-type="float">
            <text:p>0.0074027022093286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04307238483242" calcext:value-type="float">
            <text:p>0.010430723848324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97365291557104" calcext:value-type="float">
            <text:p>0.009736529155710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0021908902300206" calcext:value-type="float">
            <text:p>0.002190890230020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7979589711327" calcext:value-type="float">
            <text:p>0.009797958971132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03923048454132" calcext:value-type="float">
            <text:p>0.010392304845413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33716117203574" calcext:value-type="float">
            <text:p>0.0133716117203574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1081516141756" calcext:value-type="float">
            <text:p>0.01108151614175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10334408546211" calcext:value-type="float">
            <text:p>0.0103344085462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38987177379235" calcext:value-type="float">
            <text:p>0.003898717737923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4187226143525" calcext:value-type="float">
            <text:p>0.006418722614352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9498427657407" calcext:value-type="float">
            <text:p>0.0079498427657407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76157731058639" calcext:value-type="float">
            <text:p>0.007615773105863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62609903369993" calcext:value-type="float">
            <text:p>0.0062609903369993</text:p>
          </table:table-cell>
          <table:table-cell office:value-type="float" office:value="0.91" calcext:value-type="float">
            <text:p>0.91</text:p>
          </table:table-cell>
          <table:table-cell office:value-type="float" office:value="0.0088317608663278" calcext:value-type="float">
            <text:p>0.008831760866327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85556998544829" calcext:value-type="float">
            <text:p>0.008555699854482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81975606127677" calcext:value-type="float">
            <text:p>0.00819756061276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1" calcext:value-type="float">
            <text:p>0.91</text:p>
          </table:table-cell>
          <table:table-cell office:value-type="float" office:value="0.0058309518948453" calcext:value-type="float">
            <text:p>0.005830951894845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83186537372341" calcext:value-type="float">
            <text:p>0.008318653737234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8410525505948" calcext:value-type="float">
            <text:p>0.006841052550594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" calcext:value-type="float">
            <text:p>0.91</text:p>
          </table:table-cell>
          <table:table-cell office:value-type="float" office:value="0.0046904157598234" calcext:value-type="float">
            <text:p>0.004690415759823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53665631459994" calcext:value-type="float">
            <text:p>0.0053665631459994</text:p>
          </table:table-cell>
          <table:table-cell office:value-type="float" office:value="0.91" calcext:value-type="float">
            <text:p>0.91</text:p>
          </table:table-cell>
          <table:table-cell office:value-type="float" office:value="0.0048989794855663" calcext:value-type="float">
            <text:p>0.004898979485566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7619441163552" calcext:value-type="float">
            <text:p>0.005761944116355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78230428862431" calcext:value-type="float">
            <text:p>0.007823042886243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66332495807108" calcext:value-type="float">
            <text:p>0.006633249580710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215361924162" calcext:value-type="float">
            <text:p>0.005215361924162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" calcext:value-type="float">
            <text:p>0.91</text:p>
          </table:table-cell>
          <table:table-cell office:value-type="float" office:value="0.0066332495807107" calcext:value-type="float">
            <text:p>0.00663324958071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5777087639996" calcext:value-type="float">
            <text:p>0.00357770876399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43817804600413" calcext:value-type="float">
            <text:p>0.004381780460041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6904157598234" calcext:value-type="float">
            <text:p>0.004690415759823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3665631459995" calcext:value-type="float">
            <text:p>0.005366563145999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74027022093287" calcext:value-type="float">
            <text:p>0.0074027022093287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286335345031" calcext:value-type="float">
            <text:p>0.003286335345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04" calcext:value-type="float">
            <text:p>0.90904</text:p>
          </table:table-cell>
          <table:table-cell office:value-type="float" office:value="0.00516051371182924" calcext:value-type="float">
            <text:p>0.00516051371182924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520383217534614" calcext:value-type="float">
            <text:p>0.00520383217534614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589577800352682" calcext:value-type="float">
            <text:p>0.0058957780035268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581342517797292" calcext:value-type="float">
            <text:p>0.00581342517797292</text:p>
          </table:table-cell>
          <table:table-cell office:value-type="float" office:value="0.91088" calcext:value-type="float">
            <text:p>0.91088</text:p>
          </table:table-cell>
          <table:table-cell office:value-type="float" office:value="0.00823946812741978" calcext:value-type="float">
            <text:p>0.0082394681274197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735165503713732" calcext:value-type="float">
            <text:p>0.00735165503713732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00578145213868512" calcext:value-type="float">
            <text:p>0.00578145213868512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32532273686244" calcext:value-type="float">
            <text:p>0.00732532273686244</text:p>
          </table:table-cell>
          <table:table-cell office:value-type="float" office:value="0.91024" calcext:value-type="float">
            <text:p>0.91024</text:p>
          </table:table-cell>
          <table:table-cell office:value-type="float" office:value="0.00756194881771812" calcext:value-type="float">
            <text:p>0.00756194881771812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00506248162637388" calcext:value-type="float">
            <text:p>0.00506248162637388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738167585763542" calcext:value-type="float">
            <text:p>0.0073816758576354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680946496211238" calcext:value-type="float">
            <text:p>0.00680946496211238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0.00755947747132784" calcext:value-type="float">
            <text:p>0.007559477471327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92867518494258" calcext:value-type="float">
            <text:p>0.00792867518494258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73610311337576" calcext:value-type="float">
            <text:p>0.00773610311337576</text:p>
          </table:table-cell>
          <table:table-cell office:value-type="float" office:value="0.91032" calcext:value-type="float">
            <text:p>0.91032</text:p>
          </table:table-cell>
          <table:table-cell office:value-type="float" office:value="0.00601728580556654" calcext:value-type="float">
            <text:p>0.0060172858055665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0.875" calcext:value-type="float">
            <text:p>0.875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8077363139716" calcext:value-type="float">
            <text:p>0.016807736313971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88248505970166" calcext:value-type="float">
            <text:p>0.0188248505970166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095851447563404" calcext:value-type="float">
            <text:p>0.009585144756340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76422787643773" calcext:value-type="float">
            <text:p>0.017642278764377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20675183861471" calcext:value-type="float">
            <text:p>0.012067518386147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645814698852" calcext:value-type="float">
            <text:p>0.011645814698852</text:p>
          </table:table-cell>
          <table:table-cell office:value-type="float" office:value="0.88" calcext:value-type="float">
            <text:p>0.88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3" calcext:value-type="float">
            <text:p>0.883</text:p>
          </table:table-cell>
          <table:table-cell office:value-type="float" office:value="0.0238746727726266" calcext:value-type="float">
            <text:p>0.0238746727726266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91702895126807" calcext:value-type="float">
            <text:p>0.0191702895126807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206911816965585" calcext:value-type="float">
            <text:p>0.0206911816965585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70110258362039" calcext:value-type="float">
            <text:p>0.0170110258362039</text:p>
          </table:table-cell>
          <table:table-cell office:value-type="float" office:value="0.89" calcext:value-type="float">
            <text:p>0.89</text:p>
          </table:table-cell>
          <table:table-cell office:value-type="float" office:value="0.0167705098312484" calcext:value-type="float">
            <text:p>0.016770509831248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3554272337961" calcext:value-type="float">
            <text:p>0.0163554272337961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05178419839812" calcext:value-type="float">
            <text:p>0.01051784198398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93164437720818" calcext:value-type="float">
            <text:p>0.019316443772081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25499003980111" calcext:value-type="float">
            <text:p>0.0125499003980111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6422787643773" calcext:value-type="float">
            <text:p>0.017642278764377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5344418537486" calcext:value-type="float">
            <text:p>0.0145344418537486</text:p>
          </table:table-cell>
          <table:table-cell office:value-type="float" office:value="0.89" calcext:value-type="float">
            <text:p>0.89</text:p>
          </table:table-cell>
          <table:table-cell office:value-type="float" office:value="0.0155120920574885" calcext:value-type="float">
            <text:p>0.015512092057488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8508674841473" calcext:value-type="float">
            <text:p>0.015850867484147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4506838763621" calcext:value-type="float">
            <text:p>0.016450683876362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4221334269405" calcext:value-type="float">
            <text:p>0.018422133426940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9004437811555" calcext:value-type="float">
            <text:p>0.0169004437811555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35323686027243" calcext:value-type="float">
            <text:p>0.0135323686027243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4717484467658" calcext:value-type="float">
            <text:p>0.015471748446765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5323686027243" calcext:value-type="float">
            <text:p>0.013532368602724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54110350074224" calcext:value-type="float">
            <text:p>0.015411035007422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5453921077742" calcext:value-type="float">
            <text:p>0.0165453921077742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20675183861471" calcext:value-type="float">
            <text:p>0.0120675183861471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46415504643463" calcext:value-type="float">
            <text:p>0.014641550464346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181426326464" calcext:value-type="float">
            <text:p>0.01318142632646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44265380462534" calcext:value-type="float">
            <text:p>0.0144265380462534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2959784554958" calcext:value-type="float">
            <text:p>0.014295978455495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7266764750231" calcext:value-type="float">
            <text:p>0.0147266764750231</text:p>
          </table:table-cell>
          <table:table-cell office:value-type="float" office:value="0.89" calcext:value-type="float">
            <text:p>0.89</text:p>
          </table:table-cell>
          <table:table-cell office:value-type="float" office:value="0.0127475487839819" calcext:value-type="float">
            <text:p>0.0127475487839819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450683876362" calcext:value-type="float">
            <text:p>0.01645068387636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5092560861062" calcext:value-type="float">
            <text:p>0.013509256086106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8108741552198" calcext:value-type="float">
            <text:p>0.010810874155219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2994360782703" calcext:value-type="float">
            <text:p>0.013299436078270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017374550353894" calcext:value-type="float">
            <text:p>0.017374550353894</text:p>
          </table:table-cell>
          <table:table-cell office:value-type="float" office:value="0.89" calcext:value-type="float">
            <text:p>0.89</text:p>
          </table:table-cell>
          <table:table-cell office:value-type="float" office:value="0.0126243811729526" calcext:value-type="float">
            <text:p>0.0126243811729526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7519840020233" calcext:value-type="float">
            <text:p>0.015751984002023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24247736397891" calcext:value-type="float">
            <text:p>0.0124247736397891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3500814330087" calcext:value-type="float">
            <text:p>0.015350081433008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6415504643463" calcext:value-type="float">
            <text:p>0.014641550464346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51038074669932" calcext:value-type="float">
            <text:p>0.015103807466993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9582753016515" calcext:value-type="float">
            <text:p>0.0149582753016515</text:p>
          </table:table-cell>
          <table:table-cell office:value-type="float" office:value="0.89" calcext:value-type="float">
            <text:p>0.89</text:p>
          </table:table-cell>
          <table:table-cell office:value-type="float" office:value="0.0144697961284877" calcext:value-type="float">
            <text:p>0.01446979612848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9421791055448" calcext:value-type="float">
            <text:p>0.012942179105544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1101106021268" calcext:value-type="float">
            <text:p>0.013110110602126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62403817689117" calcext:value-type="float">
            <text:p>0.016240381768911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15379807592143" calcext:value-type="float">
            <text:p>0.011537980759214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6473440639561" calcext:value-type="float">
            <text:p>0.0136473440639561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7478812037526" calcext:value-type="float">
            <text:p>0.014747881203752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6244265934386" calcext:value-type="float">
            <text:p>0.013624426593438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26243811729526" calcext:value-type="float">
            <text:p>0.012624381172952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1101106021268" calcext:value-type="float">
            <text:p>0.0131101106021268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44265380462534" calcext:value-type="float">
            <text:p>0.014426538046253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61632298752446" calcext:value-type="float">
            <text:p>0.0161632298752446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5129252736999" calcext:value-type="float">
            <text:p>0.014512925273699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18057189531175" calcext:value-type="float">
            <text:p>0.01180571895311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2082722383827" calcext:value-type="float">
            <text:p>0.0142082722383827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1051234084063" calcext:value-type="float">
            <text:p>0.016105123408406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9642400437689" calcext:value-type="float">
            <text:p>0.0139642400437689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0675183861471" calcext:value-type="float">
            <text:p>0.01206751838614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0171930800901006" calcext:value-type="float">
            <text:p>0.0171930800901006</text:p>
          </table:table-cell>
          <table:table-cell office:value-type="float" office:value="0.89" calcext:value-type="float">
            <text:p>0.89</text:p>
          </table:table-cell>
          <table:table-cell office:value-type="float" office:value="0.0131175034060593" calcext:value-type="float">
            <text:p>0.013117503406059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55396405990482" calcext:value-type="float">
            <text:p>0.0155396405990482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0143444166384704" calcext:value-type="float">
            <text:p>0.0143444166384704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0144769994763115" calcext:value-type="float">
            <text:p>0.0144769994763115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014275920843465" calcext:value-type="float">
            <text:p>0.014275920843465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0136048460247337" calcext:value-type="float">
            <text:p>0.013604846024733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5594991912341" calcext:value-type="float">
            <text:p>0.0155594991912341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0167454744373126" calcext:value-type="float">
            <text:p>0.0167454744373126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0147666513122001" calcext:value-type="float">
            <text:p>0.0147666513122001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6735205663052" calcext:value-type="float">
            <text:p>0.0156735205663052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016161260721769" calcext:value-type="float">
            <text:p>0.016161260721769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148567666274381" calcext:value-type="float">
            <text:p>0.0148567666274381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0152522996126829" calcext:value-type="float">
            <text:p>0.0152522996126829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0135210178282108" calcext:value-type="float">
            <text:p>0.0135210178282108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0128811884115896" calcext:value-type="float">
            <text:p>0.012881188411589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8116553882674" calcext:value-type="float">
            <text:p>0.020811655388267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6583123951777" calcext:value-type="float">
            <text:p>0.01658312395177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20721365785102" calcext:value-type="float">
            <text:p>0.0207213657851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4207218407084" calcext:value-type="float">
            <text:p>0.0094207218407084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0195735791310633" calcext:value-type="float">
            <text:p>0.0195735791310633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61438842909629" calcext:value-type="float">
            <text:p>0.016143884290962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200779730052612" calcext:value-type="float">
            <text:p>0.020077973005261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2959784554957" calcext:value-type="float">
            <text:p>0.014295978455495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79930542154465" calcext:value-type="float">
            <text:p>0.017993054215446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228172084182092" calcext:value-type="float">
            <text:p>0.022817208418209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6473440639562" calcext:value-type="float">
            <text:p>0.0136473440639562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82517122484439" calcext:value-type="float">
            <text:p>0.01825171224844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5129252737" calcext:value-type="float">
            <text:p>0.01451292527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7145146504467" calcext:value-type="float">
            <text:p>0.016714514650446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6243811729526" calcext:value-type="float">
            <text:p>0.012624381172952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2388613177238" calcext:value-type="float">
            <text:p>0.02238861317723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6724280186575" calcext:value-type="float">
            <text:p>0.0156724280186575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87916204729661" calcext:value-type="float">
            <text:p>0.01879162047296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6984250992002" calcext:value-type="float">
            <text:p>0.0126984250992002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74104853464801" calcext:value-type="float">
            <text:p>0.017410485346480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5264938810384" calcext:value-type="float">
            <text:p>0.01652649388103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0675183861471" calcext:value-type="float">
            <text:p>0.01206751838614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2759180473517" calcext:value-type="float">
            <text:p>0.013275918047351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6770800801579" calcext:value-type="float">
            <text:p>0.016677080080157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78185296812053" calcext:value-type="float">
            <text:p>0.017818529681205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11098318325845" calcext:value-type="float">
            <text:p>0.021109831832584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6415504643462" calcext:value-type="float">
            <text:p>0.014641550464346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0843495632698" calcext:value-type="float">
            <text:p>0.0170843495632698</text:p>
          </table:table-cell>
          <table:table-cell office:value-type="float" office:value="0.89" calcext:value-type="float">
            <text:p>0.89</text:p>
          </table:table-cell>
          <table:table-cell office:value-type="float" office:value="0.0121191996435408" calcext:value-type="float">
            <text:p>0.01211919964354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2843860174436" calcext:value-type="float">
            <text:p>0.017284386017443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4538352005945" calcext:value-type="float">
            <text:p>0.00945383520059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81486914128815" calcext:value-type="float">
            <text:p>0.018148691412881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2018517460195" calcext:value-type="float">
            <text:p>0.016201851746019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44265380462534" calcext:value-type="float">
            <text:p>0.014426538046253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9756780122475" calcext:value-type="float">
            <text:p>0.017975678012247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6207701385946" calcext:value-type="float">
            <text:p>0.016620770138594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3935963107549" calcext:value-type="float">
            <text:p>0.01639359631075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07529065838032" calcext:value-type="float">
            <text:p>0.010752906583803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236102527122" calcext:value-type="float">
            <text:p>0.0112361025271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041594578792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3463478150391" calcext:value-type="float">
            <text:p>0.013346347815039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5" calcext:value-type="float">
            <text:p>0.015652475842498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1038074669932" calcext:value-type="float">
            <text:p>0.015103807466993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8263186704638" calcext:value-type="float">
            <text:p>0.01682631867046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4" calcext:value-type="float">
            <text:p>0.0156524758424984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645814698852" calcext:value-type="float">
            <text:p>0.01164581469885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6422787643773" calcext:value-type="float">
            <text:p>0.017642278764377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55427233796" calcext:value-type="float">
            <text:p>0.016355427233796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41862609591111" calcext:value-type="float">
            <text:p>0.01418626095911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1191996435407" calcext:value-type="float">
            <text:p>0.0121191996435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1454002231553" calcext:value-type="float">
            <text:p>0.015145400223155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61698962751331" calcext:value-type="float">
            <text:p>0.0161698962751331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41191383954666" calcext:value-type="float">
            <text:p>0.014119138395466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0146650237209904" calcext:value-type="float">
            <text:p>0.0146650237209904</text:p>
          </table:table-cell>
          <table:table-cell office:value-type="float" office:value="0.89" calcext:value-type="float">
            <text:p>0.89</text:p>
          </table:table-cell>
          <table:table-cell office:value-type="float" office:value="0.0158603592758985" calcext:value-type="float">
            <text:p>0.0158603592758985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69034872583588" calcext:value-type="float">
            <text:p>0.0169034872583588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127178388048235" calcext:value-type="float">
            <text:p>0.0127178388048235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19399368012174" calcext:value-type="float">
            <text:p>0.019399368012174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0169481904598922" calcext:value-type="float">
            <text:p>0.0169481904598922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54794009706421" calcext:value-type="float">
            <text:p>0.015479400970642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4872230101181" calcext:value-type="float">
            <text:p>0.016487223010118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22181565901816" calcext:value-type="float">
            <text:p>0.012218156590181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76927078382219" calcext:value-type="float">
            <text:p>0.01769270783822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0170669857759503" calcext:value-type="float">
            <text:p>0.0170669857759503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0144742494097119" calcext:value-type="float">
            <text:p>0.0144742494097119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0126256736011696" calcext:value-type="float">
            <text:p>0.012625673601169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.825177045177045" calcext:value-type="float">
            <text:p>0.825177045177045</text:p>
          </table:table-cell>
          <table:table-cell office:value-type="float" office:value="0.026750573535116" calcext:value-type="float">
            <text:p>0.026750573535116</text:p>
          </table:table-cell>
          <table:table-cell office:value-type="float" office:value="0.838559218559218" calcext:value-type="float">
            <text:p>0.838559218559218</text:p>
          </table:table-cell>
          <table:table-cell office:value-type="float" office:value="0.041651392406704" calcext:value-type="float">
            <text:p>0.041651392406704</text:p>
          </table:table-cell>
          <table:table-cell office:value-type="float" office:value="0.838485958485959" calcext:value-type="float">
            <text:p>0.838485958485959</text:p>
          </table:table-cell>
          <table:table-cell office:value-type="float" office:value="0.0126635545791088" calcext:value-type="float">
            <text:p>0.0126635545791088</text:p>
          </table:table-cell>
          <table:table-cell office:value-type="float" office:value="0.845054945054945" calcext:value-type="float">
            <text:p>0.845054945054945</text:p>
          </table:table-cell>
          <table:table-cell office:value-type="float" office:value="0.0526933824764774" calcext:value-type="float">
            <text:p>0.0526933824764774</text:p>
          </table:table-cell>
          <table:table-cell office:value-type="float" office:value="0.836141636141636" calcext:value-type="float">
            <text:p>0.836141636141636</text:p>
          </table:table-cell>
          <table:table-cell office:value-type="float" office:value="0.0422749522259503" calcext:value-type="float">
            <text:p>0.0422749522259503</text:p>
          </table:table-cell>
          <table:table-cell office:value-type="float" office:value="0.849548229548229" calcext:value-type="float">
            <text:p>0.849548229548229</text:p>
          </table:table-cell>
          <table:table-cell office:value-type="float" office:value="0.0100535938562484" calcext:value-type="float">
            <text:p>0.0100535938562484</text:p>
          </table:table-cell>
          <table:table-cell office:value-type="float" office:value="0.822930402930403" calcext:value-type="float">
            <text:p>0.822930402930403</text:p>
          </table:table-cell>
          <table:table-cell office:value-type="float" office:value="0.0393234812341532" calcext:value-type="float">
            <text:p>0.0393234812341532</text:p>
          </table:table-cell>
          <table:table-cell office:value-type="float" office:value="0.838290598290598" calcext:value-type="float">
            <text:p>0.838290598290598</text:p>
          </table:table-cell>
          <table:table-cell office:value-type="float" office:value="0.0595339586225702" calcext:value-type="float">
            <text:p>0.0595339586225702</text:p>
          </table:table-cell>
          <table:table-cell office:value-type="float" office:value="0.838485958485959" calcext:value-type="float">
            <text:p>0.838485958485959</text:p>
          </table:table-cell>
          <table:table-cell office:value-type="float" office:value="0.0389665280200339" calcext:value-type="float">
            <text:p>0.0389665280200339</text:p>
          </table:table-cell>
          <table:table-cell office:value-type="float" office:value="0.827423687423687" calcext:value-type="float">
            <text:p>0.827423687423687</text:p>
          </table:table-cell>
          <table:table-cell office:value-type="float" office:value="0.0267617453260117" calcext:value-type="float">
            <text:p>0.0267617453260117</text:p>
          </table:table-cell>
          <table:table-cell office:value-type="float" office:value="0.834090354090354" calcext:value-type="float">
            <text:p>0.834090354090354</text:p>
          </table:table-cell>
          <table:table-cell office:value-type="float" office:value="0.0371885984613473" calcext:value-type="float">
            <text:p>0.0371885984613473</text:p>
          </table:table-cell>
          <table:table-cell office:value-type="float" office:value="0.845128205128205" calcext:value-type="float">
            <text:p>0.845128205128205</text:p>
          </table:table-cell>
          <table:table-cell office:value-type="float" office:value="0.041568286760296" calcext:value-type="float">
            <text:p>0.041568286760296</text:p>
          </table:table-cell>
          <table:table-cell office:value-type="float" office:value="0.836214896214896" calcext:value-type="float">
            <text:p>0.836214896214896</text:p>
          </table:table-cell>
          <table:table-cell office:value-type="float" office:value="0.0364566102097483" calcext:value-type="float">
            <text:p>0.0364566102097483</text:p>
          </table:table-cell>
          <table:table-cell office:value-type="float" office:value="0.845054945054945" calcext:value-type="float">
            <text:p>0.845054945054945</text:p>
          </table:table-cell>
          <table:table-cell office:value-type="float" office:value="0.0352728846381542" calcext:value-type="float">
            <text:p>0.0352728846381542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38429682332365" calcext:value-type="float">
            <text:p>0.038429682332365</text:p>
          </table:table-cell>
          <table:table-cell office:value-type="float" office:value="0.831843711843712" calcext:value-type="float">
            <text:p>0.831843711843712</text:p>
          </table:table-cell>
          <table:table-cell office:value-type="float" office:value="0.030717270117597" calcext:value-type="float">
            <text:p>0.03071727011759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.840586080586081" calcext:value-type="float">
            <text:p>0.840586080586081</text:p>
          </table:table-cell>
          <table:table-cell office:value-type="float" office:value="0.030586823901145" calcext:value-type="float">
            <text:p>0.030586823901145</text:p>
          </table:table-cell>
          <table:table-cell office:value-type="float" office:value="0.853992673992674" calcext:value-type="float">
            <text:p>0.853992673992674</text:p>
          </table:table-cell>
          <table:table-cell office:value-type="float" office:value="0.031482350982302" calcext:value-type="float">
            <text:p>0.031482350982302</text:p>
          </table:table-cell>
          <table:table-cell office:value-type="float" office:value="0.849548229548229" calcext:value-type="float">
            <text:p>0.849548229548229</text:p>
          </table:table-cell>
          <table:table-cell office:value-type="float" office:value="0.026751827459761" calcext:value-type="float">
            <text:p>0.026751827459761</text:p>
          </table:table-cell>
          <table:table-cell office:value-type="float" office:value="0.842905982905983" calcext:value-type="float">
            <text:p>0.842905982905983</text:p>
          </table:table-cell>
          <table:table-cell office:value-type="float" office:value="0.0450851786810548" calcext:value-type="float">
            <text:p>0.0450851786810548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324250432331678" calcext:value-type="float">
            <text:p>0.0324250432331678</text:p>
          </table:table-cell>
          <table:table-cell office:value-type="float" office:value="0.856239316239316" calcext:value-type="float">
            <text:p>0.856239316239316</text:p>
          </table:table-cell>
          <table:table-cell office:value-type="float" office:value="0.0338020686626802" calcext:value-type="float">
            <text:p>0.0338020686626802</text:p>
          </table:table-cell>
          <table:table-cell office:value-type="float" office:value="0.862710622710623" calcext:value-type="float">
            <text:p>0.862710622710623</text:p>
          </table:table-cell>
          <table:table-cell office:value-type="float" office:value="0.0421527219010249" calcext:value-type="float">
            <text:p>0.0421527219010249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81114363984056" calcext:value-type="float">
            <text:p>0.0381114363984056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38839388642536" calcext:value-type="float">
            <text:p>0.0338839388642536</text:p>
          </table:table-cell>
          <table:table-cell office:value-type="float" office:value="0.845128205128205" calcext:value-type="float">
            <text:p>0.845128205128205</text:p>
          </table:table-cell>
          <table:table-cell office:value-type="float" office:value="0.0323243325854828" calcext:value-type="float">
            <text:p>0.0323243325854828</text:p>
          </table:table-cell>
          <table:table-cell office:value-type="float" office:value="0.854017094017094" calcext:value-type="float">
            <text:p>0.854017094017094</text:p>
          </table:table-cell>
          <table:table-cell office:value-type="float" office:value="0.0313988007602422" calcext:value-type="float">
            <text:p>0.031398800760242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78881864341535" calcext:value-type="float">
            <text:p>0.0278881864341535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392001866775622" calcext:value-type="float">
            <text:p>0.0392001866775622</text:p>
          </table:table-cell>
          <table:table-cell office:value-type="float" office:value="0.836263736263736" calcext:value-type="float">
            <text:p>0.836263736263736</text:p>
          </table:table-cell>
          <table:table-cell office:value-type="float" office:value="0.0439156645354394" calcext:value-type="float">
            <text:p>0.0439156645354394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65547251845439" calcext:value-type="float">
            <text:p>0.0365547251845439</text:p>
          </table:table-cell>
          <table:table-cell office:value-type="float" office:value="0.847326007326007" calcext:value-type="float">
            <text:p>0.847326007326007</text:p>
          </table:table-cell>
          <table:table-cell office:value-type="float" office:value="0.0242119646986955" calcext:value-type="float">
            <text:p>0.024211964698695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302413435480932" calcext:value-type="float">
            <text:p>0.0302413435480932</text:p>
          </table:table-cell>
          <table:table-cell office:value-type="float" office:value="0.84959706959707" calcext:value-type="float">
            <text:p>0.84959706959707</text:p>
          </table:table-cell>
          <table:table-cell office:value-type="float" office:value="0.0369021637772098" calcext:value-type="float">
            <text:p>0.0369021637772098</text:p>
          </table:table-cell>
          <table:table-cell office:value-type="float" office:value="0.849548229548229" calcext:value-type="float">
            <text:p>0.849548229548229</text:p>
          </table:table-cell>
          <table:table-cell office:value-type="float" office:value="0.0337988488362432" calcext:value-type="float">
            <text:p>0.0337988488362432</text:p>
          </table:table-cell>
          <table:table-cell office:value-type="float" office:value="0.849548229548229" calcext:value-type="float">
            <text:p>0.849548229548229</text:p>
          </table:table-cell>
          <table:table-cell office:value-type="float" office:value="0.0394407397856499" calcext:value-type="float">
            <text:p>0.0394407397856499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74796264308542" calcext:value-type="float">
            <text:p>0.0374796264308542</text:p>
          </table:table-cell>
          <table:table-cell office:value-type="float" office:value="0.860683760683761" calcext:value-type="float">
            <text:p>0.860683760683761</text:p>
          </table:table-cell>
          <table:table-cell office:value-type="float" office:value="0.0358612860266106" calcext:value-type="float">
            <text:p>0.0358612860266106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18413381063926" calcext:value-type="float">
            <text:p>0.0318413381063926</text:p>
          </table:table-cell>
          <table:table-cell office:value-type="float" office:value="0.838437118437118" calcext:value-type="float">
            <text:p>0.838437118437118</text:p>
          </table:table-cell>
          <table:table-cell office:value-type="float" office:value="0.0390250213135118" calcext:value-type="float">
            <text:p>0.0390250213135118</text:p>
          </table:table-cell>
          <table:table-cell office:value-type="float" office:value="0.867203907203907" calcext:value-type="float">
            <text:p>0.867203907203907</text:p>
          </table:table-cell>
          <table:table-cell office:value-type="float" office:value="0.0305940124098532" calcext:value-type="float">
            <text:p>0.0305940124098532</text:p>
          </table:table-cell>
          <table:table-cell office:value-type="float" office:value="0.847374847374847" calcext:value-type="float">
            <text:p>0.847374847374847</text:p>
          </table:table-cell>
          <table:table-cell office:value-type="float" office:value="0.0324470592998389" calcext:value-type="float">
            <text:p>0.0324470592998389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476004941783887" calcext:value-type="float">
            <text:p>0.0476004941783887</text:p>
          </table:table-cell>
          <table:table-cell office:value-type="float" office:value="0.853992673992674" calcext:value-type="float">
            <text:p>0.853992673992674</text:p>
          </table:table-cell>
          <table:table-cell office:value-type="float" office:value="0.0335065739268709" calcext:value-type="float">
            <text:p>0.0335065739268709</text:p>
          </table:table-cell>
          <table:table-cell office:value-type="float" office:value="0.851697191697192" calcext:value-type="float">
            <text:p>0.851697191697192</text:p>
          </table:table-cell>
          <table:table-cell office:value-type="float" office:value="0.0441867166746739" calcext:value-type="float">
            <text:p>0.0441867166746739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372214767371375" calcext:value-type="float">
            <text:p>0.0372214767371375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90872032539089" calcext:value-type="float">
            <text:p>0.0390872032539089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42956915751301" calcext:value-type="float">
            <text:p>0.04295691575130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271503836844515" calcext:value-type="float">
            <text:p>0.0271503836844515</text:p>
          </table:table-cell>
          <table:table-cell office:value-type="float" office:value="0.845177045177045" calcext:value-type="float">
            <text:p>0.845177045177045</text:p>
          </table:table-cell>
          <table:table-cell office:value-type="float" office:value="0.0346854620315392" calcext:value-type="float">
            <text:p>0.034685462031539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053918508591" calcext:value-type="float">
            <text:p>0.0372053918508591</text:p>
          </table:table-cell>
          <table:table-cell office:value-type="float" office:value="0.849548229548229" calcext:value-type="float">
            <text:p>0.849548229548229</text:p>
          </table:table-cell>
          <table:table-cell office:value-type="float" office:value="0.0394407397856499" calcext:value-type="float">
            <text:p>0.0394407397856499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57483010112896" calcext:value-type="float">
            <text:p>0.0357483010112896</text:p>
          </table:table-cell>
          <table:table-cell office:value-type="float" office:value="0.856239316239316" calcext:value-type="float">
            <text:p>0.856239316239316</text:p>
          </table:table-cell>
          <table:table-cell office:value-type="float" office:value="0.037970743007758" calcext:value-type="float">
            <text:p>0.037970743007758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355472230907826" calcext:value-type="float">
            <text:p>0.0355472230907826</text:p>
          </table:table-cell>
          <table:table-cell office:value-type="float" office:value="0.836263736263736" calcext:value-type="float">
            <text:p>0.836263736263736</text:p>
          </table:table-cell>
          <table:table-cell office:value-type="float" office:value="0.0471851020606132" calcext:value-type="float">
            <text:p>0.0471851020606132</text:p>
          </table:table-cell>
          <table:table-cell office:value-type="float" office:value="0.871599511599512" calcext:value-type="float">
            <text:p>0.871599511599512</text:p>
          </table:table-cell>
          <table:table-cell office:value-type="float" office:value="0.033214106031031" calcext:value-type="float">
            <text:p>0.033214106031031</text:p>
          </table:table-cell>
          <table:table-cell office:value-type="float" office:value="0.845128205128205" calcext:value-type="float">
            <text:p>0.845128205128205</text:p>
          </table:table-cell>
          <table:table-cell office:value-type="float" office:value="0.0331639081403489" calcext:value-type="float">
            <text:p>0.0331639081403489</text:p>
          </table:table-cell>
          <table:table-cell office:value-type="float" office:value="0.858388278388278" calcext:value-type="float">
            <text:p>0.858388278388278</text:p>
          </table:table-cell>
          <table:table-cell office:value-type="float" office:value="0.041741404969946" calcext:value-type="float">
            <text:p>0.041741404969946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7131628817106" calcext:value-type="float">
            <text:p>0.037131628817106</text:p>
          </table:table-cell>
          <table:table-cell office:value-type="float" office:value="0.851697191697192" calcext:value-type="float">
            <text:p>0.851697191697192</text:p>
          </table:table-cell>
          <table:table-cell office:value-type="float" office:value="0.0441867166746739" calcext:value-type="float">
            <text:p>0.0441867166746739</text:p>
          </table:table-cell>
          <table:table-cell office:value-type="float" office:value="0.851770451770452" calcext:value-type="float">
            <text:p>0.851770451770452</text:p>
          </table:table-cell>
          <table:table-cell office:value-type="float" office:value="0.0253943304400488" calcext:value-type="float">
            <text:p>0.0253943304400488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55747878321402" calcext:value-type="float">
            <text:p>0.0355747878321402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405364130430273" calcext:value-type="float">
            <text:p>0.040536413043027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232032963097569" calcext:value-type="float">
            <text:p>0.0232032963097569</text:p>
          </table:table-cell>
          <table:table-cell office:value-type="float" office:value="0.842930402930403" calcext:value-type="float">
            <text:p>0.842930402930403</text:p>
          </table:table-cell>
          <table:table-cell office:value-type="float" office:value="0.0407317479260578" calcext:value-type="float">
            <text:p>0.0407317479260578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88906043865186" calcext:value-type="float">
            <text:p>0.0388906043865186</text:p>
          </table:table-cell>
          <table:table-cell office:value-type="float" office:value="0.851770451770452" calcext:value-type="float">
            <text:p>0.851770451770452</text:p>
          </table:table-cell>
          <table:table-cell office:value-type="float" office:value="0.0386028568387706" calcext:value-type="float">
            <text:p>0.0386028568387706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82060822833352" calcext:value-type="float">
            <text:p>0.0382060822833352</text:p>
          </table:table-cell>
          <table:table-cell office:value-type="float" office:value="0.847350427350427" calcext:value-type="float">
            <text:p>0.847350427350427</text:p>
          </table:table-cell>
          <table:table-cell office:value-type="float" office:value="0.0392860249899245" calcext:value-type="float">
            <text:p>0.0392860249899245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8165908433138" calcext:value-type="float">
            <text:p>0.038165908433138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425666838911647" calcext:value-type="float">
            <text:p>0.0425666838911647</text:p>
          </table:table-cell>
          <table:table-cell office:value-type="float" office:value="0.869377289377289" calcext:value-type="float">
            <text:p>0.869377289377289</text:p>
          </table:table-cell>
          <table:table-cell office:value-type="float" office:value="0.0339893055465484" calcext:value-type="float">
            <text:p>0.0339893055465484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391900499580377" calcext:value-type="float">
            <text:p>0.0391900499580377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408339575434161" calcext:value-type="float">
            <text:p>0.0408339575434161</text:p>
          </table:table-cell>
          <table:table-cell office:value-type="float" office:value="0.845054945054945" calcext:value-type="float">
            <text:p>0.845054945054945</text:p>
          </table:table-cell>
          <table:table-cell office:value-type="float" office:value="0.0394058163981559" calcext:value-type="float">
            <text:p>0.0394058163981559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22756927933016" calcext:value-type="float">
            <text:p>0.0422756927933016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198481250484961" calcext:value-type="float">
            <text:p>0.0198481250484961</text:p>
          </table:table-cell>
          <table:table-cell office:value-type="float" office:value="0.867179487179487" calcext:value-type="float">
            <text:p>0.867179487179487</text:p>
          </table:table-cell>
          <table:table-cell office:value-type="float" office:value="0.0393515263422615" calcext:value-type="float">
            <text:p>0.0393515263422615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89128510830476" calcext:value-type="float">
            <text:p>0.03891285108304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.841069597069597" calcext:value-type="float">
            <text:p>0.841069597069597</text:p>
          </table:table-cell>
          <table:table-cell office:value-type="float" office:value="0.0275864841957125" calcext:value-type="float">
            <text:p>0.0275864841957125</text:p>
          </table:table-cell>
          <table:table-cell office:value-type="float" office:value="0.846051282051282" calcext:value-type="float">
            <text:p>0.846051282051282</text:p>
          </table:table-cell>
          <table:table-cell office:value-type="float" office:value="0.0370906234247626" calcext:value-type="float">
            <text:p>0.0370906234247626</text:p>
          </table:table-cell>
          <table:table-cell office:value-type="float" office:value="0.852185592185592" calcext:value-type="float">
            <text:p>0.852185592185592</text:p>
          </table:table-cell>
          <table:table-cell office:value-type="float" office:value="0.0298620454224981" calcext:value-type="float">
            <text:p>0.0298620454224981</text:p>
          </table:table-cell>
          <table:table-cell office:value-type="float" office:value="0.847765567765568" calcext:value-type="float">
            <text:p>0.847765567765568</text:p>
          </table:table-cell>
          <table:table-cell office:value-type="float" office:value="0.0430525795135205" calcext:value-type="float">
            <text:p>0.0430525795135205</text:p>
          </table:table-cell>
          <table:table-cell office:value-type="float" office:value="0.851228327228327" calcext:value-type="float">
            <text:p>0.851228327228327</text:p>
          </table:table-cell>
          <table:table-cell office:value-type="float" office:value="0.0372268010369194" calcext:value-type="float">
            <text:p>0.0372268010369194</text:p>
          </table:table-cell>
          <table:table-cell office:value-type="float" office:value="0.85401221001221" calcext:value-type="float">
            <text:p>0.85401221001221</text:p>
          </table:table-cell>
          <table:table-cell office:value-type="float" office:value="0.0313947433086443" calcext:value-type="float">
            <text:p>0.0313947433086443</text:p>
          </table:table-cell>
          <table:table-cell office:value-type="float" office:value="0.853020757020757" calcext:value-type="float">
            <text:p>0.853020757020757</text:p>
          </table:table-cell>
          <table:table-cell office:value-type="float" office:value="0.0374061345530983" calcext:value-type="float">
            <text:p>0.0374061345530983</text:p>
          </table:table-cell>
          <table:table-cell office:value-type="float" office:value="0.841958485958486" calcext:value-type="float">
            <text:p>0.841958485958486</text:p>
          </table:table-cell>
          <table:table-cell office:value-type="float" office:value="0.0452844404572531" calcext:value-type="float">
            <text:p>0.0452844404572531</text:p>
          </table:table-cell>
          <table:table-cell office:value-type="float" office:value="0.861006105006105" calcext:value-type="float">
            <text:p>0.861006105006105</text:p>
          </table:table-cell>
          <table:table-cell office:value-type="float" office:value="0.034129578174344" calcext:value-type="float">
            <text:p>0.034129578174344</text:p>
          </table:table-cell>
          <table:table-cell office:value-type="float" office:value="0.8442442002442" calcext:value-type="float">
            <text:p>0.8442442002442</text:p>
          </table:table-cell>
          <table:table-cell office:value-type="float" office:value="0.032777419061944" calcext:value-type="float">
            <text:p>0.032777419061944</text:p>
          </table:table-cell>
          <table:table-cell office:value-type="float" office:value="0.851765567765568" calcext:value-type="float">
            <text:p>0.851765567765568</text:p>
          </table:table-cell>
          <table:table-cell office:value-type="float" office:value="0.0397526511826681" calcext:value-type="float">
            <text:p>0.0397526511826681</text:p>
          </table:table-cell>
          <table:table-cell office:value-type="float" office:value="0.851296703296703" calcext:value-type="float">
            <text:p>0.851296703296703</text:p>
          </table:table-cell>
          <table:table-cell office:value-type="float" office:value="0.0359000984673165" calcext:value-type="float">
            <text:p>0.0359000984673165</text:p>
          </table:table-cell>
          <table:table-cell office:value-type="float" office:value="0.847277167277167" calcext:value-type="float">
            <text:p>0.847277167277167</text:p>
          </table:table-cell>
          <table:table-cell office:value-type="float" office:value="0.041261184605992" calcext:value-type="float">
            <text:p>0.041261184605992</text:p>
          </table:table-cell>
          <table:table-cell office:value-type="float" office:value="0.846871794871795" calcext:value-type="float">
            <text:p>0.846871794871795</text:p>
          </table:table-cell>
          <table:table-cell office:value-type="float" office:value="0.0323304962798552" calcext:value-type="float">
            <text:p>0.0323304962798552</text:p>
          </table:table-cell>
          <table:table-cell office:value-type="float" office:value="0.858774114774115" calcext:value-type="float">
            <text:p>0.858774114774115</text:p>
          </table:table-cell>
          <table:table-cell office:value-type="float" office:value="0.0377995849890439" calcext:value-type="float">
            <text:p>0.0377995849890439</text:p>
          </table:table-cell>
          <table:table-cell office:value-type="float" office:value="0.847750915750916" calcext:value-type="float">
            <text:p>0.847750915750916</text:p>
          </table:table-cell>
          <table:table-cell office:value-type="float" office:value="0.0354670829387337" calcext:value-type="float">
            <text:p>0.035467082938733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242182752810172" calcext:value-type="float">
            <text:p>0.0242182752810172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326787923711062" calcext:value-type="float">
            <text:p>0.0326787923711062</text:p>
          </table:table-cell>
          <table:table-cell office:value-type="float" office:value="0.829548229548229" calcext:value-type="float">
            <text:p>0.829548229548229</text:p>
          </table:table-cell>
          <table:table-cell office:value-type="float" office:value="0.0368851514949775" calcext:value-type="float">
            <text:p>0.0368851514949775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602543628487585" calcext:value-type="float">
            <text:p>0.0602543628487585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291841003376422" calcext:value-type="float">
            <text:p>0.0291841003376422</text:p>
          </table:table-cell>
          <table:table-cell office:value-type="float" office:value="0.811770451770452" calcext:value-type="float">
            <text:p>0.811770451770452</text:p>
          </table:table-cell>
          <table:table-cell office:value-type="float" office:value="0.0508659934957432" calcext:value-type="float">
            <text:p>0.0508659934957432</text:p>
          </table:table-cell>
          <table:table-cell office:value-type="float" office:value="0.82957264957265" calcext:value-type="float">
            <text:p>0.82957264957265</text:p>
          </table:table-cell>
          <table:table-cell office:value-type="float" office:value="0.0413471110522545" calcext:value-type="float">
            <text:p>0.0413471110522545</text:p>
          </table:table-cell>
          <table:table-cell office:value-type="float" office:value="0.823003663003663" calcext:value-type="float">
            <text:p>0.823003663003663</text:p>
          </table:table-cell>
          <table:table-cell office:value-type="float" office:value="0.0283480881891601" calcext:value-type="float">
            <text:p>0.0283480881891601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642023527032932" calcext:value-type="float">
            <text:p>0.0642023527032932</text:p>
          </table:table-cell>
          <table:table-cell office:value-type="float" office:value="0.844981684981685" calcext:value-type="float">
            <text:p>0.844981684981685</text:p>
          </table:table-cell>
          <table:table-cell office:value-type="float" office:value="0.0405567828793979" calcext:value-type="float">
            <text:p>0.0405567828793979</text:p>
          </table:table-cell>
          <table:table-cell office:value-type="float" office:value="0.845030525030525" calcext:value-type="float">
            <text:p>0.845030525030525</text:p>
          </table:table-cell>
          <table:table-cell office:value-type="float" office:value="0.0229277566248973" calcext:value-type="float">
            <text:p>0.0229277566248973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309337231505924" calcext:value-type="float">
            <text:p>0.0309337231505924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457774022138217" calcext:value-type="float">
            <text:p>0.0457774022138217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231892209867947" calcext:value-type="float">
            <text:p>0.0231892209867947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292242248700762" calcext:value-type="float">
            <text:p>0.0292242248700762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04023664814739" calcext:value-type="float">
            <text:p>0.030402366481473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244755778360638" calcext:value-type="float">
            <text:p>0.0244755778360638</text:p>
          </table:table-cell>
          <table:table-cell office:value-type="float" office:value="0.847326007326007" calcext:value-type="float">
            <text:p>0.847326007326007</text:p>
          </table:table-cell>
          <table:table-cell office:value-type="float" office:value="0.0307976350085634" calcext:value-type="float">
            <text:p>0.030797635008563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429151446489982" calcext:value-type="float">
            <text:p>0.0429151446489982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48913356768896" calcext:value-type="float">
            <text:p>0.0348913356768896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2120625751582" calcext:value-type="float">
            <text:p>0.0322120625751582</text:p>
          </table:table-cell>
          <table:table-cell office:value-type="float" office:value="0.842783882783883" calcext:value-type="float">
            <text:p>0.842783882783883</text:p>
          </table:table-cell>
          <table:table-cell office:value-type="float" office:value="0.0401282938285609" calcext:value-type="float">
            <text:p>0.0401282938285609</text:p>
          </table:table-cell>
          <table:table-cell office:value-type="float" office:value="0.847203907203907" calcext:value-type="float">
            <text:p>0.847203907203907</text:p>
          </table:table-cell>
          <table:table-cell office:value-type="float" office:value="0.048431102316373" calcext:value-type="float">
            <text:p>0.048431102316373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34269221584476" calcext:value-type="float">
            <text:p>0.03426922158447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364754164396882" calcext:value-type="float">
            <text:p>0.03647541643968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00831504203264" calcext:value-type="float">
            <text:p>0.0200831504203264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367291495901621" calcext:value-type="float">
            <text:p>0.0367291495901621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477844876647144" calcext:value-type="float">
            <text:p>0.047784487664714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488901300007499" calcext:value-type="float">
            <text:p>0.0488901300007499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302019039146058" calcext:value-type="float">
            <text:p>0.030201903914605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3248179370437" calcext:value-type="float">
            <text:p>0.033248179370437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94079539100307" calcext:value-type="float">
            <text:p>0.039407953910030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23229950367531" calcext:value-type="float">
            <text:p>0.0323229950367531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416627194702608" calcext:value-type="float">
            <text:p>0.0416627194702608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414656580797517" calcext:value-type="float">
            <text:p>0.0414656580797517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443068352297626" calcext:value-type="float">
            <text:p>0.0443068352297626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341403600968444" calcext:value-type="float">
            <text:p>0.0341403600968444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36699583090436" calcext:value-type="float">
            <text:p>0.0436699583090436</text:p>
          </table:table-cell>
          <table:table-cell office:value-type="float" office:value="0.856117216117216" calcext:value-type="float">
            <text:p>0.856117216117216</text:p>
          </table:table-cell>
          <table:table-cell office:value-type="float" office:value="0.0307714837247162" calcext:value-type="float">
            <text:p>0.0307714837247162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411592068169676" calcext:value-type="float">
            <text:p>0.0411592068169676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66014947817093" calcext:value-type="float">
            <text:p>0.0366014947817093</text:p>
          </table:table-cell>
          <table:table-cell office:value-type="float" office:value="0.849450549450549" calcext:value-type="float">
            <text:p>0.849450549450549</text:p>
          </table:table-cell>
          <table:table-cell office:value-type="float" office:value="0.0343288135857285" calcext:value-type="float">
            <text:p>0.0343288135857285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64500222984229" calcext:value-type="float">
            <text:p>0.0464500222984229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97010382355209" calcext:value-type="float">
            <text:p>0.0397010382355209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89128510830476" calcext:value-type="float">
            <text:p>0.0389128510830476</text:p>
          </table:table-cell>
          <table:table-cell office:value-type="float" office:value="0.860512820512821" calcext:value-type="float">
            <text:p>0.860512820512821</text:p>
          </table:table-cell>
          <table:table-cell office:value-type="float" office:value="0.0376435488322384" calcext:value-type="float">
            <text:p>0.0376435488322384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65686298473574" calcext:value-type="float">
            <text:p>0.0365686298473574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71911364439498" calcext:value-type="float">
            <text:p>0.047191136443949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413887897201297" calcext:value-type="float">
            <text:p>0.04138878972012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82060822833352" calcext:value-type="float">
            <text:p>0.038206082283335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959414922469" calcext:value-type="float">
            <text:p>0.0372959414922469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99033025197227" calcext:value-type="float">
            <text:p>0.0399033025197227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42797738358585" calcext:value-type="float">
            <text:p>0.0442797738358585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18823269392546" calcext:value-type="float">
            <text:p>0.0318823269392546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64022629292488" calcext:value-type="float">
            <text:p>0.0364022629292488</text:p>
          </table:table-cell>
          <table:table-cell office:value-type="float" office:value="0.862735042735043" calcext:value-type="float">
            <text:p>0.862735042735043</text:p>
          </table:table-cell>
          <table:table-cell office:value-type="float" office:value="0.0519845051848323" calcext:value-type="float">
            <text:p>0.0519845051848323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31383870341072" calcext:value-type="float">
            <text:p>0.0331383870341072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42162040254754" calcext:value-type="float">
            <text:p>0.042162040254754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47934362093944" calcext:value-type="float">
            <text:p>0.034793436209394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368602250424224" calcext:value-type="float">
            <text:p>0.0368602250424224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40265898548396" calcext:value-type="float">
            <text:p>0.0340265898548396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426516192543897" calcext:value-type="float">
            <text:p>0.04265161925438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41305462515432" calcext:value-type="float">
            <text:p>0.0413054625154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531722971004782" calcext:value-type="float">
            <text:p>0.05317229710047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053918508591" calcext:value-type="float">
            <text:p>0.0372053918508591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46273879695075" calcext:value-type="float">
            <text:p>0.0346273879695075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365899658726523" calcext:value-type="float">
            <text:p>0.0365899658726523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50130483094642" calcext:value-type="float">
            <text:p>0.0350130483094642</text:p>
          </table:table-cell>
          <table:table-cell office:value-type="float" office:value="0.851648351648352" calcext:value-type="float">
            <text:p>0.851648351648352</text:p>
          </table:table-cell>
          <table:table-cell office:value-type="float" office:value="0.05081998648066" calcext:value-type="float">
            <text:p>0.0508199864806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299726081450476" calcext:value-type="float">
            <text:p>0.0299726081450476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2924966976823" calcext:value-type="float">
            <text:p>0.02924966976823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57613600335921" calcext:value-type="float">
            <text:p>0.0457613600335921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397303553379238" calcext:value-type="float">
            <text:p>0.039730355337923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49592927925477" calcext:value-type="float">
            <text:p>0.0349592927925477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306178564173314" calcext:value-type="float">
            <text:p>0.030617856417331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1281826459606" calcext:value-type="float">
            <text:p>0.0321281826459606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433366858824" calcext:value-type="float">
            <text:p>0.0433366858824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22756927933016" calcext:value-type="float">
            <text:p>0.0422756927933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1452991453" calcext:value-type="float">
            <text:p>0.85391452991453</text:p>
          </table:table-cell>
          <table:table-cell office:value-type="float" office:value="0.0351155869948884" calcext:value-type="float">
            <text:p>0.0351155869948884</text:p>
          </table:table-cell>
          <table:table-cell office:value-type="float" office:value="0.849518925518926" calcext:value-type="float">
            <text:p>0.849518925518926</text:p>
          </table:table-cell>
          <table:table-cell office:value-type="float" office:value="0.0355887290838842" calcext:value-type="float">
            <text:p>0.0355887290838842</text:p>
          </table:table-cell>
          <table:table-cell office:value-type="float" office:value="0.848586080586081" calcext:value-type="float">
            <text:p>0.848586080586081</text:p>
          </table:table-cell>
          <table:table-cell office:value-type="float" office:value="0.038819884895314" calcext:value-type="float">
            <text:p>0.038819884895314</text:p>
          </table:table-cell>
          <table:table-cell office:value-type="float" office:value="0.853470085470086" calcext:value-type="float">
            <text:p>0.853470085470086</text:p>
          </table:table-cell>
          <table:table-cell office:value-type="float" office:value="0.042667688224062" calcext:value-type="float">
            <text:p>0.042667688224062</text:p>
          </table:table-cell>
          <table:table-cell office:value-type="float" office:value="0.857450549450549" calcext:value-type="float">
            <text:p>0.857450549450549</text:p>
          </table:table-cell>
          <table:table-cell office:value-type="float" office:value="0.0340905747677663" calcext:value-type="float">
            <text:p>0.0340905747677663</text:p>
          </table:table-cell>
          <table:table-cell office:value-type="float" office:value="0.842778998778999" calcext:value-type="float">
            <text:p>0.842778998778999</text:p>
          </table:table-cell>
          <table:table-cell office:value-type="float" office:value="0.0459528011899732" calcext:value-type="float">
            <text:p>0.0459528011899732</text:p>
          </table:table-cell>
          <table:table-cell office:value-type="float" office:value="0.846827838827839" calcext:value-type="float">
            <text:p>0.846827838827839</text:p>
          </table:table-cell>
          <table:table-cell office:value-type="float" office:value="0.0364809264355292" calcext:value-type="float">
            <text:p>0.0364809264355292</text:p>
          </table:table-cell>
          <table:table-cell office:value-type="float" office:value="0.846422466422466" calcext:value-type="float">
            <text:p>0.846422466422466</text:p>
          </table:table-cell>
          <table:table-cell office:value-type="float" office:value="0.0338856898576165" calcext:value-type="float">
            <text:p>0.0338856898576165</text:p>
          </table:table-cell>
          <table:table-cell office:value-type="float" office:value="0.850818070818071" calcext:value-type="float">
            <text:p>0.850818070818071</text:p>
          </table:table-cell>
          <table:table-cell office:value-type="float" office:value="0.047005025828623" calcext:value-type="float">
            <text:p>0.047005025828623</text:p>
          </table:table-cell>
          <table:table-cell office:value-type="float" office:value="0.8521221001221" calcext:value-type="float">
            <text:p>0.8521221001221</text:p>
          </table:table-cell>
          <table:table-cell office:value-type="float" office:value="0.0327412481276383" calcext:value-type="float">
            <text:p>0.0327412481276383</text:p>
          </table:table-cell>
          <table:table-cell office:value-type="float" office:value="0.846813186813187" calcext:value-type="float">
            <text:p>0.846813186813187</text:p>
          </table:table-cell>
          <table:table-cell office:value-type="float" office:value="0.037599864821232" calcext:value-type="float">
            <text:p>0.037599864821232</text:p>
          </table:table-cell>
          <table:table-cell office:value-type="float" office:value="0.85437851037851" calcext:value-type="float">
            <text:p>0.85437851037851</text:p>
          </table:table-cell>
          <table:table-cell office:value-type="float" office:value="0.037634395610554" calcext:value-type="float">
            <text:p>0.037634395610554</text:p>
          </table:table-cell>
          <table:table-cell office:value-type="float" office:value="0.851267399267399" calcext:value-type="float">
            <text:p>0.851267399267399</text:p>
          </table:table-cell>
          <table:table-cell office:value-type="float" office:value="0.0402116929514746" calcext:value-type="float">
            <text:p>0.0402116929514746</text:p>
          </table:table-cell>
          <table:table-cell office:value-type="float" office:value="0.851702075702076" calcext:value-type="float">
            <text:p>0.851702075702076</text:p>
          </table:table-cell>
          <table:table-cell office:value-type="float" office:value="0.0314378892468878" calcext:value-type="float">
            <text:p>0.0314378892468878</text:p>
          </table:table-cell>
          <table:table-cell office:value-type="float" office:value="0.858334554334554" calcext:value-type="float">
            <text:p>0.858334554334554</text:p>
          </table:table-cell>
          <table:table-cell office:value-type="float" office:value="0.0370058678449321" calcext:value-type="float">
            <text:p>0.0370058678449321</text:p>
          </table:table-cell>
          <table:table-cell office:value-type="float" office:value="0.856136752136752" calcext:value-type="float">
            <text:p>0.856136752136752</text:p>
          </table:table-cell>
          <table:table-cell office:value-type="float" office:value="0.0401165224288376" calcext:value-type="float">
            <text:p>0.040116522428837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25041100898401" calcext:value-type="float">
            <text:p>0.0125041100898401</text:p>
          </table:table-cell>
          <table:table-cell office:value-type="float" office:value="0.99199203715992" calcext:value-type="float">
            <text:p>0.99199203715992</text:p>
          </table:table-cell>
          <table:table-cell office:value-type="float" office:value="0.0090576873247373" calcext:value-type="float">
            <text:p>0.0090576873247373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086858976894676" calcext:value-type="float">
            <text:p>0.0086858976894676</text:p>
          </table:table-cell>
          <table:table-cell office:value-type="float" office:value="0.99199203715992" calcext:value-type="float">
            <text:p>0.99199203715992</text:p>
          </table:table-cell>
          <table:table-cell office:value-type="float" office:value="0.0107284458759121" calcext:value-type="float">
            <text:p>0.0107284458759121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83026880519115" calcext:value-type="float">
            <text:p>0.0083026880519115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65875954051936" calcext:value-type="float">
            <text:p>0.0165875954051936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02969559968701" calcext:value-type="float">
            <text:p>0.0102969559968701</text:p>
          </table:table-cell>
          <table:table-cell office:value-type="float" office:value="0.991986728599867" calcext:value-type="float">
            <text:p>0.991986728599867</text:p>
          </table:table-cell>
          <table:table-cell office:value-type="float" office:value="0.0094304686750206" calcext:value-type="float">
            <text:p>0.0094304686750206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83026880519115" calcext:value-type="float">
            <text:p>0.0083026880519115</text:p>
          </table:table-cell>
          <table:table-cell office:value-type="float" office:value="0.991264764432647" calcext:value-type="float">
            <text:p>0.991264764432647</text:p>
          </table:table-cell>
          <table:table-cell office:value-type="float" office:value="0.0122255976668045" calcext:value-type="float">
            <text:p>0.0122255976668045</text:p>
          </table:table-cell>
          <table:table-cell office:value-type="float" office:value="0.989802256138022" calcext:value-type="float">
            <text:p>0.989802256138022</text:p>
          </table:table-cell>
          <table:table-cell office:value-type="float" office:value="0.0083056097138797" calcext:value-type="float">
            <text:p>0.0083056097138797</text:p>
          </table:table-cell>
          <table:table-cell office:value-type="float" office:value="0.990537491705375" calcext:value-type="float">
            <text:p>0.990537491705375</text:p>
          </table:table-cell>
          <table:table-cell office:value-type="float" office:value="0.0104776590387319" calcext:value-type="float">
            <text:p>0.0104776590387319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9810218978102" calcext:value-type="float">
            <text:p>0.989810218978102</text:p>
          </table:table-cell>
          <table:table-cell office:value-type="float" office:value="0.0152991627778131" calcext:value-type="float">
            <text:p>0.0152991627778131</text:p>
          </table:table-cell>
          <table:table-cell office:value-type="float" office:value="0.988345056403451" calcext:value-type="float">
            <text:p>0.988345056403451</text:p>
          </table:table-cell>
          <table:table-cell office:value-type="float" office:value="0.0116184244879355" calcext:value-type="float">
            <text:p>0.011618424487935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7004231747028" calcext:value-type="float">
            <text:p>0.0137004231747028</text:p>
          </table:table-cell>
          <table:table-cell office:value-type="float" office:value="0.991986728599867" calcext:value-type="float">
            <text:p>0.991986728599867</text:p>
          </table:table-cell>
          <table:table-cell office:value-type="float" office:value="0.0047412659741958" calcext:value-type="float">
            <text:p>0.0047412659741958</text:p>
          </table:table-cell>
          <table:table-cell office:value-type="float" office:value="0.993449236894492" calcext:value-type="float">
            <text:p>0.993449236894492</text:p>
          </table:table-cell>
          <table:table-cell office:value-type="float" office:value="0.0074529848325394" calcext:value-type="float">
            <text:p>0.0074529848325394</text:p>
          </table:table-cell>
          <table:table-cell office:value-type="float" office:value="0.992719309887193" calcext:value-type="float">
            <text:p>0.992719309887193</text:p>
          </table:table-cell>
          <table:table-cell office:value-type="float" office:value="0.0092748649430878" calcext:value-type="float">
            <text:p>0.0092748649430878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01701000161824" calcext:value-type="float">
            <text:p>0.0101701000161824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124967495153981" calcext:value-type="float">
            <text:p>0.0124967495153981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9199203715992" calcext:value-type="float">
            <text:p>0.99199203715992</text:p>
          </table:table-cell>
          <table:table-cell office:value-type="float" office:value="0.0107284458759121" calcext:value-type="float">
            <text:p>0.0107284458759121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83026880519115" calcext:value-type="float">
            <text:p>0.0083026880519115</text:p>
          </table:table-cell>
          <table:table-cell office:value-type="float" office:value="0.99199203715992" calcext:value-type="float">
            <text:p>0.99199203715992</text:p>
          </table:table-cell>
          <table:table-cell office:value-type="float" office:value="0.0107284458759121" calcext:value-type="float">
            <text:p>0.0107284458759121</text:p>
          </table:table-cell>
          <table:table-cell office:value-type="float" office:value="0.989802256138022" calcext:value-type="float">
            <text:p>0.989802256138022</text:p>
          </table:table-cell>
          <table:table-cell office:value-type="float" office:value="0.0083056097138797" calcext:value-type="float">
            <text:p>0.0083056097138797</text:p>
          </table:table-cell>
          <table:table-cell office:value-type="float" office:value="0.991264764432647" calcext:value-type="float">
            <text:p>0.991264764432647</text:p>
          </table:table-cell>
          <table:table-cell office:value-type="float" office:value="0.0104783499093595" calcext:value-type="float">
            <text:p>0.0104783499093595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92719309887193" calcext:value-type="float">
            <text:p>0.992719309887193</text:p>
          </table:table-cell>
          <table:table-cell office:value-type="float" office:value="0.0092748649430878" calcext:value-type="float">
            <text:p>0.0092748649430878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116211157539495" calcext:value-type="float">
            <text:p>0.011621115753949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228846637571" calcext:value-type="float">
            <text:p>0.0142228846637571</text:p>
          </table:table-cell>
          <table:table-cell office:value-type="float" office:value="0.991986728599867" calcext:value-type="float">
            <text:p>0.991986728599867</text:p>
          </table:table-cell>
          <table:table-cell office:value-type="float" office:value="0.0047463618425004" calcext:value-type="float">
            <text:p>0.0047463618425004</text:p>
          </table:table-cell>
          <table:table-cell office:value-type="float" office:value="0.992719309887193" calcext:value-type="float">
            <text:p>0.992719309887193</text:p>
          </table:table-cell>
          <table:table-cell office:value-type="float" office:value="0.0077186034177683" calcext:value-type="float">
            <text:p>0.0077186034177683</text:p>
          </table:table-cell>
          <table:table-cell office:value-type="float" office:value="0.991264764432647" calcext:value-type="float">
            <text:p>0.991264764432647</text:p>
          </table:table-cell>
          <table:table-cell office:value-type="float" office:value="0.0091295966959794" calcext:value-type="float">
            <text:p>0.0091295966959794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  <table:table-cell office:value-type="float" office:value="0.990537491705375" calcext:value-type="float">
            <text:p>0.990537491705375</text:p>
          </table:table-cell>
          <table:table-cell office:value-type="float" office:value="0.0104776590387319" calcext:value-type="float">
            <text:p>0.0104776590387319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110964048712037" calcext:value-type="float">
            <text:p>0.0110964048712037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01701000161824" calcext:value-type="float">
            <text:p>0.0101701000161824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110964048712037" calcext:value-type="float">
            <text:p>0.0110964048712037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  <table:table-cell office:value-type="float" office:value="0.991264764432647" calcext:value-type="float">
            <text:p>0.991264764432647</text:p>
          </table:table-cell>
          <table:table-cell office:value-type="float" office:value="0.0104783499093595" calcext:value-type="float">
            <text:p>0.0104783499093595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13371412385521" calcext:value-type="float">
            <text:p>0.0113371412385521</text:p>
          </table:table-cell>
          <table:table-cell office:value-type="float" office:value="0.991264764432647" calcext:value-type="float">
            <text:p>0.991264764432647</text:p>
          </table:table-cell>
          <table:table-cell office:value-type="float" office:value="0.0122255976668045" calcext:value-type="float">
            <text:p>0.0122255976668045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13371412385521" calcext:value-type="float">
            <text:p>0.0113371412385521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1682841502769" calcext:value-type="float">
            <text:p>0.01168284150276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228846637571" calcext:value-type="float">
            <text:p>0.0142228846637571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06607635410259" calcext:value-type="float">
            <text:p>0.006607635410259</text:p>
          </table:table-cell>
          <table:table-cell office:value-type="float" office:value="0.993446582614466" calcext:value-type="float">
            <text:p>0.993446582614466</text:p>
          </table:table-cell>
          <table:table-cell office:value-type="float" office:value="0.0078889761509978" calcext:value-type="float">
            <text:p>0.0078889761509978</text:p>
          </table:table-cell>
          <table:table-cell office:value-type="float" office:value="0.991264764432647" calcext:value-type="float">
            <text:p>0.991264764432647</text:p>
          </table:table-cell>
          <table:table-cell office:value-type="float" office:value="0.0091295966959794" calcext:value-type="float">
            <text:p>0.0091295966959794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  <table:table-cell office:value-type="float" office:value="0.989810218978102" calcext:value-type="float">
            <text:p>0.989810218978102</text:p>
          </table:table-cell>
          <table:table-cell office:value-type="float" office:value="0.0118954780581088" calcext:value-type="float">
            <text:p>0.0118954780581088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1682841502769" calcext:value-type="float">
            <text:p>0.011682841502769</text:p>
          </table:table-cell>
          <table:table-cell office:value-type="float" office:value="0.989807564698076" calcext:value-type="float">
            <text:p>0.989807564698076</text:p>
          </table:table-cell>
          <table:table-cell office:value-type="float" office:value="0.012174381310701" calcext:value-type="float">
            <text:p>0.012174381310701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103686974127" calcext:value-type="float">
            <text:p>0.010103686974127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110964048712037" calcext:value-type="float">
            <text:p>0.0110964048712037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1682841502769" calcext:value-type="float">
            <text:p>0.011682841502769</text:p>
          </table:table-cell>
          <table:table-cell office:value-type="float" office:value="0.991264764432647" calcext:value-type="float">
            <text:p>0.991264764432647</text:p>
          </table:table-cell>
          <table:table-cell office:value-type="float" office:value="0.0104783499093595" calcext:value-type="float">
            <text:p>0.0104783499093595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106108699253901" calcext:value-type="float">
            <text:p>0.0106108699253901</text:p>
          </table:table-cell>
          <table:table-cell office:value-type="float" office:value="0.990537491705375" calcext:value-type="float">
            <text:p>0.990537491705375</text:p>
          </table:table-cell>
          <table:table-cell office:value-type="float" office:value="0.0137520973639342" calcext:value-type="float">
            <text:p>0.0137520973639342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091444165157638" calcext:value-type="float">
            <text:p>0.0091444165157638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1682841502769" calcext:value-type="float">
            <text:p>0.011682841502769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228846637571" calcext:value-type="float">
            <text:p>0.0142228846637571</text:p>
          </table:table-cell>
          <table:table-cell office:value-type="float" office:value="0.991986728599867" calcext:value-type="float">
            <text:p>0.991986728599867</text:p>
          </table:table-cell>
          <table:table-cell office:value-type="float" office:value="0.0053981034621317" calcext:value-type="float">
            <text:p>0.0053981034621317</text:p>
          </table:table-cell>
          <table:table-cell office:value-type="float" office:value="0.993446582614466" calcext:value-type="float">
            <text:p>0.993446582614466</text:p>
          </table:table-cell>
          <table:table-cell office:value-type="float" office:value="0.0078889761509978" calcext:value-type="float">
            <text:p>0.0078889761509978</text:p>
          </table:table-cell>
          <table:table-cell office:value-type="float" office:value="0.99199203715992" calcext:value-type="float">
            <text:p>0.99199203715992</text:p>
          </table:table-cell>
          <table:table-cell office:value-type="float" office:value="0.0090576873247373" calcext:value-type="float">
            <text:p>0.0090576873247373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  <table:table-cell office:value-type="float" office:value="0.989080291970803" calcext:value-type="float">
            <text:p>0.989080291970803</text:p>
          </table:table-cell>
          <table:table-cell office:value-type="float" office:value="0.0120644779557357" calcext:value-type="float">
            <text:p>0.0120644779557357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43248335599576" calcext:value-type="float">
            <text:p>0.0143248335599576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124967495153981" calcext:value-type="float">
            <text:p>0.0124967495153981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01701000161824" calcext:value-type="float">
            <text:p>0.0101701000161824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110964048712037" calcext:value-type="float">
            <text:p>0.0110964048712037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01701000161824" calcext:value-type="float">
            <text:p>0.0101701000161824</text:p>
          </table:table-cell>
          <table:table-cell office:value-type="float" office:value="0.991264764432647" calcext:value-type="float">
            <text:p>0.991264764432647</text:p>
          </table:table-cell>
          <table:table-cell office:value-type="float" office:value="0.0104783499093595" calcext:value-type="float">
            <text:p>0.0104783499093595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086858976894676" calcext:value-type="float">
            <text:p>0.0086858976894676</text:p>
          </table:table-cell>
          <table:table-cell office:value-type="float" office:value="0.99199203715992" calcext:value-type="float">
            <text:p>0.99199203715992</text:p>
          </table:table-cell>
          <table:table-cell office:value-type="float" office:value="0.0107284458759121" calcext:value-type="float">
            <text:p>0.0107284458759121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091444165157638" calcext:value-type="float">
            <text:p>0.0091444165157638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1682841502769" calcext:value-type="float">
            <text:p>0.011682841502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4226940942" calcext:value-type="float">
            <text:p>0.986894226940942</text:p>
          </table:table-cell>
          <table:table-cell office:value-type="float" office:value="0.0137746374511628" calcext:value-type="float">
            <text:p>0.0137746374511628</text:p>
          </table:table-cell>
          <table:table-cell office:value-type="float" office:value="0.991842335766423" calcext:value-type="float">
            <text:p>0.991842335766423</text:p>
          </table:table-cell>
          <table:table-cell office:value-type="float" office:value="0.00611021080276484" calcext:value-type="float">
            <text:p>0.00611021080276484</text:p>
          </table:table-cell>
          <table:table-cell office:value-type="float" office:value="0.992573324485733" calcext:value-type="float">
            <text:p>0.992573324485733</text:p>
          </table:table-cell>
          <table:table-cell office:value-type="float" office:value="0.00792708764835418" calcext:value-type="float">
            <text:p>0.00792708764835418</text:p>
          </table:table-cell>
          <table:table-cell office:value-type="float" office:value="0.991846582614466" calcext:value-type="float">
            <text:p>0.991846582614466</text:p>
          </table:table-cell>
          <table:table-cell office:value-type="float" office:value="0.0094640383071392" calcext:value-type="float">
            <text:p>0.0094640383071392</text:p>
          </table:table-cell>
          <table:table-cell office:value-type="float" office:value="0.9912599867286" calcext:value-type="float">
            <text:p>0.9912599867286</text:p>
          </table:table-cell>
          <table:table-cell office:value-type="float" office:value="0.00998931641646292" calcext:value-type="float">
            <text:p>0.00998931641646292</text:p>
          </table:table-cell>
          <table:table-cell office:value-type="float" office:value="0.989371201061712" calcext:value-type="float">
            <text:p>0.989371201061712</text:p>
          </table:table-cell>
          <table:table-cell office:value-type="float" office:value="0.0127043919946336" calcext:value-type="float">
            <text:p>0.0127043919946336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18804475950966" calcext:value-type="float">
            <text:p>0.0118804475950966</text:p>
          </table:table-cell>
          <table:table-cell office:value-type="float" office:value="0.991116655607167" calcext:value-type="float">
            <text:p>0.991116655607167</text:p>
          </table:table-cell>
          <table:table-cell office:value-type="float" office:value="0.0111852900496471" calcext:value-type="float">
            <text:p>0.0111852900496471</text:p>
          </table:table-cell>
          <table:table-cell office:value-type="float" office:value="0.990969608493696" calcext:value-type="float">
            <text:p>0.990969608493696</text:p>
          </table:table-cell>
          <table:table-cell office:value-type="float" office:value="0.00940985262206296" calcext:value-type="float">
            <text:p>0.00940985262206296</text:p>
          </table:table-cell>
          <table:table-cell office:value-type="float" office:value="0.991408626410086" calcext:value-type="float">
            <text:p>0.991408626410086</text:p>
          </table:table-cell>
          <table:table-cell office:value-type="float" office:value="0.0112486516312655" calcext:value-type="float">
            <text:p>0.0112486516312655</text:p>
          </table:table-cell>
          <table:table-cell office:value-type="float" office:value="0.990385666887856" calcext:value-type="float">
            <text:p>0.990385666887856</text:p>
          </table:table-cell>
          <table:table-cell office:value-type="float" office:value="0.00979108512362354" calcext:value-type="float">
            <text:p>0.00979108512362354</text:p>
          </table:table-cell>
          <table:table-cell office:value-type="float" office:value="0.991119309887193" calcext:value-type="float">
            <text:p>0.991119309887193</text:p>
          </table:table-cell>
          <table:table-cell office:value-type="float" office:value="0.010478211735234" calcext:value-type="float">
            <text:p>0.010478211735234</text:p>
          </table:table-cell>
          <table:table-cell office:value-type="float" office:value="0.988930590577306" calcext:value-type="float">
            <text:p>0.988930590577306</text:p>
          </table:table-cell>
          <table:table-cell office:value-type="float" office:value="0.0111994197877391" calcext:value-type="float">
            <text:p>0.0111994197877391</text:p>
          </table:table-cell>
          <table:table-cell office:value-type="float" office:value="0.991264764432647" calcext:value-type="float">
            <text:p>0.991264764432647</text:p>
          </table:table-cell>
          <table:table-cell office:value-type="float" office:value="0.0122560337255103" calcext:value-type="float">
            <text:p>0.0122560337255103</text:p>
          </table:table-cell>
          <table:table-cell office:value-type="float" office:value="0.990385666887857" calcext:value-type="float">
            <text:p>0.990385666887857</text:p>
          </table:table-cell>
          <table:table-cell office:value-type="float" office:value="0.0103471326858844" calcext:value-type="float">
            <text:p>0.0103471326858844</text:p>
          </table:table-cell>
          <table:table-cell office:value-type="float" office:value="0.990386728599867" calcext:value-type="float">
            <text:p>0.990386728599867</text:p>
          </table:table-cell>
          <table:table-cell office:value-type="float" office:value="0.0117142852851569" calcext:value-type="float">
            <text:p>0.011714285285156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228846637571" calcext:value-type="float">
            <text:p>0.01422288466375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5430656934307" calcext:value-type="float">
            <text:p>0.985430656934307</text:p>
          </table:table-cell>
          <table:table-cell office:value-type="float" office:value="0.0092670795569116" calcext:value-type="float">
            <text:p>0.009267079556911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90459677979" calcext:value-type="float">
            <text:p>0.0090459677979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4735204254659" calcext:value-type="float">
            <text:p>0.0104735204254659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27543817245492" calcext:value-type="float">
            <text:p>0.0127543817245492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71331524392094" calcext:value-type="float">
            <text:p>0.0171331524392094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094027780964723" calcext:value-type="float">
            <text:p>0.0094027780964723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9080291970803" calcext:value-type="float">
            <text:p>0.989080291970803</text:p>
          </table:table-cell>
          <table:table-cell office:value-type="float" office:value="0.0120644779557357" calcext:value-type="float">
            <text:p>0.0120644779557357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37088841857347" calcext:value-type="float">
            <text:p>0.0137088841857347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8681186915298" calcext:value-type="float">
            <text:p>0.008681186915298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92709702175288" calcext:value-type="float">
            <text:p>0.009270970217528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16749880565158" calcext:value-type="float">
            <text:p>0.0116749880565158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41792275010206" calcext:value-type="float">
            <text:p>0.01417922750102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0305376130503" calcext:value-type="float">
            <text:p>0.0110305376130503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04208762895776" calcext:value-type="float">
            <text:p>0.010420876289577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7867765366889" calcext:value-type="float">
            <text:p>0.010786776536688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100984297811129" calcext:value-type="float">
            <text:p>0.010098429781112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456801592568" calcext:value-type="float">
            <text:p>0.986456801592568</text:p>
          </table:table-cell>
          <table:table-cell office:value-type="float" office:value="0.0137380905174312" calcext:value-type="float">
            <text:p>0.0137380905174312</text:p>
          </table:table-cell>
          <table:table-cell office:value-type="float" office:value="0.987182481751825" calcext:value-type="float">
            <text:p>0.987182481751825</text:p>
          </table:table-cell>
          <table:table-cell office:value-type="float" office:value="0.0113400105112649" calcext:value-type="float">
            <text:p>0.0113400105112649</text:p>
          </table:table-cell>
          <table:table-cell office:value-type="float" office:value="0.98674505640345" calcext:value-type="float">
            <text:p>0.98674505640345</text:p>
          </table:table-cell>
          <table:table-cell office:value-type="float" office:value="0.0115488352962558" calcext:value-type="float">
            <text:p>0.011548835296255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110549984827" calcext:value-type="float">
            <text:p>0.011110549984827</text:p>
          </table:table-cell>
          <table:table-cell office:value-type="float" office:value="0.987473921698739" calcext:value-type="float">
            <text:p>0.987473921698739</text:p>
          </table:table-cell>
          <table:table-cell office:value-type="float" office:value="0.0112645349088936" calcext:value-type="float">
            <text:p>0.0112645349088936</text:p>
          </table:table-cell>
          <table:table-cell office:value-type="float" office:value="0.98703596549436" calcext:value-type="float">
            <text:p>0.98703596549436</text:p>
          </table:table-cell>
          <table:table-cell office:value-type="float" office:value="0.011568976228957" calcext:value-type="float">
            <text:p>0.011568976228957</text:p>
          </table:table-cell>
          <table:table-cell office:value-type="float" office:value="0.987619376244194" calcext:value-type="float">
            <text:p>0.987619376244194</text:p>
          </table:table-cell>
          <table:table-cell office:value-type="float" office:value="0.0116395096571499" calcext:value-type="float">
            <text:p>0.0116395096571499</text:p>
          </table:table-cell>
          <table:table-cell office:value-type="float" office:value="0.987181420039814" calcext:value-type="float">
            <text:p>0.987181420039814</text:p>
          </table:table-cell>
          <table:table-cell office:value-type="float" office:value="0.0109085904561194" calcext:value-type="float">
            <text:p>0.0109085904561194</text:p>
          </table:table-cell>
          <table:table-cell office:value-type="float" office:value="0.986454147312541" calcext:value-type="float">
            <text:p>0.986454147312541</text:p>
          </table:table-cell>
          <table:table-cell office:value-type="float" office:value="0.0136321087604867" calcext:value-type="float">
            <text:p>0.0136321087604867</text:p>
          </table:table-cell>
          <table:table-cell office:value-type="float" office:value="0.986308692767087" calcext:value-type="float">
            <text:p>0.986308692767087</text:p>
          </table:table-cell>
          <table:table-cell office:value-type="float" office:value="0.0111579812222579" calcext:value-type="float">
            <text:p>0.0111579812222579</text:p>
          </table:table-cell>
          <table:table-cell office:value-type="float" office:value="0.986455209024552" calcext:value-type="float">
            <text:p>0.986455209024552</text:p>
          </table:table-cell>
          <table:table-cell office:value-type="float" office:value="0.0130019282579637" calcext:value-type="float">
            <text:p>0.0130019282579637</text:p>
          </table:table-cell>
          <table:table-cell office:value-type="float" office:value="0.987765361645654" calcext:value-type="float">
            <text:p>0.987765361645654</text:p>
          </table:table-cell>
          <table:table-cell office:value-type="float" office:value="0.012199588103353" calcext:value-type="float">
            <text:p>0.012199588103353</text:p>
          </table:table-cell>
          <table:table-cell office:value-type="float" office:value="0.987911347047113" calcext:value-type="float">
            <text:p>0.987911347047113</text:p>
          </table:table-cell>
          <table:table-cell office:value-type="float" office:value="0.0121497712206045" calcext:value-type="float">
            <text:p>0.0121497712206045</text:p>
          </table:table-cell>
          <table:table-cell office:value-type="float" office:value="0.987474452554745" calcext:value-type="float">
            <text:p>0.987474452554745</text:p>
          </table:table-cell>
          <table:table-cell office:value-type="float" office:value="0.0122104343073541" calcext:value-type="float">
            <text:p>0.0122104343073541</text:p>
          </table:table-cell>
          <table:table-cell office:value-type="float" office:value="0.987180889183809" calcext:value-type="float">
            <text:p>0.987180889183809</text:p>
          </table:table-cell>
          <table:table-cell office:value-type="float" office:value="0.0107884549120854" calcext:value-type="float">
            <text:p>0.010788454912085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20483522082013" calcext:value-type="float">
            <text:p>0.012048352208201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944203494347379" calcext:value-type="float">
            <text:p>0.944203494347379</text:p>
          </table:table-cell>
          <table:table-cell office:value-type="float" office:value="0.0060034764047587" calcext:value-type="float">
            <text:p>0.006003476404758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71441879171723" calcext:value-type="float">
            <text:p>0.0071441879171723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95496100231074" calcext:value-type="float">
            <text:p>0.0095496100231074</text:p>
          </table:table-cell>
          <table:table-cell office:value-type="float" office:value="0.951387461459404" calcext:value-type="float">
            <text:p>0.951387461459404</text:p>
          </table:table-cell>
          <table:table-cell office:value-type="float" office:value="0.0162252603719763" calcext:value-type="float">
            <text:p>0.0162252603719763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06441780220966" calcext:value-type="float">
            <text:p>0.010644178022096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7060637204522" calcext:value-type="float">
            <text:p>0.957060637204522</text:p>
          </table:table-cell>
          <table:table-cell office:value-type="float" office:value="0.0134737394784015" calcext:value-type="float">
            <text:p>0.0134737394784015</text:p>
          </table:table-cell>
          <table:table-cell office:value-type="float" office:value="0.958530318602261" calcext:value-type="float">
            <text:p>0.958530318602261</text:p>
          </table:table-cell>
          <table:table-cell office:value-type="float" office:value="0.0077402550395735" calcext:value-type="float">
            <text:p>0.0077402550395735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18989772533875" calcext:value-type="float">
            <text:p>0.0118989772533875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8172270639193" calcext:value-type="float">
            <text:p>0.008172270639193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70792639644877" calcext:value-type="float">
            <text:p>0.0070792639644877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80656709226037" calcext:value-type="float">
            <text:p>0.0080656709226037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" calcext:value-type="float">
            <text:p>0.008118194349083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07787206279637" calcext:value-type="float">
            <text:p>0.010778720627963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945642343268243" calcext:value-type="float">
            <text:p>0.945642343268243</text:p>
          </table:table-cell>
          <table:table-cell office:value-type="float" office:value="0.0080982465551542" calcext:value-type="float">
            <text:p>0.0080982465551542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36999107176522" calcext:value-type="float">
            <text:p>0.0136999107176522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093283176276626" calcext:value-type="float">
            <text:p>0.0093283176276626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086861075971396" calcext:value-type="float">
            <text:p>0.0086861075971396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039806878351972" calcext:value-type="float">
            <text:p>0.0039806878351972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77693355390143" calcext:value-type="float">
            <text:p>0.007769335539014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49604207681669" calcext:value-type="float">
            <text:p>0.004960420768166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4960420768167" calcext:value-type="float">
            <text:p>0.004960420768167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19346425055123" calcext:value-type="float">
            <text:p>0.011934642505512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093283176276626" calcext:value-type="float">
            <text:p>0.0093283176276626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59155204739722" calcext:value-type="float">
            <text:p>0.005915520473972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62820423566548" calcext:value-type="float">
            <text:p>0.0162820423566548</text:p>
          </table:table-cell>
          <table:table-cell office:value-type="float" office:value="0.961377183967112" calcext:value-type="float">
            <text:p>0.961377183967112</text:p>
          </table:table-cell>
          <table:table-cell office:value-type="float" office:value="0.0129620020443839" calcext:value-type="float">
            <text:p>0.012962002044383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078426593500501" calcext:value-type="float">
            <text:p>0.0078426593500501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95496100231074" calcext:value-type="float">
            <text:p>0.0095496100231074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093283176276626" calcext:value-type="float">
            <text:p>0.0093283176276626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77693355390143" calcext:value-type="float">
            <text:p>0.0077693355390143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81928762417022" calcext:value-type="float">
            <text:p>0.008192876241702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63556962960679" calcext:value-type="float">
            <text:p>0.006355696296067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31627302268097" calcext:value-type="float">
            <text:p>0.0031627302268097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29964264369511" calcext:value-type="float">
            <text:p>0.0129964264369511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32316135974063" calcext:value-type="float">
            <text:p>0.003231613597406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49604207681669" calcext:value-type="float">
            <text:p>0.0049604207681669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58844140899367" calcext:value-type="float">
            <text:p>0.0058844140899367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129933376669256" calcext:value-type="float">
            <text:p>0.0129933376669256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113517216985954" calcext:value-type="float">
            <text:p>0.011351721698595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078426593500501" calcext:value-type="float">
            <text:p>0.0078426593500501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95496100231074" calcext:value-type="float">
            <text:p>0.0095496100231074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093695422345199" calcext:value-type="float">
            <text:p>0.0093695422345199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38580657493385" calcext:value-type="float">
            <text:p>0.0038580657493385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63556962960679" calcext:value-type="float">
            <text:p>0.006355696296067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38294176252448" calcext:value-type="float">
            <text:p>0.0038294176252448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63556962960679" calcext:value-type="float">
            <text:p>0.0063556962960679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59155204739722" calcext:value-type="float">
            <text:p>0.0059155204739722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49604207681669" calcext:value-type="float">
            <text:p>0.004960420768166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081771806757924" calcext:value-type="float">
            <text:p>0.0081771806757924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49604207681669" calcext:value-type="float">
            <text:p>0.0049604207681669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81928762417022" calcext:value-type="float">
            <text:p>0.008192876241702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38580657493385" calcext:value-type="float">
            <text:p>0.0038580657493385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59035896398851" calcext:value-type="float">
            <text:p>0.005903589639885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31627302268097" calcext:value-type="float">
            <text:p>0.0031627302268097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63556962960679" calcext:value-type="float">
            <text:p>0.006355696296067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77547748686521" calcext:value-type="float">
            <text:p>0.007754774868652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.949068859198356" calcext:value-type="float">
            <text:p>0.949068859198356</text:p>
          </table:table-cell>
          <table:table-cell office:value-type="float" office:value="0.0075928444671611" calcext:value-type="float">
            <text:p>0.0075928444671611</text:p>
          </table:table-cell>
          <table:table-cell office:value-type="float" office:value="0.955085303186023" calcext:value-type="float">
            <text:p>0.955085303186023</text:p>
          </table:table-cell>
          <table:table-cell office:value-type="float" office:value="0.00898074788984124" calcext:value-type="float">
            <text:p>0.00898074788984124</text:p>
          </table:table-cell>
          <table:table-cell office:value-type="float" office:value="0.953072970195272" calcext:value-type="float">
            <text:p>0.953072970195272</text:p>
          </table:table-cell>
          <table:table-cell office:value-type="float" office:value="0.00915373275093094" calcext:value-type="float">
            <text:p>0.00915373275093094</text:p>
          </table:table-cell>
          <table:table-cell office:value-type="float" office:value="0.95222816032888" calcext:value-type="float">
            <text:p>0.95222816032888</text:p>
          </table:table-cell>
          <table:table-cell office:value-type="float" office:value="0.00807936700136144" calcext:value-type="float">
            <text:p>0.00807936700136144</text:p>
          </table:table-cell>
          <table:table-cell office:value-type="float" office:value="0.954217882836588" calcext:value-type="float">
            <text:p>0.954217882836588</text:p>
          </table:table-cell>
          <table:table-cell office:value-type="float" office:value="0.008888831997143" calcext:value-type="float">
            <text:p>0.008888831997143</text:p>
          </table:table-cell>
          <table:table-cell office:value-type="float" office:value="0.953652620760535" calcext:value-type="float">
            <text:p>0.953652620760535</text:p>
          </table:table-cell>
          <table:table-cell office:value-type="float" office:value="0.0069261628947932" calcext:value-type="float">
            <text:p>0.0069261628947932</text:p>
          </table:table-cell>
          <table:table-cell office:value-type="float" office:value="0.954791366906475" calcext:value-type="float">
            <text:p>0.954791366906475</text:p>
          </table:table-cell>
          <table:table-cell office:value-type="float" office:value="0.00628442430338726" calcext:value-type="float">
            <text:p>0.00628442430338726</text:p>
          </table:table-cell>
          <table:table-cell office:value-type="float" office:value="0.957660842754368" calcext:value-type="float">
            <text:p>0.957660842754368</text:p>
          </table:table-cell>
          <table:table-cell office:value-type="float" office:value="0.00641606538163322" calcext:value-type="float">
            <text:p>0.00641606538163322</text:p>
          </table:table-cell>
          <table:table-cell office:value-type="float" office:value="0.953938335046249" calcext:value-type="float">
            <text:p>0.953938335046249</text:p>
          </table:table-cell>
          <table:table-cell office:value-type="float" office:value="0.0116479940112486" calcext:value-type="float">
            <text:p>0.0116479940112486</text:p>
          </table:table-cell>
          <table:table-cell office:value-type="float" office:value="0.957083247687564" calcext:value-type="float">
            <text:p>0.957083247687564</text:p>
          </table:table-cell>
          <table:table-cell office:value-type="float" office:value="0.00517654630552878" calcext:value-type="float">
            <text:p>0.00517654630552878</text:p>
          </table:table-cell>
          <table:table-cell office:value-type="float" office:value="0.954511819116136" calcext:value-type="float">
            <text:p>0.954511819116136</text:p>
          </table:table-cell>
          <table:table-cell office:value-type="float" office:value="0.00983426178762884" calcext:value-type="float">
            <text:p>0.00983426178762884</text:p>
          </table:table-cell>
          <table:table-cell office:value-type="float" office:value="0.957375128468654" calcext:value-type="float">
            <text:p>0.957375128468654</text:p>
          </table:table-cell>
          <table:table-cell office:value-type="float" office:value="0.00634083625987398" calcext:value-type="float">
            <text:p>0.00634083625987398</text:p>
          </table:table-cell>
          <table:table-cell office:value-type="float" office:value="0.954795477903392" calcext:value-type="float">
            <text:p>0.954795477903392</text:p>
          </table:table-cell>
          <table:table-cell office:value-type="float" office:value="0.0089230540000196" calcext:value-type="float">
            <text:p>0.0089230540000196</text:p>
          </table:table-cell>
          <table:table-cell office:value-type="float" office:value="0.956234326824255" calcext:value-type="float">
            <text:p>0.956234326824255</text:p>
          </table:table-cell>
          <table:table-cell office:value-type="float" office:value="0.00651616022466632" calcext:value-type="float">
            <text:p>0.00651616022466632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6203790071984" calcext:value-type="float">
            <text:p>0.0116203790071984</text:p>
          </table:table-cell>
          <table:table-cell office:value-type="float" office:value="0.958513874614594" calcext:value-type="float">
            <text:p>0.958513874614594</text:p>
          </table:table-cell>
          <table:table-cell office:value-type="float" office:value="0.0105181945778729" calcext:value-type="float">
            <text:p>0.010518194577872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51529155467619" calcext:value-type="float">
            <text:p>0.0151529155467619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133640303482572" calcext:value-type="float">
            <text:p>0.0133640303482572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39009304695752" calcext:value-type="float">
            <text:p>0.0139009304695752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17225418945458" calcext:value-type="float">
            <text:p>0.017225418945458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19748443016788" calcext:value-type="float">
            <text:p>0.0119748443016788</text:p>
          </table:table-cell>
          <table:table-cell office:value-type="float" office:value="0.947091469681398" calcext:value-type="float">
            <text:p>0.947091469681398</text:p>
          </table:table-cell>
          <table:table-cell office:value-type="float" office:value="0.0147376605565871" calcext:value-type="float">
            <text:p>0.0147376605565871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47524353727918" calcext:value-type="float">
            <text:p>0.0147524353727918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2734887105507" calcext:value-type="float">
            <text:p>0.012734887105507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1909569420251" calcext:value-type="float">
            <text:p>0.01190956942025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105538136652613" calcext:value-type="float">
            <text:p>0.0105538136652613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155883845279611" calcext:value-type="float">
            <text:p>0.015588384527961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62884690784088" calcext:value-type="float">
            <text:p>0.0062884690784088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64508152221418" calcext:value-type="float">
            <text:p>0.006450815222141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" calcext:value-type="float">
            <text:p>0.008118194349083</text:p>
          </table:table-cell>
          <table:table-cell office:value-type="float" office:value="0.947070914696814" calcext:value-type="float">
            <text:p>0.947070914696814</text:p>
          </table:table-cell>
          <table:table-cell office:value-type="float" office:value="0.0038494319596661" calcext:value-type="float">
            <text:p>0.0038494319596661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07653113725025" calcext:value-type="float">
            <text:p>0.010765311372502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3329178470073" calcext:value-type="float">
            <text:p>0.01332917847007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8172270639193" calcext:value-type="float">
            <text:p>0.0081722706391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54930682299419" calcext:value-type="float">
            <text:p>0.01549306822994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18989772533875" calcext:value-type="float">
            <text:p>0.011898977253387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59" calcext:value-type="float">
            <text:p>0.010047819130075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37778495423263" calcext:value-type="float">
            <text:p>0.013777849542326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373223547202" calcext:value-type="float">
            <text:p>0.0137322354720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4469074545102" calcext:value-type="float">
            <text:p>0.0114469074545102</text:p>
          </table:table-cell>
          <table:table-cell office:value-type="float" office:value="0.954221993833504" calcext:value-type="float">
            <text:p>0.954221993833504</text:p>
          </table:table-cell>
          <table:table-cell office:value-type="float" office:value="0.0108193756017052" calcext:value-type="float">
            <text:p>0.0108193756017052</text:p>
          </table:table-cell>
          <table:table-cell office:value-type="float" office:value="0.954511819116136" calcext:value-type="float">
            <text:p>0.954511819116136</text:p>
          </table:table-cell>
          <table:table-cell office:value-type="float" office:value="0.0129449518399697" calcext:value-type="float">
            <text:p>0.0129449518399697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15700024264703" calcext:value-type="float">
            <text:p>0.0115700024264703</text:p>
          </table:table-cell>
          <table:table-cell office:value-type="float" office:value="0.95593627954779" calcext:value-type="float">
            <text:p>0.95593627954779</text:p>
          </table:table-cell>
          <table:table-cell office:value-type="float" office:value="0.0101784871875798" calcext:value-type="float">
            <text:p>0.0101784871875798</text:p>
          </table:table-cell>
          <table:table-cell office:value-type="float" office:value="0.953089414182939" calcext:value-type="float">
            <text:p>0.953089414182939</text:p>
          </table:table-cell>
          <table:table-cell office:value-type="float" office:value="0.0130565173614525" calcext:value-type="float">
            <text:p>0.0130565173614525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15424255480331" calcext:value-type="float">
            <text:p>0.0115424255480331</text:p>
          </table:table-cell>
          <table:table-cell office:value-type="float" office:value="0.957083247687564" calcext:value-type="float">
            <text:p>0.957083247687564</text:p>
          </table:table-cell>
          <table:table-cell office:value-type="float" office:value="0.0103996393542315" calcext:value-type="float">
            <text:p>0.0103996393542315</text:p>
          </table:table-cell>
          <table:table-cell office:value-type="float" office:value="0.95822816032888" calcext:value-type="float">
            <text:p>0.95822816032888</text:p>
          </table:table-cell>
          <table:table-cell office:value-type="float" office:value="0.00986174106535432" calcext:value-type="float">
            <text:p>0.00986174106535432</text:p>
          </table:table-cell>
          <table:table-cell office:value-type="float" office:value="0.954795477903392" calcext:value-type="float">
            <text:p>0.954795477903392</text:p>
          </table:table-cell>
          <table:table-cell office:value-type="float" office:value="0.00845710412903414" calcext:value-type="float">
            <text:p>0.00845710412903414</text:p>
          </table:table-cell>
          <table:table-cell office:value-type="float" office:value="0.95565878725591" calcext:value-type="float">
            <text:p>0.95565878725591</text:p>
          </table:table-cell>
          <table:table-cell office:value-type="float" office:value="0.0126375598803259" calcext:value-type="float">
            <text:p>0.0126375598803259</text:p>
          </table:table-cell>
          <table:table-cell office:value-type="float" office:value="0.952226104830421" calcext:value-type="float">
            <text:p>0.952226104830421</text:p>
          </table:table-cell>
          <table:table-cell office:value-type="float" office:value="0.00944181724103484" calcext:value-type="float">
            <text:p>0.00944181724103484</text:p>
          </table:table-cell>
          <table:table-cell office:value-type="float" office:value="0.956793422404933" calcext:value-type="float">
            <text:p>0.956793422404933</text:p>
          </table:table-cell>
          <table:table-cell office:value-type="float" office:value="0.0107591903941303" calcext:value-type="float">
            <text:p>0.0107591903941303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2823331812967" calcext:value-type="float">
            <text:p>0.012823331812967</text:p>
          </table:table-cell>
          <table:table-cell office:value-type="float" office:value="0.954793422404933" calcext:value-type="float">
            <text:p>0.954793422404933</text:p>
          </table:table-cell>
          <table:table-cell office:value-type="float" office:value="0.008548925285368" calcext:value-type="float">
            <text:p>0.008548925285368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2105558409771" calcext:value-type="float">
            <text:p>0.01210555840977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747296494355318" calcext:value-type="float">
            <text:p>0.747296494355318</text:p>
          </table:table-cell>
          <table:table-cell office:value-type="float" office:value="0.0576734737271349" calcext:value-type="float">
            <text:p>0.0576734737271349</text:p>
          </table:table-cell>
          <table:table-cell office:value-type="float" office:value="0.73044733044733" calcext:value-type="float">
            <text:p>0.73044733044733</text:p>
          </table:table-cell>
          <table:table-cell office:value-type="float" office:value="0.0273260384291337" calcext:value-type="float">
            <text:p>0.0273260384291337</text:p>
          </table:table-cell>
          <table:table-cell office:value-type="float" office:value="0.726474832357185" calcext:value-type="float">
            <text:p>0.726474832357185</text:p>
          </table:table-cell>
          <table:table-cell office:value-type="float" office:value="0.0315214478654169" calcext:value-type="float">
            <text:p>0.0315214478654169</text:p>
          </table:table-cell>
          <table:table-cell office:value-type="float" office:value="0.747262541380188" calcext:value-type="float">
            <text:p>0.747262541380188</text:p>
          </table:table-cell>
          <table:table-cell office:value-type="float" office:value="0.0511748009501547" calcext:value-type="float">
            <text:p>0.0511748009501547</text:p>
          </table:table-cell>
          <table:table-cell office:value-type="float" office:value="0.743485272897038" calcext:value-type="float">
            <text:p>0.743485272897038</text:p>
          </table:table-cell>
          <table:table-cell office:value-type="float" office:value="0.0223630994256568" calcext:value-type="float">
            <text:p>0.0223630994256568</text:p>
          </table:table-cell>
          <table:table-cell office:value-type="float" office:value="0.763033698327816" calcext:value-type="float">
            <text:p>0.763033698327816</text:p>
          </table:table-cell>
          <table:table-cell office:value-type="float" office:value="0.0244248311438852" calcext:value-type="float">
            <text:p>0.0244248311438852</text:p>
          </table:table-cell>
          <table:table-cell office:value-type="float" office:value="0.738256514727103" calcext:value-type="float">
            <text:p>0.738256514727103</text:p>
          </table:table-cell>
          <table:table-cell office:value-type="float" office:value="0.0211177031207628" calcext:value-type="float">
            <text:p>0.0211177031207628</text:p>
          </table:table-cell>
          <table:table-cell office:value-type="float" office:value="0.746065699006875" calcext:value-type="float">
            <text:p>0.746065699006875</text:p>
          </table:table-cell>
          <table:table-cell office:value-type="float" office:value="0.0324409389489125" calcext:value-type="float">
            <text:p>0.0324409389489125</text:p>
          </table:table-cell>
          <table:table-cell office:value-type="float" office:value="0.730387912740854" calcext:value-type="float">
            <text:p>0.730387912740854</text:p>
          </table:table-cell>
          <table:table-cell office:value-type="float" office:value="0.03691319494686" calcext:value-type="float">
            <text:p>0.03691319494686</text:p>
          </table:table-cell>
          <table:table-cell office:value-type="float" office:value="0.734334946099652" calcext:value-type="float">
            <text:p>0.734334946099652</text:p>
          </table:table-cell>
          <table:table-cell office:value-type="float" office:value="0.0383437164693384" calcext:value-type="float">
            <text:p>0.0383437164693384</text:p>
          </table:table-cell>
          <table:table-cell office:value-type="float" office:value="0.747296494355318" calcext:value-type="float">
            <text:p>0.747296494355318</text:p>
          </table:table-cell>
          <table:table-cell office:value-type="float" office:value="0.0366742158519559" calcext:value-type="float">
            <text:p>0.0366742158519559</text:p>
          </table:table-cell>
          <table:table-cell office:value-type="float" office:value="0.760368389780155" calcext:value-type="float">
            <text:p>0.760368389780155</text:p>
          </table:table-cell>
          <table:table-cell office:value-type="float" office:value="0.0176865447951714" calcext:value-type="float">
            <text:p>0.0176865447951714</text:p>
          </table:table-cell>
          <table:table-cell office:value-type="float" office:value="0.746048722519311" calcext:value-type="float">
            <text:p>0.746048722519311</text:p>
          </table:table-cell>
          <table:table-cell office:value-type="float" office:value="0.0174261029725491" calcext:value-type="float">
            <text:p>0.0174261029725491</text:p>
          </table:table-cell>
          <table:table-cell office:value-type="float" office:value="0.743510737628385" calcext:value-type="float">
            <text:p>0.743510737628385</text:p>
          </table:table-cell>
          <table:table-cell office:value-type="float" office:value="0.0220177010168331" calcext:value-type="float">
            <text:p>0.0220177010168331</text:p>
          </table:table-cell>
          <table:table-cell office:value-type="float" office:value="0.752593158475511" calcext:value-type="float">
            <text:p>0.752593158475511</text:p>
          </table:table-cell>
          <table:table-cell office:value-type="float" office:value="0.0161158926216838" calcext:value-type="float">
            <text:p>0.0161158926216838</text:p>
          </table:table-cell>
          <table:table-cell office:value-type="float" office:value="0.7356591121297" calcext:value-type="float">
            <text:p>0.7356591121297</text:p>
          </table:table-cell>
          <table:table-cell office:value-type="float" office:value="0.0309015298901359" calcext:value-type="float">
            <text:p>0.030901529890135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748620660385366" calcext:value-type="float">
            <text:p>0.748620660385366</text:p>
          </table:table-cell>
          <table:table-cell office:value-type="float" office:value="0.04407309598881" calcext:value-type="float">
            <text:p>0.04407309598881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19570616613983" calcext:value-type="float">
            <text:p>0.019570616613983</text:p>
          </table:table-cell>
          <table:table-cell office:value-type="float" office:value="0.744699091757915" calcext:value-type="float">
            <text:p>0.744699091757915</text:p>
          </table:table-cell>
          <table:table-cell office:value-type="float" office:value="0.0345327796714514" calcext:value-type="float">
            <text:p>0.0345327796714514</text:p>
          </table:table-cell>
          <table:table-cell office:value-type="float" office:value="0.751201086495204" calcext:value-type="float">
            <text:p>0.751201086495204</text:p>
          </table:table-cell>
          <table:table-cell office:value-type="float" office:value="0.0461439837326728" calcext:value-type="float">
            <text:p>0.0461439837326728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24268355135822" calcext:value-type="float">
            <text:p>0.0324268355135822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40436728933894" calcext:value-type="float">
            <text:p>0.0340436728933894</text:p>
          </table:table-cell>
          <table:table-cell office:value-type="float" office:value="0.746014769544181" calcext:value-type="float">
            <text:p>0.746014769544181</text:p>
          </table:table-cell>
          <table:table-cell office:value-type="float" office:value="0.0299817339074899" calcext:value-type="float">
            <text:p>0.0299817339074899</text:p>
          </table:table-cell>
          <table:table-cell office:value-type="float" office:value="0.76035141329259" calcext:value-type="float">
            <text:p>0.76035141329259</text:p>
          </table:table-cell>
          <table:table-cell office:value-type="float" office:value="0.033579287491557" calcext:value-type="float">
            <text:p>0.033579287491557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8921316311451" calcext:value-type="float">
            <text:p>0.028921316311451</text:p>
          </table:table-cell>
          <table:table-cell office:value-type="float" office:value="0.743434343434343" calcext:value-type="float">
            <text:p>0.743434343434343</text:p>
          </table:table-cell>
          <table:table-cell office:value-type="float" office:value="0.0305856553820002" calcext:value-type="float">
            <text:p>0.0305856553820002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12172115156955" calcext:value-type="float">
            <text:p>0.0312172115156955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00353060906075" calcext:value-type="float">
            <text:p>0.0300353060906075</text:p>
          </table:table-cell>
          <table:table-cell office:value-type="float" office:value="0.752508276037688" calcext:value-type="float">
            <text:p>0.752508276037688</text:p>
          </table:table-cell>
          <table:table-cell office:value-type="float" office:value="0.0362141696991932" calcext:value-type="float">
            <text:p>0.0362141696991932</text:p>
          </table:table-cell>
          <table:table-cell office:value-type="float" office:value="0.739572192513369" calcext:value-type="float">
            <text:p>0.739572192513369</text:p>
          </table:table-cell>
          <table:table-cell office:value-type="float" office:value="0.0216877410971454" calcext:value-type="float">
            <text:p>0.0216877410971454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37056791468745" calcext:value-type="float">
            <text:p>0.037056791468745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364075583937496" calcext:value-type="float">
            <text:p>0.036407558393749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349377908239705" calcext:value-type="float">
            <text:p>0.0349377908239705</text:p>
          </table:table-cell>
          <table:table-cell office:value-type="float" office:value="0.772082166199813" calcext:value-type="float">
            <text:p>0.772082166199813</text:p>
          </table:table-cell>
          <table:table-cell office:value-type="float" office:value="0.0222715002332768" calcext:value-type="float">
            <text:p>0.0222715002332768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60550649170519" calcext:value-type="float">
            <text:p>0.0260550649170519</text:p>
          </table:table-cell>
          <table:table-cell office:value-type="float" office:value="0.760334436805025" calcext:value-type="float">
            <text:p>0.760334436805025</text:p>
          </table:table-cell>
          <table:table-cell office:value-type="float" office:value="0.0355655388641336" calcext:value-type="float">
            <text:p>0.0355655388641336</text:p>
          </table:table-cell>
          <table:table-cell office:value-type="float" office:value="0.760368389780154" calcext:value-type="float">
            <text:p>0.760368389780154</text:p>
          </table:table-cell>
          <table:table-cell office:value-type="float" office:value="0.0304100055596414" calcext:value-type="float">
            <text:p>0.0304100055596414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48195580515435" calcext:value-type="float">
            <text:p>0.0248195580515435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247938535099636" calcext:value-type="float">
            <text:p>0.0247938535099636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294509890227337" calcext:value-type="float">
            <text:p>0.0294509890227337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41012803823345" calcext:value-type="float">
            <text:p>0.0341012803823345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273401344912918" calcext:value-type="float">
            <text:p>0.0273401344912918</text:p>
          </table:table-cell>
          <table:table-cell office:value-type="float" office:value="0.761616161616162" calcext:value-type="float">
            <text:p>0.761616161616162</text:p>
          </table:table-cell>
          <table:table-cell office:value-type="float" office:value="0.0378430930934661" calcext:value-type="float">
            <text:p>0.0378430930934661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61949280240195" calcext:value-type="float">
            <text:p>0.0361949280240195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404256185875387" calcext:value-type="float">
            <text:p>0.0404256185875387</text:p>
          </table:table-cell>
          <table:table-cell office:value-type="float" office:value="0.748637636872931" calcext:value-type="float">
            <text:p>0.748637636872931</text:p>
          </table:table-cell>
          <table:table-cell office:value-type="float" office:value="0.040688177657229" calcext:value-type="float">
            <text:p>0.040688177657229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261941172440354" calcext:value-type="float">
            <text:p>0.0261941172440354</text:p>
          </table:table-cell>
          <table:table-cell office:value-type="float" office:value="0.755122655122655" calcext:value-type="float">
            <text:p>0.755122655122655</text:p>
          </table:table-cell>
          <table:table-cell office:value-type="float" office:value="0.03655209662479" calcext:value-type="float">
            <text:p>0.0365520966247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90252765917992" calcext:value-type="float">
            <text:p>0.0390252765917992</text:p>
          </table:table-cell>
          <table:table-cell office:value-type="float" office:value="0.76556319497496" calcext:value-type="float">
            <text:p>0.76556319497496</text:p>
          </table:table-cell>
          <table:table-cell office:value-type="float" office:value="0.0237925034119881" calcext:value-type="float">
            <text:p>0.0237925034119881</text:p>
          </table:table-cell>
          <table:table-cell office:value-type="float" office:value="0.76294032764621" calcext:value-type="float">
            <text:p>0.76294032764621</text:p>
          </table:table-cell>
          <table:table-cell office:value-type="float" office:value="0.0321810608866225" calcext:value-type="float">
            <text:p>0.0321810608866225</text:p>
          </table:table-cell>
          <table:table-cell office:value-type="float" office:value="0.761641626347509" calcext:value-type="float">
            <text:p>0.761641626347509</text:p>
          </table:table-cell>
          <table:table-cell office:value-type="float" office:value="0.0370190402680591" calcext:value-type="float">
            <text:p>0.0370190402680591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28438425887458" calcext:value-type="float">
            <text:p>0.028438425887458</text:p>
          </table:table-cell>
          <table:table-cell office:value-type="float" office:value="0.759052711993888" calcext:value-type="float">
            <text:p>0.759052711993888</text:p>
          </table:table-cell>
          <table:table-cell office:value-type="float" office:value="0.0278912021046443" calcext:value-type="float">
            <text:p>0.0278912021046443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73498011500968" calcext:value-type="float">
            <text:p>0.0273498011500968</text:p>
          </table:table-cell>
          <table:table-cell office:value-type="float" office:value="0.756412868177574" calcext:value-type="float">
            <text:p>0.756412868177574</text:p>
          </table:table-cell>
          <table:table-cell office:value-type="float" office:value="0.0402375054978412" calcext:value-type="float">
            <text:p>0.0402375054978412</text:p>
          </table:table-cell>
          <table:table-cell office:value-type="float" office:value="0.760342925048807" calcext:value-type="float">
            <text:p>0.760342925048807</text:p>
          </table:table-cell>
          <table:table-cell office:value-type="float" office:value="0.0307010284802673" calcext:value-type="float">
            <text:p>0.0307010284802673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19706675866805" calcext:value-type="float">
            <text:p>0.0219706675866805</text:p>
          </table:table-cell>
          <table:table-cell office:value-type="float" office:value="0.766819455054749" calcext:value-type="float">
            <text:p>0.766819455054749</text:p>
          </table:table-cell>
          <table:table-cell office:value-type="float" office:value="0.0405161112386789" calcext:value-type="float">
            <text:p>0.0405161112386789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96285617704625" calcext:value-type="float">
            <text:p>0.0396285617704625</text:p>
          </table:table-cell>
          <table:table-cell office:value-type="float" office:value="0.755122655122655" calcext:value-type="float">
            <text:p>0.755122655122655</text:p>
          </table:table-cell>
          <table:table-cell office:value-type="float" office:value="0.0362701797665194" calcext:value-type="float">
            <text:p>0.0362701797665194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439129367687938" calcext:value-type="float">
            <text:p>0.0439129367687938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316303132056765" calcext:value-type="float">
            <text:p>0.0316303132056765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18382217229427" calcext:value-type="float">
            <text:p>0.031838221722942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27613415369471" calcext:value-type="float">
            <text:p>0.0327613415369471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258560739252599" calcext:value-type="float">
            <text:p>0.0258560739252599</text:p>
          </table:table-cell>
          <table:table-cell office:value-type="float" office:value="0.759052711993888" calcext:value-type="float">
            <text:p>0.759052711993888</text:p>
          </table:table-cell>
          <table:table-cell office:value-type="float" office:value="0.0301010795876246" calcext:value-type="float">
            <text:p>0.0301010795876246</text:p>
          </table:table-cell>
          <table:table-cell office:value-type="float" office:value="0.762923351158645" calcext:value-type="float">
            <text:p>0.762923351158645</text:p>
          </table:table-cell>
          <table:table-cell office:value-type="float" office:value="0.0369425274318668" calcext:value-type="float">
            <text:p>0.0369425274318668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4788775458158" calcext:value-type="float">
            <text:p>0.0294788775458158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23193379284688" calcext:value-type="float">
            <text:p>0.0323193379284688</text:p>
          </table:table-cell>
          <table:table-cell office:value-type="float" office:value="0.759018759018759" calcext:value-type="float">
            <text:p>0.759018759018759</text:p>
          </table:table-cell>
          <table:table-cell office:value-type="float" office:value="0.0367629772653743" calcext:value-type="float">
            <text:p>0.0367629772653743</text:p>
          </table:table-cell>
          <table:table-cell office:value-type="float" office:value="0.759001782531194" calcext:value-type="float">
            <text:p>0.759001782531194</text:p>
          </table:table-cell>
          <table:table-cell office:value-type="float" office:value="0.0449292132810561" calcext:value-type="float">
            <text:p>0.0449292132810561</text:p>
          </table:table-cell>
          <table:table-cell office:value-type="float" office:value="0.764256005432476" calcext:value-type="float">
            <text:p>0.764256005432476</text:p>
          </table:table-cell>
          <table:table-cell office:value-type="float" office:value="0.0273349061550624" calcext:value-type="float">
            <text:p>0.0273349061550624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203438829730514" calcext:value-type="float">
            <text:p>0.0203438829730514</text:p>
          </table:table-cell>
          <table:table-cell office:value-type="float" office:value="0.762948815889992" calcext:value-type="float">
            <text:p>0.762948815889992</text:p>
          </table:table-cell>
          <table:table-cell office:value-type="float" office:value="0.0300446301841609" calcext:value-type="float">
            <text:p>0.0300446301841609</text:p>
          </table:table-cell>
          <table:table-cell office:value-type="float" office:value="0.761633138103726" calcext:value-type="float">
            <text:p>0.761633138103726</text:p>
          </table:table-cell>
          <table:table-cell office:value-type="float" office:value="0.0341548013193386" calcext:value-type="float">
            <text:p>0.0341548013193386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82754339171007" calcext:value-type="float">
            <text:p>0.0382754339171007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428901895477082" calcext:value-type="float">
            <text:p>0.0428901895477082</text:p>
          </table:table-cell>
          <table:table-cell office:value-type="float" office:value="0.761633138103726" calcext:value-type="float">
            <text:p>0.761633138103726</text:p>
          </table:table-cell>
          <table:table-cell office:value-type="float" office:value="0.0376694999533111" calcext:value-type="float">
            <text:p>0.0376694999533111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4694966947681" calcext:value-type="float">
            <text:p>0.02946949669476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751752822341058" calcext:value-type="float">
            <text:p>0.751752822341058</text:p>
          </table:table-cell>
          <table:table-cell office:value-type="float" office:value="0.0416941957337323" calcext:value-type="float">
            <text:p>0.0416941957337323</text:p>
          </table:table-cell>
          <table:table-cell office:value-type="float" office:value="0.75828197945845" calcext:value-type="float">
            <text:p>0.75828197945845</text:p>
          </table:table-cell>
          <table:table-cell office:value-type="float" office:value="0.0237633465227283" calcext:value-type="float">
            <text:p>0.0237633465227283</text:p>
          </table:table-cell>
          <table:table-cell office:value-type="float" office:value="0.750442237501061" calcext:value-type="float">
            <text:p>0.750442237501061</text:p>
          </table:table-cell>
          <table:table-cell office:value-type="float" office:value="0.0308782865856335" calcext:value-type="float">
            <text:p>0.0308782865856335</text:p>
          </table:table-cell>
          <table:table-cell office:value-type="float" office:value="0.756672608437314" calcext:value-type="float">
            <text:p>0.756672608437314</text:p>
          </table:table-cell>
          <table:table-cell office:value-type="float" office:value="0.0413691782493774" calcext:value-type="float">
            <text:p>0.0413691782493774</text:p>
          </table:table-cell>
          <table:table-cell office:value-type="float" office:value="0.754907053730583" calcext:value-type="float">
            <text:p>0.754907053730583</text:p>
          </table:table-cell>
          <table:table-cell office:value-type="float" office:value="0.0286234487864308" calcext:value-type="float">
            <text:p>0.0286234487864308</text:p>
          </table:table-cell>
          <table:table-cell office:value-type="float" office:value="0.756723537900008" calcext:value-type="float">
            <text:p>0.756723537900008</text:p>
          </table:table-cell>
          <table:table-cell office:value-type="float" office:value="0.0286997204243862" calcext:value-type="float">
            <text:p>0.0286997204243862</text:p>
          </table:table-cell>
          <table:table-cell office:value-type="float" office:value="0.75097699685935" calcext:value-type="float">
            <text:p>0.75097699685935</text:p>
          </table:table-cell>
          <table:table-cell office:value-type="float" office:value="0.0280012137907375" calcext:value-type="float">
            <text:p>0.0280012137907375</text:p>
          </table:table-cell>
          <table:table-cell office:value-type="float" office:value="0.756699770817418" calcext:value-type="float">
            <text:p>0.756699770817418</text:p>
          </table:table-cell>
          <table:table-cell office:value-type="float" office:value="0.0361275868484201" calcext:value-type="float">
            <text:p>0.0361275868484201</text:p>
          </table:table-cell>
          <table:table-cell office:value-type="float" office:value="0.751228248875308" calcext:value-type="float">
            <text:p>0.751228248875308</text:p>
          </table:table-cell>
          <table:table-cell office:value-type="float" office:value="0.031594345255195" calcext:value-type="float">
            <text:p>0.031594345255195</text:p>
          </table:table-cell>
          <table:table-cell office:value-type="float" office:value="0.748909260673967" calcext:value-type="float">
            <text:p>0.748909260673967</text:p>
          </table:table-cell>
          <table:table-cell office:value-type="float" office:value="0.0277168113804725" calcext:value-type="float">
            <text:p>0.0277168113804725</text:p>
          </table:table-cell>
          <table:table-cell office:value-type="float" office:value="0.759022154316272" calcext:value-type="float">
            <text:p>0.759022154316272</text:p>
          </table:table-cell>
          <table:table-cell office:value-type="float" office:value="0.0352590523767915" calcext:value-type="float">
            <text:p>0.0352590523767915</text:p>
          </table:table-cell>
          <table:table-cell office:value-type="float" office:value="0.756956115779645" calcext:value-type="float">
            <text:p>0.756956115779645</text:p>
          </table:table-cell>
          <table:table-cell office:value-type="float" office:value="0.0315400283999199" calcext:value-type="float">
            <text:p>0.0315400283999199</text:p>
          </table:table-cell>
          <table:table-cell office:value-type="float" office:value="0.75330617095323" calcext:value-type="float">
            <text:p>0.75330617095323</text:p>
          </table:table-cell>
          <table:table-cell office:value-type="float" office:value="0.0337223009885802" calcext:value-type="float">
            <text:p>0.0337223009885802</text:p>
          </table:table-cell>
          <table:table-cell office:value-type="float" office:value="0.747880485527544" calcext:value-type="float">
            <text:p>0.747880485527544</text:p>
          </table:table-cell>
          <table:table-cell office:value-type="float" office:value="0.0342393492175419" calcext:value-type="float">
            <text:p>0.0342393492175419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297333228986904" calcext:value-type="float">
            <text:p>0.0297333228986904</text:p>
          </table:table-cell>
          <table:table-cell office:value-type="float" office:value="0.752540531364061" calcext:value-type="float">
            <text:p>0.752540531364061</text:p>
          </table:table-cell>
          <table:table-cell office:value-type="float" office:value="0.0330337806652773" calcext:value-type="float">
            <text:p>0.033033780665277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4377387318564" calcext:value-type="float">
            <text:p>0.734377387318564</text:p>
          </table:table-cell>
          <table:table-cell office:value-type="float" office:value="0.0350785159879705" calcext:value-type="float">
            <text:p>0.0350785159879705</text:p>
          </table:table-cell>
          <table:table-cell office:value-type="float" office:value="0.73950428656311" calcext:value-type="float">
            <text:p>0.73950428656311</text:p>
          </table:table-cell>
          <table:table-cell office:value-type="float" office:value="0.0361044383543969" calcext:value-type="float">
            <text:p>0.036104438354396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19563834493367" calcext:value-type="float">
            <text:p>0.0319563834493367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47610227577452" calcext:value-type="float">
            <text:p>0.047610227577452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538649246947209" calcext:value-type="float">
            <text:p>0.0538649246947209</text:p>
          </table:table-cell>
          <table:table-cell office:value-type="float" office:value="0.73569306510483" calcext:value-type="float">
            <text:p>0.73569306510483</text:p>
          </table:table-cell>
          <table:table-cell office:value-type="float" office:value="0.0275784105109626" calcext:value-type="float">
            <text:p>0.0275784105109626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30834351312354" calcext:value-type="float">
            <text:p>0.0330834351312354</text:p>
          </table:table-cell>
          <table:table-cell office:value-type="float" office:value="0.734317969612087" calcext:value-type="float">
            <text:p>0.734317969612087</text:p>
          </table:table-cell>
          <table:table-cell office:value-type="float" office:value="0.0390713202047325" calcext:value-type="float">
            <text:p>0.0390713202047325</text:p>
          </table:table-cell>
          <table:table-cell office:value-type="float" office:value="0.738222561751974" calcext:value-type="float">
            <text:p>0.738222561751974</text:p>
          </table:table-cell>
          <table:table-cell office:value-type="float" office:value="0.0359656089379863" calcext:value-type="float">
            <text:p>0.0359656089379863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46374319906375" calcext:value-type="float">
            <text:p>0.046374319906375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83015200171599" calcext:value-type="float">
            <text:p>0.038301520017159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25648148962713" calcext:value-type="float">
            <text:p>0.025648148962713</text:p>
          </table:table-cell>
          <table:table-cell office:value-type="float" office:value="0.738265002970885" calcext:value-type="float">
            <text:p>0.738265002970885</text:p>
          </table:table-cell>
          <table:table-cell office:value-type="float" office:value="0.0314530811034608" calcext:value-type="float">
            <text:p>0.0314530811034608</text:p>
          </table:table-cell>
          <table:table-cell office:value-type="float" office:value="0.73432645785587" calcext:value-type="float">
            <text:p>0.73432645785587</text:p>
          </table:table-cell>
          <table:table-cell office:value-type="float" office:value="0.0293959659599958" calcext:value-type="float">
            <text:p>0.0293959659599958</text:p>
          </table:table-cell>
          <table:table-cell office:value-type="float" office:value="0.733053221288515" calcext:value-type="float">
            <text:p>0.733053221288515</text:p>
          </table:table-cell>
          <table:table-cell office:value-type="float" office:value="0.0313422640294297" calcext:value-type="float">
            <text:p>0.031342264029429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390445189681822" calcext:value-type="float">
            <text:p>0.0390445189681822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13213751451465" calcext:value-type="float">
            <text:p>0.0313213751451465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7799354198156" calcext:value-type="float">
            <text:p>0.0277799354198156</text:p>
          </table:table-cell>
          <table:table-cell office:value-type="float" office:value="0.751268992445463" calcext:value-type="float">
            <text:p>0.751268992445463</text:p>
          </table:table-cell>
          <table:table-cell office:value-type="float" office:value="0.0295560295027935" calcext:value-type="float">
            <text:p>0.0295560295027935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07730235758282" calcext:value-type="float">
            <text:p>0.0207730235758282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33698574066285" calcext:value-type="float">
            <text:p>0.0333698574066285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99006893625153" calcext:value-type="float">
            <text:p>0.0399006893625153</text:p>
          </table:table-cell>
          <table:table-cell office:value-type="float" office:value="0.742135642135642" calcext:value-type="float">
            <text:p>0.742135642135642</text:p>
          </table:table-cell>
          <table:table-cell office:value-type="float" office:value="0.0235649761056589" calcext:value-type="float">
            <text:p>0.023564976105658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395558467191473" calcext:value-type="float">
            <text:p>0.0395558467191473</text:p>
          </table:table-cell>
          <table:table-cell office:value-type="float" office:value="0.739546727782022" calcext:value-type="float">
            <text:p>0.739546727782022</text:p>
          </table:table-cell>
          <table:table-cell office:value-type="float" office:value="0.0477489686077349" calcext:value-type="float">
            <text:p>0.0477489686077349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287823348664881" calcext:value-type="float">
            <text:p>0.0287823348664881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35108915611919" calcext:value-type="float">
            <text:p>0.0235108915611919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176015560045746" calcext:value-type="float">
            <text:p>0.0176015560045746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66033307687168" calcext:value-type="float">
            <text:p>0.0366033307687168</text:p>
          </table:table-cell>
          <table:table-cell office:value-type="float" office:value="0.743442831678126" calcext:value-type="float">
            <text:p>0.743442831678126</text:p>
          </table:table-cell>
          <table:table-cell office:value-type="float" office:value="0.023890749841271" calcext:value-type="float">
            <text:p>0.023890749841271</text:p>
          </table:table-cell>
          <table:table-cell office:value-type="float" office:value="0.743417366946779" calcext:value-type="float">
            <text:p>0.743417366946779</text:p>
          </table:table-cell>
          <table:table-cell office:value-type="float" office:value="0.045912156572827" calcext:value-type="float">
            <text:p>0.04591215657282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308832067552423" calcext:value-type="float">
            <text:p>0.0308832067552423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99764074769194" calcext:value-type="float">
            <text:p>0.0299764074769194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80718598816889" calcext:value-type="float">
            <text:p>0.0380718598816889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317407743869984" calcext:value-type="float">
            <text:p>0.0317407743869984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20459729883303" calcext:value-type="float">
            <text:p>0.0320459729883303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244353709978288" calcext:value-type="float">
            <text:p>0.0244353709978288</text:p>
          </table:table-cell>
          <table:table-cell office:value-type="float" office:value="0.756421356421356" calcext:value-type="float">
            <text:p>0.756421356421356</text:p>
          </table:table-cell>
          <table:table-cell office:value-type="float" office:value="0.0360109103163901" calcext:value-type="float">
            <text:p>0.0360109103163901</text:p>
          </table:table-cell>
          <table:table-cell office:value-type="float" office:value="0.74212715389186" calcext:value-type="float">
            <text:p>0.74212715389186</text:p>
          </table:table-cell>
          <table:table-cell office:value-type="float" office:value="0.0285117821691666" calcext:value-type="float">
            <text:p>0.0285117821691666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7294538611823" calcext:value-type="float">
            <text:p>0.037294538611823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427757337370515" calcext:value-type="float">
            <text:p>0.0427757337370515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220631197996083" calcext:value-type="float">
            <text:p>0.0220631197996083</text:p>
          </table:table-cell>
          <table:table-cell office:value-type="float" office:value="0.759027247262541" calcext:value-type="float">
            <text:p>0.759027247262541</text:p>
          </table:table-cell>
          <table:table-cell office:value-type="float" office:value="0.0343000468224753" calcext:value-type="float">
            <text:p>0.0343000468224753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52274510858995" calcext:value-type="float">
            <text:p>0.0252274510858995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71694661062809" calcext:value-type="float">
            <text:p>0.037169466106280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65711996319525" calcext:value-type="float">
            <text:p>0.036571199631952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20637917595217" calcext:value-type="float">
            <text:p>0.0320637917595217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21931738722816" calcext:value-type="float">
            <text:p>0.0321931738722816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4694966947681" calcext:value-type="float">
            <text:p>0.0294694966947681</text:p>
          </table:table-cell>
          <table:table-cell office:value-type="float" office:value="0.739529751294457" calcext:value-type="float">
            <text:p>0.739529751294457</text:p>
          </table:table-cell>
          <table:table-cell office:value-type="float" office:value="0.0320580611634138" calcext:value-type="float">
            <text:p>0.0320580611634138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398687601276646" calcext:value-type="float">
            <text:p>0.0398687601276646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203665544101144" calcext:value-type="float">
            <text:p>0.0203665544101144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38567305797697" calcext:value-type="float">
            <text:p>0.0338567305797697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86547319914906" calcext:value-type="float">
            <text:p>0.0286547319914906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411337898376031" calcext:value-type="float">
            <text:p>0.0411337898376031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397267424450389" calcext:value-type="float">
            <text:p>0.0397267424450389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2219420407324" calcext:value-type="float">
            <text:p>0.0342219420407324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46903110694429" calcext:value-type="float">
            <text:p>0.0346903110694429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84826273862094" calcext:value-type="float">
            <text:p>0.0284826273862094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1408096900428" calcext:value-type="float">
            <text:p>0.0341408096900428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68887761181317" calcext:value-type="float">
            <text:p>0.0368887761181317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8325558008662" calcext:value-type="float">
            <text:p>0.034832555800866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75982914663638" calcext:value-type="float">
            <text:p>0.0275982914663638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43790194328686" calcext:value-type="float">
            <text:p>0.0343790194328686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90860266283449" calcext:value-type="float">
            <text:p>0.0290860266283449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358675132766519" calcext:value-type="float">
            <text:p>0.0358675132766519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327386291877408" calcext:value-type="float">
            <text:p>0.0327386291877408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26168444738814" calcext:value-type="float">
            <text:p>0.026168444738814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93780644048199" calcext:value-type="float">
            <text:p>0.0393780644048199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03751450914862" calcext:value-type="float">
            <text:p>0.0303751450914862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79281409002383" calcext:value-type="float">
            <text:p>0.0379281409002383</text:p>
          </table:table-cell>
          <table:table-cell office:value-type="float" office:value="0.747330447330447" calcext:value-type="float">
            <text:p>0.747330447330447</text:p>
          </table:table-cell>
          <table:table-cell office:value-type="float" office:value="0.0342082490507073" calcext:value-type="float">
            <text:p>0.0342082490507073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93906835239268" calcext:value-type="float">
            <text:p>0.0293906835239268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41050383755042" calcext:value-type="float">
            <text:p>0.0341050383755042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368590074660944" calcext:value-type="float">
            <text:p>0.0368590074660944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46028060549526" calcext:value-type="float">
            <text:p>0.046028060549526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323487432710403" calcext:value-type="float">
            <text:p>0.03234874327104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0727442492148" calcext:value-type="float">
            <text:p>0.750727442492148</text:p>
          </table:table-cell>
          <table:table-cell office:value-type="float" office:value="0.0329336649874561" calcext:value-type="float">
            <text:p>0.0329336649874561</text:p>
          </table:table-cell>
          <table:table-cell office:value-type="float" office:value="0.750445632798574" calcext:value-type="float">
            <text:p>0.750445632798574</text:p>
          </table:table-cell>
          <table:table-cell office:value-type="float" office:value="0.0327948828563226" calcext:value-type="float">
            <text:p>0.0327948828563226</text:p>
          </table:table-cell>
          <table:table-cell office:value-type="float" office:value="0.754884984296749" calcext:value-type="float">
            <text:p>0.754884984296749</text:p>
          </table:table-cell>
          <table:table-cell office:value-type="float" office:value="0.0312727404147908" calcext:value-type="float">
            <text:p>0.0312727404147908</text:p>
          </table:table-cell>
          <table:table-cell office:value-type="float" office:value="0.744471606824548" calcext:value-type="float">
            <text:p>0.744471606824548</text:p>
          </table:table-cell>
          <table:table-cell office:value-type="float" office:value="0.0353665211814619" calcext:value-type="float">
            <text:p>0.0353665211814619</text:p>
          </table:table-cell>
          <table:table-cell office:value-type="float" office:value="0.75383074441898" calcext:value-type="float">
            <text:p>0.75383074441898</text:p>
          </table:table-cell>
          <table:table-cell office:value-type="float" office:value="0.035858262114857" calcext:value-type="float">
            <text:p>0.035858262114857</text:p>
          </table:table-cell>
          <table:table-cell office:value-type="float" office:value="0.748668194550547" calcext:value-type="float">
            <text:p>0.748668194550547</text:p>
          </table:table-cell>
          <table:table-cell office:value-type="float" office:value="0.0263837276128697" calcext:value-type="float">
            <text:p>0.0263837276128697</text:p>
          </table:table-cell>
          <table:table-cell office:value-type="float" office:value="0.756694677871148" calcext:value-type="float">
            <text:p>0.756694677871148</text:p>
          </table:table-cell>
          <table:table-cell office:value-type="float" office:value="0.0364459659589461" calcext:value-type="float">
            <text:p>0.0364459659589461</text:p>
          </table:table-cell>
          <table:table-cell office:value-type="float" office:value="0.745252525252525" calcext:value-type="float">
            <text:p>0.745252525252525</text:p>
          </table:table-cell>
          <table:table-cell office:value-type="float" office:value="0.030035591112507" calcext:value-type="float">
            <text:p>0.030035591112507</text:p>
          </table:table-cell>
          <table:table-cell office:value-type="float" office:value="0.748111365758425" calcext:value-type="float">
            <text:p>0.748111365758425</text:p>
          </table:table-cell>
          <table:table-cell office:value-type="float" office:value="0.0383755850013596" calcext:value-type="float">
            <text:p>0.0383755850013596</text:p>
          </table:table-cell>
          <table:table-cell office:value-type="float" office:value="0.746805873864697" calcext:value-type="float">
            <text:p>0.746805873864697</text:p>
          </table:table-cell>
          <table:table-cell office:value-type="float" office:value="0.0421668027493815" calcext:value-type="float">
            <text:p>0.0421668027493815</text:p>
          </table:table-cell>
          <table:table-cell office:value-type="float" office:value="0.751499872676343" calcext:value-type="float">
            <text:p>0.751499872676343</text:p>
          </table:table-cell>
          <table:table-cell office:value-type="float" office:value="0.0277861702949003" calcext:value-type="float">
            <text:p>0.0277861702949003</text:p>
          </table:table-cell>
          <table:table-cell office:value-type="float" office:value="0.754608267549444" calcext:value-type="float">
            <text:p>0.754608267549444</text:p>
          </table:table-cell>
          <table:table-cell office:value-type="float" office:value="0.0329815615691548" calcext:value-type="float">
            <text:p>0.0329815615691548</text:p>
          </table:table-cell>
          <table:table-cell office:value-type="float" office:value="0.75123673711909" calcext:value-type="float">
            <text:p>0.75123673711909</text:p>
          </table:table-cell>
          <table:table-cell office:value-type="float" office:value="0.0267637581810982" calcext:value-type="float">
            <text:p>0.0267637581810982</text:p>
          </table:table-cell>
          <table:table-cell office:value-type="float" office:value="0.752547321959087" calcext:value-type="float">
            <text:p>0.752547321959087</text:p>
          </table:table-cell>
          <table:table-cell office:value-type="float" office:value="0.0363960061204229" calcext:value-type="float">
            <text:p>0.0363960061204229</text:p>
          </table:table-cell>
          <table:table-cell office:value-type="float" office:value="0.746028350734233" calcext:value-type="float">
            <text:p>0.746028350734233</text:p>
          </table:table-cell>
          <table:table-cell office:value-type="float" office:value="0.0346746037150411" calcext:value-type="float">
            <text:p>0.0346746037150411</text:p>
          </table:table-cell>
          <table:table-cell office:value-type="float" office:value="0.745508870214753" calcext:value-type="float">
            <text:p>0.745508870214753</text:p>
          </table:table-cell>
          <table:table-cell office:value-type="float" office:value="0.0362013838612231" calcext:value-type="float">
            <text:p>0.036201383861223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659416525503482" calcext:value-type="float">
            <text:p>0.659416525503482</text:p>
          </table:table-cell>
          <table:table-cell office:value-type="float" office:value="0.0237012175213519" calcext:value-type="float">
            <text:p>0.0237012175213519</text:p>
          </table:table-cell>
          <table:table-cell office:value-type="float" office:value="0.648947863730472" calcext:value-type="float">
            <text:p>0.648947863730472</text:p>
          </table:table-cell>
          <table:table-cell office:value-type="float" office:value="0.0365626385181985" calcext:value-type="float">
            <text:p>0.0365626385181985</text:p>
          </table:table-cell>
          <table:table-cell office:value-type="float" office:value="0.654195369847544" calcext:value-type="float">
            <text:p>0.654195369847544</text:p>
          </table:table-cell>
          <table:table-cell office:value-type="float" office:value="0.0336971489317062" calcext:value-type="float">
            <text:p>0.0336971489317062</text:p>
          </table:table-cell>
          <table:table-cell office:value-type="float" office:value="0.661125541125541" calcext:value-type="float">
            <text:p>0.661125541125541</text:p>
          </table:table-cell>
          <table:table-cell office:value-type="float" office:value="0.0622497549712231" calcext:value-type="float">
            <text:p>0.0622497549712231</text:p>
          </table:table-cell>
          <table:table-cell office:value-type="float" office:value="0.65940146809712" calcext:value-type="float">
            <text:p>0.65940146809712</text:p>
          </table:table-cell>
          <table:table-cell office:value-type="float" office:value="0.0247164764153771" calcext:value-type="float">
            <text:p>0.0247164764153771</text:p>
          </table:table-cell>
          <table:table-cell office:value-type="float" office:value="0.652441182006399" calcext:value-type="float">
            <text:p>0.652441182006399</text:p>
          </table:table-cell>
          <table:table-cell office:value-type="float" office:value="0.037249988475628" calcext:value-type="float">
            <text:p>0.037249988475628</text:p>
          </table:table-cell>
          <table:table-cell office:value-type="float" office:value="0.660286090720873" calcext:value-type="float">
            <text:p>0.660286090720873</text:p>
          </table:table-cell>
          <table:table-cell office:value-type="float" office:value="0.0069884505472345" calcext:value-type="float">
            <text:p>0.0069884505472345</text:p>
          </table:table-cell>
          <table:table-cell office:value-type="float" office:value="0.655934500282326" calcext:value-type="float">
            <text:p>0.655934500282326</text:p>
          </table:table-cell>
          <table:table-cell office:value-type="float" office:value="0.0393479224104295" calcext:value-type="float">
            <text:p>0.0393479224104295</text:p>
          </table:table-cell>
          <table:table-cell office:value-type="float" office:value="0.666342932429889" calcext:value-type="float">
            <text:p>0.666342932429889</text:p>
          </table:table-cell>
          <table:table-cell office:value-type="float" office:value="0.0368957477544327" calcext:value-type="float">
            <text:p>0.0368957477544327</text:p>
          </table:table-cell>
          <table:table-cell office:value-type="float" office:value="0.663719179371353" calcext:value-type="float">
            <text:p>0.663719179371353</text:p>
          </table:table-cell>
          <table:table-cell office:value-type="float" office:value="0.0485462827695896" calcext:value-type="float">
            <text:p>0.0485462827695896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288422619255632" calcext:value-type="float">
            <text:p>0.0288422619255632</text:p>
          </table:table-cell>
          <table:table-cell office:value-type="float" office:value="0.651605495953322" calcext:value-type="float">
            <text:p>0.651605495953322</text:p>
          </table:table-cell>
          <table:table-cell office:value-type="float" office:value="0.0268928489209107" calcext:value-type="float">
            <text:p>0.0268928489209107</text:p>
          </table:table-cell>
          <table:table-cell office:value-type="float" office:value="0.669008093355919" calcext:value-type="float">
            <text:p>0.669008093355919</text:p>
          </table:table-cell>
          <table:table-cell office:value-type="float" office:value="0.0223835678209273" calcext:value-type="float">
            <text:p>0.0223835678209273</text:p>
          </table:table-cell>
          <table:table-cell office:value-type="float" office:value="0.649862601166949" calcext:value-type="float">
            <text:p>0.649862601166949</text:p>
          </table:table-cell>
          <table:table-cell office:value-type="float" office:value="0.0226325061446865" calcext:value-type="float">
            <text:p>0.0226325061446865</text:p>
          </table:table-cell>
          <table:table-cell office:value-type="float" office:value="0.635942028985507" calcext:value-type="float">
            <text:p>0.635942028985507</text:p>
          </table:table-cell>
          <table:table-cell office:value-type="float" office:value="0.0245394461029351" calcext:value-type="float">
            <text:p>0.0245394461029351</text:p>
          </table:table-cell>
          <table:table-cell office:value-type="float" office:value="0.662875964615095" calcext:value-type="float">
            <text:p>0.662875964615095</text:p>
          </table:table-cell>
          <table:table-cell office:value-type="float" office:value="0.0341887288558084" calcext:value-type="float">
            <text:p>0.034188728855808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672460003764352" calcext:value-type="float">
            <text:p>0.672460003764352</text:p>
          </table:table-cell>
          <table:table-cell office:value-type="float" office:value="0.026347592003193" calcext:value-type="float">
            <text:p>0.026347592003193</text:p>
          </table:table-cell>
          <table:table-cell office:value-type="float" office:value="0.653295689817429" calcext:value-type="float">
            <text:p>0.653295689817429</text:p>
          </table:table-cell>
          <table:table-cell office:value-type="float" office:value="0.0322657625723047" calcext:value-type="float">
            <text:p>0.0322657625723047</text:p>
          </table:table-cell>
          <table:table-cell office:value-type="float" office:value="0.672456239412761" calcext:value-type="float">
            <text:p>0.672456239412761</text:p>
          </table:table-cell>
          <table:table-cell office:value-type="float" office:value="0.0276304323463979" calcext:value-type="float">
            <text:p>0.0276304323463979</text:p>
          </table:table-cell>
          <table:table-cell office:value-type="float" office:value="0.656781479390175" calcext:value-type="float">
            <text:p>0.656781479390175</text:p>
          </table:table-cell>
          <table:table-cell office:value-type="float" office:value="0.0368954357007953" calcext:value-type="float">
            <text:p>0.0368954357007953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368353695167346" calcext:value-type="float">
            <text:p>0.0368353695167346</text:p>
          </table:table-cell>
          <table:table-cell office:value-type="float" office:value="0.664618859401468" calcext:value-type="float">
            <text:p>0.664618859401468</text:p>
          </table:table-cell>
          <table:table-cell office:value-type="float" office:value="0.0347907108854545" calcext:value-type="float">
            <text:p>0.0347907108854545</text:p>
          </table:table-cell>
          <table:table-cell office:value-type="float" office:value="0.672437417654809" calcext:value-type="float">
            <text:p>0.672437417654809</text:p>
          </table:table-cell>
          <table:table-cell office:value-type="float" office:value="0.0248384372277081" calcext:value-type="float">
            <text:p>0.0248384372277081</text:p>
          </table:table-cell>
          <table:table-cell office:value-type="float" office:value="0.668966685488425" calcext:value-type="float">
            <text:p>0.668966685488425</text:p>
          </table:table-cell>
          <table:table-cell office:value-type="float" office:value="0.0311633222490296" calcext:value-type="float">
            <text:p>0.0311633222490296</text:p>
          </table:table-cell>
          <table:table-cell office:value-type="float" office:value="0.671571616789008" calcext:value-type="float">
            <text:p>0.671571616789008</text:p>
          </table:table-cell>
          <table:table-cell office:value-type="float" office:value="0.0206353800622985" calcext:value-type="float">
            <text:p>0.0206353800622985</text:p>
          </table:table-cell>
          <table:table-cell office:value-type="float" office:value="0.674169019386411" calcext:value-type="float">
            <text:p>0.674169019386411</text:p>
          </table:table-cell>
          <table:table-cell office:value-type="float" office:value="0.0469379258749387" calcext:value-type="float">
            <text:p>0.0469379258749387</text:p>
          </table:table-cell>
          <table:table-cell office:value-type="float" office:value="0.665477131564088" calcext:value-type="float">
            <text:p>0.665477131564088</text:p>
          </table:table-cell>
          <table:table-cell office:value-type="float" office:value="0.0366902555500047" calcext:value-type="float">
            <text:p>0.0366902555500047</text:p>
          </table:table-cell>
          <table:table-cell office:value-type="float" office:value="0.664588744588745" calcext:value-type="float">
            <text:p>0.664588744588745</text:p>
          </table:table-cell>
          <table:table-cell office:value-type="float" office:value="0.0385326129183054" calcext:value-type="float">
            <text:p>0.0385326129183054</text:p>
          </table:table-cell>
          <table:table-cell office:value-type="float" office:value="0.677651044607566" calcext:value-type="float">
            <text:p>0.677651044607566</text:p>
          </table:table-cell>
          <table:table-cell office:value-type="float" office:value="0.0280070433585882" calcext:value-type="float">
            <text:p>0.0280070433585882</text:p>
          </table:table-cell>
          <table:table-cell office:value-type="float" office:value="0.667223790702051" calcext:value-type="float">
            <text:p>0.667223790702051</text:p>
          </table:table-cell>
          <table:table-cell office:value-type="float" office:value="0.0307989087307505" calcext:value-type="float">
            <text:p>0.0307989087307505</text:p>
          </table:table-cell>
          <table:table-cell office:value-type="float" office:value="0.662883493318276" calcext:value-type="float">
            <text:p>0.662883493318276</text:p>
          </table:table-cell>
          <table:table-cell office:value-type="float" office:value="0.0171432379961134" calcext:value-type="float">
            <text:p>0.0171432379961134</text:p>
          </table:table-cell>
          <table:table-cell office:value-type="float" office:value="0.671549030679465" calcext:value-type="float">
            <text:p>0.671549030679465</text:p>
          </table:table-cell>
          <table:table-cell office:value-type="float" office:value="0.0350012631494068" calcext:value-type="float">
            <text:p>0.035001263149406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675942028985507" calcext:value-type="float">
            <text:p>0.675942028985507</text:p>
          </table:table-cell>
          <table:table-cell office:value-type="float" office:value="0.0377591166828569" calcext:value-type="float">
            <text:p>0.0377591166828569</text:p>
          </table:table-cell>
          <table:table-cell office:value-type="float" office:value="0.655042348955392" calcext:value-type="float">
            <text:p>0.655042348955392</text:p>
          </table:table-cell>
          <table:table-cell office:value-type="float" office:value="0.0303947224694768" calcext:value-type="float">
            <text:p>0.0303947224694768</text:p>
          </table:table-cell>
          <table:table-cell office:value-type="float" office:value="0.668959156785244" calcext:value-type="float">
            <text:p>0.668959156785244</text:p>
          </table:table-cell>
          <table:table-cell office:value-type="float" office:value="0.0252240468774407" calcext:value-type="float">
            <text:p>0.0252240468774407</text:p>
          </table:table-cell>
          <table:table-cell office:value-type="float" office:value="0.672411067193676" calcext:value-type="float">
            <text:p>0.672411067193676</text:p>
          </table:table-cell>
          <table:table-cell office:value-type="float" office:value="0.0472306381297863" calcext:value-type="float">
            <text:p>0.0472306381297863</text:p>
          </table:table-cell>
          <table:table-cell office:value-type="float" office:value="0.671571616789008" calcext:value-type="float">
            <text:p>0.671571616789008</text:p>
          </table:table-cell>
          <table:table-cell office:value-type="float" office:value="0.0293360106185412" calcext:value-type="float">
            <text:p>0.0293360106185412</text:p>
          </table:table-cell>
          <table:table-cell office:value-type="float" office:value="0.673295689817429" calcext:value-type="float">
            <text:p>0.673295689817429</text:p>
          </table:table-cell>
          <table:table-cell office:value-type="float" office:value="0.0296182397026734" calcext:value-type="float">
            <text:p>0.0296182397026734</text:p>
          </table:table-cell>
          <table:table-cell office:value-type="float" office:value="0.666335403726708" calcext:value-type="float">
            <text:p>0.666335403726708</text:p>
          </table:table-cell>
          <table:table-cell office:value-type="float" office:value="0.0289250330399203" calcext:value-type="float">
            <text:p>0.0289250330399203</text:p>
          </table:table-cell>
          <table:table-cell office:value-type="float" office:value="0.683722943722944" calcext:value-type="float">
            <text:p>0.683722943722944</text:p>
          </table:table-cell>
          <table:table-cell office:value-type="float" office:value="0.0423356910862328" calcext:value-type="float">
            <text:p>0.0423356910862328</text:p>
          </table:table-cell>
          <table:table-cell office:value-type="float" office:value="0.676777715038585" calcext:value-type="float">
            <text:p>0.676777715038585</text:p>
          </table:table-cell>
          <table:table-cell office:value-type="float" office:value="0.027927573880068" calcext:value-type="float">
            <text:p>0.027927573880068</text:p>
          </table:table-cell>
          <table:table-cell office:value-type="float" office:value="0.670671936758893" calcext:value-type="float">
            <text:p>0.670671936758893</text:p>
          </table:table-cell>
          <table:table-cell office:value-type="float" office:value="0.0450709020468199" calcext:value-type="float">
            <text:p>0.0450709020468199</text:p>
          </table:table-cell>
          <table:table-cell office:value-type="float" office:value="0.679382646339168" calcext:value-type="float">
            <text:p>0.679382646339168</text:p>
          </table:table-cell>
          <table:table-cell office:value-type="float" office:value="0.0357747025467634" calcext:value-type="float">
            <text:p>0.0357747025467634</text:p>
          </table:table-cell>
          <table:table-cell office:value-type="float" office:value="0.673295689817429" calcext:value-type="float">
            <text:p>0.673295689817429</text:p>
          </table:table-cell>
          <table:table-cell office:value-type="float" office:value="0.0267686307790377" calcext:value-type="float">
            <text:p>0.0267686307790377</text:p>
          </table:table-cell>
          <table:table-cell office:value-type="float" office:value="0.683722943722944" calcext:value-type="float">
            <text:p>0.683722943722944</text:p>
          </table:table-cell>
          <table:table-cell office:value-type="float" office:value="0.0281144158854616" calcext:value-type="float">
            <text:p>0.0281144158854616</text:p>
          </table:table-cell>
          <table:table-cell office:value-type="float" office:value="0.672422360248447" calcext:value-type="float">
            <text:p>0.672422360248447</text:p>
          </table:table-cell>
          <table:table-cell office:value-type="float" office:value="0.0314005718204556" calcext:value-type="float">
            <text:p>0.0314005718204556</text:p>
          </table:table-cell>
          <table:table-cell office:value-type="float" office:value="0.660267268962921" calcext:value-type="float">
            <text:p>0.660267268962921</text:p>
          </table:table-cell>
          <table:table-cell office:value-type="float" office:value="0.0260236142055377" calcext:value-type="float">
            <text:p>0.0260236142055377</text:p>
          </table:table-cell>
          <table:table-cell office:value-type="float" office:value="0.672433653303219" calcext:value-type="float">
            <text:p>0.672433653303219</text:p>
          </table:table-cell>
          <table:table-cell office:value-type="float" office:value="0.0287659509951316" calcext:value-type="float">
            <text:p>0.028765950995131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6785431959345" calcext:value-type="float">
            <text:p>0.6785431959345</text:p>
          </table:table-cell>
          <table:table-cell office:value-type="float" office:value="0.0402869539764244" calcext:value-type="float">
            <text:p>0.0402869539764244</text:p>
          </table:table-cell>
          <table:table-cell office:value-type="float" office:value="0.663726708074534" calcext:value-type="float">
            <text:p>0.663726708074534</text:p>
          </table:table-cell>
          <table:table-cell office:value-type="float" office:value="0.0284923290705338" calcext:value-type="float">
            <text:p>0.0284923290705338</text:p>
          </table:table-cell>
          <table:table-cell office:value-type="float" office:value="0.66721249764728" calcext:value-type="float">
            <text:p>0.66721249764728</text:p>
          </table:table-cell>
          <table:table-cell office:value-type="float" office:value="0.0257526153994483" calcext:value-type="float">
            <text:p>0.0257526153994483</text:p>
          </table:table-cell>
          <table:table-cell office:value-type="float" office:value="0.670690758516846" calcext:value-type="float">
            <text:p>0.670690758516846</text:p>
          </table:table-cell>
          <table:table-cell office:value-type="float" office:value="0.036080508317979" calcext:value-type="float">
            <text:p>0.036080508317979</text:p>
          </table:table-cell>
          <table:table-cell office:value-type="float" office:value="0.678501788067005" calcext:value-type="float">
            <text:p>0.678501788067005</text:p>
          </table:table-cell>
          <table:table-cell office:value-type="float" office:value="0.0363506950764477" calcext:value-type="float">
            <text:p>0.0363506950764477</text:p>
          </table:table-cell>
          <table:table-cell office:value-type="float" office:value="0.665477131564088" calcext:value-type="float">
            <text:p>0.665477131564088</text:p>
          </table:table-cell>
          <table:table-cell office:value-type="float" office:value="0.0309620933212703" calcext:value-type="float">
            <text:p>0.0309620933212703</text:p>
          </table:table-cell>
          <table:table-cell office:value-type="float" office:value="0.659378881987578" calcext:value-type="float">
            <text:p>0.659378881987578</text:p>
          </table:table-cell>
          <table:table-cell office:value-type="float" office:value="0.0360077063538179" calcext:value-type="float">
            <text:p>0.0360077063538179</text:p>
          </table:table-cell>
          <table:table-cell office:value-type="float" office:value="0.679378881987578" calcext:value-type="float">
            <text:p>0.679378881987578</text:p>
          </table:table-cell>
          <table:table-cell office:value-type="float" office:value="0.0327765570025203" calcext:value-type="float">
            <text:p>0.0327765570025203</text:p>
          </table:table-cell>
          <table:table-cell office:value-type="float" office:value="0.677651044607566" calcext:value-type="float">
            <text:p>0.677651044607566</text:p>
          </table:table-cell>
          <table:table-cell office:value-type="float" office:value="0.024399970509524" calcext:value-type="float">
            <text:p>0.024399970509524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382598680027391" calcext:value-type="float">
            <text:p>0.0382598680027391</text:p>
          </table:table-cell>
          <table:table-cell office:value-type="float" office:value="0.675900621118012" calcext:value-type="float">
            <text:p>0.675900621118012</text:p>
          </table:table-cell>
          <table:table-cell office:value-type="float" office:value="0.0304487228816965" calcext:value-type="float">
            <text:p>0.0304487228816965</text:p>
          </table:table-cell>
          <table:table-cell office:value-type="float" office:value="0.673295689817429" calcext:value-type="float">
            <text:p>0.673295689817429</text:p>
          </table:table-cell>
          <table:table-cell office:value-type="float" office:value="0.0305606102382179" calcext:value-type="float">
            <text:p>0.0305606102382179</text:p>
          </table:table-cell>
          <table:table-cell office:value-type="float" office:value="0.677635987201205" calcext:value-type="float">
            <text:p>0.677635987201205</text:p>
          </table:table-cell>
          <table:table-cell office:value-type="float" office:value="0.0319528858711549" calcext:value-type="float">
            <text:p>0.0319528858711549</text:p>
          </table:table-cell>
          <table:table-cell office:value-type="float" office:value="0.675896856766422" calcext:value-type="float">
            <text:p>0.675896856766422</text:p>
          </table:table-cell>
          <table:table-cell office:value-type="float" office:value="0.0312519140845836" calcext:value-type="float">
            <text:p>0.0312519140845836</text:p>
          </table:table-cell>
          <table:table-cell office:value-type="float" office:value="0.672437417654809" calcext:value-type="float">
            <text:p>0.672437417654809</text:p>
          </table:table-cell>
          <table:table-cell office:value-type="float" office:value="0.0230625627661781" calcext:value-type="float">
            <text:p>0.0230625627661781</text:p>
          </table:table-cell>
          <table:table-cell office:value-type="float" office:value="0.675038584603802" calcext:value-type="float">
            <text:p>0.675038584603802</text:p>
          </table:table-cell>
          <table:table-cell office:value-type="float" office:value="0.0306570137438411" calcext:value-type="float">
            <text:p>0.030657013743841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674199134199134" calcext:value-type="float">
            <text:p>0.674199134199134</text:p>
          </table:table-cell>
          <table:table-cell office:value-type="float" office:value="0.0360783506252875" calcext:value-type="float">
            <text:p>0.0360783506252875</text:p>
          </table:table-cell>
          <table:table-cell office:value-type="float" office:value="0.661983813288161" calcext:value-type="float">
            <text:p>0.661983813288161</text:p>
          </table:table-cell>
          <table:table-cell office:value-type="float" office:value="0.0318065696083243" calcext:value-type="float">
            <text:p>0.0318065696083243</text:p>
          </table:table-cell>
          <table:table-cell office:value-type="float" office:value="0.669836250705816" calcext:value-type="float">
            <text:p>0.669836250705816</text:p>
          </table:table-cell>
          <table:table-cell office:value-type="float" office:value="0.0206888948340356" calcext:value-type="float">
            <text:p>0.0206888948340356</text:p>
          </table:table-cell>
          <table:table-cell office:value-type="float" office:value="0.669836250705816" calcext:value-type="float">
            <text:p>0.669836250705816</text:p>
          </table:table-cell>
          <table:table-cell office:value-type="float" office:value="0.0312447520112411" calcext:value-type="float">
            <text:p>0.0312447520112411</text:p>
          </table:table-cell>
          <table:table-cell office:value-type="float" office:value="0.671564088085827" calcext:value-type="float">
            <text:p>0.671564088085827</text:p>
          </table:table-cell>
          <table:table-cell office:value-type="float" office:value="0.0337632026347147" calcext:value-type="float">
            <text:p>0.0337632026347147</text:p>
          </table:table-cell>
          <table:table-cell office:value-type="float" office:value="0.666346696781479" calcext:value-type="float">
            <text:p>0.666346696781479</text:p>
          </table:table-cell>
          <table:table-cell office:value-type="float" office:value="0.0308612296027193" calcext:value-type="float">
            <text:p>0.0308612296027193</text:p>
          </table:table-cell>
          <table:table-cell office:value-type="float" office:value="0.666346696781479" calcext:value-type="float">
            <text:p>0.666346696781479</text:p>
          </table:table-cell>
          <table:table-cell office:value-type="float" office:value="0.022751546846228" calcext:value-type="float">
            <text:p>0.022751546846228</text:p>
          </table:table-cell>
          <table:table-cell office:value-type="float" office:value="0.684588744588744" calcext:value-type="float">
            <text:p>0.684588744588744</text:p>
          </table:table-cell>
          <table:table-cell office:value-type="float" office:value="0.0339594704580278" calcext:value-type="float">
            <text:p>0.0339594704580278</text:p>
          </table:table-cell>
          <table:table-cell office:value-type="float" office:value="0.673295689817429" calcext:value-type="float">
            <text:p>0.673295689817429</text:p>
          </table:table-cell>
          <table:table-cell office:value-type="float" office:value="0.0288093933271592" calcext:value-type="float">
            <text:p>0.0288093933271592</text:p>
          </table:table-cell>
          <table:table-cell office:value-type="float" office:value="0.676773950686994" calcext:value-type="float">
            <text:p>0.676773950686994</text:p>
          </table:table-cell>
          <table:table-cell office:value-type="float" office:value="0.0367359106371907" calcext:value-type="float">
            <text:p>0.0367359106371907</text:p>
          </table:table-cell>
          <table:table-cell office:value-type="float" office:value="0.672433653303219" calcext:value-type="float">
            <text:p>0.672433653303219</text:p>
          </table:table-cell>
          <table:table-cell office:value-type="float" office:value="0.0284354768725952" calcext:value-type="float">
            <text:p>0.0284354768725952</text:p>
          </table:table-cell>
          <table:table-cell office:value-type="float" office:value="0.675900621118012" calcext:value-type="float">
            <text:p>0.675900621118012</text:p>
          </table:table-cell>
          <table:table-cell office:value-type="float" office:value="0.0418261994844332" calcext:value-type="float">
            <text:p>0.0418261994844332</text:p>
          </table:table-cell>
          <table:table-cell office:value-type="float" office:value="0.673288161114248" calcext:value-type="float">
            <text:p>0.673288161114248</text:p>
          </table:table-cell>
          <table:table-cell office:value-type="float" office:value="0.0335799980044779" calcext:value-type="float">
            <text:p>0.0335799980044779</text:p>
          </table:table-cell>
          <table:table-cell office:value-type="float" office:value="0.675904385469603" calcext:value-type="float">
            <text:p>0.675904385469603</text:p>
          </table:table-cell>
          <table:table-cell office:value-type="float" office:value="0.031478678091213" calcext:value-type="float">
            <text:p>0.031478678091213</text:p>
          </table:table-cell>
          <table:table-cell office:value-type="float" office:value="0.668966685488425" calcext:value-type="float">
            <text:p>0.668966685488425</text:p>
          </table:table-cell>
          <table:table-cell office:value-type="float" office:value="0.0243532507059831" calcext:value-type="float">
            <text:p>0.0243532507059831</text:p>
          </table:table-cell>
          <table:table-cell office:value-type="float" office:value="0.673295689817429" calcext:value-type="float">
            <text:p>0.673295689817429</text:p>
          </table:table-cell>
          <table:table-cell office:value-type="float" office:value="0.0299356595846398" calcext:value-type="float">
            <text:p>0.02993565958463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672112177677395" calcext:value-type="float">
            <text:p>0.672112177677395</text:p>
          </table:table-cell>
          <table:table-cell office:value-type="float" office:value="0.0328346461618227" calcext:value-type="float">
            <text:p>0.0328346461618227</text:p>
          </table:table-cell>
          <table:table-cell office:value-type="float" office:value="0.656599284773198" calcext:value-type="float">
            <text:p>0.656599284773198</text:p>
          </table:table-cell>
          <table:table-cell office:value-type="float" office:value="0.0319044044477676" calcext:value-type="float">
            <text:p>0.0319044044477676</text:p>
          </table:table-cell>
          <table:table-cell office:value-type="float" office:value="0.666531902879729" calcext:value-type="float">
            <text:p>0.666531902879729</text:p>
          </table:table-cell>
          <table:table-cell office:value-type="float" office:value="0.0265986276778057" calcext:value-type="float">
            <text:p>0.0265986276778057</text:p>
          </table:table-cell>
          <table:table-cell office:value-type="float" office:value="0.666169019386411" calcext:value-type="float">
            <text:p>0.666169019386411</text:p>
          </table:table-cell>
          <table:table-cell office:value-type="float" office:value="0.042740217826205" calcext:value-type="float">
            <text:p>0.042740217826205</text:p>
          </table:table-cell>
          <table:table-cell office:value-type="float" office:value="0.670867683041596" calcext:value-type="float">
            <text:p>0.670867683041596</text:p>
          </table:table-cell>
          <table:table-cell office:value-type="float" office:value="0.0322003508523631" calcext:value-type="float">
            <text:p>0.0322003508523631</text:p>
          </table:table-cell>
          <table:table-cell office:value-type="float" office:value="0.664435911914173" calcext:value-type="float">
            <text:p>0.664435911914173</text:p>
          </table:table-cell>
          <table:table-cell office:value-type="float" office:value="0.0326964523975491" calcext:value-type="float">
            <text:p>0.0326964523975491</text:p>
          </table:table-cell>
          <table:table-cell office:value-type="float" office:value="0.664956898174289" calcext:value-type="float">
            <text:p>0.664956898174289</text:p>
          </table:table-cell>
          <table:table-cell office:value-type="float" office:value="0.0239022348029818" calcext:value-type="float">
            <text:p>0.0239022348029818</text:p>
          </table:table-cell>
          <table:table-cell office:value-type="float" office:value="0.674518351214003" calcext:value-type="float">
            <text:p>0.674518351214003</text:p>
          </table:table-cell>
          <table:table-cell office:value-type="float" office:value="0.035916592641248" calcext:value-type="float">
            <text:p>0.035916592641248</text:p>
          </table:table-cell>
          <table:table-cell office:value-type="float" office:value="0.673127799736495" calcext:value-type="float">
            <text:p>0.673127799736495</text:p>
          </table:table-cell>
          <table:table-cell office:value-type="float" office:value="0.0277336131066965" calcext:value-type="float">
            <text:p>0.0277336131066965</text:p>
          </table:table-cell>
          <table:table-cell office:value-type="float" office:value="0.671378881987578" calcext:value-type="float">
            <text:p>0.671378881987578</text:p>
          </table:table-cell>
          <table:table-cell office:value-type="float" office:value="0.0431101778662556" calcext:value-type="float">
            <text:p>0.0431101778662556</text:p>
          </table:table-cell>
          <table:table-cell office:value-type="float" office:value="0.673300207039337" calcext:value-type="float">
            <text:p>0.673300207039337</text:p>
          </table:table-cell>
          <table:table-cell office:value-type="float" office:value="0.0320382839553246" calcext:value-type="float">
            <text:p>0.0320382839553246</text:p>
          </table:table-cell>
          <table:table-cell office:value-type="float" office:value="0.667737248258987" calcext:value-type="float">
            <text:p>0.667737248258987</text:p>
          </table:table-cell>
          <table:table-cell office:value-type="float" office:value="0.032916180468181" calcext:value-type="float">
            <text:p>0.032916180468181</text:p>
          </table:table-cell>
          <table:table-cell office:value-type="float" office:value="0.676261246000376" calcext:value-type="float">
            <text:p>0.676261246000376</text:p>
          </table:table-cell>
          <table:table-cell office:value-type="float" office:value="0.028807582188122" calcext:value-type="float">
            <text:p>0.028807582188122</text:p>
          </table:table-cell>
          <table:table-cell office:value-type="float" office:value="0.668261998870695" calcext:value-type="float">
            <text:p>0.668261998870695</text:p>
          </table:table-cell>
          <table:table-cell office:value-type="float" office:value="0.0295125157743378" calcext:value-type="float">
            <text:p>0.0295125157743378</text:p>
          </table:table-cell>
          <table:table-cell office:value-type="float" office:value="0.660099378881988" calcext:value-type="float">
            <text:p>0.660099378881988</text:p>
          </table:table-cell>
          <table:table-cell office:value-type="float" office:value="0.0230244223553495" calcext:value-type="float">
            <text:p>0.0230244223553495</text:p>
          </table:table-cell>
          <table:table-cell office:value-type="float" office:value="0.671038584603802" calcext:value-type="float">
            <text:p>0.671038584603802</text:p>
          </table:table-cell>
          <table:table-cell office:value-type="float" office:value="0.0317097232657655" calcext:value-type="float">
            <text:p>0.031709723265765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58558253340862" calcext:value-type="float">
            <text:p>0.658558253340862</text:p>
          </table:table-cell>
          <table:table-cell office:value-type="float" office:value="0.0200448426146985" calcext:value-type="float">
            <text:p>0.0200448426146985</text:p>
          </table:table-cell>
          <table:table-cell office:value-type="float" office:value="0.657677395068699" calcext:value-type="float">
            <text:p>0.657677395068699</text:p>
          </table:table-cell>
          <table:table-cell office:value-type="float" office:value="0.0348320992558462" calcext:value-type="float">
            <text:p>0.0348320992558462</text:p>
          </table:table-cell>
          <table:table-cell office:value-type="float" office:value="0.660278562017692" calcext:value-type="float">
            <text:p>0.660278562017692</text:p>
          </table:table-cell>
          <table:table-cell office:value-type="float" office:value="0.0181327032392353" calcext:value-type="float">
            <text:p>0.0181327032392353</text:p>
          </table:table-cell>
          <table:table-cell office:value-type="float" office:value="0.651579145492189" calcext:value-type="float">
            <text:p>0.651579145492189</text:p>
          </table:table-cell>
          <table:table-cell office:value-type="float" office:value="0.0378679517767578" calcext:value-type="float">
            <text:p>0.0378679517767578</text:p>
          </table:table-cell>
          <table:table-cell office:value-type="float" office:value="0.657666102013928" calcext:value-type="float">
            <text:p>0.657666102013928</text:p>
          </table:table-cell>
          <table:table-cell office:value-type="float" office:value="0.0315438973409534" calcext:value-type="float">
            <text:p>0.0315438973409534</text:p>
          </table:table-cell>
          <table:table-cell office:value-type="float" office:value="0.664603801995106" calcext:value-type="float">
            <text:p>0.664603801995106</text:p>
          </table:table-cell>
          <table:table-cell office:value-type="float" office:value="0.0271770236701881" calcext:value-type="float">
            <text:p>0.0271770236701881</text:p>
          </table:table-cell>
          <table:table-cell office:value-type="float" office:value="0.659386410690759" calcext:value-type="float">
            <text:p>0.659386410690759</text:p>
          </table:table-cell>
          <table:table-cell office:value-type="float" office:value="0.029439652458329" calcext:value-type="float">
            <text:p>0.029439652458329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389447474601674" calcext:value-type="float">
            <text:p>0.0389447474601674</text:p>
          </table:table-cell>
          <table:table-cell office:value-type="float" office:value="0.660271033314512" calcext:value-type="float">
            <text:p>0.660271033314512</text:p>
          </table:table-cell>
          <table:table-cell office:value-type="float" office:value="0.0261541394638725" calcext:value-type="float">
            <text:p>0.0261541394638725</text:p>
          </table:table-cell>
          <table:table-cell office:value-type="float" office:value="0.653299454169019" calcext:value-type="float">
            <text:p>0.653299454169019</text:p>
          </table:table-cell>
          <table:table-cell office:value-type="float" office:value="0.042589642489445" calcext:value-type="float">
            <text:p>0.042589642489445</text:p>
          </table:table-cell>
          <table:table-cell office:value-type="float" office:value="0.666365518539431" calcext:value-type="float">
            <text:p>0.666365518539431</text:p>
          </table:table-cell>
          <table:table-cell office:value-type="float" office:value="0.0195260522017042" calcext:value-type="float">
            <text:p>0.0195260522017042</text:p>
          </table:table-cell>
          <table:table-cell office:value-type="float" office:value="0.667220026350461" calcext:value-type="float">
            <text:p>0.667220026350461</text:p>
          </table:table-cell>
          <table:table-cell office:value-type="float" office:value="0.0180936262122003" calcext:value-type="float">
            <text:p>0.0180936262122003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275886320777296" calcext:value-type="float">
            <text:p>0.0275886320777296</text:p>
          </table:table-cell>
          <table:table-cell office:value-type="float" office:value="0.648970449840015" calcext:value-type="float">
            <text:p>0.648970449840015</text:p>
          </table:table-cell>
          <table:table-cell office:value-type="float" office:value="0.0274817144641981" calcext:value-type="float">
            <text:p>0.0274817144641981</text:p>
          </table:table-cell>
          <table:table-cell office:value-type="float" office:value="0.655057406361754" calcext:value-type="float">
            <text:p>0.655057406361754</text:p>
          </table:table-cell>
          <table:table-cell office:value-type="float" office:value="0.0326322317380423" calcext:value-type="float">
            <text:p>0.0326322317380423</text:p>
          </table:table-cell>
          <table:table-cell office:value-type="float" office:value="0.645537361189535" calcext:value-type="float">
            <text:p>0.645537361189535</text:p>
          </table:table-cell>
          <table:table-cell office:value-type="float" office:value="0.0308056713461378" calcext:value-type="float">
            <text:p>0.030805671346137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08149821193" calcext:value-type="float">
            <text:p>0.675908149821193</text:p>
          </table:table-cell>
          <table:table-cell office:value-type="float" office:value="0.0401530059425027" calcext:value-type="float">
            <text:p>0.0401530059425027</text:p>
          </table:table-cell>
          <table:table-cell office:value-type="float" office:value="0.673314511575381" calcext:value-type="float">
            <text:p>0.673314511575381</text:p>
          </table:table-cell>
          <table:table-cell office:value-type="float" office:value="0.025433159078407" calcext:value-type="float">
            <text:p>0.025433159078407</text:p>
          </table:table-cell>
          <table:table-cell office:value-type="float" office:value="0.666342932429889" calcext:value-type="float">
            <text:p>0.666342932429889</text:p>
          </table:table-cell>
          <table:table-cell office:value-type="float" office:value="0.0262720135816201" calcext:value-type="float">
            <text:p>0.0262720135816201</text:p>
          </table:table-cell>
          <table:table-cell office:value-type="float" office:value="0.666361754187841" calcext:value-type="float">
            <text:p>0.666361754187841</text:p>
          </table:table-cell>
          <table:table-cell office:value-type="float" office:value="0.0398058630750077" calcext:value-type="float">
            <text:p>0.0398058630750077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294678530197027" calcext:value-type="float">
            <text:p>0.0294678530197027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158162167414999" calcext:value-type="float">
            <text:p>0.0158162167414999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35666266877502" calcext:value-type="float">
            <text:p>0.035666266877502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405186834196333" calcext:value-type="float">
            <text:p>0.0405186834196333</text:p>
          </table:table-cell>
          <table:table-cell office:value-type="float" office:value="0.675900621118012" calcext:value-type="float">
            <text:p>0.675900621118012</text:p>
          </table:table-cell>
          <table:table-cell office:value-type="float" office:value="0.0269932771715651" calcext:value-type="float">
            <text:p>0.0269932771715651</text:p>
          </table:table-cell>
          <table:table-cell office:value-type="float" office:value="0.666324110671937" calcext:value-type="float">
            <text:p>0.666324110671937</text:p>
          </table:table-cell>
          <table:table-cell office:value-type="float" office:value="0.0401077693341545" calcext:value-type="float">
            <text:p>0.0401077693341545</text:p>
          </table:table-cell>
          <table:table-cell office:value-type="float" office:value="0.671552795031056" calcext:value-type="float">
            <text:p>0.671552795031056</text:p>
          </table:table-cell>
          <table:table-cell office:value-type="float" office:value="0.0273905296998953" calcext:value-type="float">
            <text:p>0.0273905296998953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41204723928695" calcext:value-type="float">
            <text:p>0.0241204723928695</text:p>
          </table:table-cell>
          <table:table-cell office:value-type="float" office:value="0.651564088085827" calcext:value-type="float">
            <text:p>0.651564088085827</text:p>
          </table:table-cell>
          <table:table-cell office:value-type="float" office:value="0.0348885808949009" calcext:value-type="float">
            <text:p>0.0348885808949009</text:p>
          </table:table-cell>
          <table:table-cell office:value-type="float" office:value="0.663764351590439" calcext:value-type="float">
            <text:p>0.663764351590439</text:p>
          </table:table-cell>
          <table:table-cell office:value-type="float" office:value="0.0238346350105686" calcext:value-type="float">
            <text:p>0.0238346350105686</text:p>
          </table:table-cell>
          <table:table-cell office:value-type="float" office:value="0.66635422548466" calcext:value-type="float">
            <text:p>0.66635422548466</text:p>
          </table:table-cell>
          <table:table-cell office:value-type="float" office:value="0.0389149224564827" calcext:value-type="float">
            <text:p>0.0389149224564827</text:p>
          </table:table-cell>
          <table:table-cell office:value-type="float" office:value="0.660267268962921" calcext:value-type="float">
            <text:p>0.660267268962921</text:p>
          </table:table-cell>
          <table:table-cell office:value-type="float" office:value="0.0384789701372256" calcext:value-type="float">
            <text:p>0.038478970137225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038584603802" calcext:value-type="float">
            <text:p>0.675038584603802</text:p>
          </table:table-cell>
          <table:table-cell office:value-type="float" office:value="0.0282502310445758" calcext:value-type="float">
            <text:p>0.0282502310445758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235565237891707" calcext:value-type="float">
            <text:p>0.0235565237891707</text:p>
          </table:table-cell>
          <table:table-cell office:value-type="float" office:value="0.668962921136834" calcext:value-type="float">
            <text:p>0.668962921136834</text:p>
          </table:table-cell>
          <table:table-cell office:value-type="float" office:value="0.021963205245327" calcext:value-type="float">
            <text:p>0.021963205245327</text:p>
          </table:table-cell>
          <table:table-cell office:value-type="float" office:value="0.68025974025974" calcext:value-type="float">
            <text:p>0.68025974025974</text:p>
          </table:table-cell>
          <table:table-cell office:value-type="float" office:value="0.0346477978471304" calcext:value-type="float">
            <text:p>0.0346477978471304</text:p>
          </table:table-cell>
          <table:table-cell office:value-type="float" office:value="0.681140598531903" calcext:value-type="float">
            <text:p>0.681140598531903</text:p>
          </table:table-cell>
          <table:table-cell office:value-type="float" office:value="0.0192179872713562" calcext:value-type="float">
            <text:p>0.0192179872713562</text:p>
          </table:table-cell>
          <table:table-cell office:value-type="float" office:value="0.683715415019763" calcext:value-type="float">
            <text:p>0.683715415019763</text:p>
          </table:table-cell>
          <table:table-cell office:value-type="float" office:value="0.0298234374756232" calcext:value-type="float">
            <text:p>0.0298234374756232</text:p>
          </table:table-cell>
          <table:table-cell office:value-type="float" office:value="0.668947863730472" calcext:value-type="float">
            <text:p>0.668947863730472</text:p>
          </table:table-cell>
          <table:table-cell office:value-type="float" office:value="0.0421651770773294" calcext:value-type="float">
            <text:p>0.0421651770773294</text:p>
          </table:table-cell>
          <table:table-cell office:value-type="float" office:value="0.675926971579145" calcext:value-type="float">
            <text:p>0.675926971579145</text:p>
          </table:table-cell>
          <table:table-cell office:value-type="float" office:value="0.0285347224034033" calcext:value-type="float">
            <text:p>0.0285347224034033</text:p>
          </table:table-cell>
          <table:table-cell office:value-type="float" office:value="0.683730472426125" calcext:value-type="float">
            <text:p>0.683730472426125</text:p>
          </table:table-cell>
          <table:table-cell office:value-type="float" office:value="0.0273457006719346" calcext:value-type="float">
            <text:p>0.0273457006719346</text:p>
          </table:table-cell>
          <table:table-cell office:value-type="float" office:value="0.671541501976285" calcext:value-type="float">
            <text:p>0.671541501976285</text:p>
          </table:table-cell>
          <table:table-cell office:value-type="float" office:value="0.0371562525685566" calcext:value-type="float">
            <text:p>0.0371562525685566</text:p>
          </table:table-cell>
          <table:table-cell office:value-type="float" office:value="0.676762657632223" calcext:value-type="float">
            <text:p>0.676762657632223</text:p>
          </table:table-cell>
          <table:table-cell office:value-type="float" office:value="0.0284296115085304" calcext:value-type="float">
            <text:p>0.0284296115085304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193706753454377" calcext:value-type="float">
            <text:p>0.0193706753454377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355257343274485" calcext:value-type="float">
            <text:p>0.0355257343274485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21117408420619" calcext:value-type="float">
            <text:p>0.0221117408420619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326418233158062" calcext:value-type="float">
            <text:p>0.0326418233158062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297415359974496" calcext:value-type="float">
            <text:p>0.029741535997449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9371353284397" calcext:value-type="float">
            <text:p>0.679371353284397</text:p>
          </table:table-cell>
          <table:table-cell office:value-type="float" office:value="0.0377968222110962" calcext:value-type="float">
            <text:p>0.0377968222110962</text:p>
          </table:table-cell>
          <table:table-cell office:value-type="float" office:value="0.675049877658573" calcext:value-type="float">
            <text:p>0.675049877658573</text:p>
          </table:table-cell>
          <table:table-cell office:value-type="float" office:value="0.0289393070100521" calcext:value-type="float">
            <text:p>0.0289393070100521</text:p>
          </table:table-cell>
          <table:table-cell office:value-type="float" office:value="0.665488424618859" calcext:value-type="float">
            <text:p>0.665488424618859</text:p>
          </table:table-cell>
          <table:table-cell office:value-type="float" office:value="0.0200654179178587" calcext:value-type="float">
            <text:p>0.0200654179178587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27835108598257" calcext:value-type="float">
            <text:p>0.0327835108598257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218305334291731" calcext:value-type="float">
            <text:p>0.0218305334291731</text:p>
          </table:table-cell>
          <table:table-cell office:value-type="float" office:value="0.675034820252211" calcext:value-type="float">
            <text:p>0.675034820252211</text:p>
          </table:table-cell>
          <table:table-cell office:value-type="float" office:value="0.0313067613360641" calcext:value-type="float">
            <text:p>0.0313067613360641</text:p>
          </table:table-cell>
          <table:table-cell office:value-type="float" office:value="0.667197440240918" calcext:value-type="float">
            <text:p>0.667197440240918</text:p>
          </table:table-cell>
          <table:table-cell office:value-type="float" office:value="0.0429447278699704" calcext:value-type="float">
            <text:p>0.0429447278699704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332562498243244" calcext:value-type="float">
            <text:p>0.0332562498243244</text:p>
          </table:table-cell>
          <table:table-cell office:value-type="float" office:value="0.677639751552795" calcext:value-type="float">
            <text:p>0.677639751552795</text:p>
          </table:table-cell>
          <table:table-cell office:value-type="float" office:value="0.0330800012977763" calcext:value-type="float">
            <text:p>0.0330800012977763</text:p>
          </table:table-cell>
          <table:table-cell office:value-type="float" office:value="0.675904385469603" calcext:value-type="float">
            <text:p>0.675904385469603</text:p>
          </table:table-cell>
          <table:table-cell office:value-type="float" office:value="0.0239797447308553" calcext:value-type="float">
            <text:p>0.0239797447308553</text:p>
          </table:table-cell>
          <table:table-cell office:value-type="float" office:value="0.685458309806136" calcext:value-type="float">
            <text:p>0.685458309806136</text:p>
          </table:table-cell>
          <table:table-cell office:value-type="float" office:value="0.0276622173447214" calcext:value-type="float">
            <text:p>0.0276622173447214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302591034367651" calcext:value-type="float">
            <text:p>0.0302591034367651</text:p>
          </table:table-cell>
          <table:table-cell office:value-type="float" office:value="0.663749294184077" calcext:value-type="float">
            <text:p>0.663749294184077</text:p>
          </table:table-cell>
          <table:table-cell office:value-type="float" office:value="0.0314011150399491" calcext:value-type="float">
            <text:p>0.0314011150399491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09766596682368" calcext:value-type="float">
            <text:p>0.0209766596682368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33589352949523" calcext:value-type="float">
            <text:p>0.0233589352949523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255908694577916" calcext:value-type="float">
            <text:p>0.02559086945779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0240918501788" calcext:value-type="float">
            <text:p>0.680240918501788</text:p>
          </table:table-cell>
          <table:table-cell office:value-type="float" office:value="0.0398829151624173" calcext:value-type="float">
            <text:p>0.0398829151624173</text:p>
          </table:table-cell>
          <table:table-cell office:value-type="float" office:value="0.669824957651045" calcext:value-type="float">
            <text:p>0.669824957651045</text:p>
          </table:table-cell>
          <table:table-cell office:value-type="float" office:value="0.0318204137966413" calcext:value-type="float">
            <text:p>0.0318204137966413</text:p>
          </table:table-cell>
          <table:table-cell office:value-type="float" office:value="0.670709580274798" calcext:value-type="float">
            <text:p>0.670709580274798</text:p>
          </table:table-cell>
          <table:table-cell office:value-type="float" office:value="0.0174793411039906" calcext:value-type="float">
            <text:p>0.0174793411039906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65979352949067" calcext:value-type="float">
            <text:p>0.0365979352949067</text:p>
          </table:table-cell>
          <table:table-cell office:value-type="float" office:value="0.675042348955392" calcext:value-type="float">
            <text:p>0.675042348955392</text:p>
          </table:table-cell>
          <table:table-cell office:value-type="float" office:value="0.0266547194540827" calcext:value-type="float">
            <text:p>0.0266547194540827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53016323159083" calcext:value-type="float">
            <text:p>0.0353016323159083</text:p>
          </table:table-cell>
          <table:table-cell office:value-type="float" office:value="0.670679465462074" calcext:value-type="float">
            <text:p>0.670679465462074</text:p>
          </table:table-cell>
          <table:table-cell office:value-type="float" office:value="0.0423182907571283" calcext:value-type="float">
            <text:p>0.0423182907571283</text:p>
          </table:table-cell>
          <table:table-cell office:value-type="float" office:value="0.671556559382646" calcext:value-type="float">
            <text:p>0.671556559382646</text:p>
          </table:table-cell>
          <table:table-cell office:value-type="float" office:value="0.0322630994099894" calcext:value-type="float">
            <text:p>0.0322630994099894</text:p>
          </table:table-cell>
          <table:table-cell office:value-type="float" office:value="0.675046113306983" calcext:value-type="float">
            <text:p>0.675046113306983</text:p>
          </table:table-cell>
          <table:table-cell office:value-type="float" office:value="0.0247656838470451" calcext:value-type="float">
            <text:p>0.0247656838470451</text:p>
          </table:table-cell>
          <table:table-cell office:value-type="float" office:value="0.677647280255976" calcext:value-type="float">
            <text:p>0.677647280255976</text:p>
          </table:table-cell>
          <table:table-cell office:value-type="float" office:value="0.0259525104766294" calcext:value-type="float">
            <text:p>0.0259525104766294</text:p>
          </table:table-cell>
          <table:table-cell office:value-type="float" office:value="0.684596273291925" calcext:value-type="float">
            <text:p>0.684596273291925</text:p>
          </table:table-cell>
          <table:table-cell office:value-type="float" office:value="0.0258171495564228" calcext:value-type="float">
            <text:p>0.0258171495564228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73822682247471" calcext:value-type="float">
            <text:p>0.0373822682247471</text:p>
          </table:table-cell>
          <table:table-cell office:value-type="float" office:value="0.666346696781479" calcext:value-type="float">
            <text:p>0.666346696781479</text:p>
          </table:table-cell>
          <table:table-cell office:value-type="float" office:value="0.0327915970719251" calcext:value-type="float">
            <text:p>0.0327915970719251</text:p>
          </table:table-cell>
          <table:table-cell office:value-type="float" office:value="0.677643515904385" calcext:value-type="float">
            <text:p>0.677643515904385</text:p>
          </table:table-cell>
          <table:table-cell office:value-type="float" office:value="0.0248857430150226" calcext:value-type="float">
            <text:p>0.0248857430150226</text:p>
          </table:table-cell>
          <table:table-cell office:value-type="float" office:value="0.678524374176548" calcext:value-type="float">
            <text:p>0.678524374176548</text:p>
          </table:table-cell>
          <table:table-cell office:value-type="float" office:value="0.0185099095101806" calcext:value-type="float">
            <text:p>0.0185099095101806</text:p>
          </table:table-cell>
          <table:table-cell office:value-type="float" office:value="0.675053642010164" calcext:value-type="float">
            <text:p>0.675053642010164</text:p>
          </table:table-cell>
          <table:table-cell office:value-type="float" office:value="0.0209219422254645" calcext:value-type="float">
            <text:p>0.0209219422254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823451910408" calcext:value-type="float">
            <text:p>0.673823451910408</text:p>
          </table:table-cell>
          <table:table-cell office:value-type="float" office:value="0.0332255633950581" calcext:value-type="float">
            <text:p>0.0332255633950581</text:p>
          </table:table-cell>
          <table:table-cell office:value-type="float" office:value="0.670704310182571" calcext:value-type="float">
            <text:p>0.670704310182571</text:p>
          </table:table-cell>
          <table:table-cell office:value-type="float" office:value="0.0289163005860235" calcext:value-type="float">
            <text:p>0.0289163005860235</text:p>
          </table:table-cell>
          <table:table-cell office:value-type="float" office:value="0.666356484095615" calcext:value-type="float">
            <text:p>0.666356484095615</text:p>
          </table:table-cell>
          <table:table-cell office:value-type="float" office:value="0.0207825362176063" calcext:value-type="float">
            <text:p>0.0207825362176063</text:p>
          </table:table-cell>
          <table:table-cell office:value-type="float" office:value="0.670702051571617" calcext:value-type="float">
            <text:p>0.670702051571617</text:p>
          </table:table-cell>
          <table:table-cell office:value-type="float" office:value="0.0363406117707257" calcext:value-type="float">
            <text:p>0.0363406117707257</text:p>
          </table:table-cell>
          <table:table-cell office:value-type="float" office:value="0.672613589309241" calcext:value-type="float">
            <text:p>0.672613589309241</text:p>
          </table:table-cell>
          <table:table-cell office:value-type="float" office:value="0.0257429981030536" calcext:value-type="float">
            <text:p>0.0257429981030536</text:p>
          </table:table-cell>
          <table:table-cell office:value-type="float" office:value="0.671386410690759" calcext:value-type="float">
            <text:p>0.671386410690759</text:p>
          </table:table-cell>
          <table:table-cell office:value-type="float" office:value="0.0278850143078567" calcext:value-type="float">
            <text:p>0.0278850143078567</text:p>
          </table:table-cell>
          <table:table-cell office:value-type="float" office:value="0.667033314511575" calcext:value-type="float">
            <text:p>0.667033314511575</text:p>
          </table:table-cell>
          <table:table-cell office:value-type="float" office:value="0.0385068230080518" calcext:value-type="float">
            <text:p>0.0385068230080518</text:p>
          </table:table-cell>
          <table:table-cell office:value-type="float" office:value="0.671572369659326" calcext:value-type="float">
            <text:p>0.671572369659326</text:p>
          </table:table-cell>
          <table:table-cell office:value-type="float" office:value="0.0347035005035036" calcext:value-type="float">
            <text:p>0.0347035005035036</text:p>
          </table:table-cell>
          <table:table-cell office:value-type="float" office:value="0.674517598343685" calcext:value-type="float">
            <text:p>0.674517598343685</text:p>
          </table:table-cell>
          <table:table-cell office:value-type="float" office:value="0.0276677604904387" calcext:value-type="float">
            <text:p>0.0276677604904387</text:p>
          </table:table-cell>
          <table:table-cell office:value-type="float" office:value="0.668943346508564" calcext:value-type="float">
            <text:p>0.668943346508564</text:p>
          </table:table-cell>
          <table:table-cell office:value-type="float" office:value="0.0339571839199282" calcext:value-type="float">
            <text:p>0.0339571839199282</text:p>
          </table:table-cell>
          <table:table-cell office:value-type="float" office:value="0.676947110860154" calcext:value-type="float">
            <text:p>0.676947110860154</text:p>
          </table:table-cell>
          <table:table-cell office:value-type="float" office:value="0.0257651120622548" calcext:value-type="float">
            <text:p>0.0257651120622548</text:p>
          </table:table-cell>
          <table:table-cell office:value-type="float" office:value="0.670695275738754" calcext:value-type="float">
            <text:p>0.670695275738754</text:p>
          </table:table-cell>
          <table:table-cell office:value-type="float" office:value="0.0258452291224039" calcext:value-type="float">
            <text:p>0.0258452291224039</text:p>
          </table:table-cell>
          <table:table-cell office:value-type="float" office:value="0.661134575569358" calcext:value-type="float">
            <text:p>0.661134575569358</text:p>
          </table:table-cell>
          <table:table-cell office:value-type="float" office:value="0.0324391318823906" calcext:value-type="float">
            <text:p>0.0324391318823906</text:p>
          </table:table-cell>
          <table:table-cell office:value-type="float" office:value="0.66739770374553" calcext:value-type="float">
            <text:p>0.66739770374553</text:p>
          </table:table-cell>
          <table:table-cell office:value-type="float" office:value="0.0238580986000176" calcext:value-type="float">
            <text:p>0.0238580986000176</text:p>
          </table:table-cell>
          <table:table-cell office:value-type="float" office:value="0.669311500094109" calcext:value-type="float">
            <text:p>0.669311500094109</text:p>
          </table:table-cell>
          <table:table-cell office:value-type="float" office:value="0.0292115644630928" calcext:value-type="float">
            <text:p>0.0292115644630928</text:p>
          </table:table-cell>
          <table:table-cell office:value-type="float" office:value="0.664623376623377" calcext:value-type="float">
            <text:p>0.664623376623377</text:p>
          </table:table-cell>
          <table:table-cell office:value-type="float" office:value="0.0291077978328138" calcext:value-type="float">
            <text:p>0.029107797832813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677001499250375" calcext:value-type="float">
            <text:p>0.677001499250375</text:p>
          </table:table-cell>
          <table:table-cell office:value-type="float" office:value="0.0510693513208852" calcext:value-type="float">
            <text:p>0.0510693513208852</text:p>
          </table:table-cell>
          <table:table-cell office:value-type="float" office:value="0.690884557721139" calcext:value-type="float">
            <text:p>0.690884557721139</text:p>
          </table:table-cell>
          <table:table-cell office:value-type="float" office:value="0.028349789919572" calcext:value-type="float">
            <text:p>0.028349789919572</text:p>
          </table:table-cell>
          <table:table-cell office:value-type="float" office:value="0.697781109445277" calcext:value-type="float">
            <text:p>0.697781109445277</text:p>
          </table:table-cell>
          <table:table-cell office:value-type="float" office:value="0.0206348272940075" calcext:value-type="float">
            <text:p>0.0206348272940075</text:p>
          </table:table-cell>
          <table:table-cell office:value-type="float" office:value="0.70976011994003" calcext:value-type="float">
            <text:p>0.70976011994003</text:p>
          </table:table-cell>
          <table:table-cell office:value-type="float" office:value="0.0449919517048645" calcext:value-type="float">
            <text:p>0.0449919517048645</text:p>
          </table:table-cell>
          <table:table-cell office:value-type="float" office:value="0.72191904047976" calcext:value-type="float">
            <text:p>0.72191904047976</text:p>
          </table:table-cell>
          <table:table-cell office:value-type="float" office:value="0.0308799449983989" calcext:value-type="float">
            <text:p>0.0308799449983989</text:p>
          </table:table-cell>
          <table:table-cell office:value-type="float" office:value="0.71328335832084" calcext:value-type="float">
            <text:p>0.71328335832084</text:p>
          </table:table-cell>
          <table:table-cell office:value-type="float" office:value="0.0320658866142878" calcext:value-type="float">
            <text:p>0.0320658866142878</text:p>
          </table:table-cell>
          <table:table-cell office:value-type="float" office:value="0.709865067466267" calcext:value-type="float">
            <text:p>0.709865067466267</text:p>
          </table:table-cell>
          <table:table-cell office:value-type="float" office:value="0.0311931732145239" calcext:value-type="float">
            <text:p>0.0311931732145239</text:p>
          </table:table-cell>
          <table:table-cell office:value-type="float" office:value="0.697721139430285" calcext:value-type="float">
            <text:p>0.697721139430285</text:p>
          </table:table-cell>
          <table:table-cell office:value-type="float" office:value="0.0225500538900314" calcext:value-type="float">
            <text:p>0.0225500538900314</text:p>
          </table:table-cell>
          <table:table-cell office:value-type="float" office:value="0.697721139430285" calcext:value-type="float">
            <text:p>0.697721139430285</text:p>
          </table:table-cell>
          <table:table-cell office:value-type="float" office:value="0.0446635279961094" calcext:value-type="float">
            <text:p>0.0446635279961094</text:p>
          </table:table-cell>
          <table:table-cell office:value-type="float" office:value="0.702893553223388" calcext:value-type="float">
            <text:p>0.702893553223388</text:p>
          </table:table-cell>
          <table:table-cell office:value-type="float" office:value="0.0497010714014539" calcext:value-type="float">
            <text:p>0.0497010714014539</text:p>
          </table:table-cell>
          <table:table-cell office:value-type="float" office:value="0.704602698650675" calcext:value-type="float">
            <text:p>0.704602698650675</text:p>
          </table:table-cell>
          <table:table-cell office:value-type="float" office:value="0.0516160245946115" calcext:value-type="float">
            <text:p>0.0516160245946115</text:p>
          </table:table-cell>
          <table:table-cell office:value-type="float" office:value="0.690809595202399" calcext:value-type="float">
            <text:p>0.690809595202399</text:p>
          </table:table-cell>
          <table:table-cell office:value-type="float" office:value="0.0245126633929428" calcext:value-type="float">
            <text:p>0.0245126633929428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557651462252954" calcext:value-type="float">
            <text:p>0.0557651462252954</text:p>
          </table:table-cell>
          <table:table-cell office:value-type="float" office:value="0.689115442278861" calcext:value-type="float">
            <text:p>0.689115442278861</text:p>
          </table:table-cell>
          <table:table-cell office:value-type="float" office:value="0.0251623728850151" calcext:value-type="float">
            <text:p>0.0251623728850151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391028023432032" calcext:value-type="float">
            <text:p>0.0391028023432032</text:p>
          </table:table-cell>
          <table:table-cell office:value-type="float" office:value="0.721994002998501" calcext:value-type="float">
            <text:p>0.721994002998501</text:p>
          </table:table-cell>
          <table:table-cell office:value-type="float" office:value="0.050414860348329" calcext:value-type="float">
            <text:p>0.05041486034832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709790104947526" calcext:value-type="float">
            <text:p>0.709790104947526</text:p>
          </table:table-cell>
          <table:table-cell office:value-type="float" office:value="0.0332401762097948" calcext:value-type="float">
            <text:p>0.0332401762097948</text:p>
          </table:table-cell>
          <table:table-cell office:value-type="float" office:value="0.69599700149925" calcext:value-type="float">
            <text:p>0.69599700149925</text:p>
          </table:table-cell>
          <table:table-cell office:value-type="float" office:value="0.0385627918376439" calcext:value-type="float">
            <text:p>0.0385627918376439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252121028170799" calcext:value-type="float">
            <text:p>0.0252121028170799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586354741955427" calcext:value-type="float">
            <text:p>0.0586354741955427</text:p>
          </table:table-cell>
          <table:table-cell office:value-type="float" office:value="0.711469265367316" calcext:value-type="float">
            <text:p>0.711469265367316</text:p>
          </table:table-cell>
          <table:table-cell office:value-type="float" office:value="0.0464014357911821" calcext:value-type="float">
            <text:p>0.0464014357911821</text:p>
          </table:table-cell>
          <table:table-cell office:value-type="float" office:value="0.720209895052474" calcext:value-type="float">
            <text:p>0.720209895052474</text:p>
          </table:table-cell>
          <table:table-cell office:value-type="float" office:value="0.0301845217681064" calcext:value-type="float">
            <text:p>0.0301845217681064</text:p>
          </table:table-cell>
          <table:table-cell office:value-type="float" office:value="0.704602698650675" calcext:value-type="float">
            <text:p>0.704602698650675</text:p>
          </table:table-cell>
          <table:table-cell office:value-type="float" office:value="0.0369280234735438" calcext:value-type="float">
            <text:p>0.0369280234735438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398279749152182" calcext:value-type="float">
            <text:p>0.0398279749152182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465712332402154" calcext:value-type="float">
            <text:p>0.0465712332402154</text:p>
          </table:table-cell>
          <table:table-cell office:value-type="float" office:value="0.702818590704648" calcext:value-type="float">
            <text:p>0.702818590704648</text:p>
          </table:table-cell>
          <table:table-cell office:value-type="float" office:value="0.0522349082964051" calcext:value-type="float">
            <text:p>0.0522349082964051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481915312395328" calcext:value-type="float">
            <text:p>0.0481915312395328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132898842102714" calcext:value-type="float">
            <text:p>0.0132898842102714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479990047507947" calcext:value-type="float">
            <text:p>0.0479990047507947</text:p>
          </table:table-cell>
          <table:table-cell office:value-type="float" office:value="0.704617691154423" calcext:value-type="float">
            <text:p>0.704617691154423</text:p>
          </table:table-cell>
          <table:table-cell office:value-type="float" office:value="0.0387174914424394" calcext:value-type="float">
            <text:p>0.0387174914424394</text:p>
          </table:table-cell>
          <table:table-cell office:value-type="float" office:value="0.704647676161919" calcext:value-type="float">
            <text:p>0.704647676161919</text:p>
          </table:table-cell>
          <table:table-cell office:value-type="float" office:value="0.0256315366801036" calcext:value-type="float">
            <text:p>0.0256315366801036</text:p>
          </table:table-cell>
          <table:table-cell office:value-type="float" office:value="0.71496251874063" calcext:value-type="float">
            <text:p>0.71496251874063</text:p>
          </table:table-cell>
          <table:table-cell office:value-type="float" office:value="0.0300665402010462" calcext:value-type="float">
            <text:p>0.030066540201046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690809595202399" calcext:value-type="float">
            <text:p>0.690809595202399</text:p>
          </table:table-cell>
          <table:table-cell office:value-type="float" office:value="0.0431769336433153" calcext:value-type="float">
            <text:p>0.0431769336433153</text:p>
          </table:table-cell>
          <table:table-cell office:value-type="float" office:value="0.704647676161919" calcext:value-type="float">
            <text:p>0.704647676161919</text:p>
          </table:table-cell>
          <table:table-cell office:value-type="float" office:value="0.0217067949558774" calcext:value-type="float">
            <text:p>0.0217067949558774</text:p>
          </table:table-cell>
          <table:table-cell office:value-type="float" office:value="0.713253373313343" calcext:value-type="float">
            <text:p>0.713253373313343</text:p>
          </table:table-cell>
          <table:table-cell office:value-type="float" office:value="0.0246223861361056" calcext:value-type="float">
            <text:p>0.0246223861361056</text:p>
          </table:table-cell>
          <table:table-cell office:value-type="float" office:value="0.711454272863568" calcext:value-type="float">
            <text:p>0.711454272863568</text:p>
          </table:table-cell>
          <table:table-cell office:value-type="float" office:value="0.0595265981369695" calcext:value-type="float">
            <text:p>0.0595265981369695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479990047507947" calcext:value-type="float">
            <text:p>0.0479990047507947</text:p>
          </table:table-cell>
          <table:table-cell office:value-type="float" office:value="0.709850074962519" calcext:value-type="float">
            <text:p>0.709850074962519</text:p>
          </table:table-cell>
          <table:table-cell office:value-type="float" office:value="0.0428703887642699" calcext:value-type="float">
            <text:p>0.0428703887642699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42494062711136" calcext:value-type="float">
            <text:p>0.042494062711136</text:p>
          </table:table-cell>
          <table:table-cell office:value-type="float" office:value="0.713208395802099" calcext:value-type="float">
            <text:p>0.713208395802099</text:p>
          </table:table-cell>
          <table:table-cell office:value-type="float" office:value="0.0336167992347117" calcext:value-type="float">
            <text:p>0.0336167992347117</text:p>
          </table:table-cell>
          <table:table-cell office:value-type="float" office:value="0.694272863568216" calcext:value-type="float">
            <text:p>0.694272863568216</text:p>
          </table:table-cell>
          <table:table-cell office:value-type="float" office:value="0.0361433088156461" calcext:value-type="float">
            <text:p>0.0361433088156461</text:p>
          </table:table-cell>
          <table:table-cell office:value-type="float" office:value="0.690779610194902" calcext:value-type="float">
            <text:p>0.690779610194902</text:p>
          </table:table-cell>
          <table:table-cell office:value-type="float" office:value="0.0451699717851068" calcext:value-type="float">
            <text:p>0.0451699717851068</text:p>
          </table:table-cell>
          <table:table-cell office:value-type="float" office:value="0.695937031484258" calcext:value-type="float">
            <text:p>0.695937031484258</text:p>
          </table:table-cell>
          <table:table-cell office:value-type="float" office:value="0.0497162987280147" calcext:value-type="float">
            <text:p>0.0497162987280147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229121439398083" calcext:value-type="float">
            <text:p>0.0229121439398083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494346580461269" calcext:value-type="float">
            <text:p>0.0494346580461269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404376620452665" calcext:value-type="float">
            <text:p>0.0404376620452665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409592691750379" calcext:value-type="float">
            <text:p>0.0409592691750379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323118282868549" calcext:value-type="float">
            <text:p>0.032311828286854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346209992166581" calcext:value-type="float">
            <text:p>0.0346209992166581</text:p>
          </table:table-cell>
          <table:table-cell office:value-type="float" office:value="0.697721139430285" calcext:value-type="float">
            <text:p>0.697721139430285</text:p>
          </table:table-cell>
          <table:table-cell office:value-type="float" office:value="0.0348498161643055" calcext:value-type="float">
            <text:p>0.0348498161643055</text:p>
          </table:table-cell>
          <table:table-cell office:value-type="float" office:value="0.711469265367316" calcext:value-type="float">
            <text:p>0.711469265367316</text:p>
          </table:table-cell>
          <table:table-cell office:value-type="float" office:value="0.0426458665980024" calcext:value-type="float">
            <text:p>0.0426458665980024</text:p>
          </table:table-cell>
          <table:table-cell office:value-type="float" office:value="0.706296851574213" calcext:value-type="float">
            <text:p>0.706296851574213</text:p>
          </table:table-cell>
          <table:table-cell office:value-type="float" office:value="0.0506847250550967" calcext:value-type="float">
            <text:p>0.0506847250550967</text:p>
          </table:table-cell>
          <table:table-cell office:value-type="float" office:value="0.711544227886057" calcext:value-type="float">
            <text:p>0.711544227886057</text:p>
          </table:table-cell>
          <table:table-cell office:value-type="float" office:value="0.0317470913269676" calcext:value-type="float">
            <text:p>0.0317470913269676</text:p>
          </table:table-cell>
          <table:table-cell office:value-type="float" office:value="0.704617691154423" calcext:value-type="float">
            <text:p>0.704617691154423</text:p>
          </table:table-cell>
          <table:table-cell office:value-type="float" office:value="0.0230853280655703" calcext:value-type="float">
            <text:p>0.0230853280655703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517980806891204" calcext:value-type="float">
            <text:p>0.0517980806891204</text:p>
          </table:table-cell>
          <table:table-cell office:value-type="float" office:value="0.709745127436282" calcext:value-type="float">
            <text:p>0.709745127436282</text:p>
          </table:table-cell>
          <table:table-cell office:value-type="float" office:value="0.0479493577569654" calcext:value-type="float">
            <text:p>0.0479493577569654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326504755697628" calcext:value-type="float">
            <text:p>0.0326504755697628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430460278509658" calcext:value-type="float">
            <text:p>0.0430460278509658</text:p>
          </table:table-cell>
          <table:table-cell office:value-type="float" office:value="0.692488755622189" calcext:value-type="float">
            <text:p>0.692488755622189</text:p>
          </table:table-cell>
          <table:table-cell office:value-type="float" office:value="0.0406984486459481" calcext:value-type="float">
            <text:p>0.0406984486459481</text:p>
          </table:table-cell>
          <table:table-cell office:value-type="float" office:value="0.711514242878561" calcext:value-type="float">
            <text:p>0.711514242878561</text:p>
          </table:table-cell>
          <table:table-cell office:value-type="float" office:value="0.0264303001230635" calcext:value-type="float">
            <text:p>0.0264303001230635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476553246214704" calcext:value-type="float">
            <text:p>0.0476553246214704</text:p>
          </table:table-cell>
          <table:table-cell office:value-type="float" office:value="0.706296851574213" calcext:value-type="float">
            <text:p>0.706296851574213</text:p>
          </table:table-cell>
          <table:table-cell office:value-type="float" office:value="0.0521303552085763" calcext:value-type="float">
            <text:p>0.0521303552085763</text:p>
          </table:table-cell>
          <table:table-cell office:value-type="float" office:value="0.697736131934033" calcext:value-type="float">
            <text:p>0.697736131934033</text:p>
          </table:table-cell>
          <table:table-cell office:value-type="float" office:value="0.038722273444178" calcext:value-type="float">
            <text:p>0.038722273444178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292530892442808" calcext:value-type="float">
            <text:p>0.029253089244280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61236514361072" calcext:value-type="float">
            <text:p>0.0361236514361072</text:p>
          </table:table-cell>
          <table:table-cell office:value-type="float" office:value="0.701169415292354" calcext:value-type="float">
            <text:p>0.701169415292354</text:p>
          </table:table-cell>
          <table:table-cell office:value-type="float" office:value="0.0301191527080246" calcext:value-type="float">
            <text:p>0.0301191527080246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311714127865685" calcext:value-type="float">
            <text:p>0.0311714127865685</text:p>
          </table:table-cell>
          <table:table-cell office:value-type="float" office:value="0.706296851574213" calcext:value-type="float">
            <text:p>0.706296851574213</text:p>
          </table:table-cell>
          <table:table-cell office:value-type="float" office:value="0.0535369640009025" calcext:value-type="float">
            <text:p>0.0535369640009025</text:p>
          </table:table-cell>
          <table:table-cell office:value-type="float" office:value="0.709805097451274" calcext:value-type="float">
            <text:p>0.709805097451274</text:p>
          </table:table-cell>
          <table:table-cell office:value-type="float" office:value="0.0330468843903316" calcext:value-type="float">
            <text:p>0.0330468843903316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272507057410697" calcext:value-type="float">
            <text:p>0.0272507057410697</text:p>
          </table:table-cell>
          <table:table-cell office:value-type="float" office:value="0.706326836581709" calcext:value-type="float">
            <text:p>0.706326836581709</text:p>
          </table:table-cell>
          <table:table-cell office:value-type="float" office:value="0.0504017060271431" calcext:value-type="float">
            <text:p>0.0504017060271431</text:p>
          </table:table-cell>
          <table:table-cell office:value-type="float" office:value="0.70976011994003" calcext:value-type="float">
            <text:p>0.70976011994003</text:p>
          </table:table-cell>
          <table:table-cell office:value-type="float" office:value="0.0392583727676361" calcext:value-type="float">
            <text:p>0.0392583727676361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333136250269789" calcext:value-type="float">
            <text:p>0.0333136250269789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497452708996054" calcext:value-type="float">
            <text:p>0.0497452708996054</text:p>
          </table:table-cell>
          <table:table-cell office:value-type="float" office:value="0.697676161919041" calcext:value-type="float">
            <text:p>0.697676161919041</text:p>
          </table:table-cell>
          <table:table-cell office:value-type="float" office:value="0.0379640939540526" calcext:value-type="float">
            <text:p>0.0379640939540526</text:p>
          </table:table-cell>
          <table:table-cell office:value-type="float" office:value="0.711514242878561" calcext:value-type="float">
            <text:p>0.711514242878561</text:p>
          </table:table-cell>
          <table:table-cell office:value-type="float" office:value="0.030962360698968" calcext:value-type="float">
            <text:p>0.030962360698968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462880776034741" calcext:value-type="float">
            <text:p>0.0462880776034741</text:p>
          </table:table-cell>
          <table:table-cell office:value-type="float" office:value="0.714932533733133" calcext:value-type="float">
            <text:p>0.714932533733133</text:p>
          </table:table-cell>
          <table:table-cell office:value-type="float" office:value="0.0452404669623785" calcext:value-type="float">
            <text:p>0.0452404669623785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24674516023755" calcext:value-type="float">
            <text:p>0.0324674516023755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3794164034456" calcext:value-type="float">
            <text:p>0.037941640344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694590704647676" calcext:value-type="float">
            <text:p>0.694590704647676</text:p>
          </table:table-cell>
          <table:table-cell office:value-type="float" office:value="0.0396462223653521" calcext:value-type="float">
            <text:p>0.0396462223653521</text:p>
          </table:table-cell>
          <table:table-cell office:value-type="float" office:value="0.698083958020989" calcext:value-type="float">
            <text:p>0.698083958020989</text:p>
          </table:table-cell>
          <table:table-cell office:value-type="float" office:value="0.0307176691170847" calcext:value-type="float">
            <text:p>0.0307176691170847</text:p>
          </table:table-cell>
          <table:table-cell office:value-type="float" office:value="0.707733133433283" calcext:value-type="float">
            <text:p>0.707733133433283</text:p>
          </table:table-cell>
          <table:table-cell office:value-type="float" office:value="0.0288573191263528" calcext:value-type="float">
            <text:p>0.0288573191263528</text:p>
          </table:table-cell>
          <table:table-cell office:value-type="float" office:value="0.706986506746627" calcext:value-type="float">
            <text:p>0.706986506746627</text:p>
          </table:table-cell>
          <table:table-cell office:value-type="float" office:value="0.0534751426186752" calcext:value-type="float">
            <text:p>0.0534751426186752</text:p>
          </table:table-cell>
          <table:table-cell office:value-type="float" office:value="0.711874062968516" calcext:value-type="float">
            <text:p>0.711874062968516</text:p>
          </table:table-cell>
          <table:table-cell office:value-type="float" office:value="0.038014872251535" calcext:value-type="float">
            <text:p>0.038014872251535</text:p>
          </table:table-cell>
          <table:table-cell office:value-type="float" office:value="0.712245877061469" calcext:value-type="float">
            <text:p>0.712245877061469</text:p>
          </table:table-cell>
          <table:table-cell office:value-type="float" office:value="0.0310913661906608" calcext:value-type="float">
            <text:p>0.0310913661906608</text:p>
          </table:table-cell>
          <table:table-cell office:value-type="float" office:value="0.705301349325337" calcext:value-type="float">
            <text:p>0.705301349325337</text:p>
          </table:table-cell>
          <table:table-cell office:value-type="float" office:value="0.0425630092230934" calcext:value-type="float">
            <text:p>0.0425630092230934</text:p>
          </table:table-cell>
          <table:table-cell office:value-type="float" office:value="0.705289355322339" calcext:value-type="float">
            <text:p>0.705289355322339</text:p>
          </table:table-cell>
          <table:table-cell office:value-type="float" office:value="0.0366405117129126" calcext:value-type="float">
            <text:p>0.0366405117129126</text:p>
          </table:table-cell>
          <table:table-cell office:value-type="float" office:value="0.695646176911544" calcext:value-type="float">
            <text:p>0.695646176911544</text:p>
          </table:table-cell>
          <table:table-cell office:value-type="float" office:value="0.0386684341297425" calcext:value-type="float">
            <text:p>0.0386684341297425</text:p>
          </table:table-cell>
          <table:table-cell office:value-type="float" office:value="0.69871664167916" calcext:value-type="float">
            <text:p>0.69871664167916</text:p>
          </table:table-cell>
          <table:table-cell office:value-type="float" office:value="0.0479794500467074" calcext:value-type="float">
            <text:p>0.0479794500467074</text:p>
          </table:table-cell>
          <table:table-cell office:value-type="float" office:value="0.698026986506747" calcext:value-type="float">
            <text:p>0.698026986506747</text:p>
          </table:table-cell>
          <table:table-cell office:value-type="float" office:value="0.0456372794324319" calcext:value-type="float">
            <text:p>0.0456372794324319</text:p>
          </table:table-cell>
          <table:table-cell office:value-type="float" office:value="0.706350824587706" calcext:value-type="float">
            <text:p>0.706350824587706</text:p>
          </table:table-cell>
          <table:table-cell office:value-type="float" office:value="0.0236214704730108" calcext:value-type="float">
            <text:p>0.0236214704730108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494284422494323" calcext:value-type="float">
            <text:p>0.0494284422494323</text:p>
          </table:table-cell>
          <table:table-cell office:value-type="float" office:value="0.704260869565217" calcext:value-type="float">
            <text:p>0.704260869565217</text:p>
          </table:table-cell>
          <table:table-cell office:value-type="float" office:value="0.0403376697087352" calcext:value-type="float">
            <text:p>0.0403376697087352</text:p>
          </table:table-cell>
          <table:table-cell office:value-type="float" office:value="0.699451274362819" calcext:value-type="float">
            <text:p>0.699451274362819</text:p>
          </table:table-cell>
          <table:table-cell office:value-type="float" office:value="0.0353766666489796" calcext:value-type="float">
            <text:p>0.0353766666489796</text:p>
          </table:table-cell>
          <table:table-cell office:value-type="float" office:value="0.713253373313343" calcext:value-type="float">
            <text:p>0.713253373313343</text:p>
          </table:table-cell>
          <table:table-cell office:value-type="float" office:value="0.0359975916850142" calcext:value-type="float">
            <text:p>0.035997591685014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75262368815592" calcext:value-type="float">
            <text:p>0.675262368815592</text:p>
          </table:table-cell>
          <table:table-cell office:value-type="float" office:value="0.0282537601562746" calcext:value-type="float">
            <text:p>0.0282537601562746</text:p>
          </table:table-cell>
          <table:table-cell office:value-type="float" office:value="0.689130434782609" calcext:value-type="float">
            <text:p>0.689130434782609</text:p>
          </table:table-cell>
          <table:table-cell office:value-type="float" office:value="0.0290638105509237" calcext:value-type="float">
            <text:p>0.0290638105509237</text:p>
          </table:table-cell>
          <table:table-cell office:value-type="float" office:value="0.689070464767616" calcext:value-type="float">
            <text:p>0.689070464767616</text:p>
          </table:table-cell>
          <table:table-cell office:value-type="float" office:value="0.0600557717052321" calcext:value-type="float">
            <text:p>0.0600557717052321</text:p>
          </table:table-cell>
          <table:table-cell office:value-type="float" office:value="0.673613193403298" calcext:value-type="float">
            <text:p>0.673613193403298</text:p>
          </table:table-cell>
          <table:table-cell office:value-type="float" office:value="0.032590811756518" calcext:value-type="float">
            <text:p>0.032590811756518</text:p>
          </table:table-cell>
          <table:table-cell office:value-type="float" office:value="0.730524737631184" calcext:value-type="float">
            <text:p>0.730524737631184</text:p>
          </table:table-cell>
          <table:table-cell office:value-type="float" office:value="0.0324066792049831" calcext:value-type="float">
            <text:p>0.0324066792049831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310026616950313" calcext:value-type="float">
            <text:p>0.0310026616950313</text:p>
          </table:table-cell>
          <table:table-cell office:value-type="float" office:value="0.70119940029985" calcext:value-type="float">
            <text:p>0.70119940029985</text:p>
          </table:table-cell>
          <table:table-cell office:value-type="float" office:value="0.0234181396812716" calcext:value-type="float">
            <text:p>0.0234181396812716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254661589196048" calcext:value-type="float">
            <text:p>0.0254661589196048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544426252770114" calcext:value-type="float">
            <text:p>0.0544426252770114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567465623198603" calcext:value-type="float">
            <text:p>0.0567465623198603</text:p>
          </table:table-cell>
          <table:table-cell office:value-type="float" office:value="0.690839580209895" calcext:value-type="float">
            <text:p>0.690839580209895</text:p>
          </table:table-cell>
          <table:table-cell office:value-type="float" office:value="0.0406645374619195" calcext:value-type="float">
            <text:p>0.0406645374619195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466990139820278" calcext:value-type="float">
            <text:p>0.0466990139820278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2159156463071" calcext:value-type="float">
            <text:p>0.042159156463071</text:p>
          </table:table-cell>
          <table:table-cell office:value-type="float" office:value="0.706371814092954" calcext:value-type="float">
            <text:p>0.706371814092954</text:p>
          </table:table-cell>
          <table:table-cell office:value-type="float" office:value="0.0351980757391384" calcext:value-type="float">
            <text:p>0.0351980757391384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385998962177876" calcext:value-type="float">
            <text:p>0.0385998962177876</text:p>
          </table:table-cell>
          <table:table-cell office:value-type="float" office:value="0.715067466266867" calcext:value-type="float">
            <text:p>0.715067466266867</text:p>
          </table:table-cell>
          <table:table-cell office:value-type="float" office:value="0.0213304263123492" calcext:value-type="float">
            <text:p>0.021330426312349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442665066557955" calcext:value-type="float">
            <text:p>0.0442665066557955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446871373889279" calcext:value-type="float">
            <text:p>0.0446871373889279</text:p>
          </table:table-cell>
          <table:table-cell office:value-type="float" office:value="0.687286356821589" calcext:value-type="float">
            <text:p>0.687286356821589</text:p>
          </table:table-cell>
          <table:table-cell office:value-type="float" office:value="0.0487654260332779" calcext:value-type="float">
            <text:p>0.0487654260332779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443079345731167" calcext:value-type="float">
            <text:p>0.0443079345731167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83912546108784" calcext:value-type="float">
            <text:p>0.0383912546108784</text:p>
          </table:table-cell>
          <table:table-cell office:value-type="float" office:value="0.711484257871064" calcext:value-type="float">
            <text:p>0.711484257871064</text:p>
          </table:table-cell>
          <table:table-cell office:value-type="float" office:value="0.0540239899615047" calcext:value-type="float">
            <text:p>0.0540239899615047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17493657538016" calcext:value-type="float">
            <text:p>0.0317493657538016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47355880155345" calcext:value-type="float">
            <text:p>0.0347355880155345</text:p>
          </table:table-cell>
          <table:table-cell office:value-type="float" office:value="0.701184407796102" calcext:value-type="float">
            <text:p>0.701184407796102</text:p>
          </table:table-cell>
          <table:table-cell office:value-type="float" office:value="0.044826533209316" calcext:value-type="float">
            <text:p>0.044826533209316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305695735993364" calcext:value-type="float">
            <text:p>0.0305695735993364</text:p>
          </table:table-cell>
          <table:table-cell office:value-type="float" office:value="0.701214392803598" calcext:value-type="float">
            <text:p>0.701214392803598</text:p>
          </table:table-cell>
          <table:table-cell office:value-type="float" office:value="0.0415484924961422" calcext:value-type="float">
            <text:p>0.0415484924961422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325972769474689" calcext:value-type="float">
            <text:p>0.0325972769474689</text:p>
          </table:table-cell>
          <table:table-cell office:value-type="float" office:value="0.69767616191904" calcext:value-type="float">
            <text:p>0.69767616191904</text:p>
          </table:table-cell>
          <table:table-cell office:value-type="float" office:value="0.0447062032131237" calcext:value-type="float">
            <text:p>0.0447062032131237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92383902654338" calcext:value-type="float">
            <text:p>0.0292383902654338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279241671039938" calcext:value-type="float">
            <text:p>0.0279241671039938</text:p>
          </table:table-cell>
          <table:table-cell office:value-type="float" office:value="0.697736131934033" calcext:value-type="float">
            <text:p>0.697736131934033</text:p>
          </table:table-cell>
          <table:table-cell office:value-type="float" office:value="0.0165286319315167" calcext:value-type="float">
            <text:p>0.01652863193151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97258420356187" calcext:value-type="float">
            <text:p>0.0397258420356187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472718005867504" calcext:value-type="float">
            <text:p>0.047271800586750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67438700753041" calcext:value-type="float">
            <text:p>0.0267438700753041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28933020945752" calcext:value-type="float">
            <text:p>0.0328933020945752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364560154731089" calcext:value-type="float">
            <text:p>0.0364560154731089</text:p>
          </table:table-cell>
          <table:table-cell office:value-type="float" office:value="0.701109445277361" calcext:value-type="float">
            <text:p>0.701109445277361</text:p>
          </table:table-cell>
          <table:table-cell office:value-type="float" office:value="0.0360281828300356" calcext:value-type="float">
            <text:p>0.0360281828300356</text:p>
          </table:table-cell>
          <table:table-cell office:value-type="float" office:value="0.720149925037481" calcext:value-type="float">
            <text:p>0.720149925037481</text:p>
          </table:table-cell>
          <table:table-cell office:value-type="float" office:value="0.0226169136894044" calcext:value-type="float">
            <text:p>0.022616913689404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32948624039886" calcext:value-type="float">
            <text:p>0.0332948624039886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495834592222214" calcext:value-type="float">
            <text:p>0.049583459222221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22671954954396" calcext:value-type="float">
            <text:p>0.022671954954396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404376620452665" calcext:value-type="float">
            <text:p>0.0404376620452665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342997719602461" calcext:value-type="float">
            <text:p>0.0342997719602461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406641988982163" calcext:value-type="float">
            <text:p>0.0406641988982163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285049548660399" calcext:value-type="float">
            <text:p>0.0285049548660399</text:p>
          </table:table-cell>
          <table:table-cell office:value-type="float" office:value="0.714947526236881" calcext:value-type="float">
            <text:p>0.714947526236881</text:p>
          </table:table-cell>
          <table:table-cell office:value-type="float" office:value="0.0283932649753364" calcext:value-type="float">
            <text:p>0.0283932649753364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354147882842602" calcext:value-type="float">
            <text:p>0.035414788284260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32828123155439" calcext:value-type="float">
            <text:p>0.032828123155439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43927921610231" calcext:value-type="float">
            <text:p>0.0343927921610231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327322101998328" calcext:value-type="float">
            <text:p>0.0327322101998328</text:p>
          </table:table-cell>
          <table:table-cell office:value-type="float" office:value="0.697661169415292" calcext:value-type="float">
            <text:p>0.697661169415292</text:p>
          </table:table-cell>
          <table:table-cell office:value-type="float" office:value="0.0381605388028209" calcext:value-type="float">
            <text:p>0.0381605388028209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37341944988702" calcext:value-type="float">
            <text:p>0.037341944988702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77586660808691" calcext:value-type="float">
            <text:p>0.0377586660808691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208185774245198" calcext:value-type="float">
            <text:p>0.0208185774245198</text:p>
          </table:table-cell>
          <table:table-cell office:value-type="float" office:value="0.699415292353823" calcext:value-type="float">
            <text:p>0.699415292353823</text:p>
          </table:table-cell>
          <table:table-cell office:value-type="float" office:value="0.043902232854365" calcext:value-type="float">
            <text:p>0.043902232854365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400918094188728" calcext:value-type="float">
            <text:p>0.0400918094188728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249365272071563" calcext:value-type="float">
            <text:p>0.0249365272071563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381683425880465" calcext:value-type="float">
            <text:p>0.0381683425880465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24761845856126" calcext:value-type="float">
            <text:p>0.024761845856126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461049778993077" calcext:value-type="float">
            <text:p>0.0461049778993077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05505604273209" calcext:value-type="float">
            <text:p>0.0305505604273209</text:p>
          </table:table-cell>
          <table:table-cell office:value-type="float" office:value="0.70976011994003" calcext:value-type="float">
            <text:p>0.70976011994003</text:p>
          </table:table-cell>
          <table:table-cell office:value-type="float" office:value="0.033095650644426" calcext:value-type="float">
            <text:p>0.033095650644426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360954452543751" calcext:value-type="float">
            <text:p>0.036095445254375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316617223113985" calcext:value-type="float">
            <text:p>0.0316617223113985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79333756853539" calcext:value-type="float">
            <text:p>0.0479333756853539</text:p>
          </table:table-cell>
          <table:table-cell office:value-type="float" office:value="0.687316341829085" calcext:value-type="float">
            <text:p>0.687316341829085</text:p>
          </table:table-cell>
          <table:table-cell office:value-type="float" office:value="0.0323489282701372" calcext:value-type="float">
            <text:p>0.0323489282701372</text:p>
          </table:table-cell>
          <table:table-cell office:value-type="float" office:value="0.689025487256372" calcext:value-type="float">
            <text:p>0.689025487256372</text:p>
          </table:table-cell>
          <table:table-cell office:value-type="float" office:value="0.041898971941675" calcext:value-type="float">
            <text:p>0.041898971941675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436216616192601" calcext:value-type="float">
            <text:p>0.0436216616192601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376993281484871" calcext:value-type="float">
            <text:p>0.0376993281484871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304968772248021" calcext:value-type="float">
            <text:p>0.0304968772248021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62524816945044" calcext:value-type="float">
            <text:p>0.036252481694504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496151932847033" calcext:value-type="float">
            <text:p>0.0496151932847033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190971632626395" calcext:value-type="float">
            <text:p>0.0190971632626395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288303059845053" calcext:value-type="float">
            <text:p>0.0288303059845053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184382349751508" calcext:value-type="float">
            <text:p>0.0184382349751508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40675888078775" calcext:value-type="float">
            <text:p>0.040675888078775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80989479649246" calcext:value-type="float">
            <text:p>0.0280989479649246</text:p>
          </table:table-cell>
          <table:table-cell office:value-type="float" office:value="0.716686656671664" calcext:value-type="float">
            <text:p>0.716686656671664</text:p>
          </table:table-cell>
          <table:table-cell office:value-type="float" office:value="0.0327090770858069" calcext:value-type="float">
            <text:p>0.0327090770858069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334470628652081" calcext:value-type="float">
            <text:p>0.0334470628652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9781109445277" calcext:value-type="float">
            <text:p>0.699781109445277</text:p>
          </table:table-cell>
          <table:table-cell office:value-type="float" office:value="0.0353471908629053" calcext:value-type="float">
            <text:p>0.0353471908629053</text:p>
          </table:table-cell>
          <table:table-cell office:value-type="float" office:value="0.700467766116941" calcext:value-type="float">
            <text:p>0.700467766116941</text:p>
          </table:table-cell>
          <table:table-cell office:value-type="float" office:value="0.0406697832745958" calcext:value-type="float">
            <text:p>0.0406697832745958</text:p>
          </table:table-cell>
          <table:table-cell office:value-type="float" office:value="0.689388305847076" calcext:value-type="float">
            <text:p>0.689388305847076</text:p>
          </table:table-cell>
          <table:table-cell office:value-type="float" office:value="0.0401292412567568" calcext:value-type="float">
            <text:p>0.0401292412567568</text:p>
          </table:table-cell>
          <table:table-cell office:value-type="float" office:value="0.689058470764618" calcext:value-type="float">
            <text:p>0.689058470764618</text:p>
          </table:table-cell>
          <table:table-cell office:value-type="float" office:value="0.0379703118337412" calcext:value-type="float">
            <text:p>0.0379703118337412</text:p>
          </table:table-cell>
          <table:table-cell office:value-type="float" office:value="0.70943928035982" calcext:value-type="float">
            <text:p>0.70943928035982</text:p>
          </table:table-cell>
          <table:table-cell office:value-type="float" office:value="0.0376435111793865" calcext:value-type="float">
            <text:p>0.0376435111793865</text:p>
          </table:table-cell>
          <table:table-cell office:value-type="float" office:value="0.699409295352324" calcext:value-type="float">
            <text:p>0.699409295352324</text:p>
          </table:table-cell>
          <table:table-cell office:value-type="float" office:value="0.0393025657431856" calcext:value-type="float">
            <text:p>0.0393025657431856</text:p>
          </table:table-cell>
          <table:table-cell office:value-type="float" office:value="0.711178410794603" calcext:value-type="float">
            <text:p>0.711178410794603</text:p>
          </table:table-cell>
          <table:table-cell office:value-type="float" office:value="0.0258199747547599" calcext:value-type="float">
            <text:p>0.0258199747547599</text:p>
          </table:table-cell>
          <table:table-cell office:value-type="float" office:value="0.703574212893553" calcext:value-type="float">
            <text:p>0.703574212893553</text:p>
          </table:table-cell>
          <table:table-cell office:value-type="float" office:value="0.0347302647775995" calcext:value-type="float">
            <text:p>0.0347302647775995</text:p>
          </table:table-cell>
          <table:table-cell office:value-type="float" office:value="0.701493253373313" calcext:value-type="float">
            <text:p>0.701493253373313</text:p>
          </table:table-cell>
          <table:table-cell office:value-type="float" office:value="0.047711924082425" calcext:value-type="float">
            <text:p>0.047711924082425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8043562686777" calcext:value-type="float">
            <text:p>0.0308043562686777</text:p>
          </table:table-cell>
          <table:table-cell office:value-type="float" office:value="0.699448275862069" calcext:value-type="float">
            <text:p>0.699448275862069</text:p>
          </table:table-cell>
          <table:table-cell office:value-type="float" office:value="0.037929868115176" calcext:value-type="float">
            <text:p>0.037929868115176</text:p>
          </table:table-cell>
          <table:table-cell office:value-type="float" office:value="0.699424287856072" calcext:value-type="float">
            <text:p>0.699424287856072</text:p>
          </table:table-cell>
          <table:table-cell office:value-type="float" office:value="0.0313592287442039" calcext:value-type="float">
            <text:p>0.0313592287442039</text:p>
          </table:table-cell>
          <table:table-cell office:value-type="float" office:value="0.700794602698651" calcext:value-type="float">
            <text:p>0.700794602698651</text:p>
          </table:table-cell>
          <table:table-cell office:value-type="float" office:value="0.0428620849104987" calcext:value-type="float">
            <text:p>0.0428620849104987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3181858525715" calcext:value-type="float">
            <text:p>0.0303181858525715</text:p>
          </table:table-cell>
          <table:table-cell office:value-type="float" office:value="0.712887556221889" calcext:value-type="float">
            <text:p>0.712887556221889</text:p>
          </table:table-cell>
          <table:table-cell office:value-type="float" office:value="0.0321444112054701" calcext:value-type="float">
            <text:p>0.0321444112054701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285632709295419" calcext:value-type="float">
            <text:p>0.028563270929541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.900281690140845" calcext:value-type="float">
            <text:p>0.900281690140845</text:p>
          </table:table-cell>
          <table:table-cell office:value-type="float" office:value="0.0335088902572001" calcext:value-type="float">
            <text:p>0.0335088902572001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202102635475353" calcext:value-type="float">
            <text:p>0.0202102635475353</text:p>
          </table:table-cell>
          <table:table-cell office:value-type="float" office:value="0.928812877263582" calcext:value-type="float">
            <text:p>0.928812877263582</text:p>
          </table:table-cell>
          <table:table-cell office:value-type="float" office:value="0.0376860683588677" calcext:value-type="float">
            <text:p>0.0376860683588677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409280955350399" calcext:value-type="float">
            <text:p>0.0409280955350399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408264817797966" calcext:value-type="float">
            <text:p>0.0408264817797966</text:p>
          </table:table-cell>
          <table:table-cell office:value-type="float" office:value="0.905955734406439" calcext:value-type="float">
            <text:p>0.905955734406439</text:p>
          </table:table-cell>
          <table:table-cell office:value-type="float" office:value="0.0447824227560417" calcext:value-type="float">
            <text:p>0.044782422756041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68873849105148" calcext:value-type="float">
            <text:p>0.036887384910514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43195779104882" calcext:value-type="float">
            <text:p>0.04319577910488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39350794634703" calcext:value-type="float">
            <text:p>0.0339350794634703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231892548345553" calcext:value-type="float">
            <text:p>0.0231892548345553</text:p>
          </table:table-cell>
          <table:table-cell office:value-type="float" office:value="0.906036217303823" calcext:value-type="float">
            <text:p>0.906036217303823</text:p>
          </table:table-cell>
          <table:table-cell office:value-type="float" office:value="0.0370429038049889" calcext:value-type="float">
            <text:p>0.0370429038049889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324587884360266" calcext:value-type="float">
            <text:p>0.0324587884360266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06116700201207" calcext:value-type="float">
            <text:p>0.906116700201207</text:p>
          </table:table-cell>
          <table:table-cell office:value-type="float" office:value="0.0336989397491246" calcext:value-type="float">
            <text:p>0.0336989397491246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255944788061778" calcext:value-type="float">
            <text:p>0.025594478806177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23727617011593" calcext:value-type="float">
            <text:p>0.0223727617011593</text:p>
          </table:table-cell>
          <table:table-cell office:value-type="float" office:value="0.934446680080483" calcext:value-type="float">
            <text:p>0.934446680080483</text:p>
          </table:table-cell>
          <table:table-cell office:value-type="float" office:value="0.0279121661833655" calcext:value-type="float">
            <text:p>0.0279121661833655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12203366981086" calcext:value-type="float">
            <text:p>0.0312203366981086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12203366981086" calcext:value-type="float">
            <text:p>0.0312203366981086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35073196025368" calcext:value-type="float">
            <text:p>0.0335073196025368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63022584674596" calcext:value-type="float">
            <text:p>0.0263022584674596</text:p>
          </table:table-cell>
          <table:table-cell office:value-type="float" office:value="0.928812877263582" calcext:value-type="float">
            <text:p>0.928812877263582</text:p>
          </table:table-cell>
          <table:table-cell office:value-type="float" office:value="0.0284252502256368" calcext:value-type="float">
            <text:p>0.0284252502256368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69998183123344" calcext:value-type="float">
            <text:p>0.0369998183123344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53255905471007" calcext:value-type="float">
            <text:p>0.025325590547100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410973860218504" calcext:value-type="float">
            <text:p>0.041097386021850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81753370310912" calcext:value-type="float">
            <text:p>0.028175337031091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15523859911291" calcext:value-type="float">
            <text:p>0.021552385991129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34486921529175" calcext:value-type="float">
            <text:p>0.934486921529175</text:p>
          </table:table-cell>
          <table:table-cell office:value-type="float" office:value="0.0258997571482226" calcext:value-type="float">
            <text:p>0.0258997571482226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57887115236475" calcext:value-type="float">
            <text:p>0.0357887115236475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12203366981086" calcext:value-type="float">
            <text:p>0.0312203366981086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12479448453598" calcext:value-type="float">
            <text:p>0.031247944845359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406041003176354" calcext:value-type="float">
            <text:p>0.040604100317635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23967406055843" calcext:value-type="float">
            <text:p>0.0323967406055843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15523859911291" calcext:value-type="float">
            <text:p>0.0215523859911291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23967406055843" calcext:value-type="float">
            <text:p>0.0323967406055843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31670020120724" calcext:value-type="float">
            <text:p>0.931670020120724</text:p>
          </table:table-cell>
          <table:table-cell office:value-type="float" office:value="0.0272955257703303" calcext:value-type="float">
            <text:p>0.0272955257703303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57887115236475" calcext:value-type="float">
            <text:p>0.0357887115236475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12479448453598" calcext:value-type="float">
            <text:p>0.0312479448453598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39350794634703" calcext:value-type="float">
            <text:p>0.033935079463470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70684143399176" calcext:value-type="float">
            <text:p>0.0370684143399176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12203366981086" calcext:value-type="float">
            <text:p>0.0312203366981086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84201530189865" calcext:value-type="float">
            <text:p>0.0384201530189865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12479448453598" calcext:value-type="float">
            <text:p>0.031247944845359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34486921529175" calcext:value-type="float">
            <text:p>0.934486921529175</text:p>
          </table:table-cell>
          <table:table-cell office:value-type="float" office:value="0.0328475369798564" calcext:value-type="float">
            <text:p>0.0328475369798564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57887115236475" calcext:value-type="float">
            <text:p>0.0357887115236475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58570488370904" calcext:value-type="float">
            <text:p>0.0258570488370904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84201530189865" calcext:value-type="float">
            <text:p>0.0384201530189865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12479448453598" calcext:value-type="float">
            <text:p>0.031247944845359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12203366981086" calcext:value-type="float">
            <text:p>0.0312203366981086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70684143399176" calcext:value-type="float">
            <text:p>0.0370684143399176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.911734406438632" calcext:value-type="float">
            <text:p>0.911734406438632</text:p>
          </table:table-cell>
          <table:table-cell office:value-type="float" office:value="0.0326965034082913" calcext:value-type="float">
            <text:p>0.0326965034082913</text:p>
          </table:table-cell>
          <table:table-cell office:value-type="float" office:value="0.929923541247485" calcext:value-type="float">
            <text:p>0.929923541247485</text:p>
          </table:table-cell>
          <table:table-cell office:value-type="float" office:value="0.026833049925862" calcext:value-type="float">
            <text:p>0.026833049925862</text:p>
          </table:table-cell>
          <table:table-cell office:value-type="float" office:value="0.921955734406439" calcext:value-type="float">
            <text:p>0.921955734406439</text:p>
          </table:table-cell>
          <table:table-cell office:value-type="float" office:value="0.0361874521326393" calcext:value-type="float">
            <text:p>0.0361874521326393</text:p>
          </table:table-cell>
          <table:table-cell office:value-type="float" office:value="0.923661971830986" calcext:value-type="float">
            <text:p>0.923661971830986</text:p>
          </table:table-cell>
          <table:table-cell office:value-type="float" office:value="0.0359029133608182" calcext:value-type="float">
            <text:p>0.0359029133608182</text:p>
          </table:table-cell>
          <table:table-cell office:value-type="float" office:value="0.921995975855131" calcext:value-type="float">
            <text:p>0.921995975855131</text:p>
          </table:table-cell>
          <table:table-cell office:value-type="float" office:value="0.0330196792660025" calcext:value-type="float">
            <text:p>0.0330196792660025</text:p>
          </table:table-cell>
          <table:table-cell office:value-type="float" office:value="0.916812877263582" calcext:value-type="float">
            <text:p>0.916812877263582</text:p>
          </table:table-cell>
          <table:table-cell office:value-type="float" office:value="0.0333285361772777" calcext:value-type="float">
            <text:p>0.0333285361772777</text:p>
          </table:table-cell>
          <table:table-cell office:value-type="float" office:value="0.920297786720322" calcext:value-type="float">
            <text:p>0.920297786720322</text:p>
          </table:table-cell>
          <table:table-cell office:value-type="float" office:value="0.02910415688523" calcext:value-type="float">
            <text:p>0.02910415688523</text:p>
          </table:table-cell>
          <table:table-cell office:value-type="float" office:value="0.92482092555332" calcext:value-type="float">
            <text:p>0.92482092555332</text:p>
          </table:table-cell>
          <table:table-cell office:value-type="float" office:value="0.0307393877986755" calcext:value-type="float">
            <text:p>0.0307393877986755</text:p>
          </table:table-cell>
          <table:table-cell office:value-type="float" office:value="0.919702213279678" calcext:value-type="float">
            <text:p>0.919702213279678</text:p>
          </table:table-cell>
          <table:table-cell office:value-type="float" office:value="0.0367788461151794" calcext:value-type="float">
            <text:p>0.0367788461151794</text:p>
          </table:table-cell>
          <table:table-cell office:value-type="float" office:value="0.915702213279678" calcext:value-type="float">
            <text:p>0.915702213279678</text:p>
          </table:table-cell>
          <table:table-cell office:value-type="float" office:value="0.0309699798791402" calcext:value-type="float">
            <text:p>0.0309699798791402</text:p>
          </table:table-cell>
          <table:table-cell office:value-type="float" office:value="0.912885311871227" calcext:value-type="float">
            <text:p>0.912885311871227</text:p>
          </table:table-cell>
          <table:table-cell office:value-type="float" office:value="0.0370682728517782" calcext:value-type="float">
            <text:p>0.0370682728517782</text:p>
          </table:table-cell>
          <table:table-cell office:value-type="float" office:value="0.919686116700201" calcext:value-type="float">
            <text:p>0.919686116700201</text:p>
          </table:table-cell>
          <table:table-cell office:value-type="float" office:value="0.0283554876740947" calcext:value-type="float">
            <text:p>0.0283554876740947</text:p>
          </table:table-cell>
          <table:table-cell office:value-type="float" office:value="0.922575452716298" calcext:value-type="float">
            <text:p>0.922575452716298</text:p>
          </table:table-cell>
          <table:table-cell office:value-type="float" office:value="0.032058421645919" calcext:value-type="float">
            <text:p>0.032058421645919</text:p>
          </table:table-cell>
          <table:table-cell office:value-type="float" office:value="0.917432595573441" calcext:value-type="float">
            <text:p>0.917432595573441</text:p>
          </table:table-cell>
          <table:table-cell office:value-type="float" office:value="0.0351018851123673" calcext:value-type="float">
            <text:p>0.0351018851123673</text:p>
          </table:table-cell>
          <table:table-cell office:value-type="float" office:value="0.918012072434608" calcext:value-type="float">
            <text:p>0.918012072434608</text:p>
          </table:table-cell>
          <table:table-cell office:value-type="float" office:value="0.0313402148879002" calcext:value-type="float">
            <text:p>0.0313402148879002</text:p>
          </table:table-cell>
          <table:table-cell office:value-type="float" office:value="0.917979879275654" calcext:value-type="float">
            <text:p>0.917979879275654</text:p>
          </table:table-cell>
          <table:table-cell office:value-type="float" office:value="0.0290231634076971" calcext:value-type="float">
            <text:p>0.029023163407697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2735752670797" calcext:value-type="float">
            <text:p>0.02735752670797</text:p>
          </table:table-cell>
          <table:table-cell office:value-type="float" office:value="0.917505030181086" calcext:value-type="float">
            <text:p>0.917505030181086</text:p>
          </table:table-cell>
          <table:table-cell office:value-type="float" office:value="0.0335041780723163" calcext:value-type="float">
            <text:p>0.0335041780723163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389567049924831" calcext:value-type="float">
            <text:p>0.0389567049924831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383655838907524" calcext:value-type="float">
            <text:p>0.0383655838907524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152190371181083" calcext:value-type="float">
            <text:p>0.015219037118108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39350794634703" calcext:value-type="float">
            <text:p>0.0339350794634703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312404295511877" calcext:value-type="float">
            <text:p>0.031240429551187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23727617011593" calcext:value-type="float">
            <text:p>0.0223727617011593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31854683507277" calcext:value-type="float">
            <text:p>0.0431854683507277</text:p>
          </table:table-cell>
          <table:table-cell office:value-type="float" office:value="0.90897384305835" calcext:value-type="float">
            <text:p>0.90897384305835</text:p>
          </table:table-cell>
          <table:table-cell office:value-type="float" office:value="0.0405332978260527" calcext:value-type="float">
            <text:p>0.0405332978260527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175046832686085" calcext:value-type="float">
            <text:p>0.0175046832686085</text:p>
          </table:table-cell>
          <table:table-cell office:value-type="float" office:value="0.903259557344064" calcext:value-type="float">
            <text:p>0.903259557344064</text:p>
          </table:table-cell>
          <table:table-cell office:value-type="float" office:value="0.0439819428487916" calcext:value-type="float">
            <text:p>0.0439819428487916</text:p>
          </table:table-cell>
          <table:table-cell office:value-type="float" office:value="0.906036217303823" calcext:value-type="float">
            <text:p>0.906036217303823</text:p>
          </table:table-cell>
          <table:table-cell office:value-type="float" office:value="0.0326504865710462" calcext:value-type="float">
            <text:p>0.0326504865710462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164262024829699" calcext:value-type="float">
            <text:p>0.0164262024829699</text:p>
          </table:table-cell>
          <table:table-cell office:value-type="float" office:value="0.900402414486921" calcext:value-type="float">
            <text:p>0.900402414486921</text:p>
          </table:table-cell>
          <table:table-cell office:value-type="float" office:value="0.0398791538330048" calcext:value-type="float">
            <text:p>0.039879153833004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95701410333484" calcext:value-type="float">
            <text:p>0.029570141033348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07541782400116" calcext:value-type="float">
            <text:p>0.0407541782400116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40245070259572" calcext:value-type="float">
            <text:p>0.0402450702595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30400305060657" calcext:value-type="float">
            <text:p>0.023040030506065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56470184418284" calcext:value-type="float">
            <text:p>0.025647018441828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43097257661774" calcext:value-type="float">
            <text:p>0.04309725766177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51571823153343" calcext:value-type="float">
            <text:p>0.0251571823153343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2265261309233" calcext:value-type="float">
            <text:p>0.03226526130923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368073443084264" calcext:value-type="float">
            <text:p>0.036807344308426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183101908122172" calcext:value-type="float">
            <text:p>0.01831019081221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62941533048381" calcext:value-type="float">
            <text:p>0.046294153304838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5065609893623" calcext:value-type="float">
            <text:p>0.02506560989362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293201829687192" calcext:value-type="float">
            <text:p>0.0293201829687192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80885311871" calcext:value-type="float">
            <text:p>0.917480885311871</text:p>
          </table:table-cell>
          <table:table-cell office:value-type="float" office:value="0.0299076100174409" calcext:value-type="float">
            <text:p>0.0299076100174409</text:p>
          </table:table-cell>
          <table:table-cell office:value-type="float" office:value="0.91461569416499" calcext:value-type="float">
            <text:p>0.91461569416499</text:p>
          </table:table-cell>
          <table:table-cell office:value-type="float" office:value="0.037749446750153" calcext:value-type="float">
            <text:p>0.037749446750153</text:p>
          </table:table-cell>
          <table:table-cell office:value-type="float" office:value="0.914068410462777" calcext:value-type="float">
            <text:p>0.914068410462777</text:p>
          </table:table-cell>
          <table:table-cell office:value-type="float" office:value="0.0332178340490738" calcext:value-type="float">
            <text:p>0.0332178340490738</text:p>
          </table:table-cell>
          <table:table-cell office:value-type="float" office:value="0.914012072434608" calcext:value-type="float">
            <text:p>0.914012072434608</text:p>
          </table:table-cell>
          <table:table-cell office:value-type="float" office:value="0.03552083220923" calcext:value-type="float">
            <text:p>0.03552083220923</text:p>
          </table:table-cell>
          <table:table-cell office:value-type="float" office:value="0.91230583501006" calcext:value-type="float">
            <text:p>0.91230583501006</text:p>
          </table:table-cell>
          <table:table-cell office:value-type="float" office:value="0.025320068489713" calcext:value-type="float">
            <text:p>0.025320068489713</text:p>
          </table:table-cell>
          <table:table-cell office:value-type="float" office:value="0.923710261569417" calcext:value-type="float">
            <text:p>0.923710261569417</text:p>
          </table:table-cell>
          <table:table-cell office:value-type="float" office:value="0.030326466744624" calcext:value-type="float">
            <text:p>0.030326466744624</text:p>
          </table:table-cell>
          <table:table-cell office:value-type="float" office:value="0.91630583501006" calcext:value-type="float">
            <text:p>0.91630583501006</text:p>
          </table:table-cell>
          <table:table-cell office:value-type="float" office:value="0.0337285734807246" calcext:value-type="float">
            <text:p>0.0337285734807246</text:p>
          </table:table-cell>
          <table:table-cell office:value-type="float" office:value="0.916289738430583" calcext:value-type="float">
            <text:p>0.916289738430583</text:p>
          </table:table-cell>
          <table:table-cell office:value-type="float" office:value="0.0343331606879108" calcext:value-type="float">
            <text:p>0.0343331606879108</text:p>
          </table:table-cell>
          <table:table-cell office:value-type="float" office:value="0.917440643863179" calcext:value-type="float">
            <text:p>0.917440643863179</text:p>
          </table:table-cell>
          <table:table-cell office:value-type="float" office:value="0.0357722158042418" calcext:value-type="float">
            <text:p>0.0357722158042418</text:p>
          </table:table-cell>
          <table:table-cell office:value-type="float" office:value="0.911758551307847" calcext:value-type="float">
            <text:p>0.911758551307847</text:p>
          </table:table-cell>
          <table:table-cell office:value-type="float" office:value="0.0294831627848877" calcext:value-type="float">
            <text:p>0.029483162784887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95616445982509" calcext:value-type="float">
            <text:p>0.0295616445982509</text:p>
          </table:table-cell>
          <table:table-cell office:value-type="float" office:value="0.915758551307847" calcext:value-type="float">
            <text:p>0.915758551307847</text:p>
          </table:table-cell>
          <table:table-cell office:value-type="float" office:value="0.0342762151702008" calcext:value-type="float">
            <text:p>0.0342762151702008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3808398237397" calcext:value-type="float">
            <text:p>0.0353808398237397</text:p>
          </table:table-cell>
          <table:table-cell office:value-type="float" office:value="0.918543259557344" calcext:value-type="float">
            <text:p>0.918543259557344</text:p>
          </table:table-cell>
          <table:table-cell office:value-type="float" office:value="0.025223983217329" calcext:value-type="float">
            <text:p>0.025223983217329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9384590568877" calcext:value-type="float">
            <text:p>0.0359384590568877</text:p>
          </table:table-cell>
          <table:table-cell office:value-type="float" office:value="0.917408450704225" calcext:value-type="float">
            <text:p>0.917408450704225</text:p>
          </table:table-cell>
          <table:table-cell office:value-type="float" office:value="0.0372645235922396" calcext:value-type="float">
            <text:p>0.037264523592239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742195059842119" calcext:value-type="float">
            <text:p>0.742195059842119</text:p>
          </table:table-cell>
          <table:table-cell office:value-type="float" office:value="0.0212661763552123" calcext:value-type="float">
            <text:p>0.0212661763552123</text:p>
          </table:table-cell>
          <table:table-cell office:value-type="float" office:value="0.748688566335625" calcext:value-type="float">
            <text:p>0.748688566335625</text:p>
          </table:table-cell>
          <table:table-cell office:value-type="float" office:value="0.0357100123364912" calcext:value-type="float">
            <text:p>0.0357100123364912</text:p>
          </table:table-cell>
          <table:table-cell office:value-type="float" office:value="0.744783974195739" calcext:value-type="float">
            <text:p>0.744783974195739</text:p>
          </table:table-cell>
          <table:table-cell office:value-type="float" office:value="0.0259706207445223" calcext:value-type="float">
            <text:p>0.0259706207445223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432175454093918" calcext:value-type="float">
            <text:p>0.0432175454093918</text:p>
          </table:table-cell>
          <table:table-cell office:value-type="float" office:value="0.74212715389186" calcext:value-type="float">
            <text:p>0.74212715389186</text:p>
          </table:table-cell>
          <table:table-cell office:value-type="float" office:value="0.0357663536230278" calcext:value-type="float">
            <text:p>0.0357663536230278</text:p>
          </table:table-cell>
          <table:table-cell office:value-type="float" office:value="0.736949325184619" calcext:value-type="float">
            <text:p>0.736949325184619</text:p>
          </table:table-cell>
          <table:table-cell office:value-type="float" office:value="0.0366901821448701" calcext:value-type="float">
            <text:p>0.0366901821448701</text:p>
          </table:table-cell>
          <table:table-cell office:value-type="float" office:value="0.740862405568288" calcext:value-type="float">
            <text:p>0.740862405568288</text:p>
          </table:table-cell>
          <table:table-cell office:value-type="float" office:value="0.0221618235183313" calcext:value-type="float">
            <text:p>0.0221618235183313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288082040412663" calcext:value-type="float">
            <text:p>0.0288082040412663</text:p>
          </table:table-cell>
          <table:table-cell office:value-type="float" office:value="0.742135642135642" calcext:value-type="float">
            <text:p>0.742135642135642</text:p>
          </table:table-cell>
          <table:table-cell office:value-type="float" office:value="0.0226526482398651" calcext:value-type="float">
            <text:p>0.0226526482398651</text:p>
          </table:table-cell>
          <table:table-cell office:value-type="float" office:value="0.743459808165691" calcext:value-type="float">
            <text:p>0.743459808165691</text:p>
          </table:table-cell>
          <table:table-cell office:value-type="float" office:value="0.0232819313013068" calcext:value-type="float">
            <text:p>0.0232819313013068</text:p>
          </table:table-cell>
          <table:table-cell office:value-type="float" office:value="0.75129445717681" calcext:value-type="float">
            <text:p>0.75129445717681</text:p>
          </table:table-cell>
          <table:table-cell office:value-type="float" office:value="0.0331560325742241" calcext:value-type="float">
            <text:p>0.0331560325742241</text:p>
          </table:table-cell>
          <table:table-cell office:value-type="float" office:value="0.749970291146762" calcext:value-type="float">
            <text:p>0.749970291146762</text:p>
          </table:table-cell>
          <table:table-cell office:value-type="float" office:value="0.0367183928170713" calcext:value-type="float">
            <text:p>0.0367183928170713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206766414207556" calcext:value-type="float">
            <text:p>0.0206766414207556</text:p>
          </table:table-cell>
          <table:table-cell office:value-type="float" office:value="0.743417366946779" calcext:value-type="float">
            <text:p>0.743417366946779</text:p>
          </table:table-cell>
          <table:table-cell office:value-type="float" office:value="0.0341281318309848" calcext:value-type="float">
            <text:p>0.0341281318309848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32648794005878" calcext:value-type="float">
            <text:p>0.0332648794005878</text:p>
          </table:table-cell>
          <table:table-cell office:value-type="float" office:value="0.761709532297768" calcext:value-type="float">
            <text:p>0.761709532297768</text:p>
          </table:table-cell>
          <table:table-cell office:value-type="float" office:value="0.0136834465287148" calcext:value-type="float">
            <text:p>0.013683446528714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740828452593158" calcext:value-type="float">
            <text:p>0.740828452593158</text:p>
          </table:table-cell>
          <table:table-cell office:value-type="float" office:value="0.0339200884784907" calcext:value-type="float">
            <text:p>0.0339200884784907</text:p>
          </table:table-cell>
          <table:table-cell office:value-type="float" office:value="0.764289958407606" calcext:value-type="float">
            <text:p>0.764289958407606</text:p>
          </table:table-cell>
          <table:table-cell office:value-type="float" office:value="0.0405962227893035" calcext:value-type="float">
            <text:p>0.0405962227893035</text:p>
          </table:table-cell>
          <table:table-cell office:value-type="float" office:value="0.774671080553434" calcext:value-type="float">
            <text:p>0.774671080553434</text:p>
          </table:table-cell>
          <table:table-cell office:value-type="float" office:value="0.0426190823580369" calcext:value-type="float">
            <text:p>0.0426190823580369</text:p>
          </table:table-cell>
          <table:table-cell office:value-type="float" office:value="0.755173584585349" calcext:value-type="float">
            <text:p>0.755173584585349</text:p>
          </table:table-cell>
          <table:table-cell office:value-type="float" office:value="0.0352740738413265" calcext:value-type="float">
            <text:p>0.0352740738413265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53155267193021" calcext:value-type="float">
            <text:p>0.0353155267193021</text:p>
          </table:table-cell>
          <table:table-cell office:value-type="float" office:value="0.76297428062134" calcext:value-type="float">
            <text:p>0.76297428062134</text:p>
          </table:table-cell>
          <table:table-cell office:value-type="float" office:value="0.0435122622896278" calcext:value-type="float">
            <text:p>0.0435122622896278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23363905486236" calcext:value-type="float">
            <text:p>0.0223363905486236</text:p>
          </table:table-cell>
          <table:table-cell office:value-type="float" office:value="0.764298446651388" calcext:value-type="float">
            <text:p>0.764298446651388</text:p>
          </table:table-cell>
          <table:table-cell office:value-type="float" office:value="0.0319669249917505" calcext:value-type="float">
            <text:p>0.0319669249917505</text:p>
          </table:table-cell>
          <table:table-cell office:value-type="float" office:value="0.759112129700365" calcext:value-type="float">
            <text:p>0.759112129700365</text:p>
          </table:table-cell>
          <table:table-cell office:value-type="float" office:value="0.0248307319475133" calcext:value-type="float">
            <text:p>0.0248307319475133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304402582586863" calcext:value-type="float">
            <text:p>0.0304402582586863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317656632507314" calcext:value-type="float">
            <text:p>0.0317656632507314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99639273654867" calcext:value-type="float">
            <text:p>0.0299639273654867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432444740526707" calcext:value-type="float">
            <text:p>0.0432444740526707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348435221650519" calcext:value-type="float">
            <text:p>0.0348435221650519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242234795265776" calcext:value-type="float">
            <text:p>0.0242234795265776</text:p>
          </table:table-cell>
          <table:table-cell office:value-type="float" office:value="0.765605636193871" calcext:value-type="float">
            <text:p>0.765605636193871</text:p>
          </table:table-cell>
          <table:table-cell office:value-type="float" office:value="0.0192829705979176" calcext:value-type="float">
            <text:p>0.019282970597917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746074187250658" calcext:value-type="float">
            <text:p>0.746074187250658</text:p>
          </table:table-cell>
          <table:table-cell office:value-type="float" office:value="0.0339821144376374" calcext:value-type="float">
            <text:p>0.0339821144376374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181654465707137" calcext:value-type="float">
            <text:p>0.0181654465707137</text:p>
          </table:table-cell>
          <table:table-cell office:value-type="float" office:value="0.762965792377557" calcext:value-type="float">
            <text:p>0.762965792377557</text:p>
          </table:table-cell>
          <table:table-cell office:value-type="float" office:value="0.0319788599866486" calcext:value-type="float">
            <text:p>0.0319788599866486</text:p>
          </table:table-cell>
          <table:table-cell office:value-type="float" office:value="0.768194550547492" calcext:value-type="float">
            <text:p>0.768194550547492</text:p>
          </table:table-cell>
          <table:table-cell office:value-type="float" office:value="0.0390435040198235" calcext:value-type="float">
            <text:p>0.0390435040198235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412101460117193" calcext:value-type="float">
            <text:p>0.0412101460117193</text:p>
          </table:table-cell>
          <table:table-cell office:value-type="float" office:value="0.769484763602411" calcext:value-type="float">
            <text:p>0.769484763602411</text:p>
          </table:table-cell>
          <table:table-cell office:value-type="float" office:value="0.0325973511082493" calcext:value-type="float">
            <text:p>0.0325973511082493</text:p>
          </table:table-cell>
          <table:table-cell office:value-type="float" office:value="0.765622612681436" calcext:value-type="float">
            <text:p>0.765622612681436</text:p>
          </table:table-cell>
          <table:table-cell office:value-type="float" office:value="0.024879996747422" calcext:value-type="float">
            <text:p>0.024879996747422</text:p>
          </table:table-cell>
          <table:table-cell office:value-type="float" office:value="0.765605636193871" calcext:value-type="float">
            <text:p>0.765605636193871</text:p>
          </table:table-cell>
          <table:table-cell office:value-type="float" office:value="0.0320908718241647" calcext:value-type="float">
            <text:p>0.0320908718241647</text:p>
          </table:table-cell>
          <table:table-cell office:value-type="float" office:value="0.761701044053985" calcext:value-type="float">
            <text:p>0.761701044053985</text:p>
          </table:table-cell>
          <table:table-cell office:value-type="float" office:value="0.0378117606120926" calcext:value-type="float">
            <text:p>0.0378117606120926</text:p>
          </table:table-cell>
          <table:table-cell office:value-type="float" office:value="0.751285968933028" calcext:value-type="float">
            <text:p>0.751285968933028</text:p>
          </table:table-cell>
          <table:table-cell office:value-type="float" office:value="0.0267957131938036" calcext:value-type="float">
            <text:p>0.0267957131938036</text:p>
          </table:table-cell>
          <table:table-cell office:value-type="float" office:value="0.769510228333758" calcext:value-type="float">
            <text:p>0.769510228333758</text:p>
          </table:table-cell>
          <table:table-cell office:value-type="float" office:value="0.0326982310871268" calcext:value-type="float">
            <text:p>0.0326982310871268</text:p>
          </table:table-cell>
          <table:table-cell office:value-type="float" office:value="0.760385366267719" calcext:value-type="float">
            <text:p>0.760385366267719</text:p>
          </table:table-cell>
          <table:table-cell office:value-type="float" office:value="0.0253389076622296" calcext:value-type="float">
            <text:p>0.0253389076622296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9276797190438" calcext:value-type="float">
            <text:p>0.039276797190438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02539662196779" calcext:value-type="float">
            <text:p>0.0302539662196779</text:p>
          </table:table-cell>
          <table:table-cell office:value-type="float" office:value="0.752559205500382" calcext:value-type="float">
            <text:p>0.752559205500382</text:p>
          </table:table-cell>
          <table:table-cell office:value-type="float" office:value="0.0277900616162599" calcext:value-type="float">
            <text:p>0.0277900616162599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265523404741747" calcext:value-type="float">
            <text:p>0.026552340474174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58850908992316" calcext:value-type="float">
            <text:p>0.0358850908992316</text:p>
          </table:table-cell>
          <table:table-cell office:value-type="float" office:value="0.760385366267719" calcext:value-type="float">
            <text:p>0.760385366267719</text:p>
          </table:table-cell>
          <table:table-cell office:value-type="float" office:value="0.0269926552667654" calcext:value-type="float">
            <text:p>0.0269926552667654</text:p>
          </table:table-cell>
          <table:table-cell office:value-type="float" office:value="0.765580171462524" calcext:value-type="float">
            <text:p>0.765580171462524</text:p>
          </table:table-cell>
          <table:table-cell office:value-type="float" office:value="0.025339995264031" calcext:value-type="float">
            <text:p>0.025339995264031</text:p>
          </table:table-cell>
          <table:table-cell office:value-type="float" office:value="0.770800441388677" calcext:value-type="float">
            <text:p>0.770800441388677</text:p>
          </table:table-cell>
          <table:table-cell office:value-type="float" office:value="0.0352022933187982" calcext:value-type="float">
            <text:p>0.0352022933187982</text:p>
          </table:table-cell>
          <table:table-cell office:value-type="float" office:value="0.755122655122655" calcext:value-type="float">
            <text:p>0.755122655122655</text:p>
          </table:table-cell>
          <table:table-cell office:value-type="float" office:value="0.0397021599240956" calcext:value-type="float">
            <text:p>0.0397021599240956</text:p>
          </table:table-cell>
          <table:table-cell office:value-type="float" office:value="0.769476275358628" calcext:value-type="float">
            <text:p>0.769476275358628</text:p>
          </table:table-cell>
          <table:table-cell office:value-type="float" office:value="0.0316333398033618" calcext:value-type="float">
            <text:p>0.0316333398033618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256266883789907" calcext:value-type="float">
            <text:p>0.0256266883789907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36239975052876" calcext:value-type="float">
            <text:p>0.036239975052876</text:p>
          </table:table-cell>
          <table:table-cell office:value-type="float" office:value="0.76168406756642" calcext:value-type="float">
            <text:p>0.76168406756642</text:p>
          </table:table-cell>
          <table:table-cell office:value-type="float" office:value="0.0385070678402541" calcext:value-type="float">
            <text:p>0.0385070678402541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319731705046435" calcext:value-type="float">
            <text:p>0.0319731705046435</text:p>
          </table:table-cell>
          <table:table-cell office:value-type="float" office:value="0.766904337492573" calcext:value-type="float">
            <text:p>0.766904337492573</text:p>
          </table:table-cell>
          <table:table-cell office:value-type="float" office:value="0.0299292213816829" calcext:value-type="float">
            <text:p>0.0299292213816829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291371192993383" calcext:value-type="float">
            <text:p>0.0291371192993383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341957673881942" calcext:value-type="float">
            <text:p>0.0341957673881942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02441498073236" calcext:value-type="float">
            <text:p>0.0302441498073236</text:p>
          </table:table-cell>
          <table:table-cell office:value-type="float" office:value="0.76168406756642" calcext:value-type="float">
            <text:p>0.76168406756642</text:p>
          </table:table-cell>
          <table:table-cell office:value-type="float" office:value="0.0259170527275447" calcext:value-type="float">
            <text:p>0.0259170527275447</text:p>
          </table:table-cell>
          <table:table-cell office:value-type="float" office:value="0.768203038791274" calcext:value-type="float">
            <text:p>0.768203038791274</text:p>
          </table:table-cell>
          <table:table-cell office:value-type="float" office:value="0.0277486486065923" calcext:value-type="float">
            <text:p>0.027748648606592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425100282538117" calcext:value-type="float">
            <text:p>0.0425100282538117</text:p>
          </table:table-cell>
          <table:table-cell office:value-type="float" office:value="0.757796451914099" calcext:value-type="float">
            <text:p>0.757796451914099</text:p>
          </table:table-cell>
          <table:table-cell office:value-type="float" office:value="0.0234325768181204" calcext:value-type="float">
            <text:p>0.0234325768181204</text:p>
          </table:table-cell>
          <table:table-cell office:value-type="float" office:value="0.769484763602411" calcext:value-type="float">
            <text:p>0.769484763602411</text:p>
          </table:table-cell>
          <table:table-cell office:value-type="float" office:value="0.0264319808972321" calcext:value-type="float">
            <text:p>0.0264319808972321</text:p>
          </table:table-cell>
          <table:table-cell office:value-type="float" office:value="0.77210763093116" calcext:value-type="float">
            <text:p>0.77210763093116</text:p>
          </table:table-cell>
          <table:table-cell office:value-type="float" office:value="0.0311469770285378" calcext:value-type="float">
            <text:p>0.0311469770285378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6714860615992" calcext:value-type="float">
            <text:p>0.036714860615992</text:p>
          </table:table-cell>
          <table:table-cell office:value-type="float" office:value="0.765571683218742" calcext:value-type="float">
            <text:p>0.765571683218742</text:p>
          </table:table-cell>
          <table:table-cell office:value-type="float" office:value="0.0408655233008381" calcext:value-type="float">
            <text:p>0.0408655233008381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293142976812677" calcext:value-type="float">
            <text:p>0.0293142976812677</text:p>
          </table:table-cell>
          <table:table-cell office:value-type="float" office:value="0.765605636193871" calcext:value-type="float">
            <text:p>0.765605636193871</text:p>
          </table:table-cell>
          <table:table-cell office:value-type="float" office:value="0.0355636952970586" calcext:value-type="float">
            <text:p>0.0355636952970586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345026567173905" calcext:value-type="float">
            <text:p>0.0345026567173905</text:p>
          </table:table-cell>
          <table:table-cell office:value-type="float" office:value="0.756489262371615" calcext:value-type="float">
            <text:p>0.756489262371615</text:p>
          </table:table-cell>
          <table:table-cell office:value-type="float" office:value="0.0383966929548831" calcext:value-type="float">
            <text:p>0.0383966929548831</text:p>
          </table:table-cell>
          <table:table-cell office:value-type="float" office:value="0.765622612681436" calcext:value-type="float">
            <text:p>0.765622612681436</text:p>
          </table:table-cell>
          <table:table-cell office:value-type="float" office:value="0.0323065307099701" calcext:value-type="float">
            <text:p>0.0323065307099701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31710722199983" calcext:value-type="float">
            <text:p>0.0331710722199983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308034144931605" calcext:value-type="float">
            <text:p>0.0308034144931605</text:p>
          </table:table-cell>
          <table:table-cell office:value-type="float" office:value="0.76168406756642" calcext:value-type="float">
            <text:p>0.76168406756642</text:p>
          </table:table-cell>
          <table:table-cell office:value-type="float" office:value="0.0297537675694971" calcext:value-type="float">
            <text:p>0.0297537675694971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69262214754825" calcext:value-type="float">
            <text:p>0.0369262214754825</text:p>
          </table:table-cell>
          <table:table-cell office:value-type="float" office:value="0.764281470163823" calcext:value-type="float">
            <text:p>0.764281470163823</text:p>
          </table:table-cell>
          <table:table-cell office:value-type="float" office:value="0.0270694971788208" calcext:value-type="float">
            <text:p>0.02706949717882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.747109752992106" calcext:value-type="float">
            <text:p>0.747109752992106</text:p>
          </table:table-cell>
          <table:table-cell office:value-type="float" office:value="0.0335126996848767" calcext:value-type="float">
            <text:p>0.0335126996848767</text:p>
          </table:table-cell>
          <table:table-cell office:value-type="float" office:value="0.75805109922757" calcext:value-type="float">
            <text:p>0.75805109922757</text:p>
          </table:table-cell>
          <table:table-cell office:value-type="float" office:value="0.0289793827562788" calcext:value-type="float">
            <text:p>0.0289793827562788</text:p>
          </table:table-cell>
          <table:table-cell office:value-type="float" office:value="0.763497156438333" calcext:value-type="float">
            <text:p>0.763497156438333</text:p>
          </table:table-cell>
          <table:table-cell office:value-type="float" office:value="0.0304681078500942" calcext:value-type="float">
            <text:p>0.0304681078500942</text:p>
          </table:table-cell>
          <table:table-cell office:value-type="float" office:value="0.763244206773619" calcext:value-type="float">
            <text:p>0.763244206773619</text:p>
          </table:table-cell>
          <table:table-cell office:value-type="float" office:value="0.0367768787235756" calcext:value-type="float">
            <text:p>0.0367768787235756</text:p>
          </table:table-cell>
          <table:table-cell office:value-type="float" office:value="0.753053221288515" calcext:value-type="float">
            <text:p>0.753053221288515</text:p>
          </table:table-cell>
          <table:table-cell office:value-type="float" office:value="0.0377418093788274" calcext:value-type="float">
            <text:p>0.0377418093788274</text:p>
          </table:table-cell>
          <table:table-cell office:value-type="float" office:value="0.760891265597148" calcext:value-type="float">
            <text:p>0.760891265597148</text:p>
          </table:table-cell>
          <table:table-cell office:value-type="float" office:value="0.0370597317293894" calcext:value-type="float">
            <text:p>0.0370597317293894</text:p>
          </table:table-cell>
          <table:table-cell office:value-type="float" office:value="0.758052796876326" calcext:value-type="float">
            <text:p>0.758052796876326</text:p>
          </table:table-cell>
          <table:table-cell office:value-type="float" office:value="0.0248638393749271" calcext:value-type="float">
            <text:p>0.0248638393749271</text:p>
          </table:table-cell>
          <table:table-cell office:value-type="float" office:value="0.7619539937187" calcext:value-type="float">
            <text:p>0.7619539937187</text:p>
          </table:table-cell>
          <table:table-cell office:value-type="float" office:value="0.0329339342414232" calcext:value-type="float">
            <text:p>0.0329339342414232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316609730714231" calcext:value-type="float">
            <text:p>0.0316609730714231</text:p>
          </table:table-cell>
          <table:table-cell office:value-type="float" office:value="0.752582972582973" calcext:value-type="float">
            <text:p>0.752582972582973</text:p>
          </table:table-cell>
          <table:table-cell office:value-type="float" office:value="0.0301775532426647" calcext:value-type="float">
            <text:p>0.0301775532426647</text:p>
          </table:table-cell>
          <table:table-cell office:value-type="float" office:value="0.762485357779475" calcext:value-type="float">
            <text:p>0.762485357779475</text:p>
          </table:table-cell>
          <table:table-cell office:value-type="float" office:value="0.0319711358007471" calcext:value-type="float">
            <text:p>0.0319711358007471</text:p>
          </table:table-cell>
          <table:table-cell office:value-type="float" office:value="0.758040913335031" calcext:value-type="float">
            <text:p>0.758040913335031</text:p>
          </table:table-cell>
          <table:table-cell office:value-type="float" office:value="0.0308658838728248" calcext:value-type="float">
            <text:p>0.0308658838728248</text:p>
          </table:table-cell>
          <table:table-cell office:value-type="float" office:value="0.758828622358034" calcext:value-type="float">
            <text:p>0.758828622358034</text:p>
          </table:table-cell>
          <table:table-cell office:value-type="float" office:value="0.0336394189090438" calcext:value-type="float">
            <text:p>0.0336394189090438</text:p>
          </table:table-cell>
          <table:table-cell office:value-type="float" office:value="0.754900263135557" calcext:value-type="float">
            <text:p>0.754900263135557</text:p>
          </table:table-cell>
          <table:table-cell office:value-type="float" office:value="0.0318447075185071" calcext:value-type="float">
            <text:p>0.0318447075185071</text:p>
          </table:table-cell>
          <table:table-cell office:value-type="float" office:value="0.75516849163908" calcext:value-type="float">
            <text:p>0.75516849163908</text:p>
          </table:table-cell>
          <table:table-cell office:value-type="float" office:value="0.0296243389492905" calcext:value-type="float">
            <text:p>0.0296243389492905</text:p>
          </table:table-cell>
          <table:table-cell office:value-type="float" office:value="0.764559884559885" calcext:value-type="float">
            <text:p>0.764559884559885</text:p>
          </table:table-cell>
          <table:table-cell office:value-type="float" office:value="0.022867380677244" calcext:value-type="float">
            <text:p>0.02286738067724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83974195739" calcext:value-type="float">
            <text:p>0.744783974195739</text:p>
          </table:table-cell>
          <table:table-cell office:value-type="float" office:value="0.0267184175962153" calcext:value-type="float">
            <text:p>0.0267184175962153</text:p>
          </table:table-cell>
          <table:table-cell office:value-type="float" office:value="0.742152618623207" calcext:value-type="float">
            <text:p>0.742152618623207</text:p>
          </table:table-cell>
          <table:table-cell office:value-type="float" office:value="0.0331332972141112" calcext:value-type="float">
            <text:p>0.0331332972141112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282723032713467" calcext:value-type="float">
            <text:p>0.0282723032713467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020911538393826" calcext:value-type="float">
            <text:p>0.020911538393826</text:p>
          </table:table-cell>
          <table:table-cell office:value-type="float" office:value="0.738273491214668" calcext:value-type="float">
            <text:p>0.738273491214668</text:p>
          </table:table-cell>
          <table:table-cell office:value-type="float" office:value="0.0356666039706441" calcext:value-type="float">
            <text:p>0.0356666039706441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49668636397286" calcext:value-type="float">
            <text:p>0.0249668636397286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291074615097353" calcext:value-type="float">
            <text:p>0.0291074615097353</text:p>
          </table:table-cell>
          <table:table-cell office:value-type="float" office:value="0.719964349376114" calcext:value-type="float">
            <text:p>0.719964349376114</text:p>
          </table:table-cell>
          <table:table-cell office:value-type="float" office:value="0.038746548039085" calcext:value-type="float">
            <text:p>0.038746548039085</text:p>
          </table:table-cell>
          <table:table-cell office:value-type="float" office:value="0.746074187250658" calcext:value-type="float">
            <text:p>0.746074187250658</text:p>
          </table:table-cell>
          <table:table-cell office:value-type="float" office:value="0.0227629591342516" calcext:value-type="float">
            <text:p>0.0227629591342516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393459216482272" calcext:value-type="float">
            <text:p>0.0393459216482272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24711605628951" calcext:value-type="float">
            <text:p>0.0224711605628951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340718755681205" calcext:value-type="float">
            <text:p>0.0340718755681205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193789923857362" calcext:value-type="float">
            <text:p>0.0193789923857362</text:p>
          </table:table-cell>
          <table:table-cell office:value-type="float" office:value="0.74608267549444" calcext:value-type="float">
            <text:p>0.74608267549444</text:p>
          </table:table-cell>
          <table:table-cell office:value-type="float" office:value="0.0191421518869678" calcext:value-type="float">
            <text:p>0.0191421518869678</text:p>
          </table:table-cell>
          <table:table-cell office:value-type="float" office:value="0.752593158475511" calcext:value-type="float">
            <text:p>0.752593158475511</text:p>
          </table:table-cell>
          <table:table-cell office:value-type="float" office:value="0.0336923887291116" calcext:value-type="float">
            <text:p>0.03369238872911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26452244443386" calcext:value-type="float">
            <text:p>0.0326452244443386</text:p>
          </table:table-cell>
          <table:table-cell office:value-type="float" office:value="0.748680078091843" calcext:value-type="float">
            <text:p>0.748680078091843</text:p>
          </table:table-cell>
          <table:table-cell office:value-type="float" office:value="0.0357611231702186" calcext:value-type="float">
            <text:p>0.0357611231702186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26484852268226" calcext:value-type="float">
            <text:p>0.0326484852268226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243232621371661" calcext:value-type="float">
            <text:p>0.0243232621371661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157961347719413" calcext:value-type="float">
            <text:p>0.0157961347719413</text:p>
          </table:table-cell>
          <table:table-cell office:value-type="float" office:value="0.76294032764621" calcext:value-type="float">
            <text:p>0.76294032764621</text:p>
          </table:table-cell>
          <table:table-cell office:value-type="float" office:value="0.0427242556998992" calcext:value-type="float">
            <text:p>0.0427242556998992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464421112563834" calcext:value-type="float">
            <text:p>0.0464421112563834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13694645304773" calcext:value-type="float">
            <text:p>0.0313694645304773</text:p>
          </table:table-cell>
          <table:table-cell office:value-type="float" office:value="0.749910873440285" calcext:value-type="float">
            <text:p>0.749910873440285</text:p>
          </table:table-cell>
          <table:table-cell office:value-type="float" office:value="0.0407630022733598" calcext:value-type="float">
            <text:p>0.0407630022733598</text:p>
          </table:table-cell>
          <table:table-cell office:value-type="float" office:value="0.746040234275528" calcext:value-type="float">
            <text:p>0.746040234275528</text:p>
          </table:table-cell>
          <table:table-cell office:value-type="float" office:value="0.0393205513379828" calcext:value-type="float">
            <text:p>0.0393205513379828</text:p>
          </table:table-cell>
          <table:table-cell office:value-type="float" office:value="0.766878872761226" calcext:value-type="float">
            <text:p>0.766878872761226</text:p>
          </table:table-cell>
          <table:table-cell office:value-type="float" office:value="0.0308675688316349" calcext:value-type="float">
            <text:p>0.0308675688316349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35118320906297" calcext:value-type="float">
            <text:p>0.0335118320906297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08097175491788" calcext:value-type="float">
            <text:p>0.0308097175491788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71036848053189" calcext:value-type="float">
            <text:p>0.0271036848053189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331990314203646" calcext:value-type="float">
            <text:p>0.0331990314203646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55879794776897" calcext:value-type="float">
            <text:p>0.025587979477689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8697054579407" calcext:value-type="float">
            <text:p>0.748697054579407</text:p>
          </table:table-cell>
          <table:table-cell office:value-type="float" office:value="0.0436890905220832" calcext:value-type="float">
            <text:p>0.0436890905220832</text:p>
          </table:table-cell>
          <table:table-cell office:value-type="float" office:value="0.748688566335625" calcext:value-type="float">
            <text:p>0.748688566335625</text:p>
          </table:table-cell>
          <table:table-cell office:value-type="float" office:value="0.0347615036028633" calcext:value-type="float">
            <text:p>0.0347615036028633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10755375792097" calcext:value-type="float">
            <text:p>0.0310755375792097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8594492104807" calcext:value-type="float">
            <text:p>0.028594492104807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4734306744795" calcext:value-type="float">
            <text:p>0.0274734306744795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291088693139578" calcext:value-type="float">
            <text:p>0.0291088693139578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60172272579266" calcext:value-type="float">
            <text:p>0.0360172272579266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91770889470723" calcext:value-type="float">
            <text:p>0.0391770889470723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8719844810524" calcext:value-type="float">
            <text:p>0.0348719844810524</text:p>
          </table:table-cell>
          <table:table-cell office:value-type="float" office:value="0.749970291146762" calcext:value-type="float">
            <text:p>0.749970291146762</text:p>
          </table:table-cell>
          <table:table-cell office:value-type="float" office:value="0.0364301737269828" calcext:value-type="float">
            <text:p>0.0364301737269828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38869305554693" calcext:value-type="float">
            <text:p>0.038869305554693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407963333094654" calcext:value-type="float">
            <text:p>0.0407963333094654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66267891334308" calcext:value-type="float">
            <text:p>0.0366267891334308</text:p>
          </table:table-cell>
          <table:table-cell office:value-type="float" office:value="0.752584670231729" calcext:value-type="float">
            <text:p>0.752584670231729</text:p>
          </table:table-cell>
          <table:table-cell office:value-type="float" office:value="0.0232621749496527" calcext:value-type="float">
            <text:p>0.0232621749496527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42363589663703" calcext:value-type="float">
            <text:p>0.024236358966370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319731705046435" calcext:value-type="float">
            <text:p>0.0319731705046435</text:p>
          </table:table-cell>
          <table:table-cell office:value-type="float" office:value="0.75129445717681" calcext:value-type="float">
            <text:p>0.75129445717681</text:p>
          </table:table-cell>
          <table:table-cell office:value-type="float" office:value="0.0385056364279529" calcext:value-type="float">
            <text:p>0.0385056364279529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369938879167066" calcext:value-type="float">
            <text:p>0.0369938879167066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6006502329582" calcext:value-type="float">
            <text:p>0.026006502329582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208146077404267" calcext:value-type="float">
            <text:p>0.0208146077404267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46308305495615" calcext:value-type="float">
            <text:p>0.0346308305495615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363213032561052" calcext:value-type="float">
            <text:p>0.0363213032561052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422053606762679" calcext:value-type="float">
            <text:p>0.0422053606762679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50435682213508" calcext:value-type="float">
            <text:p>0.0350435682213508</text:p>
          </table:table-cell>
          <table:table-cell office:value-type="float" office:value="0.747381376793142" calcext:value-type="float">
            <text:p>0.747381376793142</text:p>
          </table:table-cell>
          <table:table-cell office:value-type="float" office:value="0.0251773101126142" calcext:value-type="float">
            <text:p>0.0251773101126142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6547552907393" calcext:value-type="float">
            <text:p>0.0386547552907393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434643193833881" calcext:value-type="float">
            <text:p>0.0434643193833881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83417715891717" calcext:value-type="float">
            <text:p>0.0383417715891717</text:p>
          </table:table-cell>
          <table:table-cell office:value-type="float" office:value="0.755190561072914" calcext:value-type="float">
            <text:p>0.755190561072914</text:p>
          </table:table-cell>
          <table:table-cell office:value-type="float" office:value="0.0269134122181896" calcext:value-type="float">
            <text:p>0.0269134122181896</text:p>
          </table:table-cell>
          <table:table-cell office:value-type="float" office:value="0.760368389780154" calcext:value-type="float">
            <text:p>0.760368389780154</text:p>
          </table:table-cell>
          <table:table-cell office:value-type="float" office:value="0.0356812719665682" calcext:value-type="float">
            <text:p>0.0356812719665682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320991639438942" calcext:value-type="float">
            <text:p>0.03209916394389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78045799810989" calcext:value-type="float">
            <text:p>0.0278045799810989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03979197521118" calcext:value-type="float">
            <text:p>0.0303979197521118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285167631525879" calcext:value-type="float">
            <text:p>0.0285167631525879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75900470156961" calcext:value-type="float">
            <text:p>0.0275900470156961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36537862810163" calcext:value-type="float">
            <text:p>0.0236537862810163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72174084227058" calcext:value-type="float">
            <text:p>0.0272174084227058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24118867855523" calcext:value-type="float">
            <text:p>0.0324118867855523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406637333906884" calcext:value-type="float">
            <text:p>0.0406637333906884</text:p>
          </table:table-cell>
          <table:table-cell office:value-type="float" office:value="0.760402342755284" calcext:value-type="float">
            <text:p>0.760402342755284</text:p>
          </table:table-cell>
          <table:table-cell office:value-type="float" office:value="0.0294636008144889" calcext:value-type="float">
            <text:p>0.029463600814488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59177998508589" calcext:value-type="float">
            <text:p>0.0259177998508589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1054389819318" calcext:value-type="float">
            <text:p>0.0381054389819318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69723262750739" calcext:value-type="float">
            <text:p>0.0369723262750739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423113197566867" calcext:value-type="float">
            <text:p>0.0423113197566867</text:p>
          </table:table-cell>
          <table:table-cell office:value-type="float" office:value="0.759086664969018" calcext:value-type="float">
            <text:p>0.759086664969018</text:p>
          </table:table-cell>
          <table:table-cell office:value-type="float" office:value="0.0247514481522916" calcext:value-type="float">
            <text:p>0.0247514481522916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63149598466708" calcext:value-type="float">
            <text:p>0.0363149598466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4667685255921" calcext:value-type="float">
            <text:p>0.754667685255921</text:p>
          </table:table-cell>
          <table:table-cell office:value-type="float" office:value="0.0325660966096759" calcext:value-type="float">
            <text:p>0.0325660966096759</text:p>
          </table:table-cell>
          <table:table-cell office:value-type="float" office:value="0.749719039130804" calcext:value-type="float">
            <text:p>0.749719039130804</text:p>
          </table:table-cell>
          <table:table-cell office:value-type="float" office:value="0.0345118960334516" calcext:value-type="float">
            <text:p>0.0345118960334516</text:p>
          </table:table-cell>
          <table:table-cell office:value-type="float" office:value="0.757784568372804" calcext:value-type="float">
            <text:p>0.757784568372804</text:p>
          </table:table-cell>
          <table:table-cell office:value-type="float" office:value="0.0315013954293347" calcext:value-type="float">
            <text:p>0.0315013954293347</text:p>
          </table:table-cell>
          <table:table-cell office:value-type="float" office:value="0.753346914523385" calcext:value-type="float">
            <text:p>0.753346914523385</text:p>
          </table:table-cell>
          <table:table-cell office:value-type="float" office:value="0.0254851683962154" calcext:value-type="float">
            <text:p>0.0254851683962154</text:p>
          </table:table-cell>
          <table:table-cell office:value-type="float" office:value="0.757010440539852" calcext:value-type="float">
            <text:p>0.757010440539852</text:p>
          </table:table-cell>
          <table:table-cell office:value-type="float" office:value="0.0246809126877016" calcext:value-type="float">
            <text:p>0.0246809126877016</text:p>
          </table:table-cell>
          <table:table-cell office:value-type="float" office:value="0.759064595535184" calcext:value-type="float">
            <text:p>0.759064595535184</text:p>
          </table:table-cell>
          <table:table-cell office:value-type="float" office:value="0.0317296455251706" calcext:value-type="float">
            <text:p>0.0317296455251706</text:p>
          </table:table-cell>
          <table:table-cell office:value-type="float" office:value="0.754907053730583" calcext:value-type="float">
            <text:p>0.754907053730583</text:p>
          </table:table-cell>
          <table:table-cell office:value-type="float" office:value="0.0360599980131406" calcext:value-type="float">
            <text:p>0.0360599980131406</text:p>
          </table:table-cell>
          <table:table-cell office:value-type="float" office:value="0.747075800016976" calcext:value-type="float">
            <text:p>0.747075800016976</text:p>
          </table:table-cell>
          <table:table-cell office:value-type="float" office:value="0.0384324391167182" calcext:value-type="float">
            <text:p>0.0384324391167182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25810229849007" calcext:value-type="float">
            <text:p>0.0325810229849007</text:p>
          </table:table-cell>
          <table:table-cell office:value-type="float" office:value="0.749447415329768" calcext:value-type="float">
            <text:p>0.749447415329768</text:p>
          </table:table-cell>
          <table:table-cell office:value-type="float" office:value="0.0332383513353332" calcext:value-type="float">
            <text:p>0.0332383513353332</text:p>
          </table:table-cell>
          <table:table-cell office:value-type="float" office:value="0.760383668618963" calcext:value-type="float">
            <text:p>0.760383668618963</text:p>
          </table:table-cell>
          <table:table-cell office:value-type="float" office:value="0.034193967980549" calcext:value-type="float">
            <text:p>0.034193967980549</text:p>
          </table:table-cell>
          <table:table-cell office:value-type="float" office:value="0.754633732280791" calcext:value-type="float">
            <text:p>0.754633732280791</text:p>
          </table:table-cell>
          <table:table-cell office:value-type="float" office:value="0.0354431943242904" calcext:value-type="float">
            <text:p>0.0354431943242904</text:p>
          </table:table-cell>
          <table:table-cell office:value-type="float" office:value="0.754121042356336" calcext:value-type="float">
            <text:p>0.754121042356336</text:p>
          </table:table-cell>
          <table:table-cell office:value-type="float" office:value="0.0364322947193177" calcext:value-type="float">
            <text:p>0.0364322947193177</text:p>
          </table:table-cell>
          <table:table-cell office:value-type="float" office:value="0.752577879636703" calcext:value-type="float">
            <text:p>0.752577879636703</text:p>
          </table:table-cell>
          <table:table-cell office:value-type="float" office:value="0.0242819425022378" calcext:value-type="float">
            <text:p>0.0242819425022378</text:p>
          </table:table-cell>
          <table:table-cell office:value-type="float" office:value="0.757777777777778" calcext:value-type="float">
            <text:p>0.757777777777778</text:p>
          </table:table-cell>
          <table:table-cell office:value-type="float" office:value="0.0308803626657341" calcext:value-type="float">
            <text:p>0.0308803626657341</text:p>
          </table:table-cell>
          <table:table-cell office:value-type="float" office:value="0.754406247347424" calcext:value-type="float">
            <text:p>0.754406247347424</text:p>
          </table:table-cell>
          <table:table-cell office:value-type="float" office:value="0.0303861701927473" calcext:value-type="float">
            <text:p>0.030386170192747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0.966233766233766" calcext:value-type="float">
            <text:p>0.966233766233766</text:p>
          </table:table-cell>
          <table:table-cell office:value-type="float" office:value="0.0112053498749305" calcext:value-type="float">
            <text:p>0.0112053498749305</text:p>
          </table:table-cell>
          <table:table-cell office:value-type="float" office:value="0.963203463203463" calcext:value-type="float">
            <text:p>0.963203463203463</text:p>
          </table:table-cell>
          <table:table-cell office:value-type="float" office:value="0.0059277333063329" calcext:value-type="float">
            <text:p>0.005927733306332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7759635681812" calcext:value-type="float">
            <text:p>0.006775963568181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488407219335" calcext:value-type="float">
            <text:p>0.00448840721933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86037259369487" calcext:value-type="float">
            <text:p>0.008603725936948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38719791818177" calcext:value-type="float">
            <text:p>0.0038719791818177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5602810374775" calcext:value-type="float">
            <text:p>0.0075602810374775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8079687727267" calcext:value-type="float">
            <text:p>0.005807968772726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1635030436518" calcext:value-type="float">
            <text:p>0.0041635030436518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68447568401913" calcext:value-type="float">
            <text:p>0.0068447568401913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36219048767708" calcext:value-type="float">
            <text:p>0.0036219048767708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328263006236" calcext:value-type="float">
            <text:p>0.0032826300623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46925288720083" calcext:value-type="float">
            <text:p>0.0046925288720083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32826300623599" calcext:value-type="float">
            <text:p>0.003282630062359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66233766233766" calcext:value-type="float">
            <text:p>0.966233766233766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78937586704807" calcext:value-type="float">
            <text:p>0.007893758670480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0494127562488" calcext:value-type="float">
            <text:p>0.0040494127562488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4488407219335" calcext:value-type="float">
            <text:p>0.00448840721933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5184193870051" calcext:value-type="float">
            <text:p>0.0055184193870051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38719791818178" calcext:value-type="float">
            <text:p>0.0038719791818178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46925288720084" calcext:value-type="float">
            <text:p>0.0046925288720084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3895669255362" calcext:value-type="float">
            <text:p>0.005389566925536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50762075322764" calcext:value-type="float">
            <text:p>0.0050762075322764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24679121755392" calcext:value-type="float">
            <text:p>0.0024679121755392</text:p>
          </table:table-cell>
          <table:table-cell office:value-type="float" office:value="0.979220779220779" calcext:value-type="float">
            <text:p>0.979220779220779</text:p>
          </table:table-cell>
          <table:table-cell office:value-type="float" office:value="0.0056443310867555" calcext:value-type="float">
            <text:p>0.005644331086755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097522773385877" calcext:value-type="float">
            <text:p>0.0097522773385877</text:p>
          </table:table-cell>
          <table:table-cell office:value-type="float" office:value="0.965800865800866" calcext:value-type="float">
            <text:p>0.965800865800866</text:p>
          </table:table-cell>
          <table:table-cell office:value-type="float" office:value="0.0092340818215158" calcext:value-type="float">
            <text:p>0.009234081821515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21645021645021" calcext:value-type="float">
            <text:p>0.0021645021645021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46925288720084" calcext:value-type="float">
            <text:p>0.0046925288720084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2193914912592" calcext:value-type="float">
            <text:p>0.0042193914912592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46925288720084" calcext:value-type="float">
            <text:p>0.004692528872008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38719791818178" calcext:value-type="float">
            <text:p>0.0038719791818178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4488407219335" calcext:value-type="float">
            <text:p>0.004488407219335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3290043290043" calcext:value-type="float">
            <text:p>0.004329004329004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35566399837998" calcext:value-type="float">
            <text:p>0.003556639983799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50762075322764" calcext:value-type="float">
            <text:p>0.005076207532276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46925288720083" calcext:value-type="float">
            <text:p>0.0046925288720083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43290043290043" calcext:value-type="float">
            <text:p>0.004329004329004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0.967965367965368" calcext:value-type="float">
            <text:p>0.967965367965368</text:p>
          </table:table-cell>
          <table:table-cell office:value-type="float" office:value="0.0118949191896399" calcext:value-type="float">
            <text:p>0.0118949191896399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0104928135441912" calcext:value-type="float">
            <text:p>0.010492813544191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5184193870051" calcext:value-type="float">
            <text:p>0.0055184193870051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19359895909089" calcext:value-type="float">
            <text:p>0.0019359895909089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46925288720084" calcext:value-type="float">
            <text:p>0.0046925288720084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3290043290043" calcext:value-type="float">
            <text:p>0.004329004329004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37490277220105" calcext:value-type="float">
            <text:p>0.0037490277220105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29039843863634" calcext:value-type="float">
            <text:p>0.0029039843863634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47421866450663" calcext:value-type="float">
            <text:p>0.0047421866450663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32104755355392" calcext:value-type="float">
            <text:p>0.003210475535539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46925288720084" calcext:value-type="float">
            <text:p>0.0046925288720084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48399739772722" calcext:value-type="float">
            <text:p>0.0048399739772722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38719791818178" calcext:value-type="float">
            <text:p>0.0038719791818178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38719791818178" calcext:value-type="float">
            <text:p>0.003871979181817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103353561786262" calcext:value-type="float">
            <text:p>0.0103353561786262</text:p>
          </table:table-cell>
          <table:table-cell office:value-type="float" office:value="0.964935064935065" calcext:value-type="float">
            <text:p>0.964935064935065</text:p>
          </table:table-cell>
          <table:table-cell office:value-type="float" office:value="0.0101984579994716" calcext:value-type="float">
            <text:p>0.010198457999471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6714437261569" calcext:value-type="float">
            <text:p>0.006671443726156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28221655433777" calcext:value-type="float">
            <text:p>0.0028221655433777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41635030436518" calcext:value-type="float">
            <text:p>0.0041635030436518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4488407219335" calcext:value-type="float">
            <text:p>0.004488407219335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41635030436518" calcext:value-type="float">
            <text:p>0.0041635030436518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38719791818178" calcext:value-type="float">
            <text:p>0.0038719791818178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41635030436517" calcext:value-type="float">
            <text:p>0.0041635030436517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24679121755392" calcext:value-type="float">
            <text:p>0.002467912175539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1635030436518" calcext:value-type="float">
            <text:p>0.0041635030436518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4488407219335" calcext:value-type="float">
            <text:p>0.004488407219335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32826300623599" calcext:value-type="float">
            <text:p>0.003282630062359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34223784200956" calcext:value-type="float">
            <text:p>0.00342237842009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0.968484848484848" calcext:value-type="float">
            <text:p>0.968484848484848</text:p>
          </table:table-cell>
          <table:table-cell office:value-type="float" office:value="0.0100269144155673" calcext:value-type="float">
            <text:p>0.0100269144155673</text:p>
          </table:table-cell>
          <table:table-cell office:value-type="float" office:value="0.965108225108225" calcext:value-type="float">
            <text:p>0.965108225108225</text:p>
          </table:table-cell>
          <table:table-cell office:value-type="float" office:value="0.00855995123351278" calcext:value-type="float">
            <text:p>0.00855995123351278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0732975035525354" calcext:value-type="float">
            <text:p>0.00732975035525354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0620248774571208" calcext:value-type="float">
            <text:p>0.00620248774571208</text:p>
          </table:table-cell>
          <table:table-cell office:value-type="float" office:value="0.975930735930736" calcext:value-type="float">
            <text:p>0.975930735930736</text:p>
          </table:table-cell>
          <table:table-cell office:value-type="float" office:value="0.00354960672464374" calcext:value-type="float">
            <text:p>0.00354960672464374</text:p>
          </table:table-cell>
          <table:table-cell office:value-type="float" office:value="0.977316017316017" calcext:value-type="float">
            <text:p>0.977316017316017</text:p>
          </table:table-cell>
          <table:table-cell office:value-type="float" office:value="0.00450507504526772" calcext:value-type="float">
            <text:p>0.00450507504526772</text:p>
          </table:table-cell>
          <table:table-cell office:value-type="float" office:value="0.974632034632035" calcext:value-type="float">
            <text:p>0.974632034632035</text:p>
          </table:table-cell>
          <table:table-cell office:value-type="float" office:value="0.00543178967271046" calcext:value-type="float">
            <text:p>0.00543178967271046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0446504032546532" calcext:value-type="float">
            <text:p>0.00446504032546532</text:p>
          </table:table-cell>
          <table:table-cell office:value-type="float" office:value="0.975584415584416" calcext:value-type="float">
            <text:p>0.975584415584416</text:p>
          </table:table-cell>
          <table:table-cell office:value-type="float" office:value="0.00441604059385886" calcext:value-type="float">
            <text:p>0.00441604059385886</text:p>
          </table:table-cell>
          <table:table-cell office:value-type="float" office:value="0.976796536796537" calcext:value-type="float">
            <text:p>0.976796536796537</text:p>
          </table:table-cell>
          <table:table-cell office:value-type="float" office:value="0.00477891891055762" calcext:value-type="float">
            <text:p>0.00477891891055762</text:p>
          </table:table-cell>
          <table:table-cell office:value-type="float" office:value="0.976277056277056" calcext:value-type="float">
            <text:p>0.976277056277056</text:p>
          </table:table-cell>
          <table:table-cell office:value-type="float" office:value="0.00391209240185414" calcext:value-type="float">
            <text:p>0.00391209240185414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568507585446432" calcext:value-type="float">
            <text:p>0.00568507585446432</text:p>
          </table:table-cell>
          <table:table-cell office:value-type="float" office:value="0.976796536796537" calcext:value-type="float">
            <text:p>0.976796536796537</text:p>
          </table:table-cell>
          <table:table-cell office:value-type="float" office:value="0.00435846765341406" calcext:value-type="float">
            <text:p>0.00435846765341406</text:p>
          </table:table-cell>
          <table:table-cell office:value-type="float" office:value="0.978008658008658" calcext:value-type="float">
            <text:p>0.978008658008658</text:p>
          </table:table-cell>
          <table:table-cell office:value-type="float" office:value="0.00468853943869962" calcext:value-type="float">
            <text:p>0.00468853943869962</text:p>
          </table:table-cell>
          <table:table-cell office:value-type="float" office:value="0.976103896103896" calcext:value-type="float">
            <text:p>0.976103896103896</text:p>
          </table:table-cell>
          <table:table-cell office:value-type="float" office:value="0.0038015158327467" calcext:value-type="float">
            <text:p>0.0038015158327467</text:p>
          </table:table-cell>
          <table:table-cell office:value-type="float" office:value="0.978181818181818" calcext:value-type="float">
            <text:p>0.978181818181818</text:p>
          </table:table-cell>
          <table:table-cell office:value-type="float" office:value="0.00411006461600662" calcext:value-type="float">
            <text:p>0.0041100646160066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91320446362463" calcext:value-type="float">
            <text:p>0.0091320446362463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5916024752373" calcext:value-type="float">
            <text:p>0.0045916024752373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0137886346405" calcext:value-type="float">
            <text:p>0.007013788634640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4037365266177" calcext:value-type="float">
            <text:p>0.007403736526617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36219048767708" calcext:value-type="float">
            <text:p>0.003621904876770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0407686671024" calcext:value-type="float">
            <text:p>0.008040768667102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6026749374653" calcext:value-type="float">
            <text:p>0.005602674937465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4359094224933" calcext:value-type="float">
            <text:p>0.004435909422493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6443310867555" calcext:value-type="float">
            <text:p>0.00564433108675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5184193870052" calcext:value-type="float">
            <text:p>0.00551841938700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7759635681811" calcext:value-type="float">
            <text:p>0.006775963568181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1851387018134" calcext:value-type="float">
            <text:p>0.008185138701813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1" calcext:value-type="float">
            <text:p>0.005848162807838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7439583636356" calcext:value-type="float">
            <text:p>0.007743958363635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7" calcext:value-type="float">
            <text:p>0.007178841537565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3270060873036" calcext:value-type="float">
            <text:p>0.008327006087303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0605766060704784" calcext:value-type="float">
            <text:p>0.00605766060704784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066449046832749" calcext:value-type="float">
            <text:p>0.0066449046832749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5767467861888" calcext:value-type="float">
            <text:p>0.005767467861888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060871467376732" calcext:value-type="float">
            <text:p>0.0060871467376732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068515079458868" calcext:value-type="float">
            <text:p>0.0068515079458868</text:p>
          </table:table-cell>
          <table:table-cell office:value-type="float" office:value="0.972813852813853" calcext:value-type="float">
            <text:p>0.972813852813853</text:p>
          </table:table-cell>
          <table:table-cell office:value-type="float" office:value="0.00718978785221154" calcext:value-type="float">
            <text:p>0.00718978785221154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0733267868127424" calcext:value-type="float">
            <text:p>0.00733267868127424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0634687591443568" calcext:value-type="float">
            <text:p>0.00634687591443568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0808486694194116" calcext:value-type="float">
            <text:p>0.00808486694194116</text:p>
          </table:table-cell>
          <table:table-cell office:value-type="float" office:value="0.972467532467533" calcext:value-type="float">
            <text:p>0.972467532467533</text:p>
          </table:table-cell>
          <table:table-cell office:value-type="float" office:value="0.00668465378768006" calcext:value-type="float">
            <text:p>0.00668465378768006</text:p>
          </table:table-cell>
          <table:table-cell office:value-type="float" office:value="0.972380952380953" calcext:value-type="float">
            <text:p>0.972380952380953</text:p>
          </table:table-cell>
          <table:table-cell office:value-type="float" office:value="0.00761867068977902" calcext:value-type="float">
            <text:p>0.00761867068977902</text:p>
          </table:table-cell>
          <table:table-cell office:value-type="float" office:value="0.973073593073593" calcext:value-type="float">
            <text:p>0.973073593073593</text:p>
          </table:table-cell>
          <table:table-cell office:value-type="float" office:value="0.00609858364318198" calcext:value-type="float">
            <text:p>0.0060985836431819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0658245391229684" calcext:value-type="float">
            <text:p>0.00658245391229684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0647063182679754" calcext:value-type="float">
            <text:p>0.00647063182679754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0646582965360202" calcext:value-type="float">
            <text:p>0.0064658296536020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3869126079276" calcext:value-type="float">
            <text:p>0.007386912607927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0.740418118466899" calcext:value-type="float">
            <text:p>0.740418118466899</text:p>
          </table:table-cell>
          <table:table-cell office:value-type="float" office:value="0.0516089968536443" calcext:value-type="float">
            <text:p>0.0516089968536443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553018131538828" calcext:value-type="float">
            <text:p>0.0553018131538828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245988260524322" calcext:value-type="float">
            <text:p>0.0245988260524322</text:p>
          </table:table-cell>
          <table:table-cell office:value-type="float" office:value="0.760162601626016" calcext:value-type="float">
            <text:p>0.760162601626016</text:p>
          </table:table-cell>
          <table:table-cell office:value-type="float" office:value="0.0677976718824449" calcext:value-type="float">
            <text:p>0.0677976718824449</text:p>
          </table:table-cell>
          <table:table-cell office:value-type="float" office:value="0.740882694541231" calcext:value-type="float">
            <text:p>0.740882694541231</text:p>
          </table:table-cell>
          <table:table-cell office:value-type="float" office:value="0.0703982708081955" calcext:value-type="float">
            <text:p>0.0703982708081955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456861026596887" calcext:value-type="float">
            <text:p>0.0456861026596887</text:p>
          </table:table-cell>
          <table:table-cell office:value-type="float" office:value="0.812659698025552" calcext:value-type="float">
            <text:p>0.812659698025552</text:p>
          </table:table-cell>
          <table:table-cell office:value-type="float" office:value="0.0418996690277262" calcext:value-type="float">
            <text:p>0.0418996690277262</text:p>
          </table:table-cell>
          <table:table-cell office:value-type="float" office:value="0.740650406504065" calcext:value-type="float">
            <text:p>0.740650406504065</text:p>
          </table:table-cell>
          <table:table-cell office:value-type="float" office:value="0.053082073241477" calcext:value-type="float">
            <text:p>0.053082073241477</text:p>
          </table:table-cell>
          <table:table-cell office:value-type="float" office:value="0.817305458768873" calcext:value-type="float">
            <text:p>0.817305458768873</text:p>
          </table:table-cell>
          <table:table-cell office:value-type="float" office:value="0.0521527382788482" calcext:value-type="float">
            <text:p>0.0521527382788482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399567497294591" calcext:value-type="float">
            <text:p>0.0399567497294591</text:p>
          </table:table-cell>
          <table:table-cell office:value-type="float" office:value="0.744715447154472" calcext:value-type="float">
            <text:p>0.744715447154472</text:p>
          </table:table-cell>
          <table:table-cell office:value-type="float" office:value="0.0602965338667295" calcext:value-type="float">
            <text:p>0.0602965338667295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589174806913269" calcext:value-type="float">
            <text:p>0.0589174806913269</text:p>
          </table:table-cell>
          <table:table-cell office:value-type="float" office:value="0.798141695702671" calcext:value-type="float">
            <text:p>0.798141695702671</text:p>
          </table:table-cell>
          <table:table-cell office:value-type="float" office:value="0.0267055485899826" calcext:value-type="float">
            <text:p>0.0267055485899826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190198020728027" calcext:value-type="float">
            <text:p>0.0190198020728027</text:p>
          </table:table-cell>
          <table:table-cell office:value-type="float" office:value="0.74006968641115" calcext:value-type="float">
            <text:p>0.74006968641115</text:p>
          </table:table-cell>
          <table:table-cell office:value-type="float" office:value="0.0343131380146897" calcext:value-type="float">
            <text:p>0.0343131380146897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99797280173056" calcext:value-type="float">
            <text:p>0.049979728017305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0.72137049941928" calcext:value-type="float">
            <text:p>0.72137049941928</text:p>
          </table:table-cell>
          <table:table-cell office:value-type="float" office:value="0.0415415836291955" calcext:value-type="float">
            <text:p>0.0415415836291955</text:p>
          </table:table-cell>
          <table:table-cell office:value-type="float" office:value="0.778745644599303" calcext:value-type="float">
            <text:p>0.778745644599303</text:p>
          </table:table-cell>
          <table:table-cell office:value-type="float" office:value="0.0523872613767429" calcext:value-type="float">
            <text:p>0.0523872613767429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484475112999168" calcext:value-type="float">
            <text:p>0.0484475112999168</text:p>
          </table:table-cell>
          <table:table-cell office:value-type="float" office:value="0.793844367015099" calcext:value-type="float">
            <text:p>0.793844367015099</text:p>
          </table:table-cell>
          <table:table-cell office:value-type="float" office:value="0.0712323679428274" calcext:value-type="float">
            <text:p>0.0712323679428274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513577897534646" calcext:value-type="float">
            <text:p>0.0513577897534646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20222317034165" calcext:value-type="float">
            <text:p>0.0420222317034165</text:p>
          </table:table-cell>
          <table:table-cell office:value-type="float" office:value="0.798373983739837" calcext:value-type="float">
            <text:p>0.798373983739837</text:p>
          </table:table-cell>
          <table:table-cell office:value-type="float" office:value="0.0381674940091024" calcext:value-type="float">
            <text:p>0.0381674940091024</text:p>
          </table:table-cell>
          <table:table-cell office:value-type="float" office:value="0.750058072009292" calcext:value-type="float">
            <text:p>0.750058072009292</text:p>
          </table:table-cell>
          <table:table-cell office:value-type="float" office:value="0.0433767200899494" calcext:value-type="float">
            <text:p>0.0433767200899494</text:p>
          </table:table-cell>
          <table:table-cell office:value-type="float" office:value="0.807897793263647" calcext:value-type="float">
            <text:p>0.807897793263647</text:p>
          </table:table-cell>
          <table:table-cell office:value-type="float" office:value="0.0277939940875869" calcext:value-type="float">
            <text:p>0.0277939940875869</text:p>
          </table:table-cell>
          <table:table-cell office:value-type="float" office:value="0.78397212543554" calcext:value-type="float">
            <text:p>0.78397212543554</text:p>
          </table:table-cell>
          <table:table-cell office:value-type="float" office:value="0.0594848460333799" calcext:value-type="float">
            <text:p>0.0594848460333799</text:p>
          </table:table-cell>
          <table:table-cell office:value-type="float" office:value="0.783623693379791" calcext:value-type="float">
            <text:p>0.783623693379791</text:p>
          </table:table-cell>
          <table:table-cell office:value-type="float" office:value="0.0242710432698687" calcext:value-type="float">
            <text:p>0.0242710432698687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16736974404639" calcext:value-type="float">
            <text:p>0.0416736974404639</text:p>
          </table:table-cell>
          <table:table-cell office:value-type="float" office:value="0.754936120789779" calcext:value-type="float">
            <text:p>0.754936120789779</text:p>
          </table:table-cell>
          <table:table-cell office:value-type="float" office:value="0.0482661899075032" calcext:value-type="float">
            <text:p>0.0482661899075032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464438132831372" calcext:value-type="float">
            <text:p>0.0464438132831372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91385525265395" calcext:value-type="float">
            <text:p>0.0391385525265395</text:p>
          </table:table-cell>
          <table:table-cell office:value-type="float" office:value="0.764808362369338" calcext:value-type="float">
            <text:p>0.764808362369338</text:p>
          </table:table-cell>
          <table:table-cell office:value-type="float" office:value="0.0647027476068835" calcext:value-type="float">
            <text:p>0.064702747606883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0.716608594657375" calcext:value-type="float">
            <text:p>0.716608594657375</text:p>
          </table:table-cell>
          <table:table-cell office:value-type="float" office:value="0.0438568641764342" calcext:value-type="float">
            <text:p>0.0438568641764342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521750422825283" calcext:value-type="float">
            <text:p>0.0521750422825283</text:p>
          </table:table-cell>
          <table:table-cell office:value-type="float" office:value="0.754936120789779" calcext:value-type="float">
            <text:p>0.754936120789779</text:p>
          </table:table-cell>
          <table:table-cell office:value-type="float" office:value="0.051118213977068" calcext:value-type="float">
            <text:p>0.051118213977068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442213679803716" calcext:value-type="float">
            <text:p>0.0442213679803716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478715579204049" calcext:value-type="float">
            <text:p>0.0478715579204049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537221016119778" calcext:value-type="float">
            <text:p>0.0537221016119778</text:p>
          </table:table-cell>
          <table:table-cell office:value-type="float" office:value="0.798025551684088" calcext:value-type="float">
            <text:p>0.798025551684088</text:p>
          </table:table-cell>
          <table:table-cell office:value-type="float" office:value="0.0218191616706401" calcext:value-type="float">
            <text:p>0.0218191616706401</text:p>
          </table:table-cell>
          <table:table-cell office:value-type="float" office:value="0.754936120789779" calcext:value-type="float">
            <text:p>0.754936120789779</text:p>
          </table:table-cell>
          <table:table-cell office:value-type="float" office:value="0.0416502231754729" calcext:value-type="float">
            <text:p>0.0416502231754729</text:p>
          </table:table-cell>
          <table:table-cell office:value-type="float" office:value="0.788734030197445" calcext:value-type="float">
            <text:p>0.788734030197445</text:p>
          </table:table-cell>
          <table:table-cell office:value-type="float" office:value="0.0444059154126084" calcext:value-type="float">
            <text:p>0.0444059154126084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481577696490544" calcext:value-type="float">
            <text:p>0.0481577696490544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227802214548986" calcext:value-type="float">
            <text:p>0.022780221454898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488381800314193" calcext:value-type="float">
            <text:p>0.0488381800314193</text:p>
          </table:table-cell>
          <table:table-cell office:value-type="float" office:value="0.735540069686411" calcext:value-type="float">
            <text:p>0.735540069686411</text:p>
          </table:table-cell>
          <table:table-cell office:value-type="float" office:value="0.0338530428258348" calcext:value-type="float">
            <text:p>0.0338530428258348</text:p>
          </table:table-cell>
          <table:table-cell office:value-type="float" office:value="0.778745644599303" calcext:value-type="float">
            <text:p>0.778745644599303</text:p>
          </table:table-cell>
          <table:table-cell office:value-type="float" office:value="0.0128613441291231" calcext:value-type="float">
            <text:p>0.0128613441291231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40209572518297" calcext:value-type="float">
            <text:p>0.040209572518297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541992630234585" calcext:value-type="float">
            <text:p>0.054199263023458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0.735772357723577" calcext:value-type="float">
            <text:p>0.735772357723577</text:p>
          </table:table-cell>
          <table:table-cell office:value-type="float" office:value="0.0360981887756563" calcext:value-type="float">
            <text:p>0.0360981887756563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755844624434297" calcext:value-type="float">
            <text:p>0.0755844624434297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461151723486453" calcext:value-type="float">
            <text:p>0.0461151723486453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451189989422776" calcext:value-type="float">
            <text:p>0.0451189989422776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435880625664414" calcext:value-type="float">
            <text:p>0.0435880625664414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511950133798054" calcext:value-type="float">
            <text:p>0.0511950133798054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377526127937791" calcext:value-type="float">
            <text:p>0.0377526127937791</text:p>
          </table:table-cell>
          <table:table-cell office:value-type="float" office:value="0.75993031358885" calcext:value-type="float">
            <text:p>0.75993031358885</text:p>
          </table:table-cell>
          <table:table-cell office:value-type="float" office:value="0.0543362881712263" calcext:value-type="float">
            <text:p>0.0543362881712263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33992221341134" calcext:value-type="float">
            <text:p>0.033992221341134</text:p>
          </table:table-cell>
          <table:table-cell office:value-type="float" office:value="0.750058072009292" calcext:value-type="float">
            <text:p>0.750058072009292</text:p>
          </table:table-cell>
          <table:table-cell office:value-type="float" office:value="0.0460760317019997" calcext:value-type="float">
            <text:p>0.0460760317019997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171337032426618" calcext:value-type="float">
            <text:p>0.0171337032426618</text:p>
          </table:table-cell>
          <table:table-cell office:value-type="float" office:value="0.783623693379791" calcext:value-type="float">
            <text:p>0.783623693379791</text:p>
          </table:table-cell>
          <table:table-cell office:value-type="float" office:value="0.0534477056341332" calcext:value-type="float">
            <text:p>0.0534477056341332</text:p>
          </table:table-cell>
          <table:table-cell office:value-type="float" office:value="0.750058072009292" calcext:value-type="float">
            <text:p>0.750058072009292</text:p>
          </table:table-cell>
          <table:table-cell office:value-type="float" office:value="0.039447525567105" calcext:value-type="float">
            <text:p>0.039447525567105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26634105215955" calcext:value-type="float">
            <text:p>0.026634105215955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473858344060353" calcext:value-type="float">
            <text:p>0.0473858344060353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59472088801357" calcext:value-type="float">
            <text:p>0.059472088801357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0.740650406504065" calcext:value-type="float">
            <text:p>0.740650406504065</text:p>
          </table:table-cell>
          <table:table-cell office:value-type="float" office:value="0.0503414321170483" calcext:value-type="float">
            <text:p>0.0503414321170483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671333525905344" calcext:value-type="float">
            <text:p>0.0671333525905344</text:p>
          </table:table-cell>
          <table:table-cell office:value-type="float" office:value="0.774099883855981" calcext:value-type="float">
            <text:p>0.774099883855981</text:p>
          </table:table-cell>
          <table:table-cell office:value-type="float" office:value="0.0549448370383966" calcext:value-type="float">
            <text:p>0.0549448370383966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433806072063098" calcext:value-type="float">
            <text:p>0.0433806072063098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453214736181666" calcext:value-type="float">
            <text:p>0.0453214736181666</text:p>
          </table:table-cell>
          <table:table-cell office:value-type="float" office:value="0.773867595818815" calcext:value-type="float">
            <text:p>0.773867595818815</text:p>
          </table:table-cell>
          <table:table-cell office:value-type="float" office:value="0.0416696510968477" calcext:value-type="float">
            <text:p>0.0416696510968477</text:p>
          </table:table-cell>
          <table:table-cell office:value-type="float" office:value="0.754936120789779" calcext:value-type="float">
            <text:p>0.754936120789779</text:p>
          </table:table-cell>
          <table:table-cell office:value-type="float" office:value="0.051118213977068" calcext:value-type="float">
            <text:p>0.051118213977068</text:p>
          </table:table-cell>
          <table:table-cell office:value-type="float" office:value="0.779094076655052" calcext:value-type="float">
            <text:p>0.779094076655052</text:p>
          </table:table-cell>
          <table:table-cell office:value-type="float" office:value="0.0336882728304584" calcext:value-type="float">
            <text:p>0.0336882728304584</text:p>
          </table:table-cell>
          <table:table-cell office:value-type="float" office:value="0.750058072009292" calcext:value-type="float">
            <text:p>0.750058072009292</text:p>
          </table:table-cell>
          <table:table-cell office:value-type="float" office:value="0.0460760317019997" calcext:value-type="float">
            <text:p>0.0460760317019997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318539660673195" calcext:value-type="float">
            <text:p>0.0318539660673195</text:p>
          </table:table-cell>
          <table:table-cell office:value-type="float" office:value="0.788734030197445" calcext:value-type="float">
            <text:p>0.788734030197445</text:p>
          </table:table-cell>
          <table:table-cell office:value-type="float" office:value="0.0444059154126084" calcext:value-type="float">
            <text:p>0.0444059154126084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79650618552407" calcext:value-type="float">
            <text:p>0.0379650618552407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244592795454735" calcext:value-type="float">
            <text:p>0.0244592795454735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91385525265395" calcext:value-type="float">
            <text:p>0.0391385525265395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608820697266316" calcext:value-type="float">
            <text:p>0.06088206972663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0.730963995354239" calcext:value-type="float">
            <text:p>0.730963995354239</text:p>
          </table:table-cell>
          <table:table-cell office:value-type="float" office:value="0.0446894131103957" calcext:value-type="float">
            <text:p>0.0446894131103957</text:p>
          </table:table-cell>
          <table:table-cell office:value-type="float" office:value="0.768199767711963" calcext:value-type="float">
            <text:p>0.768199767711963</text:p>
          </table:table-cell>
          <table:table-cell office:value-type="float" office:value="0.0605163863694236" calcext:value-type="float">
            <text:p>0.0605163863694236</text:p>
          </table:table-cell>
          <table:table-cell office:value-type="float" office:value="0.763600464576074" calcext:value-type="float">
            <text:p>0.763600464576074</text:p>
          </table:table-cell>
          <table:table-cell office:value-type="float" office:value="0.0450449121432918" calcext:value-type="float">
            <text:p>0.0450449121432918</text:p>
          </table:table-cell>
          <table:table-cell office:value-type="float" office:value="0.769593495934959" calcext:value-type="float">
            <text:p>0.769593495934959</text:p>
          </table:table-cell>
          <table:table-cell office:value-type="float" office:value="0.0543502027908463" calcext:value-type="float">
            <text:p>0.0543502027908463</text:p>
          </table:table-cell>
          <table:table-cell office:value-type="float" office:value="0.754889663182346" calcext:value-type="float">
            <text:p>0.754889663182346</text:p>
          </table:table-cell>
          <table:table-cell office:value-type="float" office:value="0.0494074659558388" calcext:value-type="float">
            <text:p>0.0494074659558388</text:p>
          </table:table-cell>
          <table:table-cell office:value-type="float" office:value="0.779024390243902" calcext:value-type="float">
            <text:p>0.779024390243902</text:p>
          </table:table-cell>
          <table:table-cell office:value-type="float" office:value="0.047589384594611" calcext:value-type="float">
            <text:p>0.047589384594611</text:p>
          </table:table-cell>
          <table:table-cell office:value-type="float" office:value="0.790406504065041" calcext:value-type="float">
            <text:p>0.790406504065041</text:p>
          </table:table-cell>
          <table:table-cell office:value-type="float" office:value="0.0362617177196191" calcext:value-type="float">
            <text:p>0.0362617177196191</text:p>
          </table:table-cell>
          <table:table-cell office:value-type="float" office:value="0.752102206736353" calcext:value-type="float">
            <text:p>0.752102206736353</text:p>
          </table:table-cell>
          <table:table-cell office:value-type="float" office:value="0.0487127037310387" calcext:value-type="float">
            <text:p>0.0487127037310387</text:p>
          </table:table-cell>
          <table:table-cell office:value-type="float" office:value="0.793472706155633" calcext:value-type="float">
            <text:p>0.793472706155633</text:p>
          </table:table-cell>
          <table:table-cell office:value-type="float" office:value="0.0384066283901272" calcext:value-type="float">
            <text:p>0.0384066283901272</text:p>
          </table:table-cell>
          <table:table-cell office:value-type="float" office:value="0.767479674796748" calcext:value-type="float">
            <text:p>0.767479674796748</text:p>
          </table:table-cell>
          <table:table-cell office:value-type="float" office:value="0.0479502857631786" calcext:value-type="float">
            <text:p>0.0479502857631786</text:p>
          </table:table-cell>
          <table:table-cell office:value-type="float" office:value="0.763275261324042" calcext:value-type="float">
            <text:p>0.763275261324042</text:p>
          </table:table-cell>
          <table:table-cell office:value-type="float" office:value="0.0312670935802956" calcext:value-type="float">
            <text:p>0.0312670935802956</text:p>
          </table:table-cell>
          <table:table-cell office:value-type="float" office:value="0.777049941927991" calcext:value-type="float">
            <text:p>0.777049941927991</text:p>
          </table:table-cell>
          <table:table-cell office:value-type="float" office:value="0.0494565958419903" calcext:value-type="float">
            <text:p>0.0494565958419903</text:p>
          </table:table-cell>
          <table:table-cell office:value-type="float" office:value="0.759651567944251" calcext:value-type="float">
            <text:p>0.759651567944251</text:p>
          </table:table-cell>
          <table:table-cell office:value-type="float" office:value="0.0372474737491333" calcext:value-type="float">
            <text:p>0.0372474737491333</text:p>
          </table:table-cell>
          <table:table-cell office:value-type="float" office:value="0.782694541231127" calcext:value-type="float">
            <text:p>0.782694541231127</text:p>
          </table:table-cell>
          <table:table-cell office:value-type="float" office:value="0.0258836688492983" calcext:value-type="float">
            <text:p>0.0258836688492983</text:p>
          </table:table-cell>
          <table:table-cell office:value-type="float" office:value="0.755656213704994" calcext:value-type="float">
            <text:p>0.755656213704994</text:p>
          </table:table-cell>
          <table:table-cell office:value-type="float" office:value="0.0400371299984202" calcext:value-type="float">
            <text:p>0.0400371299984202</text:p>
          </table:table-cell>
          <table:table-cell office:value-type="float" office:value="0.770406504065041" calcext:value-type="float">
            <text:p>0.770406504065041</text:p>
          </table:table-cell>
          <table:table-cell office:value-type="float" office:value="0.0578471794351272" calcext:value-type="float">
            <text:p>0.057847179435127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8966318234611" calcext:value-type="float">
            <text:p>0.788966318234611</text:p>
          </table:table-cell>
          <table:table-cell office:value-type="float" office:value="0.055066842138108" calcext:value-type="float">
            <text:p>0.055066842138108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58671647422202" calcext:value-type="float">
            <text:p>0.0358671647422202</text:p>
          </table:table-cell>
          <table:table-cell office:value-type="float" office:value="0.773867595818815" calcext:value-type="float">
            <text:p>0.773867595818815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631851749213018" calcext:value-type="float">
            <text:p>0.063185174921301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543328745127441" calcext:value-type="float">
            <text:p>0.0543328745127441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71890473701543" calcext:value-type="float">
            <text:p>0.071890473701543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35489737703453" calcext:value-type="float">
            <text:p>0.0435489737703453</text:p>
          </table:table-cell>
          <table:table-cell office:value-type="float" office:value="0.768873403019745" calcext:value-type="float">
            <text:p>0.768873403019745</text:p>
          </table:table-cell>
          <table:table-cell office:value-type="float" office:value="0.0459338213884132" calcext:value-type="float">
            <text:p>0.0459338213884132</text:p>
          </table:table-cell>
          <table:table-cell office:value-type="float" office:value="0.773751451800232" calcext:value-type="float">
            <text:p>0.773751451800232</text:p>
          </table:table-cell>
          <table:table-cell office:value-type="float" office:value="0.066307198993944" calcext:value-type="float">
            <text:p>0.066307198993944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398049630420367" calcext:value-type="float">
            <text:p>0.0398049630420367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36487526569064" calcext:value-type="float">
            <text:p>0.036487526569064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43195192513236" calcext:value-type="float">
            <text:p>0.043195192513236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517639571322503" calcext:value-type="float">
            <text:p>0.051763957132250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455052650176306" calcext:value-type="float">
            <text:p>0.0455052650176306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445367259645297" calcext:value-type="float">
            <text:p>0.0445367259645297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23539671213902" calcext:value-type="float">
            <text:p>0.0423539671213902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304736984123173" calcext:value-type="float">
            <text:p>0.0304736984123173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461151723486453" calcext:value-type="float">
            <text:p>0.04611517234864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79650618552407" calcext:value-type="float">
            <text:p>0.0379650618552407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190198020728027" calcext:value-type="float">
            <text:p>0.0190198020728027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90885451032324" calcext:value-type="float">
            <text:p>0.0390885451032324</text:p>
          </table:table-cell>
          <table:table-cell office:value-type="float" office:value="0.774216027874565" calcext:value-type="float">
            <text:p>0.774216027874565</text:p>
          </table:table-cell>
          <table:table-cell office:value-type="float" office:value="0.0484011995168051" calcext:value-type="float">
            <text:p>0.0484011995168051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260140564439155" calcext:value-type="float">
            <text:p>0.0260140564439155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253376368779082" calcext:value-type="float">
            <text:p>0.0253376368779082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328633189707802" calcext:value-type="float">
            <text:p>0.0328633189707802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439079693436191" calcext:value-type="float">
            <text:p>0.0439079693436191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01629979512496" calcext:value-type="float">
            <text:p>0.0401629979512496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82986685258703" calcext:value-type="float">
            <text:p>0.048298668525870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252032520325" calcext:value-type="float">
            <text:p>0.803252032520325</text:p>
          </table:table-cell>
          <table:table-cell office:value-type="float" office:value="0.040853978406031" calcext:value-type="float">
            <text:p>0.040853978406031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276174993143417" calcext:value-type="float">
            <text:p>0.0276174993143417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34338681784716" calcext:value-type="float">
            <text:p>0.034338681784716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608820697266316" calcext:value-type="float">
            <text:p>0.06088206972663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83391405342625" calcext:value-type="float">
            <text:p>0.783391405342625</text:p>
          </table:table-cell>
          <table:table-cell office:value-type="float" office:value="0.0316025932422202" calcext:value-type="float">
            <text:p>0.0316025932422202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500306453452402" calcext:value-type="float">
            <text:p>0.0500306453452402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433588348662734" calcext:value-type="float">
            <text:p>0.0433588348662734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493143864841553" calcext:value-type="float">
            <text:p>0.04931438648415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1764934852334" calcext:value-type="float">
            <text:p>0.035176493485233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575856520960312" calcext:value-type="float">
            <text:p>0.0575856520960312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257600259208123" calcext:value-type="float">
            <text:p>0.0257600259208123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418602120579328" calcext:value-type="float">
            <text:p>0.0418602120579328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42613868087269" calcext:value-type="float">
            <text:p>0.0442613868087269</text:p>
          </table:table-cell>
          <table:table-cell office:value-type="float" office:value="0.759117305458769" calcext:value-type="float">
            <text:p>0.759117305458769</text:p>
          </table:table-cell>
          <table:table-cell office:value-type="float" office:value="0.0588584953340703" calcext:value-type="float">
            <text:p>0.0588584953340703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27137715406933" calcext:value-type="float">
            <text:p>0.027137715406933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55332599974633" calcext:value-type="float">
            <text:p>0.055332599974633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535737498277429" calcext:value-type="float">
            <text:p>0.0535737498277429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268874030146542" calcext:value-type="float">
            <text:p>0.026887403014654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502878117874932" calcext:value-type="float">
            <text:p>0.050287811787493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407986346772515" calcext:value-type="float">
            <text:p>0.0407986346772515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405819067789024" calcext:value-type="float">
            <text:p>0.0405819067789024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06095131658808" calcext:value-type="float">
            <text:p>0.0306095131658808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08859026401775" calcext:value-type="float">
            <text:p>0.030885902640177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571937065427189" calcext:value-type="float">
            <text:p>0.0571937065427189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283264046704195" calcext:value-type="float">
            <text:p>0.0283264046704195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91768770160014" calcext:value-type="float">
            <text:p>0.0391768770160014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311008005851616" calcext:value-type="float">
            <text:p>0.03110080058516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49709639953542" calcext:value-type="float">
            <text:p>0.749709639953542</text:p>
          </table:table-cell>
          <table:table-cell office:value-type="float" office:value="0.0386735166452321" calcext:value-type="float">
            <text:p>0.0386735166452321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298706971673818" calcext:value-type="float">
            <text:p>0.0298706971673818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99797280173056" calcext:value-type="float">
            <text:p>0.0499797280173056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79957340020508" calcext:value-type="float">
            <text:p>0.0479957340020508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408254898855957" calcext:value-type="float">
            <text:p>0.0408254898855957</text:p>
          </table:table-cell>
          <table:table-cell office:value-type="float" office:value="0.749825783972126" calcext:value-type="float">
            <text:p>0.749825783972126</text:p>
          </table:table-cell>
          <table:table-cell office:value-type="float" office:value="0.0335247048959647" calcext:value-type="float">
            <text:p>0.0335247048959647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3748636846668" calcext:value-type="float">
            <text:p>0.035374863684666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4786284147706" calcext:value-type="float">
            <text:p>0.0447862841477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6945412311266" calcext:value-type="float">
            <text:p>0.786945412311266</text:p>
          </table:table-cell>
          <table:table-cell office:value-type="float" office:value="0.0515043681548633" calcext:value-type="float">
            <text:p>0.0515043681548633</text:p>
          </table:table-cell>
          <table:table-cell office:value-type="float" office:value="0.757700348432056" calcext:value-type="float">
            <text:p>0.757700348432056</text:p>
          </table:table-cell>
          <table:table-cell office:value-type="float" office:value="0.0456238722827651" calcext:value-type="float">
            <text:p>0.0456238722827651</text:p>
          </table:table-cell>
          <table:table-cell office:value-type="float" office:value="0.772102206736353" calcext:value-type="float">
            <text:p>0.772102206736353</text:p>
          </table:table-cell>
          <table:table-cell office:value-type="float" office:value="0.0335820613933902" calcext:value-type="float">
            <text:p>0.0335820613933902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411443917336156" calcext:value-type="float">
            <text:p>0.0411443917336156</text:p>
          </table:table-cell>
          <table:table-cell office:value-type="float" office:value="0.780813008130081" calcext:value-type="float">
            <text:p>0.780813008130081</text:p>
          </table:table-cell>
          <table:table-cell office:value-type="float" office:value="0.0455853561220662" calcext:value-type="float">
            <text:p>0.0455853561220662</text:p>
          </table:table-cell>
          <table:table-cell office:value-type="float" office:value="0.763554006968641" calcext:value-type="float">
            <text:p>0.763554006968641</text:p>
          </table:table-cell>
          <table:table-cell office:value-type="float" office:value="0.0420403457545324" calcext:value-type="float">
            <text:p>0.0420403457545324</text:p>
          </table:table-cell>
          <table:table-cell office:value-type="float" office:value="0.758443670150987" calcext:value-type="float">
            <text:p>0.758443670150987</text:p>
          </table:table-cell>
          <table:table-cell office:value-type="float" office:value="0.0476015343282329" calcext:value-type="float">
            <text:p>0.0476015343282329</text:p>
          </table:table-cell>
          <table:table-cell office:value-type="float" office:value="0.780743321718931" calcext:value-type="float">
            <text:p>0.780743321718931</text:p>
          </table:table-cell>
          <table:table-cell office:value-type="float" office:value="0.0299831689708513" calcext:value-type="float">
            <text:p>0.0299831689708513</text:p>
          </table:table-cell>
          <table:table-cell office:value-type="float" office:value="0.763530778164925" calcext:value-type="float">
            <text:p>0.763530778164925</text:p>
          </table:table-cell>
          <table:table-cell office:value-type="float" office:value="0.0532643984283908" calcext:value-type="float">
            <text:p>0.0532643984283908</text:p>
          </table:table-cell>
          <table:table-cell office:value-type="float" office:value="0.774192799070848" calcext:value-type="float">
            <text:p>0.774192799070848</text:p>
          </table:table-cell>
          <table:table-cell office:value-type="float" office:value="0.0473756983966435" calcext:value-type="float">
            <text:p>0.0473756983966435</text:p>
          </table:table-cell>
          <table:table-cell office:value-type="float" office:value="0.755632984901278" calcext:value-type="float">
            <text:p>0.755632984901278</text:p>
          </table:table-cell>
          <table:table-cell office:value-type="float" office:value="0.0322845663450141" calcext:value-type="float">
            <text:p>0.0322845663450141</text:p>
          </table:table-cell>
          <table:table-cell office:value-type="float" office:value="0.766202090592335" calcext:value-type="float">
            <text:p>0.766202090592335</text:p>
          </table:table-cell>
          <table:table-cell office:value-type="float" office:value="0.0464145048058193" calcext:value-type="float">
            <text:p>0.0464145048058193</text:p>
          </table:table-cell>
          <table:table-cell office:value-type="float" office:value="0.757607433217189" calcext:value-type="float">
            <text:p>0.757607433217189</text:p>
          </table:table-cell>
          <table:table-cell office:value-type="float" office:value="0.0361626540633441" calcext:value-type="float">
            <text:p>0.0361626540633441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99550207696651" calcext:value-type="float">
            <text:p>0.0399550207696651</text:p>
          </table:table-cell>
          <table:table-cell office:value-type="float" office:value="0.766341463414634" calcext:value-type="float">
            <text:p>0.766341463414634</text:p>
          </table:table-cell>
          <table:table-cell office:value-type="float" office:value="0.0366328432091442" calcext:value-type="float">
            <text:p>0.0366328432091442</text:p>
          </table:table-cell>
          <table:table-cell office:value-type="float" office:value="0.776120789779326" calcext:value-type="float">
            <text:p>0.776120789779326</text:p>
          </table:table-cell>
          <table:table-cell office:value-type="float" office:value="0.0421822611862475" calcext:value-type="float">
            <text:p>0.042182261186247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30054087908225" calcext:value-type="float">
            <text:p>0.053005408790822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83870967741935" calcext:value-type="float">
            <text:p>0.0483870967741935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288524900322553" calcext:value-type="float">
            <text:p>0.0288524900322553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42148442509619" calcext:value-type="float">
            <text:p>0.034214844250961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255022391949063" calcext:value-type="float">
            <text:p>0.025502239194906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29" calcext:value-type="float">
            <text:p>0.038507536730042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22809896167308" calcext:value-type="float">
            <text:p>0.02280989616730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16393675241915" calcext:value-type="float">
            <text:p>0.021639367524191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22809896167308" calcext:value-type="float">
            <text:p>0.02280989616730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69890331140024" calcext:value-type="float">
            <text:p>0.026989033114002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183899262112764" calcext:value-type="float">
            <text:p>0.018389926211276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69890331140024" calcext:value-type="float">
            <text:p>0.0269890331140024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67798524225528" calcext:value-type="float">
            <text:p>0.036779852422552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53369391938817" calcext:value-type="float">
            <text:p>0.0353369391938817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782454390526" calcext:value-type="float">
            <text:p>0.043578245439052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3923220926115" calcext:value-type="float">
            <text:p>0.02392322092611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39232209261151" calcext:value-type="float">
            <text:p>0.023923220926115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88438534799751" calcext:value-type="float">
            <text:p>0.038843853479975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44608885291985" calcext:value-type="float">
            <text:p>0.024460888529198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10296851780731" calcext:value-type="float">
            <text:p>0.021029685178073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88524900322553" calcext:value-type="float">
            <text:p>0.028852490032255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16393675241915" calcext:value-type="float">
            <text:p>0.021639367524191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4214844250962" calcext:value-type="float">
            <text:p>0.03421484425096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4214844250962" calcext:value-type="float">
            <text:p>0.03421484425096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4214844250962" calcext:value-type="float">
            <text:p>0.03421484425096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69890331140024" calcext:value-type="float">
            <text:p>0.026989033114002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79363033478851" calcext:value-type="float">
            <text:p>0.027936303347885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67798524225528" calcext:value-type="float">
            <text:p>0.03677985242255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445486748706708" calcext:value-type="float">
            <text:p>0.0445486748706708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305268376377546" calcext:value-type="float">
            <text:p>0.0305268376377546</text:p>
          </table:table-cell>
          <table:table-cell office:value-type="float" office:value="0.827096774193548" calcext:value-type="float">
            <text:p>0.827096774193548</text:p>
          </table:table-cell>
          <table:table-cell office:value-type="float" office:value="0.0343891832299029" calcext:value-type="float">
            <text:p>0.0343891832299029</text:p>
          </table:table-cell>
          <table:table-cell office:value-type="float" office:value="0.831612903225807" calcext:value-type="float">
            <text:p>0.831612903225807</text:p>
          </table:table-cell>
          <table:table-cell office:value-type="float" office:value="0.0409162485715728" calcext:value-type="float">
            <text:p>0.0409162485715728</text:p>
          </table:table-cell>
          <table:table-cell office:value-type="float" office:value="0.828387096774194" calcext:value-type="float">
            <text:p>0.828387096774194</text:p>
          </table:table-cell>
          <table:table-cell office:value-type="float" office:value="0.0411396639717853" calcext:value-type="float">
            <text:p>0.041139663971785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6994581237358" calcext:value-type="float">
            <text:p>0.0316994581237358</text:p>
          </table:table-cell>
          <table:table-cell office:value-type="float" office:value="0.836774193548387" calcext:value-type="float">
            <text:p>0.836774193548387</text:p>
          </table:table-cell>
          <table:table-cell office:value-type="float" office:value="0.031789667758966" calcext:value-type="float">
            <text:p>0.031789667758966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64611252068492" calcext:value-type="float">
            <text:p>0.0364611252068492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7616543771514" calcext:value-type="float">
            <text:p>0.037616543771514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446635448643742" calcext:value-type="float">
            <text:p>0.04466354486437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65340525105721" calcext:value-type="float">
            <text:p>0.0265340525105721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405780129634602" calcext:value-type="float">
            <text:p>0.0405780129634602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265095627336121" calcext:value-type="float">
            <text:p>0.0265095627336121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360199794933669" calcext:value-type="float">
            <text:p>0.036019979493366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6491982091305" calcext:value-type="float">
            <text:p>0.0346491982091305</text:p>
          </table:table-cell>
          <table:table-cell office:value-type="float" office:value="0.83741935483871" calcext:value-type="float">
            <text:p>0.83741935483871</text:p>
          </table:table-cell>
          <table:table-cell office:value-type="float" office:value="0.0361632680334053" calcext:value-type="float">
            <text:p>0.036163268033405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6" calcext:value-type="float">
            <text:p>0.02446088852919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60656125403191" calcext:value-type="float">
            <text:p>0.036065612540319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55022391949063" calcext:value-type="float">
            <text:p>0.025502239194906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53369391938817" calcext:value-type="float">
            <text:p>0.035336939193881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782454390526" calcext:value-type="float">
            <text:p>0.043578245439052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6" calcext:value-type="float">
            <text:p>0.0456197923346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85197257741208" calcext:value-type="float">
            <text:p>0.0385197257741208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404507358387431" calcext:value-type="float">
            <text:p>0.040450735838743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3588833775241" calcext:value-type="float">
            <text:p>0.037358883377524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974367488436" calcext:value-type="float">
            <text:p>0.0435974367488436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394939884595054" calcext:value-type="float">
            <text:p>0.0394939884595054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45813868507742" calcext:value-type="float">
            <text:p>0.0345813868507742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400534524434005" calcext:value-type="float">
            <text:p>0.0400534524434005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430888451489515" calcext:value-type="float">
            <text:p>0.0430888451489515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426314668585163" calcext:value-type="float">
            <text:p>0.042631466858516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75609456244659" calcext:value-type="float">
            <text:p>0.03756094562446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84166709978013" calcext:value-type="float">
            <text:p>0.038416670997801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410677138900411" calcext:value-type="float">
            <text:p>0.0410677138900411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428246234796454" calcext:value-type="float">
            <text:p>0.0428246234796454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317874607448881" calcext:value-type="float">
            <text:p>0.0317874607448881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377277474525879" calcext:value-type="float">
            <text:p>0.0377277474525879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392870079344846" calcext:value-type="float">
            <text:p>0.039287007934484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.940242198416395" calcext:value-type="float">
            <text:p>0.940242198416395</text:p>
          </table:table-cell>
          <table:table-cell office:value-type="float" office:value="0.0114605932011905" calcext:value-type="float">
            <text:p>0.0114605932011905</text:p>
          </table:table-cell>
          <table:table-cell office:value-type="float" office:value="0.934947989442633" calcext:value-type="float">
            <text:p>0.934947989442633</text:p>
          </table:table-cell>
          <table:table-cell office:value-type="float" office:value="0.0172452336873924" calcext:value-type="float">
            <text:p>0.0172452336873924</text:p>
          </table:table-cell>
          <table:table-cell office:value-type="float" office:value="0.940257723955907" calcext:value-type="float">
            <text:p>0.940257723955907</text:p>
          </table:table-cell>
          <table:table-cell office:value-type="float" office:value="0.0226705175147344" calcext:value-type="float">
            <text:p>0.0226705175147344</text:p>
          </table:table-cell>
          <table:table-cell office:value-type="float" office:value="0.934932463903121" calcext:value-type="float">
            <text:p>0.934932463903121</text:p>
          </table:table-cell>
          <table:table-cell office:value-type="float" office:value="0.0204154498500234" calcext:value-type="float">
            <text:p>0.0204154498500234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3871202894683" calcext:value-type="float">
            <text:p>0.013871202894683</text:p>
          </table:table-cell>
          <table:table-cell office:value-type="float" office:value="0.940195621797857" calcext:value-type="float">
            <text:p>0.940195621797857</text:p>
          </table:table-cell>
          <table:table-cell office:value-type="float" office:value="0.0288850461675096" calcext:value-type="float">
            <text:p>0.0288850461675096</text:p>
          </table:table-cell>
          <table:table-cell office:value-type="float" office:value="0.949045179319981" calcext:value-type="float">
            <text:p>0.949045179319981</text:p>
          </table:table-cell>
          <table:table-cell office:value-type="float" office:value="0.0129595947903354" calcext:value-type="float">
            <text:p>0.0129595947903354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30751868517607" calcext:value-type="float">
            <text:p>0.0130751868517607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096326558058304" calcext:value-type="float">
            <text:p>0.0096326558058304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243814621691936" calcext:value-type="float">
            <text:p>0.024381462169193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097598732883051" calcext:value-type="float">
            <text:p>0.0097598732883051</text:p>
          </table:table-cell>
          <table:table-cell office:value-type="float" office:value="0.949045179319981" calcext:value-type="float">
            <text:p>0.949045179319981</text:p>
          </table:table-cell>
          <table:table-cell office:value-type="float" office:value="0.0265815418487885" calcext:value-type="float">
            <text:p>0.026581541848788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15641040736966" calcext:value-type="float">
            <text:p>0.0115641040736966</text:p>
          </table:table-cell>
          <table:table-cell office:value-type="float" office:value="0.940242198416395" calcext:value-type="float">
            <text:p>0.940242198416395</text:p>
          </table:table-cell>
          <table:table-cell office:value-type="float" office:value="0.0073755300606902" calcext:value-type="float">
            <text:p>0.0073755300606902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47214128427742" calcext:value-type="float">
            <text:p>0.0147214128427742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82134993487981" calcext:value-type="float">
            <text:p>0.018213499348798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.94375097034622" calcext:value-type="float">
            <text:p>0.94375097034622</text:p>
          </table:table-cell>
          <table:table-cell office:value-type="float" office:value="0.013359138102177" calcext:value-type="float">
            <text:p>0.013359138102177</text:p>
          </table:table-cell>
          <table:table-cell office:value-type="float" office:value="0.94201210992082" calcext:value-type="float">
            <text:p>0.94201210992082</text:p>
          </table:table-cell>
          <table:table-cell office:value-type="float" office:value="0.0191875506723969" calcext:value-type="float">
            <text:p>0.0191875506723969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39574082122752" calcext:value-type="float">
            <text:p>0.0139574082122752</text:p>
          </table:table-cell>
          <table:table-cell office:value-type="float" office:value="0.950799565284894" calcext:value-type="float">
            <text:p>0.950799565284894</text:p>
          </table:table-cell>
          <table:table-cell office:value-type="float" office:value="0.0117265880949493" calcext:value-type="float">
            <text:p>0.0117265880949493</text:p>
          </table:table-cell>
          <table:table-cell office:value-type="float" office:value="0.950799565284894" calcext:value-type="float">
            <text:p>0.950799565284894</text:p>
          </table:table-cell>
          <table:table-cell office:value-type="float" office:value="0.0181625920635294" calcext:value-type="float">
            <text:p>0.0181625920635294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6" calcext:value-type="float">
            <text:p>0.0164850234106936</text:p>
          </table:table-cell>
          <table:table-cell office:value-type="float" office:value="0.95606272317963" calcext:value-type="float">
            <text:p>0.95606272317963</text:p>
          </table:table-cell>
          <table:table-cell office:value-type="float" office:value="0.0186088827743306" calcext:value-type="float">
            <text:p>0.0186088827743306</text:p>
          </table:table-cell>
          <table:table-cell office:value-type="float" office:value="0.943766495885732" calcext:value-type="float">
            <text:p>0.943766495885732</text:p>
          </table:table-cell>
          <table:table-cell office:value-type="float" office:value="0.0099627823759466" calcext:value-type="float">
            <text:p>0.009962782375946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10122705678231" calcext:value-type="float">
            <text:p>0.0210122705678231</text:p>
          </table:table-cell>
          <table:table-cell office:value-type="float" office:value="0.945520881850644" calcext:value-type="float">
            <text:p>0.945520881850644</text:p>
          </table:table-cell>
          <table:table-cell office:value-type="float" office:value="0.0218335679276245" calcext:value-type="float">
            <text:p>0.021833567927624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097598732883051" calcext:value-type="float">
            <text:p>0.0097598732883051</text:p>
          </table:table-cell>
          <table:table-cell office:value-type="float" office:value="0.952553951249806" calcext:value-type="float">
            <text:p>0.952553951249806</text:p>
          </table:table-cell>
          <table:table-cell office:value-type="float" office:value="0.0201783789158331" calcext:value-type="float">
            <text:p>0.0201783789158331</text:p>
          </table:table-cell>
          <table:table-cell office:value-type="float" office:value="0.952553951249806" calcext:value-type="float">
            <text:p>0.952553951249806</text:p>
          </table:table-cell>
          <table:table-cell office:value-type="float" office:value="0.0181719625473945" calcext:value-type="float">
            <text:p>0.018171962547394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27424910469388" calcext:value-type="float">
            <text:p>0.0227424910469388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5954044403043" calcext:value-type="float">
            <text:p>0.95954044403043</text:p>
          </table:table-cell>
          <table:table-cell office:value-type="float" office:value="0.0230003676134115" calcext:value-type="float">
            <text:p>0.023000367613411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15228113073868" calcext:value-type="float">
            <text:p>0.011522811307386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90936838134598" calcext:value-type="float">
            <text:p>0.0190936838134598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39574082122752" calcext:value-type="float">
            <text:p>0.0139574082122752</text:p>
          </table:table-cell>
          <table:table-cell office:value-type="float" office:value="0.945536407390157" calcext:value-type="float">
            <text:p>0.945536407390157</text:p>
          </table:table-cell>
          <table:table-cell office:value-type="float" office:value="0.0189640985689223" calcext:value-type="float">
            <text:p>0.0189640985689223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90687031275525" calcext:value-type="float">
            <text:p>0.0190687031275525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210021732168748" calcext:value-type="float">
            <text:p>0.0210021732168748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57060995656993" calcext:value-type="float">
            <text:p>0.0157060995656993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2553951249806" calcext:value-type="float">
            <text:p>0.952553951249806</text:p>
          </table:table-cell>
          <table:table-cell office:value-type="float" office:value="0.0192013957630018" calcext:value-type="float">
            <text:p>0.019201395763001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2553951249806" calcext:value-type="float">
            <text:p>0.952553951249806</text:p>
          </table:table-cell>
          <table:table-cell office:value-type="float" office:value="0.0201783789158331" calcext:value-type="float">
            <text:p>0.0201783789158331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92407103546668" calcext:value-type="float">
            <text:p>0.019240710354666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24107142965136" calcext:value-type="float">
            <text:p>0.0224107142965136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39574082122752" calcext:value-type="float">
            <text:p>0.0139574082122752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36297614797191" calcext:value-type="float">
            <text:p>0.023629761479719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.94375097034622" calcext:value-type="float">
            <text:p>0.94375097034622</text:p>
          </table:table-cell>
          <table:table-cell office:value-type="float" office:value="0.0079401789376873" calcext:value-type="float">
            <text:p>0.0079401789376873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00143715679938" calcext:value-type="float">
            <text:p>0.0200143715679938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14569382601598" calcext:value-type="float">
            <text:p>0.0114569382601598</text:p>
          </table:table-cell>
          <table:table-cell office:value-type="float" office:value="0.949045179319981" calcext:value-type="float">
            <text:p>0.949045179319981</text:p>
          </table:table-cell>
          <table:table-cell office:value-type="float" office:value="0.0243137458608983" calcext:value-type="float">
            <text:p>0.0243137458608983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60411959929226" calcext:value-type="float">
            <text:p>0.016041195992922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18522726989379" calcext:value-type="float">
            <text:p>0.0218522726989379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52553951249806" calcext:value-type="float">
            <text:p>0.952553951249806</text:p>
          </table:table-cell>
          <table:table-cell office:value-type="float" office:value="0.0159145678539155" calcext:value-type="float">
            <text:p>0.0159145678539155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54308337214718" calcext:value-type="float">
            <text:p>0.954308337214718</text:p>
          </table:table-cell>
          <table:table-cell office:value-type="float" office:value="0.0190089293838567" calcext:value-type="float">
            <text:p>0.019008929383856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90687031275525" calcext:value-type="float">
            <text:p>0.019068703127552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02157936123145" calcext:value-type="float">
            <text:p>0.0202157936123145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24107142965136" calcext:value-type="float">
            <text:p>0.0224107142965136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39574082122752" calcext:value-type="float">
            <text:p>0.013957408212275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.940226672876882" calcext:value-type="float">
            <text:p>0.940226672876882</text:p>
          </table:table-cell>
          <table:table-cell office:value-type="float" office:value="0.0115825363385939" calcext:value-type="float">
            <text:p>0.0115825363385939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00143715679938" calcext:value-type="float">
            <text:p>0.0200143715679938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07453951485476" calcext:value-type="float">
            <text:p>0.0107453951485476</text:p>
          </table:table-cell>
          <table:table-cell office:value-type="float" office:value="0.949045179319981" calcext:value-type="float">
            <text:p>0.949045179319981</text:p>
          </table:table-cell>
          <table:table-cell office:value-type="float" office:value="0.0243137458608983" calcext:value-type="float">
            <text:p>0.0243137458608983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240238222183858" calcext:value-type="float">
            <text:p>0.024023822218385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45520881850644" calcext:value-type="float">
            <text:p>0.945520881850644</text:p>
          </table:table-cell>
          <table:table-cell office:value-type="float" office:value="0.0129968333474764" calcext:value-type="float">
            <text:p>0.0129968333474764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4308337214718" calcext:value-type="float">
            <text:p>0.954308337214718</text:p>
          </table:table-cell>
          <table:table-cell office:value-type="float" office:value="0.0190089293838567" calcext:value-type="float">
            <text:p>0.0190089293838567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08910056943339" calcext:value-type="float">
            <text:p>0.008910056943339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10122705678231" calcext:value-type="float">
            <text:p>0.021012270567823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00449686891635" calcext:value-type="float">
            <text:p>0.0200449686891635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36297614797191" calcext:value-type="float">
            <text:p>0.0236297614797191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0.94269523365937" calcext:value-type="float">
            <text:p>0.94269523365937</text:p>
          </table:table-cell>
          <table:table-cell office:value-type="float" office:value="0.0111730515774071" calcext:value-type="float">
            <text:p>0.0111730515774071</text:p>
          </table:table-cell>
          <table:table-cell office:value-type="float" office:value="0.944806707033069" calcext:value-type="float">
            <text:p>0.944806707033069</text:p>
          </table:table-cell>
          <table:table-cell office:value-type="float" office:value="0.0191110422618473" calcext:value-type="float">
            <text:p>0.0191110422618473</text:p>
          </table:table-cell>
          <table:table-cell office:value-type="float" office:value="0.946216426020804" calcext:value-type="float">
            <text:p>0.946216426020804</text:p>
          </table:table-cell>
          <table:table-cell office:value-type="float" office:value="0.0145575334695984" calcext:value-type="float">
            <text:p>0.0145575334695984</text:p>
          </table:table-cell>
          <table:table-cell office:value-type="float" office:value="0.945871759043627" calcext:value-type="float">
            <text:p>0.945871759043627</text:p>
          </table:table-cell>
          <table:table-cell office:value-type="float" office:value="0.0199467256471383" calcext:value-type="float">
            <text:p>0.0199467256471383</text:p>
          </table:table-cell>
          <table:table-cell office:value-type="float" office:value="0.949377425865549" calcext:value-type="float">
            <text:p>0.949377425865549</text:p>
          </table:table-cell>
          <table:table-cell office:value-type="float" office:value="0.0151235757672159" calcext:value-type="float">
            <text:p>0.0151235757672159</text:p>
          </table:table-cell>
          <table:table-cell office:value-type="float" office:value="0.945853128396212" calcext:value-type="float">
            <text:p>0.945853128396212</text:p>
          </table:table-cell>
          <table:table-cell office:value-type="float" office:value="0.0220629735246159" calcext:value-type="float">
            <text:p>0.0220629735246159</text:p>
          </table:table-cell>
          <table:table-cell office:value-type="float" office:value="0.955000776276976" calcext:value-type="float">
            <text:p>0.955000776276976</text:p>
          </table:table-cell>
          <table:table-cell office:value-type="float" office:value="0.0175554167792189" calcext:value-type="float">
            <text:p>0.0175554167792189</text:p>
          </table:table-cell>
          <table:table-cell office:value-type="float" office:value="0.949032758888371" calcext:value-type="float">
            <text:p>0.949032758888371</text:p>
          </table:table-cell>
          <table:table-cell office:value-type="float" office:value="0.0135310939989597" calcext:value-type="float">
            <text:p>0.0135310939989597</text:p>
          </table:table-cell>
          <table:table-cell office:value-type="float" office:value="0.952535320602391" calcext:value-type="float">
            <text:p>0.952535320602391</text:p>
          </table:table-cell>
          <table:table-cell office:value-type="float" office:value="0.0152125611955834" calcext:value-type="float">
            <text:p>0.0152125611955834</text:p>
          </table:table-cell>
          <table:table-cell office:value-type="float" office:value="0.950439372768204" calcext:value-type="float">
            <text:p>0.950439372768204</text:p>
          </table:table-cell>
          <table:table-cell office:value-type="float" office:value="0.0206868569255067" calcext:value-type="float">
            <text:p>0.0206868569255067</text:p>
          </table:table-cell>
          <table:table-cell office:value-type="float" office:value="0.949365005433939" calcext:value-type="float">
            <text:p>0.949365005433939</text:p>
          </table:table-cell>
          <table:table-cell office:value-type="float" office:value="0.0104508294679801" calcext:value-type="float">
            <text:p>0.0104508294679801</text:p>
          </table:table-cell>
          <table:table-cell office:value-type="float" office:value="0.949734513274336" calcext:value-type="float">
            <text:p>0.949734513274336</text:p>
          </table:table-cell>
          <table:table-cell office:value-type="float" office:value="0.0214038546751661" calcext:value-type="float">
            <text:p>0.0214038546751661</text:p>
          </table:table-cell>
          <table:table-cell office:value-type="float" office:value="0.951485794131346" calcext:value-type="float">
            <text:p>0.951485794131346</text:p>
          </table:table-cell>
          <table:table-cell office:value-type="float" office:value="0.0178475078554472" calcext:value-type="float">
            <text:p>0.0178475078554472</text:p>
          </table:table-cell>
          <table:table-cell office:value-type="float" office:value="0.952181338301506" calcext:value-type="float">
            <text:p>0.952181338301506</text:p>
          </table:table-cell>
          <table:table-cell office:value-type="float" office:value="0.0197138422360751" calcext:value-type="float">
            <text:p>0.0197138422360751</text:p>
          </table:table-cell>
          <table:table-cell office:value-type="float" office:value="0.949020338456761" calcext:value-type="float">
            <text:p>0.949020338456761</text:p>
          </table:table-cell>
          <table:table-cell office:value-type="float" office:value="0.0140358234304538" calcext:value-type="float">
            <text:p>0.0140358234304538</text:p>
          </table:table-cell>
          <table:table-cell office:value-type="float" office:value="0.954634373544481" calcext:value-type="float">
            <text:p>0.954634373544481</text:p>
          </table:table-cell>
          <table:table-cell office:value-type="float" office:value="0.0205473987477766" calcext:value-type="float">
            <text:p>0.020547398747776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18225734609842" calcext:value-type="float">
            <text:p>0.011822573460984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9484989454204" calcext:value-type="float">
            <text:p>0.0229484989454204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075353666254706" calcext:value-type="float">
            <text:p>0.007535366625470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64120998836983" calcext:value-type="float">
            <text:p>0.0164120998836983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69312931024096" calcext:value-type="float">
            <text:p>0.0169312931024096</text:p>
          </table:table-cell>
          <table:table-cell office:value-type="float" office:value="0.950752988666356" calcext:value-type="float">
            <text:p>0.950752988666356</text:p>
          </table:table-cell>
          <table:table-cell office:value-type="float" office:value="0.0161412046398125" calcext:value-type="float">
            <text:p>0.0161412046398125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08910056943339" calcext:value-type="float">
            <text:p>0.008910056943339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77006130592274" calcext:value-type="float">
            <text:p>0.0177006130592274</text:p>
          </table:table-cell>
          <table:table-cell office:value-type="float" office:value="0.949060704859494" calcext:value-type="float">
            <text:p>0.949060704859494</text:p>
          </table:table-cell>
          <table:table-cell office:value-type="float" office:value="0.0129170715983917" calcext:value-type="float">
            <text:p>0.0129170715983917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130251087871979" calcext:value-type="float">
            <text:p>0.0130251087871979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159667361216763" calcext:value-type="float">
            <text:p>0.0159667361216763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35994839707555" calcext:value-type="float">
            <text:p>0.023599483970755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29588820535491" calcext:value-type="float">
            <text:p>0.0229588820535491</text:p>
          </table:table-cell>
          <table:table-cell office:value-type="float" office:value="0.954261760596181" calcext:value-type="float">
            <text:p>0.954261760596181</text:p>
          </table:table-cell>
          <table:table-cell office:value-type="float" office:value="0.0201947228051885" calcext:value-type="float">
            <text:p>0.0201947228051885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91310936820361" calcext:value-type="float">
            <text:p>0.019131093682036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19412596434523" calcext:value-type="float">
            <text:p>0.0219412596434523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07453951485476" calcext:value-type="float">
            <text:p>0.010745395148547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28931963833415" calcext:value-type="float">
            <text:p>0.022893196383341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074525419782725" calcext:value-type="float">
            <text:p>0.007452541978272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8" calcext:value-type="float">
            <text:p>0.011510305590423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19" calcext:value-type="float">
            <text:p>0.012489184419661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7" calcext:value-type="float">
            <text:p>0.0160560465303317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7" calcext:value-type="float">
            <text:p>0.016485023410693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39446442726891" calcext:value-type="float">
            <text:p>0.013944644272689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087744025708259" calcext:value-type="float">
            <text:p>0.008774402570825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02783992114125" calcext:value-type="float">
            <text:p>0.020278399211412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57844427300374" calcext:value-type="float">
            <text:p>0.0157844427300374</text:p>
          </table:table-cell>
          <table:table-cell office:value-type="float" office:value="0.95954044403043" calcext:value-type="float">
            <text:p>0.95954044403043</text:p>
          </table:table-cell>
          <table:table-cell office:value-type="float" office:value="0.0221482173984399" calcext:value-type="float">
            <text:p>0.022148217398439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0169880195425" calcext:value-type="float">
            <text:p>0.01016988019542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56151053281852" calcext:value-type="float">
            <text:p>0.0256151053281852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15987542574289" calcext:value-type="float">
            <text:p>0.021598754257428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58296751767147" calcext:value-type="float">
            <text:p>0.015829675176714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34480436248976" calcext:value-type="float">
            <text:p>0.0134480436248976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18802998744664" calcext:value-type="float">
            <text:p>0.0218802998744664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92407103546668" calcext:value-type="float">
            <text:p>0.019240710354666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15641040736966" calcext:value-type="float">
            <text:p>0.011564104073696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2" calcext:value-type="float">
            <text:p>0.016922784654985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59619800050507" calcext:value-type="float">
            <text:p>0.015961980005050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06226419847926" calcext:value-type="float">
            <text:p>0.020622641984792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65571526342916" calcext:value-type="float">
            <text:p>0.016557152634291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25034342314651" calcext:value-type="float">
            <text:p>0.012503434231465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76808563078473" calcext:value-type="float">
            <text:p>0.0176808563078473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3587952181338" calcext:value-type="float">
            <text:p>0.953587952181338</text:p>
          </table:table-cell>
          <table:table-cell office:value-type="float" office:value="0.0188910554473321" calcext:value-type="float">
            <text:p>0.0188910554473321</text:p>
          </table:table-cell>
          <table:table-cell office:value-type="float" office:value="0.952873777363763" calcext:value-type="float">
            <text:p>0.952873777363763</text:p>
          </table:table-cell>
          <table:table-cell office:value-type="float" office:value="0.0198201662823818" calcext:value-type="float">
            <text:p>0.0198201662823818</text:p>
          </table:table-cell>
          <table:table-cell office:value-type="float" office:value="0.952178233193603" calcext:value-type="float">
            <text:p>0.952178233193603</text:p>
          </table:table-cell>
          <table:table-cell office:value-type="float" office:value="0.0130278840834183" calcext:value-type="float">
            <text:p>0.0130278840834183</text:p>
          </table:table-cell>
          <table:table-cell office:value-type="float" office:value="0.951479583915541" calcext:value-type="float">
            <text:p>0.951479583915541</text:p>
          </table:table-cell>
          <table:table-cell office:value-type="float" office:value="0.0170209886701048" calcext:value-type="float">
            <text:p>0.0170209886701048</text:p>
          </table:table-cell>
          <table:table-cell office:value-type="float" office:value="0.952187548517311" calcext:value-type="float">
            <text:p>0.952187548517311</text:p>
          </table:table-cell>
          <table:table-cell office:value-type="float" office:value="0.0189375928579726" calcext:value-type="float">
            <text:p>0.0189375928579726</text:p>
          </table:table-cell>
          <table:table-cell office:value-type="float" office:value="0.950069864927806" calcext:value-type="float">
            <text:p>0.950069864927806</text:p>
          </table:table-cell>
          <table:table-cell office:value-type="float" office:value="0.011954456594866" calcext:value-type="float">
            <text:p>0.011954456594866</text:p>
          </table:table-cell>
          <table:table-cell office:value-type="float" office:value="0.953584847073436" calcext:value-type="float">
            <text:p>0.953584847073436</text:p>
          </table:table-cell>
          <table:table-cell office:value-type="float" office:value="0.0162757484517911" calcext:value-type="float">
            <text:p>0.0162757484517911</text:p>
          </table:table-cell>
          <table:table-cell office:value-type="float" office:value="0.951122496506753" calcext:value-type="float">
            <text:p>0.951122496506753</text:p>
          </table:table-cell>
          <table:table-cell office:value-type="float" office:value="0.0131293425705407" calcext:value-type="float">
            <text:p>0.0131293425705407</text:p>
          </table:table-cell>
          <table:table-cell office:value-type="float" office:value="0.951467163483931" calcext:value-type="float">
            <text:p>0.951467163483931</text:p>
          </table:table-cell>
          <table:table-cell office:value-type="float" office:value="0.0167725063128998" calcext:value-type="float">
            <text:p>0.0167725063128998</text:p>
          </table:table-cell>
          <table:table-cell office:value-type="float" office:value="0.951485794131346" calcext:value-type="float">
            <text:p>0.951485794131346</text:p>
          </table:table-cell>
          <table:table-cell office:value-type="float" office:value="0.0164876025690818" calcext:value-type="float">
            <text:p>0.0164876025690818</text:p>
          </table:table-cell>
          <table:table-cell office:value-type="float" office:value="0.954637478652383" calcext:value-type="float">
            <text:p>0.954637478652383</text:p>
          </table:table-cell>
          <table:table-cell office:value-type="float" office:value="0.0149373095242999" calcext:value-type="float">
            <text:p>0.0149373095242999</text:p>
          </table:table-cell>
          <table:table-cell office:value-type="float" office:value="0.949377425865549" calcext:value-type="float">
            <text:p>0.949377425865549</text:p>
          </table:table-cell>
          <table:table-cell office:value-type="float" office:value="0.0129587697350821" calcext:value-type="float">
            <text:p>0.0129587697350821</text:p>
          </table:table-cell>
          <table:table-cell office:value-type="float" office:value="0.951824250892719" calcext:value-type="float">
            <text:p>0.951824250892719</text:p>
          </table:table-cell>
          <table:table-cell office:value-type="float" office:value="0.0197258472336726" calcext:value-type="float">
            <text:p>0.0197258472336726</text:p>
          </table:table-cell>
          <table:table-cell office:value-type="float" office:value="0.950777829529576" calcext:value-type="float">
            <text:p>0.950777829529576</text:p>
          </table:table-cell>
          <table:table-cell office:value-type="float" office:value="0.0170218997358811" calcext:value-type="float">
            <text:p>0.0170218997358811</text:p>
          </table:table-cell>
          <table:table-cell office:value-type="float" office:value="0.954274181027791" calcext:value-type="float">
            <text:p>0.954274181027791</text:p>
          </table:table-cell>
          <table:table-cell office:value-type="float" office:value="0.0184031809470824" calcext:value-type="float">
            <text:p>0.0184031809470824</text:p>
          </table:table-cell>
          <table:table-cell office:value-type="float" office:value="0.951821145784816" calcext:value-type="float">
            <text:p>0.951821145784816</text:p>
          </table:table-cell>
          <table:table-cell office:value-type="float" office:value="0.0163988509843385" calcext:value-type="float">
            <text:p>0.0163988509843385</text:p>
          </table:table-cell>
        </table:table-row>
      </table:table>
      <table:table table:name="DifAccuracy" table:style-name="ta1">
        <table:table-column table:style-name="co18" table:number-columns-repeated="1024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0.00233333333333341" calcext:value-type="float">
            <text:p>0.00233333333333341</text:p>
          </table:table-cell>
          <table:table-cell office:value-type="float" office:value="-0.0023333333333333" calcext:value-type="float">
            <text:p>-0.002333333333333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66666666666671" calcext:value-type="float">
            <text:p>0.00566666666666671</text:p>
          </table:table-cell>
          <table:table-cell office:value-type="float" office:value="-0.0043333333333333" calcext:value-type="float">
            <text:p>-0.0043333333333333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00166666666666659" calcext:value-type="float">
            <text:p>0.00166666666666659</text:p>
          </table:table-cell>
          <table:table-cell office:value-type="float" office:value="0.0113333333333332" calcext:value-type="float">
            <text:p>0.0113333333333332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0.00166666666666659" calcext:value-type="float">
            <text:p>0.00166666666666659</text:p>
          </table:table-cell>
          <table:table-cell office:value-type="float" office:value="-0.000666666666666704" calcext:value-type="float">
            <text:p>-0.000666666666666704</text:p>
          </table:table-cell>
          <table:table-cell office:value-type="float" office:value="0.00499999999999989" calcext:value-type="float">
            <text:p>0.00499999999999989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233333333333341" calcext:value-type="float">
            <text:p>0.00233333333333341</text:p>
          </table:table-cell>
          <table:table-cell office:value-type="float" office:value="-0.00199999999999989" calcext:value-type="float">
            <text:p>-0.00199999999999989</text:p>
          </table:table-cell>
          <table:table-cell office:value-type="float" office:value="0.0076666666666666" calcext:value-type="float">
            <text:p>0.007666666666666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0.00633333333333319" calcext:value-type="float">
            <text:p>0.00633333333333319</text:p>
          </table:table-cell>
          <table:table-cell office:value-type="float" office:value="0.00233333333333308" calcext:value-type="float">
            <text:p>0.00233333333333308</text:p>
          </table:table-cell>
          <table:table-cell office:value-type="float" office:value="0.00166666666666648" calcext:value-type="float">
            <text:p>0.00166666666666648</text:p>
          </table:table-cell>
          <table:table-cell office:value-type="float" office:value="0.00999999999999979" calcext:value-type="float">
            <text:p>0.00999999999999979</text:p>
          </table:table-cell>
          <table:table-cell office:value-type="float" office:value="0.0023333333333333" calcext:value-type="float">
            <text:p>0.0023333333333333</text:p>
          </table:table-cell>
          <table:table-cell office:value-type="float" office:value="0.0046666666666666" calcext:value-type="float">
            <text:p>0.0046666666666666</text:p>
          </table:table-cell>
          <table:table-cell office:value-type="float" office:value="0.00099999999999989" calcext:value-type="float">
            <text:p>0.00099999999999989</text:p>
          </table:table-cell>
          <table:table-cell office:value-type="float" office:value="0.0076666666666666" calcext:value-type="float">
            <text:p>0.0076666666666666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00266666666666648" calcext:value-type="float">
            <text:p>0.00266666666666648</text:p>
          </table:table-cell>
          <table:table-cell office:value-type="float" office:value="0.00299999999999989" calcext:value-type="float">
            <text:p>0.00299999999999989</text:p>
          </table:table-cell>
          <table:table-cell office:value-type="float" office:value="0.00199999999999989" calcext:value-type="float">
            <text:p>0.00199999999999989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0.0056666666666666" calcext:value-type="float">
            <text:p>0.0056666666666666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366666666666671" calcext:value-type="float">
            <text:p>0.0036666666666667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0.00099999999999989" calcext:value-type="float">
            <text:p>0.00099999999999989</text:p>
          </table:table-cell>
          <table:table-cell office:value-type="float" office:value="0.0043333333333333" calcext:value-type="float">
            <text:p>0.0043333333333333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366666666666671" calcext:value-type="float">
            <text:p>0.00366666666666671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6666666666666" calcext:value-type="float">
            <text:p>0.0046666666666666</text:p>
          </table:table-cell>
          <table:table-cell office:value-type="float" office:value="0.00633333333333319" calcext:value-type="float">
            <text:p>0.00633333333333319</text:p>
          </table:table-cell>
          <table:table-cell office:value-type="float" office:value="0.00533333333333319" calcext:value-type="float">
            <text:p>0.00533333333333319</text:p>
          </table:table-cell>
          <table:table-cell table:number-columns-repeated="2" office:value-type="float" office:value="0.0033333333333333" calcext:value-type="float">
            <text:p>0.0033333333333333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0.0043333333333333" calcext:value-type="float">
            <text:p>0.004333333333333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0.0043333333333333" calcext:value-type="float">
            <text:p>0.0043333333333333</text:p>
          </table:table-cell>
          <table:table-cell office:value-type="float" office:value="0.0113333333333332" calcext:value-type="float">
            <text:p>0.0113333333333332</text:p>
          </table:table-cell>
          <table:table-cell office:value-type="float" office:value="0.0043333333333333" calcext:value-type="float">
            <text:p>0.0043333333333333</text:p>
          </table:table-cell>
          <table:table-cell office:value-type="float" office:value="0.00733333333333341" calcext:value-type="float">
            <text:p>0.0073333333333334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366666666666671" calcext:value-type="float">
            <text:p>0.00366666666666671</text:p>
          </table:table-cell>
          <table:table-cell table:number-columns-repeated="2" office:value-type="float" office:value="0.0046666666666666" calcext:value-type="float">
            <text:p>0.0046666666666666</text:p>
          </table:table-cell>
          <table:table-cell office:value-type="float" office:value="0.00633333333333341" calcext:value-type="float">
            <text:p>0.00633333333333341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0.00166666666666671" calcext:value-type="float">
            <text:p>0.00166666666666671</text:p>
          </table:table-cell>
          <table:table-cell office:value-type="float" office:value="0.00366666666666671" calcext:value-type="float">
            <text:p>0.0036666666666667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299999999999989" calcext:value-type="float">
            <text:p>-0.00299999999999989</text:p>
          </table:table-cell>
          <table:table-cell office:value-type="float" office:value="0.00166666666666682" calcext:value-type="float">
            <text:p>0.00166666666666682</text:p>
          </table:table-cell>
          <table:table-cell office:value-type="float" office:value="0.00833333333333353" calcext:value-type="float">
            <text:p>0.00833333333333353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0.00566666666666671" calcext:value-type="float">
            <text:p>0.00566666666666671</text:p>
          </table:table-cell>
          <table:table-cell office:value-type="float" office:value="0.00233333333333341" calcext:value-type="float">
            <text:p>0.00233333333333341</text:p>
          </table:table-cell>
          <table:table-cell office:value-type="float" office:value="0.00600000000000012" calcext:value-type="float">
            <text:p>0.00600000000000012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00500000000000012" calcext:value-type="float">
            <text:p>0.00500000000000012</text:p>
          </table:table-cell>
          <table:table-cell office:value-type="float" office:value="0.00166666666666682" calcext:value-type="float">
            <text:p>0.00166666666666682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366666666666671" calcext:value-type="float">
            <text:p>0.003666666666666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0.00353333333333328" calcext:value-type="float">
            <text:p>0.00353333333333328</text:p>
          </table:table-cell>
          <table:table-cell office:value-type="float" office:value="-0.000533333333333386" calcext:value-type="float">
            <text:p>-0.000533333333333386</text:p>
          </table:table-cell>
          <table:table-cell office:value-type="float" office:value="0.00279999999999991" calcext:value-type="float">
            <text:p>0.00279999999999991</text:p>
          </table:table-cell>
          <table:table-cell office:value-type="float" office:value="0.0086666666666666" calcext:value-type="float">
            <text:p>0.0086666666666666</text:p>
          </table:table-cell>
          <table:table-cell office:value-type="float" office:value="0.00160000000000005" calcext:value-type="float">
            <text:p>0.00160000000000005</text:p>
          </table:table-cell>
          <table:table-cell office:value-type="float" office:value="0.00539999999999985" calcext:value-type="float">
            <text:p>0.00539999999999985</text:p>
          </table:table-cell>
          <table:table-cell office:value-type="float" office:value="0.00253333333333328" calcext:value-type="float">
            <text:p>0.00253333333333328</text:p>
          </table:table-cell>
          <table:table-cell office:value-type="float" office:value="0.00793333333333335" calcext:value-type="float">
            <text:p>0.00793333333333335</text:p>
          </table:table-cell>
          <table:table-cell office:value-type="float" office:value="0.00320000000000009" calcext:value-type="float">
            <text:p>0.00320000000000009</text:p>
          </table:table-cell>
          <table:table-cell office:value-type="float" office:value="0.00353333333333328" calcext:value-type="float">
            <text:p>0.00353333333333328</text:p>
          </table:table-cell>
          <table:table-cell office:value-type="float" office:value="0.00333333333333319" calcext:value-type="float">
            <text:p>0.00333333333333319</text:p>
          </table:table-cell>
          <table:table-cell office:value-type="float" office:value="0.00473333333333326" calcext:value-type="float">
            <text:p>0.00473333333333326</text:p>
          </table:table-cell>
          <table:table-cell office:value-type="float" office:value="0.00260000000000005" calcext:value-type="float">
            <text:p>0.00260000000000005</text:p>
          </table:table-cell>
          <table:table-cell office:value-type="float" office:value="0.00346666666666673" calcext:value-type="float">
            <text:p>0.00346666666666673</text:p>
          </table:table-cell>
          <table:table-cell office:value-type="float" office:value="0.000733333333333253" calcext:value-type="float">
            <text:p>0.000733333333333253</text:p>
          </table:table-cell>
          <table:table-cell office:value-type="float" office:value="0.00459999999999994" calcext:value-type="float">
            <text:p>0.0045999999999999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0.00124999999999986" calcext:value-type="float">
            <text:p>0.00124999999999986</text:p>
          </table:table-cell>
          <table:table-cell office:value-type="float" office:value="-0.00124999999999997" calcext:value-type="float">
            <text:p>-0.00124999999999997</text:p>
          </table:table-cell>
          <table:table-cell office:value-type="float" office:value="0.00099999999999989" calcext:value-type="float">
            <text:p>0.0009999999999998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24999999999998" calcext:value-type="float">
            <text:p>0.00624999999999998</text:p>
          </table:table-cell>
          <table:table-cell office:value-type="float" office:value="0.00199999999999989" calcext:value-type="float">
            <text:p>0.00199999999999989</text:p>
          </table:table-cell>
          <table:table-cell office:value-type="float" office:value="-0.000500000000000167" calcext:value-type="float">
            <text:p>-0.000500000000000167</text:p>
          </table:table-cell>
          <table:table-cell office:value-type="float" office:value="0.00775000000000003" calcext:value-type="float">
            <text:p>0.00775000000000003</text:p>
          </table:table-cell>
          <table:table-cell office:value-type="float" office:value="0.00474999999999992" calcext:value-type="float">
            <text:p>0.00474999999999992</text:p>
          </table:table-cell>
          <table:table-cell office:value-type="float" office:value="0.00299999999999989" calcext:value-type="float">
            <text:p>0.00299999999999989</text:p>
          </table:table-cell>
          <table:table-cell office:value-type="float" office:value="0.00549999999999995" calcext:value-type="float">
            <text:p>0.00549999999999995</text:p>
          </table:table-cell>
          <table:table-cell office:value-type="float" office:value="0.000500000000000056" calcext:value-type="float">
            <text:p>0.00050000000000005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25000000000009" calcext:value-type="float">
            <text:p>-0.0042500000000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0.00525000000000009" calcext:value-type="float">
            <text:p>0.00525000000000009</text:p>
          </table:table-cell>
          <table:table-cell office:value-type="float" office:value="-0.00175000000000003" calcext:value-type="float">
            <text:p>-0.00175000000000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74999999999992" calcext:value-type="float">
            <text:p>0.00574999999999992</text:p>
          </table:table-cell>
          <table:table-cell table:number-columns-repeated="2" office:value-type="float" office:value="0.00124999999999997" calcext:value-type="float">
            <text:p>0.00124999999999997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0.00500000000000012" calcext:value-type="float">
            <text:p>0.00500000000000012</text:p>
          </table:table-cell>
          <table:table-cell office:value-type="float" office:value="0.000500000000000056" calcext:value-type="float">
            <text:p>0.0005000000000000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25000000000009" calcext:value-type="float">
            <text:p>0.00325000000000009</text:p>
          </table:table-cell>
          <table:table-cell office:value-type="float" office:value="0.00500000000000012" calcext:value-type="float">
            <text:p>0.00500000000000012</text:p>
          </table:table-cell>
          <table:table-cell office:value-type="float" office:value="-0.000249999999999972" calcext:value-type="float">
            <text:p>-0.000249999999999972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-0.00224999999999986" calcext:value-type="float">
            <text:p>-0.00224999999999986</text:p>
          </table:table-cell>
          <table:table-cell office:value-type="float" office:value="0.00474999999999992" calcext:value-type="float">
            <text:p>0.0047499999999999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0.00375000000000014" calcext:value-type="float">
            <text:p>0.00375000000000014</text:p>
          </table:table-cell>
          <table:table-cell office:value-type="float" office:value="-0.00324999999999986" calcext:value-type="float">
            <text:p>-0.00324999999999986</text:p>
          </table:table-cell>
          <table:table-cell office:value-type="float" office:value="0.00125000000000008" calcext:value-type="float">
            <text:p>0.00125000000000008</text:p>
          </table:table-cell>
          <table:table-cell office:value-type="float" office:value="0.00225000000000009" calcext:value-type="float">
            <text:p>0.00225000000000009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0.00175000000000003" calcext:value-type="float">
            <text:p>0.00175000000000003</text:p>
          </table:table-cell>
          <table:table-cell office:value-type="float" office:value="0.00250000000000006" calcext:value-type="float">
            <text:p>0.00250000000000006</text:p>
          </table:table-cell>
          <table:table-cell office:value-type="float" office:value="0.00575000000000003" calcext:value-type="float">
            <text:p>0.00575000000000003</text:p>
          </table:table-cell>
          <table:table-cell office:value-type="float" office:value="0.00225000000000009" calcext:value-type="float">
            <text:p>0.00225000000000009</text:p>
          </table:table-cell>
          <table:table-cell office:value-type="float" office:value="0.00650000000000006" calcext:value-type="float">
            <text:p>0.00650000000000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575000000000003" calcext:value-type="float">
            <text:p>0.00575000000000003</text:p>
          </table:table-cell>
          <table:table-cell office:value-type="float" office:value="0.00225000000000009" calcext:value-type="float">
            <text:p>0.00225000000000009</text:p>
          </table:table-cell>
          <table:table-cell office:value-type="float" office:value="0.000750000000000028" calcext:value-type="float">
            <text:p>0.000750000000000028</text:p>
          </table:table-cell>
          <table:table-cell office:value-type="float" office:value="0.000250000000000083" calcext:value-type="float">
            <text:p>0.000250000000000083</text:p>
          </table:table-cell>
          <table:table-cell office:value-type="float" office:value="0.00300000000000011" calcext:value-type="float">
            <text:p>0.0030000000000001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0.00525000000000009" calcext:value-type="float">
            <text:p>0.00525000000000009</text:p>
          </table:table-cell>
          <table:table-cell office:value-type="float" office:value="-0.00150000000000006" calcext:value-type="float">
            <text:p>-0.00150000000000006</text:p>
          </table:table-cell>
          <table:table-cell office:value-type="float" office:value="0.00225000000000009" calcext:value-type="float">
            <text:p>0.00225000000000009</text:p>
          </table:table-cell>
          <table:table-cell office:value-type="float" office:value="0.00175000000000003" calcext:value-type="float">
            <text:p>0.00175000000000003</text:p>
          </table:table-cell>
          <table:table-cell office:value-type="float" office:value="0.00350000000000006" calcext:value-type="float">
            <text:p>0.00350000000000006</text:p>
          </table:table-cell>
          <table:table-cell office:value-type="float" office:value="0.00425000000000009" calcext:value-type="float">
            <text:p>0.00425000000000009</text:p>
          </table:table-cell>
          <table:table-cell office:value-type="float" office:value="0.00275000000000003" calcext:value-type="float">
            <text:p>0.00275000000000003</text:p>
          </table:table-cell>
          <table:table-cell office:value-type="float" office:value="0.00724999999999998" calcext:value-type="float">
            <text:p>0.00724999999999998</text:p>
          </table:table-cell>
          <table:table-cell office:value-type="float" office:value="0.000750000000000028" calcext:value-type="float">
            <text:p>0.000750000000000028</text:p>
          </table:table-cell>
          <table:table-cell office:value-type="float" office:value="0.00624999999999998" calcext:value-type="float">
            <text:p>0.00624999999999998</text:p>
          </table:table-cell>
          <table:table-cell office:value-type="float" office:value="0.00250000000000006" calcext:value-type="float">
            <text:p>0.00250000000000006</text:p>
          </table:table-cell>
          <table:table-cell office:value-type="float" office:value="0.00525000000000009" calcext:value-type="float">
            <text:p>0.00525000000000009</text:p>
          </table:table-cell>
          <table:table-cell office:value-type="float" office:value="0.00275000000000003" calcext:value-type="float">
            <text:p>0.00275000000000003</text:p>
          </table:table-cell>
          <table:table-cell office:value-type="float" office:value="0.00175000000000003" calcext:value-type="float">
            <text:p>0.0017500000000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75000000000003" calcext:value-type="float">
            <text:p>0.00375000000000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0.00475000000000014" calcext:value-type="float">
            <text:p>0.00475000000000014</text:p>
          </table:table-cell>
          <table:table-cell office:value-type="float" office:value="-0.00249999999999984" calcext:value-type="float">
            <text:p>-0.0024999999999998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5000000000003" calcext:value-type="float">
            <text:p>0.00175000000000003</text:p>
          </table:table-cell>
          <table:table-cell office:value-type="float" office:value="0" calcext:value-type="float">
            <text:p>0</text:p>
          </table:table-cell>
          <table:table-cell office:value-type="float" office:value="0.000750000000000028" calcext:value-type="float">
            <text:p>0.000750000000000028</text:p>
          </table:table-cell>
          <table:table-cell office:value-type="float" office:value="0.00125000000000008" calcext:value-type="float">
            <text:p>0.00125000000000008</text:p>
          </table:table-cell>
          <table:table-cell office:value-type="float" office:value="0.00274999999999992" calcext:value-type="float">
            <text:p>0.00274999999999992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-0.000249999999999972" calcext:value-type="float">
            <text:p>-0.000249999999999972</text:p>
          </table:table-cell>
          <table:table-cell office:value-type="float" office:value="0.00250000000000006" calcext:value-type="float">
            <text:p>0.00250000000000006</text:p>
          </table:table-cell>
          <table:table-cell office:value-type="float" office:value="0.000250000000000083" calcext:value-type="float">
            <text:p>0.000250000000000083</text:p>
          </table:table-cell>
          <table:table-cell office:value-type="float" office:value="0.00175000000000003" calcext:value-type="float">
            <text:p>0.00175000000000003</text:p>
          </table:table-cell>
          <table:table-cell office:value-type="float" office:value="-0.00149999999999995" calcext:value-type="float">
            <text:p>-0.00149999999999995</text:p>
          </table:table-cell>
          <table:table-cell office:value-type="float" office:value="0.00374999999999992" calcext:value-type="float">
            <text:p>0.0037499999999999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0.00405000000000011" calcext:value-type="float">
            <text:p>0.00405000000000011</text:p>
          </table:table-cell>
          <table:table-cell office:value-type="float" office:value="-0.00204999999999989" calcext:value-type="float">
            <text:p>-0.00204999999999989</text:p>
          </table:table-cell>
          <table:table-cell office:value-type="float" office:value="0.00170000000000015" calcext:value-type="float">
            <text:p>0.00170000000000015</text:p>
          </table:table-cell>
          <table:table-cell office:value-type="float" office:value="0.00330000000000008" calcext:value-type="float">
            <text:p>0.00330000000000008</text:p>
          </table:table-cell>
          <table:table-cell office:value-type="float" office:value="0.00250000000000006" calcext:value-type="float">
            <text:p>0.00250000000000006</text:p>
          </table:table-cell>
          <table:table-cell office:value-type="float" office:value="0.00199999999999989" calcext:value-type="float">
            <text:p>0.00199999999999989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0.00570000000000004" calcext:value-type="float">
            <text:p>0.00570000000000004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455000000000005" calcext:value-type="float">
            <text:p>0.00455000000000005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380000000000003" calcext:value-type="float">
            <text:p>0.00380000000000003</text:p>
          </table:table-cell>
          <table:table-cell office:value-type="float" office:value="0.000400000000000067" calcext:value-type="float">
            <text:p>0.000400000000000067</text:p>
          </table:table-cell>
          <table:table-cell office:value-type="float" office:value="0.000800000000000023" calcext:value-type="float">
            <text:p>0.000800000000000023</text:p>
          </table:table-cell>
          <table:table-cell office:value-type="float" office:value="-0.000700000000000034" calcext:value-type="float">
            <text:p>-0.000700000000000034</text:p>
          </table:table-cell>
          <table:table-cell office:value-type="float" office:value="0.00405" calcext:value-type="float">
            <text:p>0.004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office:value-type="float" office:value="-0.00466666666666682" calcext:value-type="float">
            <text:p>-0.0046666666666668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66666666666682" calcext:value-type="float">
            <text:p>-0.00166666666666682</text:p>
          </table:table-cell>
          <table:table-cell office:value-type="float" office:value="-0.000333333333333408" calcext:value-type="float">
            <text:p>-0.000333333333333408</text:p>
          </table:table-cell>
          <table:table-cell office:value-type="float" office:value="-0.00333333333333341" calcext:value-type="float">
            <text:p>-0.00333333333333341</text:p>
          </table:table-cell>
          <table:table-cell office:value-type="float" office:value="-2.22044604925031E-016" calcext:value-type="float">
            <text:p>-2.22044604925031E-16</text:p>
          </table:table-cell>
          <table:table-cell office:value-type="float" office:value="-0.00266666666666682" calcext:value-type="float">
            <text:p>-0.00266666666666682</text:p>
          </table:table-cell>
          <table:table-cell office:value-type="float" office:value="-0.00200000000000022" calcext:value-type="float">
            <text:p>-0.0020000000000002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00000000000022" calcext:value-type="float">
            <text:p>-0.00100000000000022</text:p>
          </table:table-cell>
          <table:table-cell office:value-type="float" office:value="-0.00200000000000022" calcext:value-type="float">
            <text:p>-0.00200000000000022</text:p>
          </table:table-cell>
          <table:table-cell office:value-type="float" office:value="-0.00366666666666682" calcext:value-type="float">
            <text:p>-0.00366666666666682</text:p>
          </table:table-cell>
          <table:table-cell office:value-type="float" office:value="-0.00733333333333341" calcext:value-type="float">
            <text:p>-0.00733333333333341</text:p>
          </table:table-cell>
          <table:table-cell office:value-type="float" office:value="0" calcext:value-type="float">
            <text:p>0</text:p>
          </table:table-cell>
          <table:table-cell office:value-type="float" office:value="-0.00166666666666682" calcext:value-type="float">
            <text:p>-0.0016666666666668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office:value-type="float" office:value="-0.00266666666666659" calcext:value-type="float">
            <text:p>-0.00266666666666659</text:p>
          </table:table-cell>
          <table:table-cell office:value-type="float" office:value="-0.00333333333333319" calcext:value-type="float">
            <text:p>-0.00333333333333319</text:p>
          </table:table-cell>
          <table:table-cell office:value-type="float" office:value="-0.00199999999999978" calcext:value-type="float">
            <text:p>-0.00199999999999978</text:p>
          </table:table-cell>
          <table:table-cell table:number-columns-repeated="2" office:value-type="float" office:value="-0.000999999999999779" calcext:value-type="float">
            <text:p>-0.000999999999999779</text:p>
          </table:table-cell>
          <table:table-cell office:value-type="float" office:value="0" calcext:value-type="float">
            <text:p>0</text:p>
          </table:table-cell>
          <table:table-cell office:value-type="float" office:value="-0.00299999999999978" calcext:value-type="float">
            <text:p>-0.00299999999999978</text:p>
          </table:table-cell>
          <table:table-cell office:value-type="float" office:value="-0.000999999999999779" calcext:value-type="float">
            <text:p>-0.000999999999999779</text:p>
          </table:table-cell>
          <table:table-cell office:value-type="float" office:value="-0.00266666666666637" calcext:value-type="float">
            <text:p>-0.00266666666666637</text:p>
          </table:table-cell>
          <table:table-cell office:value-type="float" office:value="-0.00199999999999978" calcext:value-type="float">
            <text:p>-0.00199999999999978</text:p>
          </table:table-cell>
          <table:table-cell office:value-type="float" office:value="-0.000333333333333186" calcext:value-type="float">
            <text:p>-0.000333333333333186</text:p>
          </table:table-cell>
          <table:table-cell office:value-type="float" office:value="-0.000999999999999779" calcext:value-type="float">
            <text:p>-0.000999999999999779</text:p>
          </table:table-cell>
          <table:table-cell table:number-columns-repeated="2" office:value-type="float" office:value="-0.00233333333333319" calcext:value-type="float">
            <text:p>-0.00233333333333319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-0.000999999999999779" calcext:value-type="float">
            <text:p>-0.00099999999999977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office:value-type="float" office:value="-0.00233333333333341" calcext:value-type="float">
            <text:p>-0.0023333333333334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0333333333333186" calcext:value-type="float">
            <text:p>-0.000333333333333186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0.00233333333333319" calcext:value-type="float">
            <text:p>0.00233333333333319</text:p>
          </table:table-cell>
          <table:table-cell office:value-type="float" office:value="-0.000333333333333186" calcext:value-type="float">
            <text:p>-0.000333333333333186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-0.00266666666666659" calcext:value-type="float">
            <text:p>-0.00266666666666659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-0.00133333333333319" calcext:value-type="float">
            <text:p>-0.00133333333333319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office:value-type="float" office:value="-0.00233333333333341" calcext:value-type="float">
            <text:p>-0.002333333333333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66666666666659" calcext:value-type="float">
            <text:p>-0.00166666666666659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0.00233333333333341" calcext:value-type="float">
            <text:p>0.00233333333333341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-0.001" calcext:value-type="float">
            <text:p>-0.001</text:p>
          </table:table-cell>
          <table:table-cell table:number-columns-repeated="2" office:value-type="float" office:value="-0.00166666666666659" calcext:value-type="float">
            <text:p>-0.00166666666666659</text:p>
          </table:table-cell>
          <table:table-cell office:value-type="float" office:value="-0.000333333333333408" calcext:value-type="float">
            <text:p>-0.000333333333333408</text:p>
          </table:table-cell>
          <table:table-cell office:value-type="float" office:value="0.000999999999999779" calcext:value-type="float">
            <text:p>0.00099999999999977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233333333333341" calcext:value-type="float">
            <text:p>-0.00233333333333341</text:p>
          </table:table-cell>
          <table:table-cell table:number-columns-repeated="2"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table:number-columns-repeated="2" office:value-type="float" office:value="-0.00233333333333341" calcext:value-type="float">
            <text:p>-0.002333333333333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-0.00166666666666659" calcext:value-type="float">
            <text:p>-0.00166666666666659</text:p>
          </table:table-cell>
          <table:table-cell office:value-type="float" office:value="0.000999999999999779" calcext:value-type="float">
            <text:p>0.000999999999999779</text:p>
          </table:table-cell>
          <table:table-cell table:number-columns-repeated="2" office:value-type="float" office:value="-0.000666666666666593" calcext:value-type="float">
            <text:p>-0.000666666666666593</text:p>
          </table:table-cell>
          <table:table-cell office:value-type="float" office:value="-0.00166666666666659" calcext:value-type="float">
            <text:p>-0.00166666666666659</text:p>
          </table:table-cell>
          <table:table-cell office:value-type="float" office:value="-0.00133333333333341" calcext:value-type="float">
            <text:p>-0.001333333333333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-0.00233333333333341" calcext:value-type="float">
            <text:p>-0.00233333333333341</text:p>
          </table:table-cell>
          <table:table-cell office:value-type="float" office:value="-0.002" calcext:value-type="float">
            <text:p>-0.002</text:p>
          </table:table-cell>
          <table:table-cell table:number-columns-repeated="2"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office:value-type="float" office:value="-0.0028666666666668" calcext:value-type="float">
            <text:p>-0.0028666666666668</text:p>
          </table:table-cell>
          <table:table-cell office:value-type="float" office:value="-0.00193333333333345" calcext:value-type="float">
            <text:p>-0.00193333333333345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-0.000133333333333319" calcext:value-type="float">
            <text:p>-0.000133333333333319</text:p>
          </table:table-cell>
          <table:table-cell office:value-type="float" office:value="-0.00159999999999982" calcext:value-type="float">
            <text:p>-0.00159999999999982</text:p>
          </table:table-cell>
          <table:table-cell office:value-type="float" office:value="0.00113333333333321" calcext:value-type="float">
            <text:p>0.00113333333333321</text:p>
          </table:table-cell>
          <table:table-cell office:value-type="float" office:value="-0.00146666666666673" calcext:value-type="float">
            <text:p>-0.00146666666666673</text:p>
          </table:table-cell>
          <table:table-cell office:value-type="float" office:value="-0.00106666666666655" calcext:value-type="float">
            <text:p>-0.00106666666666655</text:p>
          </table:table-cell>
          <table:table-cell office:value-type="float" office:value="-0.00166666666666659" calcext:value-type="float">
            <text:p>-0.00166666666666659</text:p>
          </table:table-cell>
          <table:table-cell office:value-type="float" office:value="-0.00213333333333332" calcext:value-type="float">
            <text:p>-0.00213333333333332</text:p>
          </table:table-cell>
          <table:table-cell office:value-type="float" office:value="-0.000399999999999956" calcext:value-type="float">
            <text:p>-0.000399999999999956</text:p>
          </table:table-cell>
          <table:table-cell office:value-type="float" office:value="-0.000333333333333408" calcext:value-type="float">
            <text:p>-0.000333333333333408</text:p>
          </table:table-cell>
          <table:table-cell office:value-type="float" office:value="-0.00206666666666677" calcext:value-type="float">
            <text:p>-0.00206666666666677</text:p>
          </table:table-cell>
          <table:table-cell office:value-type="float" office:value="-0.00306666666666677" calcext:value-type="float">
            <text:p>-0.00306666666666677</text:p>
          </table:table-cell>
          <table:table-cell office:value-type="float" office:value="-0.000799999999999912" calcext:value-type="float">
            <text:p>-0.000799999999999912</text:p>
          </table:table-cell>
          <table:table-cell office:value-type="float" office:value="-0.00120000000000009" calcext:value-type="float">
            <text:p>-0.00120000000000009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0.0023333333333333" calcext:value-type="float">
            <text:p>0.0023333333333333</text:p>
          </table:table-cell>
          <table:table-cell office:value-type="float" office:value="0.00266666666666659" calcext:value-type="float">
            <text:p>0.00266666666666659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0.0043333333333333" calcext:value-type="float">
            <text:p>0.0043333333333333</text:p>
          </table:table-cell>
          <table:table-cell office:value-type="float" office:value="0.0069999999999999" calcext:value-type="float">
            <text:p>0.0069999999999999</text:p>
          </table:table-cell>
          <table:table-cell office:value-type="float" office:value="-0.000666666666666815" calcext:value-type="float">
            <text:p>-0.000666666666666815</text:p>
          </table:table-cell>
          <table:table-cell office:value-type="float" office:value="0.0053333333333333" calcext:value-type="float">
            <text:p>0.0053333333333333</text:p>
          </table:table-cell>
          <table:table-cell office:value-type="float" office:value="0.000333333333333186" calcext:value-type="float">
            <text:p>0.000333333333333186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0499999999999989" calcext:value-type="float">
            <text:p>0.00499999999999989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0.00499999999999989" calcext:value-type="float">
            <text:p>0.00499999999999989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0.00299999999999989" calcext:value-type="float">
            <text:p>0.00299999999999989</text:p>
          </table:table-cell>
          <table:table-cell office:value-type="float" office:value="0.00366666666666671" calcext:value-type="float">
            <text:p>0.00366666666666671</text:p>
          </table:table-cell>
          <table:table-cell office:value-type="float" office:value="0.00133333333333341" calcext:value-type="float">
            <text:p>0.0013333333333334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-0.0023333333333333" calcext:value-type="float">
            <text:p>-0.0023333333333333</text:p>
          </table:table-cell>
          <table:table-cell office:value-type="float" office:value="-0.000333333333333186" calcext:value-type="float">
            <text:p>-0.000333333333333186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-0.0033333333333333" calcext:value-type="float">
            <text:p>-0.0033333333333333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-0.000666666666666593" calcext:value-type="float">
            <text:p>-0.00066666666666659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0" calcext:value-type="float">
            <text:p>0</text:p>
          </table:table-cell>
          <table:table-cell office:value-type="float" office:value="-0.000666666666666815" calcext:value-type="float">
            <text:p>-0.000666666666666815</text:p>
          </table:table-cell>
          <table:table-cell office:value-type="float" office:value="0.0013333333333333" calcext:value-type="float">
            <text:p>0.0013333333333333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-0.000333333333333408" calcext:value-type="float">
            <text:p>-0.000333333333333408</text:p>
          </table:table-cell>
          <table:table-cell office:value-type="float" office:value="0.00099999999999989" calcext:value-type="float">
            <text:p>0.00099999999999989</text:p>
          </table:table-cell>
          <table:table-cell office:value-type="float" office:value="0.0013333333333333" calcext:value-type="float">
            <text:p>0.0013333333333333</text:p>
          </table:table-cell>
          <table:table-cell office:value-type="float" office:value="0.00266666666666648" calcext:value-type="float">
            <text:p>0.00266666666666648</text:p>
          </table:table-cell>
          <table:table-cell office:value-type="float" office:value="0.000333333333333297" calcext:value-type="float">
            <text:p>0.000333333333333297</text:p>
          </table:table-cell>
          <table:table-cell office:value-type="float" office:value="0.00199999999999989" calcext:value-type="float">
            <text:p>0.00199999999999989</text:p>
          </table:table-cell>
          <table:table-cell office:value-type="float" office:value="0.0013333333333333" calcext:value-type="float">
            <text:p>0.0013333333333333</text:p>
          </table:table-cell>
          <table:table-cell office:value-type="float" office:value="0.00266666666666648" calcext:value-type="float">
            <text:p>0.00266666666666648</text:p>
          </table:table-cell>
          <table:table-cell office:value-type="float" office:value="0.0013333333333333" calcext:value-type="float">
            <text:p>0.0013333333333333</text:p>
          </table:table-cell>
          <table:table-cell office:value-type="float" office:value="0.00166666666666648" calcext:value-type="float">
            <text:p>0.00166666666666648</text:p>
          </table:table-cell>
          <table:table-cell office:value-type="float" office:value="0.0013333333333333" calcext:value-type="float">
            <text:p>0.0013333333333333</text:p>
          </table:table-cell>
          <table:table-cell office:value-type="float" office:value="0.0043333333333333" calcext:value-type="float">
            <text:p>0.004333333333333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33333333333352" calcext:value-type="float">
            <text:p>0.00333333333333352</text:p>
          </table:table-cell>
          <table:table-cell office:value-type="float" office:value="0.00100000000000011" calcext:value-type="float">
            <text:p>0.00100000000000011</text:p>
          </table:table-cell>
          <table:table-cell table:number-columns-repeated="2" office:value-type="float" office:value="0.00200000000000011" calcext:value-type="float">
            <text:p>0.00200000000000011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0.00166666666666671" calcext:value-type="float">
            <text:p>0.00166666666666671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233333333333352" calcext:value-type="float">
            <text:p>0.00233333333333352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.00166666666666671" calcext:value-type="float">
            <text:p>0.00166666666666671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0.00100000000000011" calcext:value-type="float">
            <text:p>0.0010000000000001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0" calcext:value-type="float">
            <text:p>0</text:p>
          </table:table-cell>
          <table:table-cell office:value-type="float" office:value="-0.0043333333333333" calcext:value-type="float">
            <text:p>-0.0043333333333333</text:p>
          </table:table-cell>
          <table:table-cell office:value-type="float" office:value="-0.00166666666666659" calcext:value-type="float">
            <text:p>-0.00166666666666659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00166666666666659" calcext:value-type="float">
            <text:p>-0.00166666666666659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-0.00166666666666659" calcext:value-type="float">
            <text:p>-0.00166666666666659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00299999999999989" calcext:value-type="float">
            <text:p>-0.00299999999999989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0.000600000000000045" calcext:value-type="float">
            <text:p>0.000600000000000045</text:p>
          </table:table-cell>
          <table:table-cell office:value-type="float" office:value="-0.00113333333333332" calcext:value-type="float">
            <text:p>-0.00113333333333332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106666666666677" calcext:value-type="float">
            <text:p>0.00106666666666677</text:p>
          </table:table-cell>
          <table:table-cell office:value-type="float" office:value="0.00153333333333339" calcext:value-type="float">
            <text:p>0.00153333333333339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186666666666679" calcext:value-type="float">
            <text:p>0.00186666666666679</text:p>
          </table:table-cell>
          <table:table-cell office:value-type="float" office:value="0.000933333333333453" calcext:value-type="float">
            <text:p>0.000933333333333453</text:p>
          </table:table-cell>
          <table:table-cell office:value-type="float" office:value="0.00206666666666666" calcext:value-type="float">
            <text:p>0.00206666666666666</text:p>
          </table:table-cell>
          <table:table-cell office:value-type="float" office:value="0.00173333333333336" calcext:value-type="float">
            <text:p>0.00173333333333336</text:p>
          </table:table-cell>
          <table:table-cell office:value-type="float" office:value="0.00186666666666679" calcext:value-type="float">
            <text:p>0.00186666666666679</text:p>
          </table:table-cell>
          <table:table-cell office:value-type="float" office:value="0.00120000000000009" calcext:value-type="float">
            <text:p>0.00120000000000009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40000000000007" calcext:value-type="float">
            <text:p>0.00140000000000007</text:p>
          </table:table-cell>
          <table:table-cell office:value-type="float" office:value="0.00100000000000011" calcext:value-type="float">
            <text:p>0.0010000000000001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0.00166666666666659" calcext:value-type="float">
            <text:p>0.00166666666666659</text:p>
          </table:table-cell>
          <table:table-cell office:value-type="float" office:value="-0.00700000000000001" calcext:value-type="float">
            <text:p>-0.00700000000000001</text:p>
          </table:table-cell>
          <table:table-cell office:value-type="float" office:value="0.00283333333333324" calcext:value-type="float">
            <text:p>0.00283333333333324</text:p>
          </table:table-cell>
          <table:table-cell office:value-type="float" office:value="-0.00250000000000006" calcext:value-type="float">
            <text:p>-0.00250000000000006</text:p>
          </table:table-cell>
          <table:table-cell office:value-type="float" office:value="-0.00316666666666665" calcext:value-type="float">
            <text:p>-0.00316666666666665</text:p>
          </table:table-cell>
          <table:table-cell office:value-type="float" office:value="0.00649999999999995" calcext:value-type="float">
            <text:p>0.00649999999999995</text:p>
          </table:table-cell>
          <table:table-cell office:value-type="float" office:value="0.00416666666666665" calcext:value-type="float">
            <text:p>0.00416666666666665</text:p>
          </table:table-cell>
          <table:table-cell office:value-type="float" office:value="-0.000333333333333408" calcext:value-type="float">
            <text:p>-0.000333333333333408</text:p>
          </table:table-cell>
          <table:table-cell office:value-type="float" office:value="0.00816666666666666" calcext:value-type="float">
            <text:p>0.00816666666666666</text:p>
          </table:table-cell>
          <table:table-cell office:value-type="float" office:value="0.00316666666666665" calcext:value-type="float">
            <text:p>0.00316666666666665</text:p>
          </table:table-cell>
          <table:table-cell office:value-type="float" office:value="0.000166666666666648" calcext:value-type="float">
            <text:p>0.000166666666666648</text:p>
          </table:table-cell>
          <table:table-cell office:value-type="float" office:value="0.0013333333333333" calcext:value-type="float">
            <text:p>0.0013333333333333</text:p>
          </table:table-cell>
          <table:table-cell office:value-type="float" office:value="0.00216666666666654" calcext:value-type="float">
            <text:p>0.002166666666666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83333333333336" calcext:value-type="float">
            <text:p>0.00483333333333336</text:p>
          </table:table-cell>
          <table:table-cell office:value-type="float" office:value="0.000833333333333353" calcext:value-type="float">
            <text:p>0.00083333333333335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-0.000666666666666704" calcext:value-type="float">
            <text:p>-0.000666666666666704</text:p>
          </table:table-cell>
          <table:table-cell office:value-type="float" office:value="-0.00249999999999995" calcext:value-type="float">
            <text:p>-0.00249999999999995</text:p>
          </table:table-cell>
          <table:table-cell office:value-type="float" office:value="-0.000500000000000056" calcext:value-type="float">
            <text:p>-0.000500000000000056</text:p>
          </table:table-cell>
          <table:table-cell office:value-type="float" office:value="-0.00233333333333341" calcext:value-type="float">
            <text:p>-0.00233333333333341</text:p>
          </table:table-cell>
          <table:table-cell office:value-type="float" office:value="-0.00183333333333335" calcext:value-type="float">
            <text:p>-0.00183333333333335</text:p>
          </table:table-cell>
          <table:table-cell table:number-columns-repeated="2" office:value-type="float" office:value="0.00249999999999995" calcext:value-type="float">
            <text:p>0.00249999999999995</text:p>
          </table:table-cell>
          <table:table-cell office:value-type="float" office:value="0.00133333333333319" calcext:value-type="float">
            <text:p>0.00133333333333319</text:p>
          </table:table-cell>
          <table:table-cell table:number-columns-repeated="2" office:value-type="float" office:value="-0.000166666666666759" calcext:value-type="float">
            <text:p>-0.000166666666666759</text:p>
          </table:table-cell>
          <table:table-cell office:value-type="float" office:value="-0.00183333333333335" calcext:value-type="float">
            <text:p>-0.00183333333333335</text:p>
          </table:table-cell>
          <table:table-cell office:value-type="float" office:value="0.00149999999999995" calcext:value-type="float">
            <text:p>0.00149999999999995</text:p>
          </table:table-cell>
          <table:table-cell office:value-type="float" office:value="-0.00116666666666676" calcext:value-type="float">
            <text:p>-0.00116666666666676</text:p>
          </table:table-cell>
          <table:table-cell office:value-type="float" office:value="0.000166666666666537" calcext:value-type="float">
            <text:p>0.000166666666666537</text:p>
          </table:table-cell>
          <table:table-cell office:value-type="float" office:value="-0.00183333333333335" calcext:value-type="float">
            <text:p>-0.00183333333333335</text:p>
          </table:table-cell>
          <table:table-cell office:value-type="float" office:value="-0.000666666666666704" calcext:value-type="float">
            <text:p>-0.0006666666666667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0.00183333333333335" calcext:value-type="float">
            <text:p>0.00183333333333335</text:p>
          </table:table-cell>
          <table:table-cell office:value-type="float" office:value="0.0013333333333333" calcext:value-type="float">
            <text:p>0.0013333333333333</text:p>
          </table:table-cell>
          <table:table-cell office:value-type="float" office:value="0.00116666666666665" calcext:value-type="float">
            <text:p>0.00116666666666665</text:p>
          </table:table-cell>
          <table:table-cell office:value-type="float" office:value="0.000499999999999945" calcext:value-type="float">
            <text:p>0.000499999999999945</text:p>
          </table:table-cell>
          <table:table-cell office:value-type="float" office:value="-0.00350000000000006" calcext:value-type="float">
            <text:p>-0.00350000000000006</text:p>
          </table:table-cell>
          <table:table-cell office:value-type="float" office:value="0.00299999999999989" calcext:value-type="float">
            <text:p>0.00299999999999989</text:p>
          </table:table-cell>
          <table:table-cell office:value-type="float" office:value="-0.000166666666666759" calcext:value-type="float">
            <text:p>-0.000166666666666759</text:p>
          </table:table-cell>
          <table:table-cell office:value-type="float" office:value="0.00249999999999995" calcext:value-type="float">
            <text:p>0.00249999999999995</text:p>
          </table:table-cell>
          <table:table-cell office:value-type="float" office:value="-0.00200000000000011" calcext:value-type="float">
            <text:p>-0.00200000000000011</text:p>
          </table:table-cell>
          <table:table-cell office:value-type="float" office:value="-0.000833333333333353" calcext:value-type="float">
            <text:p>-0.000833333333333353</text:p>
          </table:table-cell>
          <table:table-cell office:value-type="float" office:value="-0.00250000000000006" calcext:value-type="float">
            <text:p>-0.00250000000000006</text:p>
          </table:table-cell>
          <table:table-cell office:value-type="float" office:value="-0.000500000000000056" calcext:value-type="float">
            <text:p>-0.000500000000000056</text:p>
          </table:table-cell>
          <table:table-cell office:value-type="float" office:value="-0.00116666666666665" calcext:value-type="float">
            <text:p>-0.00116666666666665</text:p>
          </table:table-cell>
          <table:table-cell office:value-type="float" office:value="-0.000666666666666704" calcext:value-type="float">
            <text:p>-0.000666666666666704</text:p>
          </table:table-cell>
          <table:table-cell office:value-type="float" office:value="0.00216666666666665" calcext:value-type="float">
            <text:p>0.00216666666666665</text:p>
          </table:table-cell>
          <table:table-cell office:value-type="float" office:value="-0.00266666666666671" calcext:value-type="float">
            <text:p>-0.0026666666666667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316666666666665" calcext:value-type="float">
            <text:p>-0.00316666666666665</text:p>
          </table:table-cell>
          <table:table-cell table:number-columns-repeated="2" office:value-type="float" office:value="-0.000499999999999945" calcext:value-type="float">
            <text:p>-0.000499999999999945</text:p>
          </table:table-cell>
          <table:table-cell office:value-type="float" office:value="-0.00283333333333335" calcext:value-type="float">
            <text:p>-0.00283333333333335</text:p>
          </table:table-cell>
          <table:table-cell office:value-type="float" office:value="0.000833333333333242" calcext:value-type="float">
            <text:p>0.000833333333333242</text:p>
          </table:table-cell>
          <table:table-cell table:number-columns-repeated="2" office:value-type="float" office:value="-0.00216666666666665" calcext:value-type="float">
            <text:p>-0.00216666666666665</text:p>
          </table:table-cell>
          <table:table-cell office:value-type="float" office:value="-0.000499999999999945" calcext:value-type="float">
            <text:p>-0.000499999999999945</text:p>
          </table:table-cell>
          <table:table-cell office:value-type="float" office:value="-0.00166666666666671" calcext:value-type="float">
            <text:p>-0.00166666666666671</text:p>
          </table:table-cell>
          <table:table-cell office:value-type="float" office:value="-0.00183333333333324" calcext:value-type="float">
            <text:p>-0.00183333333333324</text:p>
          </table:table-cell>
          <table:table-cell office:value-type="float" office:value="-0.00149999999999995" calcext:value-type="float">
            <text:p>-0.00149999999999995</text:p>
          </table:table-cell>
          <table:table-cell office:value-type="float" office:value="-0.00116666666666665" calcext:value-type="float">
            <text:p>-0.00116666666666665</text:p>
          </table:table-cell>
          <table:table-cell office:value-type="float" office:value="-0.00166666666666671" calcext:value-type="float">
            <text:p>-0.00166666666666671</text:p>
          </table:table-cell>
          <table:table-cell office:value-type="float" office:value="0.000499999999999945" calcext:value-type="float">
            <text:p>0.000499999999999945</text:p>
          </table:table-cell>
          <table:table-cell office:value-type="float" office:value="-0.00166666666666671" calcext:value-type="float">
            <text:p>-0.0016666666666667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0.00250000000000006" calcext:value-type="float">
            <text:p>0.00250000000000006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-0.000166666666666537" calcext:value-type="float">
            <text:p>-0.000166666666666537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0.00100000000000011" calcext:value-type="float">
            <text:p>0.00100000000000011</text:p>
          </table:table-cell>
          <table:table-cell office:value-type="float" office:value="-0.000166666666666537" calcext:value-type="float">
            <text:p>-0.000166666666666537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33333333333297" calcext:value-type="float">
            <text:p>0.000333333333333297</text:p>
          </table:table-cell>
          <table:table-cell office:value-type="float" office:value="0.00250000000000006" calcext:value-type="float">
            <text:p>0.00250000000000006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0.000333333333333297" calcext:value-type="float">
            <text:p>0.000333333333333297</text:p>
          </table:table-cell>
          <table:table-cell office:value-type="float" office:value="0.000500000000000056" calcext:value-type="float">
            <text:p>0.000500000000000056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183333333333335" calcext:value-type="float">
            <text:p>0.001833333333333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0.00126666666666675" calcext:value-type="float">
            <text:p>0.00126666666666675</text:p>
          </table:table-cell>
          <table:table-cell office:value-type="float" office:value="-0.00239999999999996" calcext:value-type="float">
            <text:p>-0.00239999999999996</text:p>
          </table:table-cell>
          <table:table-cell office:value-type="float" office:value="0.000566666666666715" calcext:value-type="float">
            <text:p>0.000566666666666715</text:p>
          </table:table-cell>
          <table:table-cell office:value-type="float" office:value="-0.000433333333333286" calcext:value-type="float">
            <text:p>-0.000433333333333286</text:p>
          </table:table-cell>
          <table:table-cell office:value-type="float" office:value="-0.00239999999999996" calcext:value-type="float">
            <text:p>-0.00239999999999996</text:p>
          </table:table-cell>
          <table:table-cell office:value-type="float" office:value="0.00276666666666658" calcext:value-type="float">
            <text:p>0.00276666666666658</text:p>
          </table:table-cell>
          <table:table-cell office:value-type="float" office:value="0.000833333333333353" calcext:value-type="float">
            <text:p>0.000833333333333353</text:p>
          </table:table-cell>
          <table:table-cell office:value-type="float" office:value="0.000333333333333297" calcext:value-type="float">
            <text:p>0.000333333333333297</text:p>
          </table:table-cell>
          <table:table-cell office:value-type="float" office:value="0.00129999999999997" calcext:value-type="float">
            <text:p>0.00129999999999997</text:p>
          </table:table-cell>
          <table:table-cell office:value-type="float" office:value="0.000166666666666648" calcext:value-type="float">
            <text:p>0.000166666666666648</text:p>
          </table:table-cell>
          <table:table-cell office:value-type="float" office:value="-0.000699999999999923" calcext:value-type="float">
            <text:p>-0.000699999999999923</text:p>
          </table:table-cell>
          <table:table-cell office:value-type="float" office:value="0.000433333333333397" calcext:value-type="float">
            <text:p>0.000433333333333397</text:p>
          </table:table-cell>
          <table:table-cell office:value-type="float" office:value="-0.000200000000000089" calcext:value-type="float">
            <text:p>-0.000200000000000089</text:p>
          </table:table-cell>
          <table:table-cell office:value-type="float" office:value="0.0000666666666666593" calcext:value-type="float">
            <text:p>6.66666666666593E-05</text:p>
          </table:table-cell>
          <table:table-cell office:value-type="float" office:value="0.00153333333333339" calcext:value-type="float">
            <text:p>0.00153333333333339</text:p>
          </table:table-cell>
          <table:table-cell office:value-type="float" office:value="-0.000466666666666726" calcext:value-type="float">
            <text:p>-0.00046666666666672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-0.0033333333333333" calcext:value-type="float">
            <text:p>-0.0033333333333333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23333333333333" calcext:value-type="float">
            <text:p>0.0023333333333333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0.00166666666666671" calcext:value-type="float">
            <text:p>0.001666666666666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23333333333333" calcext:value-type="float">
            <text:p>0.0023333333333333</text:p>
          </table:table-cell>
          <table:table-cell office:value-type="float" office:value="-0.0053333333333333" calcext:value-type="float">
            <text:p>-0.0053333333333333</text:p>
          </table:table-cell>
          <table:table-cell office:value-type="float" office:value="-0.0033333333333333" calcext:value-type="float">
            <text:p>-0.003333333333333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0.00099999999999989" calcext:value-type="float">
            <text:p>0.00099999999999989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" calcext:value-type="float">
            <text:p>0</text:p>
          </table:table-cell>
          <table:table-cell office:value-type="float" office:value="-0.000333333333333408" calcext:value-type="float">
            <text:p>-0.000333333333333408</text:p>
          </table:table-cell>
          <table:table-cell office:value-type="float" office:value="-0.00166666666666682" calcext:value-type="float">
            <text:p>-0.00166666666666682</text:p>
          </table:table-cell>
          <table:table-cell office:value-type="float" office:value="-0.00200000000000022" calcext:value-type="float">
            <text:p>-0.00200000000000022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-0.00300000000000011" calcext:value-type="float">
            <text:p>-0.00300000000000011</text:p>
          </table:table-cell>
          <table:table-cell office:value-type="float" office:value="0.00099999999999989" calcext:value-type="float">
            <text:p>0.00099999999999989</text:p>
          </table:table-cell>
          <table:table-cell office:value-type="float" office:value="-0.00100000000000022" calcext:value-type="float">
            <text:p>-0.00100000000000022</text:p>
          </table:table-cell>
          <table:table-cell office:value-type="float" office:value="-0.00466666666666671" calcext:value-type="float">
            <text:p>-0.004666666666666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66666666666682" calcext:value-type="float">
            <text:p>-0.00166666666666682</text:p>
          </table:table-cell>
          <table:table-cell office:value-type="float" office:value="-0.00233333333333341" calcext:value-type="float">
            <text:p>-0.00233333333333341</text:p>
          </table:table-cell>
          <table:table-cell office:value-type="float" office:value="-0.00233333333333352" calcext:value-type="float">
            <text:p>-0.00233333333333352</text:p>
          </table:table-cell>
          <table:table-cell office:value-type="float" office:value="-0.00233333333333341" calcext:value-type="float">
            <text:p>-0.0023333333333334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-0.000666666666666704" calcext:value-type="float">
            <text:p>-0.000666666666666704</text:p>
          </table:table-cell>
          <table:table-cell table:number-columns-repeated="2" office:value-type="float" office:value="0.00166666666666659" calcext:value-type="float">
            <text:p>0.00166666666666659</text:p>
          </table:table-cell>
          <table:table-cell office:value-type="float" office:value="-0.000333333333333297" calcext:value-type="float">
            <text:p>-0.000333333333333297</text:p>
          </table:table-cell>
          <table:table-cell office:value-type="float" office:value="-0.00366666666666671" calcext:value-type="float">
            <text:p>-0.00366666666666671</text:p>
          </table:table-cell>
          <table:table-cell office:value-type="float" office:value="-0.00433333333333341" calcext:value-type="float">
            <text:p>-0.00433333333333341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0333333333333297" calcext:value-type="float">
            <text:p>-0.000333333333333297</text:p>
          </table:table-cell>
          <table:table-cell office:value-type="float" office:value="-0.0013333333333333" calcext:value-type="float">
            <text:p>-0.0013333333333333</text:p>
          </table:table-cell>
          <table:table-cell office:value-type="float" office:value="-0.00099999999999989" calcext:value-type="float">
            <text:p>-0.00099999999999989</text:p>
          </table:table-cell>
          <table:table-cell office:value-type="float" office:value="-0.0013333333333333" calcext:value-type="float">
            <text:p>-0.0013333333333333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0.000333333333333297" calcext:value-type="float">
            <text:p>0.000333333333333297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-0.00166666666666671" calcext:value-type="float">
            <text:p>-0.0016666666666667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-0.0013333333333333" calcext:value-type="float">
            <text:p>-0.0013333333333333</text:p>
          </table:table-cell>
          <table:table-cell office:value-type="float" office:value="-0.00099999999999989" calcext:value-type="float">
            <text:p>-0.00099999999999989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-0.000333333333333297" calcext:value-type="float">
            <text:p>-0.000333333333333297</text:p>
          </table:table-cell>
          <table:table-cell office:value-type="float" office:value="-0.00199999999999989" calcext:value-type="float">
            <text:p>-0.00199999999999989</text:p>
          </table:table-cell>
          <table:table-cell table:number-columns-repeated="2" office:value-type="float" office:value="-0.000666666666666704" calcext:value-type="float">
            <text:p>-0.000666666666666704</text:p>
          </table:table-cell>
          <table:table-cell office:value-type="float" office:value="0" calcext:value-type="float">
            <text:p>0</text:p>
          </table:table-cell>
          <table:table-cell office:value-type="float" office:value="-0.000333333333333297" calcext:value-type="float">
            <text:p>-0.000333333333333297</text:p>
          </table:table-cell>
          <table:table-cell office:value-type="float" office:value="-0.00099999999999989" calcext:value-type="float">
            <text:p>-0.00099999999999989</text:p>
          </table:table-cell>
          <table:table-cell office:value-type="float" office:value="-0.00166666666666671" calcext:value-type="float">
            <text:p>-0.00166666666666671</text:p>
          </table:table-cell>
          <table:table-cell office:value-type="float" office:value="-0.000333333333333297" calcext:value-type="float">
            <text:p>-0.000333333333333297</text:p>
          </table:table-cell>
          <table:table-cell office:value-type="float" office:value="-0.000666666666666704" calcext:value-type="float">
            <text:p>-0.000666666666666704</text:p>
          </table:table-cell>
          <table:table-cell table:number-columns-repeated="2" office:value-type="float" office:value="0.000666666666666593" calcext:value-type="float">
            <text:p>0.000666666666666593</text:p>
          </table:table-cell>
          <table:table-cell office:value-type="float" office:value="-0.0023333333333333" calcext:value-type="float">
            <text:p>-0.002333333333333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-0.00366666666666671" calcext:value-type="float">
            <text:p>-0.00366666666666671</text:p>
          </table:table-cell>
          <table:table-cell office:value-type="float" office:value="-0.00266666666666648" calcext:value-type="float">
            <text:p>-0.00266666666666648</text:p>
          </table:table-cell>
          <table:table-cell office:value-type="float" office:value="-0.000333333333333408" calcext:value-type="float">
            <text:p>-0.000333333333333408</text:p>
          </table:table-cell>
          <table:table-cell office:value-type="float" office:value="-0.00266666666666648" calcext:value-type="float">
            <text:p>-0.00266666666666648</text:p>
          </table:table-cell>
          <table:table-cell office:value-type="float" office:value="-0.0033333333333333" calcext:value-type="float">
            <text:p>-0.0033333333333333</text:p>
          </table:table-cell>
          <table:table-cell office:value-type="float" office:value="-0.00199999999999989" calcext:value-type="float">
            <text:p>-0.0019999999999998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299999999999989" calcext:value-type="float">
            <text:p>-0.00299999999999989</text:p>
          </table:table-cell>
          <table:table-cell office:value-type="float" office:value="-0.00266666666666648" calcext:value-type="float">
            <text:p>-0.00266666666666648</text:p>
          </table:table-cell>
          <table:table-cell office:value-type="float" office:value="-0.0033333333333333" calcext:value-type="float">
            <text:p>-0.0033333333333333</text:p>
          </table:table-cell>
          <table:table-cell office:value-type="float" office:value="-0.00266666666666648" calcext:value-type="float">
            <text:p>-0.00266666666666648</text:p>
          </table:table-cell>
          <table:table-cell office:value-type="float" office:value="-0.0023333333333333" calcext:value-type="float">
            <text:p>-0.002333333333333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-0.00266666666666648" calcext:value-type="float">
            <text:p>-0.00266666666666648</text:p>
          </table:table-cell>
          <table:table-cell office:value-type="float" office:value="-0.00466666666666671" calcext:value-type="float">
            <text:p>-0.004666666666666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-0.000399999999999956" calcext:value-type="float">
            <text:p>-0.000399999999999956</text:p>
          </table:table-cell>
          <table:table-cell office:value-type="float" office:value="-0.000933333333333231" calcext:value-type="float">
            <text:p>-0.000933333333333231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-0.000266666666666637" calcext:value-type="float">
            <text:p>-0.000266666666666637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53333333333328" calcext:value-type="float">
            <text:p>-0.00153333333333328</text:p>
          </table:table-cell>
          <table:table-cell office:value-type="float" office:value="0.000933333333333231" calcext:value-type="float">
            <text:p>0.000933333333333231</text:p>
          </table:table-cell>
          <table:table-cell office:value-type="float" office:value="-0.00160000000000005" calcext:value-type="float">
            <text:p>-0.00160000000000005</text:p>
          </table:table-cell>
          <table:table-cell office:value-type="float" office:value="-0.000266666666666637" calcext:value-type="float">
            <text:p>-0.000266666666666637</text:p>
          </table:table-cell>
          <table:table-cell office:value-type="float" office:value="-0.00146666666666673" calcext:value-type="float">
            <text:p>-0.0014666666666667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19999999999987" calcext:value-type="float">
            <text:p>-0.00119999999999987</text:p>
          </table:table-cell>
          <table:table-cell office:value-type="float" office:value="0.000533333333333275" calcext:value-type="float">
            <text:p>0.000533333333333275</text:p>
          </table:table-cell>
          <table:table-cell office:value-type="float" office:value="0.0000666666666665483" calcext:value-type="float">
            <text:p>6.66666666665483E-05</text:p>
          </table:table-cell>
          <table:table-cell office:value-type="float" office:value="-0.00180000000000013" calcext:value-type="float">
            <text:p>-0.00180000000000013</text:p>
          </table:table-cell>
          <table:table-cell office:value-type="float" office:value="-0.00286666666666668" calcext:value-type="float">
            <text:p>-0.0028666666666666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09999999999999" calcext:value-type="float">
            <text:p>0.0109999999999999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3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4" calcext:value-type="float">
            <text:p>-0.01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700000000000001" calcext:value-type="float">
            <text:p>-0.0070000000000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300000000000011" calcext:value-type="float">
            <text:p>-0.00300000000000011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-0.00800000000000001" calcext:value-type="float">
            <text:p>-0.00800000000000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-0.00400000000000011" calcext:value-type="float">
            <text:p>-0.00400000000000011</text:p>
          </table:table-cell>
          <table:table-cell office:value-type="float" office:value="-0.019" calcext:value-type="float">
            <text:p>-0.019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99999999999989" calcext:value-type="float">
            <text:p>0.00599999999999989</text:p>
          </table:table-cell>
          <table:table-cell office:value-type="float" office:value="0" calcext:value-type="float">
            <text:p>0</text:p>
          </table:table-cell>
          <table:table-cell office:value-type="float" office:value="0.00599999999999989" calcext:value-type="float">
            <text:p>0.00599999999999989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599999999999989" calcext:value-type="float">
            <text:p>0.00599999999999989</text:p>
          </table:table-cell>
          <table:table-cell office:value-type="float" office:value="0.003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00000000000011" calcext:value-type="float">
            <text:p>-0.0030000000000001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-0.005" calcext:value-type="float">
            <text:p>-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0.00219999999999998" calcext:value-type="float">
            <text:p>0.00219999999999998</text:p>
          </table:table-cell>
          <table:table-cell office:value-type="float" office:value="-0.0142000000000001" calcext:value-type="float">
            <text:p>-0.0142000000000001</text:p>
          </table:table-cell>
          <table:table-cell office:value-type="float" office:value="-0.000399999999999956" calcext:value-type="float">
            <text:p>-0.000399999999999956</text:p>
          </table:table-cell>
          <table:table-cell office:value-type="float" office:value="-0.00440000000000007" calcext:value-type="float">
            <text:p>-0.00440000000000007</text:p>
          </table:table-cell>
          <table:table-cell office:value-type="float" office:value="-0.00220000000000009" calcext:value-type="float">
            <text:p>-0.00220000000000009</text:p>
          </table:table-cell>
          <table:table-cell office:value-type="float" office:value="0.00460000000000005" calcext:value-type="float">
            <text:p>0.00460000000000005</text:p>
          </table:table-cell>
          <table:table-cell office:value-type="float" office:value="0.00139999999999996" calcext:value-type="float">
            <text:p>0.00139999999999996</text:p>
          </table:table-cell>
          <table:table-cell office:value-type="float" office:value="0.00519999999999998" calcext:value-type="float">
            <text:p>0.00519999999999998</text:p>
          </table:table-cell>
          <table:table-cell office:value-type="float" office:value="-0.00419999999999998" calcext:value-type="float">
            <text:p>-0.00419999999999998</text:p>
          </table:table-cell>
          <table:table-cell office:value-type="float" office:value="0.00319999999999998" calcext:value-type="float">
            <text:p>0.00319999999999998</text:p>
          </table:table-cell>
          <table:table-cell office:value-type="float" office:value="0.000600000000000045" calcext:value-type="float">
            <text:p>0.000600000000000045</text:p>
          </table:table-cell>
          <table:table-cell office:value-type="float" office:value="0" calcext:value-type="float">
            <text:p>0</text:p>
          </table:table-cell>
          <table:table-cell office:value-type="float" office:value="-0.00540000000000007" calcext:value-type="float">
            <text:p>-0.00540000000000007</text:p>
          </table:table-cell>
          <table:table-cell office:value-type="float" office:value="-0.00440000000000007" calcext:value-type="float">
            <text:p>-0.00440000000000007</text:p>
          </table:table-cell>
          <table:table-cell office:value-type="float" office:value="-0.000600000000000045" calcext:value-type="float">
            <text:p>-0.000600000000000045</text:p>
          </table:table-cell>
          <table:table-cell office:value-type="float" office:value="-0.00280000000000002" calcext:value-type="float">
            <text:p>-0.00280000000000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office:value-type="float" office:value="-0.00133333333333352" calcext:value-type="float">
            <text:p>-0.00133333333333352</text:p>
          </table:table-cell>
          <table:table-cell office:value-type="float" office:value="0.00466666666666682" calcext:value-type="float">
            <text:p>0.00466666666666682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53333333333333" calcext:value-type="float">
            <text:p>0.005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733333333333341" calcext:value-type="float">
            <text:p>0.00733333333333341</text:p>
          </table:table-cell>
          <table:table-cell office:value-type="float" office:value="0.00266666666666682" calcext:value-type="float">
            <text:p>0.0026666666666668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66666666666682" calcext:value-type="float">
            <text:p>0.00266666666666682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66666666666682" calcext:value-type="float">
            <text:p>0.0086666666666668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66666666666682" calcext:value-type="float">
            <text:p>0.00866666666666682</text:p>
          </table:table-cell>
          <table:table-cell office:value-type="float" office:value="0.00133333333333341" calcext:value-type="float">
            <text:p>0.0013333333333334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office:value-type="float" office:value="0.000666666666666704" calcext:value-type="float">
            <text:p>0.000666666666666704</text:p>
          </table:table-cell>
          <table:table-cell table:number-columns-repeated="2" office:value-type="float" office:value="0.00266666666666671" calcext:value-type="float">
            <text:p>0.00266666666666671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266666666666671" calcext:value-type="float">
            <text:p>0.00266666666666671</text:p>
          </table:table-cell>
          <table:table-cell table:number-columns-repeated="3" office:value-type="float" office:value="0.00400000000000011" calcext:value-type="float">
            <text:p>0.00400000000000011</text:p>
          </table:table-cell>
          <table:table-cell office:value-type="float" office:value="0.00200000000000011" calcext:value-type="float">
            <text:p>0.00200000000000011</text:p>
          </table:table-cell>
          <table:table-cell table:number-columns-repeated="2" office:value-type="float" office:value="-0.000666666666666482" calcext:value-type="float">
            <text:p>-0.000666666666666482</text:p>
          </table:table-cell>
          <table:table-cell table:number-columns-repeated="2" office:value-type="float" office:value="0.00466666666666671" calcext:value-type="float">
            <text:p>0.00466666666666671</text:p>
          </table:table-cell>
          <table:table-cell office:value-type="float" office:value="0.00133333333333352" calcext:value-type="float">
            <text:p>0.00133333333333352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86666666666666" calcext:value-type="float">
            <text:p>0.0086666666666666</text:p>
          </table:table-cell>
          <table:table-cell table:number-columns-repeated="2" office:value-type="float" office:value="0.0046666666666666" calcext:value-type="float">
            <text:p>0.0046666666666666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199999999999989" calcext:value-type="float">
            <text:p>0.00199999999999989</text:p>
          </table:table-cell>
          <table:table-cell office:value-type="float" office:value="0.00333333333333341" calcext:value-type="float">
            <text:p>0.00333333333333341</text:p>
          </table:table-cell>
          <table:table-cell table:number-columns-repeated="3" office:value-type="float" office:value="0.0046666666666666" calcext:value-type="float">
            <text:p>0.0046666666666666</text:p>
          </table:table-cell>
          <table:table-cell office:value-type="float" office:value="0.00600000000000001" calcext:value-type="float">
            <text:p>0.00600000000000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266666666666648" calcext:value-type="float">
            <text:p>0.00266666666666648</text:p>
          </table:table-cell>
          <table:table-cell office:value-type="float" office:value="0.00266666666666682" calcext:value-type="float">
            <text:p>0.0026666666666668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0.00133333333333341" calcext:value-type="float">
            <text:p>0.00133333333333341</text:p>
          </table:table-cell>
          <table:table-cell table:number-columns-repeated="2" office:value-type="float" office:value="0.00333333333333341" calcext:value-type="float">
            <text:p>0.00333333333333341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199999999999967" calcext:value-type="float">
            <text:p>0.00199999999999967</text:p>
          </table:table-cell>
          <table:table-cell office:value-type="float" office:value="0.000666666666666482" calcext:value-type="float">
            <text:p>0.000666666666666482</text:p>
          </table:table-cell>
          <table:table-cell office:value-type="float" office:value="0.00266666666666659" calcext:value-type="float">
            <text:p>0.00266666666666659</text:p>
          </table:table-cell>
          <table:table-cell office:value-type="float" office:value="0.000666666666666593" calcext:value-type="float">
            <text:p>0.000666666666666593</text:p>
          </table:table-cell>
          <table:table-cell table:number-columns-repeated="2" office:value-type="float" office:value="0.00133333333333319" calcext:value-type="float">
            <text:p>0.00133333333333319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0666666666666482" calcext:value-type="float">
            <text:p>0.000666666666666482</text:p>
          </table:table-cell>
          <table:table-cell office:value-type="float" office:value="-0.000666666666666815" calcext:value-type="float">
            <text:p>-0.000666666666666815</text:p>
          </table:table-cell>
          <table:table-cell office:value-type="float" office:value="0" calcext:value-type="float">
            <text:p>0</text:p>
          </table:table-cell>
          <table:table-cell office:value-type="float" office:value="0.00199999999999967" calcext:value-type="float">
            <text:p>0.0019999999999996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66666666666482" calcext:value-type="float">
            <text:p>0.0006666666666664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office:value-type="float" office:value="0.000799999999999912" calcext:value-type="float">
            <text:p>0.000799999999999912</text:p>
          </table:table-cell>
          <table:table-cell office:value-type="float" office:value="0.00373333333333348" calcext:value-type="float">
            <text:p>0.00373333333333348</text:p>
          </table:table-cell>
          <table:table-cell office:value-type="float" office:value="0.00280000000000002" calcext:value-type="float">
            <text:p>0.00280000000000002</text:p>
          </table:table-cell>
          <table:table-cell office:value-type="float" office:value="0.00506666666666666" calcext:value-type="float">
            <text:p>0.00506666666666666</text:p>
          </table:table-cell>
          <table:table-cell office:value-type="float" office:value="0.00266666666666659" calcext:value-type="float">
            <text:p>0.00266666666666659</text:p>
          </table:table-cell>
          <table:table-cell office:value-type="float" office:value="0.00386666666666657" calcext:value-type="float">
            <text:p>0.00386666666666657</text:p>
          </table:table-cell>
          <table:table-cell office:value-type="float" office:value="0.00346666666666662" calcext:value-type="float">
            <text:p>0.00346666666666662</text:p>
          </table:table-cell>
          <table:table-cell office:value-type="float" office:value="0.00306666666666666" calcext:value-type="float">
            <text:p>0.00306666666666666</text:p>
          </table:table-cell>
          <table:table-cell office:value-type="float" office:value="0.00319999999999998" calcext:value-type="float">
            <text:p>0.00319999999999998</text:p>
          </table:table-cell>
          <table:table-cell table:number-columns-repeated="2" office:value-type="float" office:value="0.00160000000000005" calcext:value-type="float">
            <text:p>0.00160000000000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86666666666657" calcext:value-type="float">
            <text:p>0.00386666666666657</text:p>
          </table:table-cell>
          <table:table-cell office:value-type="float" office:value="0.00266666666666659" calcext:value-type="float">
            <text:p>0.00266666666666659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239999999999996" calcext:value-type="float">
            <text:p>0.0023999999999999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-0.00633333333333319" calcext:value-type="float">
            <text:p>-0.00633333333333319</text:p>
          </table:table-cell>
          <table:table-cell office:value-type="float" office:value="0.0043333333333333" calcext:value-type="float">
            <text:p>0.0043333333333333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166666666666682" calcext:value-type="float">
            <text:p>0.00166666666666682</text:p>
          </table:table-cell>
          <table:table-cell office:value-type="float" office:value="0.00500000000000012" calcext:value-type="float">
            <text:p>0.00500000000000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00000000000011" calcext:value-type="float">
            <text:p>0.00300000000000011</text:p>
          </table:table-cell>
          <table:table-cell office:value-type="float" office:value="0.00233333333333341" calcext:value-type="float">
            <text:p>0.00233333333333341</text:p>
          </table:table-cell>
          <table:table-cell office:value-type="float" office:value="-0.00466666666666671" calcext:value-type="float">
            <text:p>-0.00466666666666671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-0.00199999999999989" calcext:value-type="float">
            <text:p>-0.00199999999999989</text:p>
          </table:table-cell>
          <table:table-cell office:value-type="float" office:value="-0.00266666666666648" calcext:value-type="float">
            <text:p>-0.00266666666666648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table:number-columns-repeated="2" office:value-type="float" office:value="-0.00366666666666671" calcext:value-type="float">
            <text:p>-0.00366666666666671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0" calcext:value-type="float">
            <text:p>0</text:p>
          </table:table-cell>
          <table:table-cell office:value-type="float" office:value="0.0033333333333333" calcext:value-type="float">
            <text:p>0.003333333333333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299999999999989" calcext:value-type="float">
            <text:p>0.00299999999999989</text:p>
          </table:table-cell>
          <table:table-cell office:value-type="float" office:value="0.000333333333333186" calcext:value-type="float">
            <text:p>0.00033333333333318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99999999999989" calcext:value-type="float">
            <text:p>0.00299999999999989</text:p>
          </table:table-cell>
          <table:table-cell office:value-type="float" office:value="-0.00500000000000012" calcext:value-type="float">
            <text:p>-0.00500000000000012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333333333333408" calcext:value-type="float">
            <text:p>-0.000333333333333408</text:p>
          </table:table-cell>
          <table:table-cell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office:value-type="float" office:value="-0.0053333333333333" calcext:value-type="float">
            <text:p>-0.0053333333333333</text:p>
          </table:table-cell>
          <table:table-cell office:value-type="float" office:value="-0.00366666666666671" calcext:value-type="float">
            <text:p>-0.0036666666666667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.0046666666666666" calcext:value-type="float">
            <text:p>0.004666666666666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099999999999989" calcext:value-type="float">
            <text:p>0.00099999999999989</text:p>
          </table:table-cell>
          <table:table-cell office:value-type="float" office:value="-0.00166666666666659" calcext:value-type="float">
            <text:p>-0.00166666666666659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166666666666671" calcext:value-type="float">
            <text:p>0.00166666666666671</text:p>
          </table:table-cell>
          <table:table-cell office:value-type="float" office:value="0.000666666666666704" calcext:value-type="float">
            <text:p>0.000666666666666704</text:p>
          </table:table-cell>
          <table:table-cell office:value-type="float" office:value="-0.00266666666666659" calcext:value-type="float">
            <text:p>-0.00266666666666659</text:p>
          </table:table-cell>
          <table:table-cell office:value-type="float" office:value="0.00166666666666671" calcext:value-type="float">
            <text:p>0.00166666666666671</text:p>
          </table:table-cell>
          <table:table-cell office:value-type="float" office:value="-0.00499999999999989" calcext:value-type="float">
            <text:p>-0.00499999999999989</text:p>
          </table:table-cell>
          <table:table-cell office:value-type="float" office:value="0.000666666666666704" calcext:value-type="float">
            <text:p>0.000666666666666704</text:p>
          </table:table-cell>
          <table:table-cell office:value-type="float" office:value="0.00166666666666671" calcext:value-type="float">
            <text:p>0.00166666666666671</text:p>
          </table:table-cell>
          <table:table-cell office:value-type="float" office:value="-0.000333333333333297" calcext:value-type="float">
            <text:p>-0.00033333333333329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66666666666659" calcext:value-type="float">
            <text:p>-0.00166666666666659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0.00133333333333341" calcext:value-type="float">
            <text:p>0.00133333333333341</text:p>
          </table:table-cell>
          <table:table-cell table:number-columns-repeated="2" office:value-type="float" office:value="0.00266666666666671" calcext:value-type="float">
            <text:p>0.00266666666666671</text:p>
          </table:table-cell>
          <table:table-cell office:value-type="float" office:value="0.0043333333333333" calcext:value-type="float">
            <text:p>0.0043333333333333</text:p>
          </table:table-cell>
          <table:table-cell office:value-type="float" office:value="0.00500000000000012" calcext:value-type="float">
            <text:p>0.00500000000000012</text:p>
          </table:table-cell>
          <table:table-cell office:value-type="float" office:value="0.0043333333333333" calcext:value-type="float">
            <text:p>0.0043333333333333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-0.00133333333333341" calcext:value-type="float">
            <text:p>-0.00133333333333341</text:p>
          </table:table-cell>
          <table:table-cell office:value-type="float" office:value="0.00366666666666671" calcext:value-type="float">
            <text:p>0.00366666666666671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166666666666671" calcext:value-type="float">
            <text:p>0.0016666666666667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0.00466666666666649" calcext:value-type="float">
            <text:p>0.00466666666666649</text:p>
          </table:table-cell>
          <table:table-cell table:number-columns-repeated="2" office:value-type="float" office:value="0.0043333333333333" calcext:value-type="float">
            <text:p>0.0043333333333333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0.00666666666666671" calcext:value-type="float">
            <text:p>0.00666666666666671</text:p>
          </table:table-cell>
          <table:table-cell office:value-type="float" office:value="0.00566666666666671" calcext:value-type="float">
            <text:p>0.00566666666666671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3333333333333" calcext:value-type="float">
            <text:p>0.005333333333333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43333333333333" calcext:value-type="float">
            <text:p>0.0043333333333333</text:p>
          </table:table-cell>
          <table:table-cell office:value-type="float" office:value="0.00466666666666649" calcext:value-type="float">
            <text:p>0.004666666666666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office:value-type="float" office:value="-0.00186666666666657" calcext:value-type="float">
            <text:p>-0.00186666666666657</text:p>
          </table:table-cell>
          <table:table-cell office:value-type="float" office:value="-0.00306666666666666" calcext:value-type="float">
            <text:p>-0.00306666666666666</text:p>
          </table:table-cell>
          <table:table-cell office:value-type="float" office:value="0.00173333333333336" calcext:value-type="float">
            <text:p>0.00173333333333336</text:p>
          </table:table-cell>
          <table:table-cell office:value-type="float" office:value="0.00486666666666658" calcext:value-type="float">
            <text:p>0.00486666666666658</text:p>
          </table:table-cell>
          <table:table-cell office:value-type="float" office:value="0.000733333333333364" calcext:value-type="float">
            <text:p>0.000733333333333364</text:p>
          </table:table-cell>
          <table:table-cell office:value-type="float" office:value="0.00319999999999998" calcext:value-type="float">
            <text:p>0.00319999999999998</text:p>
          </table:table-cell>
          <table:table-cell office:value-type="float" office:value="0.00173333333333336" calcext:value-type="float">
            <text:p>0.00173333333333336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0.00306666666666666" calcext:value-type="float">
            <text:p>0.00306666666666666</text:p>
          </table:table-cell>
          <table:table-cell office:value-type="float" office:value="0.00260000000000005" calcext:value-type="float">
            <text:p>0.00260000000000005</text:p>
          </table:table-cell>
          <table:table-cell office:value-type="float" office:value="0.000533333333333497" calcext:value-type="float">
            <text:p>0.000533333333333497</text:p>
          </table:table-cell>
          <table:table-cell office:value-type="float" office:value="0.00340000000000007" calcext:value-type="float">
            <text:p>0.00340000000000007</text:p>
          </table:table-cell>
          <table:table-cell office:value-type="float" office:value="-0.00300000000000011" calcext:value-type="float">
            <text:p>-0.00300000000000011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0.00113333333333332" calcext:value-type="float">
            <text:p>0.00113333333333332</text:p>
          </table:table-cell>
          <table:table-cell office:value-type="float" office:value="0.000866666666666682" calcext:value-type="float">
            <text:p>0.00086666666666668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6666666666666" calcext:value-type="float">
            <text:p>0.008666666666666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33333333333319" calcext:value-type="float">
            <text:p>0.00733333333333319</text:p>
          </table:table-cell>
          <table:table-cell office:value-type="float" office:value="-0.00133333333333341" calcext:value-type="float">
            <text:p>-0.0013333333333334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33333333333341" calcext:value-type="float">
            <text:p>-0.0013333333333334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86666666666666" calcext:value-type="float">
            <text:p>0.0086666666666666</text:p>
          </table:table-cell>
          <table:table-cell office:value-type="float" office:value="0.00733333333333319" calcext:value-type="float">
            <text:p>0.00733333333333319</text:p>
          </table:table-cell>
          <table:table-cell office:value-type="float" office:value="0.00266666666666682" calcext:value-type="float">
            <text:p>0.00266666666666682</text:p>
          </table:table-cell>
          <table:table-cell office:value-type="float" office:value="0.0113333333333332" calcext:value-type="float">
            <text:p>0.011333333333333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0.01" calcext:value-type="float">
            <text:p>0.01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0.00866666666666682" calcext:value-type="float">
            <text:p>0.0086666666666668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66666666666682" calcext:value-type="float">
            <text:p>0.00666666666666682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66666666666682" calcext:value-type="float">
            <text:p>0.00866666666666682</text:p>
          </table:table-cell>
          <table:table-cell office:value-type="float" office:value="0.00266666666666682" calcext:value-type="float">
            <text:p>0.00266666666666682</text:p>
          </table:table-cell>
          <table:table-cell office:value-type="float" office:value="0.00533333333333341" calcext:value-type="float">
            <text:p>0.00533333333333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733333333333341" calcext:value-type="float">
            <text:p>0.00733333333333341</text:p>
          </table:table-cell>
          <table:table-cell office:value-type="float" office:value="0.00666666666666682" calcext:value-type="float">
            <text:p>0.00666666666666682</text:p>
          </table:table-cell>
          <table:table-cell office:value-type="float" office:value="0.00266666666666682" calcext:value-type="float">
            <text:p>0.00266666666666682</text:p>
          </table:table-cell>
          <table:table-cell office:value-type="float" office:value="0.00800000000000001" calcext:value-type="float">
            <text:p>0.00800000000000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.00466666666666682" calcext:value-type="float">
            <text:p>0.00466666666666682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-0.000666666666666815" calcext:value-type="float">
            <text:p>-0.000666666666666815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33333333333319" calcext:value-type="float">
            <text:p>0.00333333333333319</text:p>
          </table:table-cell>
          <table:table-cell office:value-type="float" office:value="-0.000666666666666815" calcext:value-type="float">
            <text:p>-0.000666666666666815</text:p>
          </table:table-cell>
          <table:table-cell office:value-type="float" office:value="0.00333333333333319" calcext:value-type="float">
            <text:p>0.00333333333333319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333333333333319" calcext:value-type="float">
            <text:p>0.00333333333333319</text:p>
          </table:table-cell>
          <table:table-cell office:value-type="float" office:value="0.00266666666666659" calcext:value-type="float">
            <text:p>0.00266666666666659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00000000000001" calcext:value-type="float">
            <text:p>0.00600000000000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0.00666666666666638" calcext:value-type="float">
            <text:p>0.00666666666666638</text:p>
          </table:table-cell>
          <table:table-cell office:value-type="float" office:value="-0.00600000000000023" calcext:value-type="float">
            <text:p>-0.00600000000000023</text:p>
          </table:table-cell>
          <table:table-cell office:value-type="float" office:value="0.00533333333333319" calcext:value-type="float">
            <text:p>0.00533333333333319</text:p>
          </table:table-cell>
          <table:table-cell office:value-type="float" office:value="0.00333333333333319" calcext:value-type="float">
            <text:p>0.00333333333333319</text:p>
          </table:table-cell>
          <table:table-cell office:value-type="float" office:value="0" calcext:value-type="float">
            <text:p>0</text:p>
          </table:table-cell>
          <table:table-cell office:value-type="float" office:value="0.00666666666666638" calcext:value-type="float">
            <text:p>0.00666666666666638</text:p>
          </table:table-cell>
          <table:table-cell table:number-columns-repeated="2" office:value-type="float" office:value="0.00333333333333319" calcext:value-type="float">
            <text:p>0.00333333333333319</text:p>
          </table:table-cell>
          <table:table-cell office:value-type="float" office:value="0.00466666666666638" calcext:value-type="float">
            <text:p>0.00466666666666638</text:p>
          </table:table-cell>
          <table:table-cell office:value-type="float" office:value="0.00666666666666638" calcext:value-type="float">
            <text:p>0.00666666666666638</text:p>
          </table:table-cell>
          <table:table-cell office:value-type="float" office:value="0.00199999999999978" calcext:value-type="float">
            <text:p>0.00199999999999978</text:p>
          </table:table-cell>
          <table:table-cell office:value-type="float" office:value="0.00666666666666638" calcext:value-type="float">
            <text:p>0.00666666666666638</text:p>
          </table:table-cell>
          <table:table-cell office:value-type="float" office:value="0.00399999999999978" calcext:value-type="float">
            <text:p>0.00399999999999978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399999999999978" calcext:value-type="float">
            <text:p>0.00399999999999978</text:p>
          </table:table-cell>
          <table:table-cell office:value-type="float" office:value="0.00600000000000001" calcext:value-type="float">
            <text:p>0.00600000000000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0599999999999978" calcext:value-type="float">
            <text:p>-0.00599999999999978</text:p>
          </table:table-cell>
          <table:table-cell office:value-type="float" office:value="0.00266666666666682" calcext:value-type="float">
            <text:p>0.00266666666666682</text:p>
          </table:table-cell>
          <table:table-cell office:value-type="float" office:value="0.00466666666666682" calcext:value-type="float">
            <text:p>0.00466666666666682</text:p>
          </table:table-cell>
          <table:table-cell office:value-type="float" office:value="0.00200000000000022" calcext:value-type="float">
            <text:p>0.00200000000000022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333333333333341" calcext:value-type="float">
            <text:p>0.00333333333333341</text:p>
          </table:table-cell>
          <table:table-cell office:value-type="float" office:value="0.00466666666666682" calcext:value-type="float">
            <text:p>0.004666666666666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33333333333363" calcext:value-type="float">
            <text:p>0.005333333333333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0.00706666666666655" calcext:value-type="float">
            <text:p>0.00706666666666655</text:p>
          </table:table-cell>
          <table:table-cell office:value-type="float" office:value="-0.00386666666666657" calcext:value-type="float">
            <text:p>-0.00386666666666657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426666666666675" calcext:value-type="float">
            <text:p>0.00426666666666675</text:p>
          </table:table-cell>
          <table:table-cell office:value-type="float" office:value="0.00240000000000007" calcext:value-type="float">
            <text:p>0.00240000000000007</text:p>
          </table:table-cell>
          <table:table-cell office:value-type="float" office:value="0.00599999999999989" calcext:value-type="float">
            <text:p>0.00599999999999989</text:p>
          </table:table-cell>
          <table:table-cell office:value-type="float" office:value="0.00239999999999996" calcext:value-type="float">
            <text:p>0.00239999999999996</text:p>
          </table:table-cell>
          <table:table-cell office:value-type="float" office:value="0.00453333333333339" calcext:value-type="float">
            <text:p>0.0045333333333333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40000000000007" calcext:value-type="float">
            <text:p>0.00440000000000007</text:p>
          </table:table-cell>
          <table:table-cell office:value-type="float" office:value="0.000266666666666637" calcext:value-type="float">
            <text:p>0.000266666666666637</text:p>
          </table:table-cell>
          <table:table-cell office:value-type="float" office:value="0.00546666666666662" calcext:value-type="float">
            <text:p>0.00546666666666662</text:p>
          </table:table-cell>
          <table:table-cell office:value-type="float" office:value="0.0053333333333333" calcext:value-type="float">
            <text:p>0.0053333333333333</text:p>
          </table:table-cell>
          <table:table-cell office:value-type="float" office:value="0.00493333333333335" calcext:value-type="float">
            <text:p>0.00493333333333335</text:p>
          </table:table-cell>
          <table:table-cell office:value-type="float" office:value="0.00306666666666666" calcext:value-type="float">
            <text:p>0.00306666666666666</text:p>
          </table:table-cell>
          <table:table-cell office:value-type="float" office:value="0.00733333333333341" calcext:value-type="float">
            <text:p>0.0073333333333334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0.00166666666666682" calcext:value-type="float">
            <text:p>0.00166666666666682</text:p>
          </table:table-cell>
          <table:table-cell office:value-type="float" office:value="-0.00166666666666659" calcext:value-type="float">
            <text:p>-0.00166666666666659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-0.00433333333333319" calcext:value-type="float">
            <text:p>-0.00433333333333319</text:p>
          </table:table-cell>
          <table:table-cell office:value-type="float" office:value="0.00433333333333319" calcext:value-type="float">
            <text:p>0.004333333333333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66666666666682" calcext:value-type="float">
            <text:p>0.00166666666666682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0.00466666666666682" calcext:value-type="float">
            <text:p>0.00466666666666682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-0.000333333333333519" calcext:value-type="float">
            <text:p>-0.000333333333333519</text:p>
          </table:table-cell>
          <table:table-cell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166666666666682" calcext:value-type="float">
            <text:p>0.0016666666666668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66666666666682" calcext:value-type="float">
            <text:p>0.00166666666666682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66666666666682" calcext:value-type="float">
            <text:p>0.0016666666666668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33333333333319" calcext:value-type="float">
            <text:p>0.00233333333333319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0.00300000000000022" calcext:value-type="float">
            <text:p>0.00300000000000022</text:p>
          </table:table-cell>
          <table:table-cell office:value-type="float" office:value="-0.00233333333333319" calcext:value-type="float">
            <text:p>-0.00233333333333319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033333333333363" calcext:value-type="float">
            <text:p>0.00033333333333363</text:p>
          </table:table-cell>
          <table:table-cell office:value-type="float" office:value="0.00133333333333363" calcext:value-type="float">
            <text:p>0.00133333333333363</text:p>
          </table:table-cell>
          <table:table-cell table:number-columns-repeated="2" office:value-type="float" office:value="0.00033333333333363" calcext:value-type="float">
            <text:p>0.00033333333333363</text:p>
          </table:table-cell>
          <table:table-cell office:value-type="float" office:value="0.00133333333333363" calcext:value-type="float">
            <text:p>0.00133333333333363</text:p>
          </table:table-cell>
          <table:table-cell office:value-type="float" office:value="-0.000333333333333186" calcext:value-type="float">
            <text:p>-0.000333333333333186</text:p>
          </table:table-cell>
          <table:table-cell table:number-columns-repeated="2" office:value-type="float" office:value="0.00133333333333363" calcext:value-type="float">
            <text:p>0.00133333333333363</text:p>
          </table:table-cell>
          <table:table-cell office:value-type="float" office:value="-0.001" calcext:value-type="float">
            <text:p>-0.001</text:p>
          </table:table-cell>
          <table:table-cell table:number-columns-repeated="2" office:value-type="float" office:value="0.00166666666666682" calcext:value-type="float">
            <text:p>0.00166666666666682</text:p>
          </table:table-cell>
          <table:table-cell office:value-type="float" office:value="-0.000666666666666371" calcext:value-type="float">
            <text:p>-0.000666666666666371</text:p>
          </table:table-cell>
          <table:table-cell office:value-type="float" office:value="0.00133333333333363" calcext:value-type="float">
            <text:p>0.0013333333333336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-0.000666666666666815" calcext:value-type="float">
            <text:p>-0.000666666666666815</text:p>
          </table:table-cell>
          <table:table-cell office:value-type="float" office:value="-0.0046666666666666" calcext:value-type="float">
            <text:p>-0.0046666666666666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-0.00166666666666682" calcext:value-type="float">
            <text:p>-0.00166666666666682</text:p>
          </table:table-cell>
          <table:table-cell office:value-type="float" office:value="-0.000666666666666815" calcext:value-type="float">
            <text:p>-0.000666666666666815</text:p>
          </table:table-cell>
          <table:table-cell table:number-columns-repeated="3" office:value-type="float" office:value="-0.00166666666666682" calcext:value-type="float">
            <text:p>-0.00166666666666682</text:p>
          </table:table-cell>
          <table:table-cell office:value-type="float" office:value="-0.002" calcext:value-type="float">
            <text:p>-0.002</text:p>
          </table:table-cell>
          <table:table-cell table:number-columns-repeated="2" office:value-type="float" office:value="-0.000333333333333186" calcext:value-type="float">
            <text:p>-0.000333333333333186</text:p>
          </table:table-cell>
          <table:table-cell office:value-type="float" office:value="-0.00166666666666682" calcext:value-type="float">
            <text:p>-0.00166666666666682</text:p>
          </table:table-cell>
          <table:table-cell office:value-type="float" office:value="-0.000333333333333186" calcext:value-type="float">
            <text:p>-0.0003333333333331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66666666666682" calcext:value-type="float">
            <text:p>-0.00166666666666682</text:p>
          </table:table-cell>
          <table:table-cell office:value-type="float" office:value="0.000333333333333408" calcext:value-type="float">
            <text:p>0.000333333333333408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-0.00533333333333341" calcext:value-type="float">
            <text:p>-0.00533333333333341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-0.00233333333333341" calcext:value-type="float">
            <text:p>-0.00233333333333341</text:p>
          </table:table-cell>
          <table:table-cell office:value-type="float" office:value="-0.000999999999999779" calcext:value-type="float">
            <text:p>-0.000999999999999779</text:p>
          </table:table-cell>
          <table:table-cell office:value-type="float" office:value="-0.00233333333333341" calcext:value-type="float">
            <text:p>-0.00233333333333341</text:p>
          </table:table-cell>
          <table:table-cell table:number-columns-repeated="2" office:value-type="float" office:value="-0.00166666666666659" calcext:value-type="float">
            <text:p>-0.00166666666666659</text:p>
          </table:table-cell>
          <table:table-cell office:value-type="float" office:value="-0.00200000000000022" calcext:value-type="float">
            <text:p>-0.00200000000000022</text:p>
          </table:table-cell>
          <table:table-cell office:value-type="float" office:value="-0.000333333333333408" calcext:value-type="float">
            <text:p>-0.000333333333333408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-0.00233333333333341" calcext:value-type="float">
            <text:p>-0.00233333333333341</text:p>
          </table:table-cell>
          <table:table-cell office:value-type="float" office:value="0" calcext:value-type="float">
            <text:p>0</text:p>
          </table:table-cell>
          <table:table-cell office:value-type="float" office:value="-0.00100000000000022" calcext:value-type="float">
            <text:p>-0.00100000000000022</text:p>
          </table:table-cell>
          <table:table-cell office:value-type="float" office:value="-0.000666666666666593" calcext:value-type="float">
            <text:p>-0.000666666666666593</text:p>
          </table:table-cell>
          <table:table-cell office:value-type="float" office:value="-0.000333333333333408" calcext:value-type="float">
            <text:p>-0.0003333333333334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0.00120000000000009" calcext:value-type="float">
            <text:p>0.00120000000000009</text:p>
          </table:table-cell>
          <table:table-cell office:value-type="float" office:value="-0.00339999999999985" calcext:value-type="float">
            <text:p>-0.00339999999999985</text:p>
          </table:table-cell>
          <table:table-cell office:value-type="float" office:value="-0.000333333333333186" calcext:value-type="float">
            <text:p>-0.000333333333333186</text:p>
          </table:table-cell>
          <table:table-cell office:value-type="float" office:value="-0.00146666666666651" calcext:value-type="float">
            <text:p>-0.00146666666666651</text:p>
          </table:table-cell>
          <table:table-cell office:value-type="float" office:value="0.00113333333333354" calcext:value-type="float">
            <text:p>0.00113333333333354</text:p>
          </table:table-cell>
          <table:table-cell office:value-type="float" office:value="0.0000666666666667703" calcext:value-type="float">
            <text:p>6.66666666667703E-05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-0.00126666666666642" calcext:value-type="float">
            <text:p>-0.00126666666666642</text:p>
          </table:table-cell>
          <table:table-cell office:value-type="float" office:value="-0.000533333333333275" calcext:value-type="float">
            <text:p>-0.000533333333333275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133333333333363" calcext:value-type="float">
            <text:p>0.00133333333333363</text:p>
          </table:table-cell>
          <table:table-cell office:value-type="float" office:value="-0.000866666666666571" calcext:value-type="float">
            <text:p>-0.000866666666666571</text:p>
          </table:table-cell>
          <table:table-cell office:value-type="float" office:value="0.0015333333333335" calcext:value-type="float">
            <text:p>0.0015333333333335</text:p>
          </table:table-cell>
          <table:table-cell office:value-type="float" office:value="0.000466666666666726" calcext:value-type="float">
            <text:p>0.000466666666666726</text:p>
          </table:table-cell>
          <table:table-cell office:value-type="float" office:value="-0.000199999999999867" calcext:value-type="float">
            <text:p>-0.000199999999999867</text:p>
          </table:table-cell>
          <table:table-cell office:value-type="float" office:value="0.000866666666666904" calcext:value-type="float">
            <text:p>0.00086666666666690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0.000800000000000023" calcext:value-type="float">
            <text:p>0.000800000000000023</text:p>
          </table:table-cell>
          <table:table-cell office:value-type="float" office:value="-0.00280000000000002" calcext:value-type="float">
            <text:p>-0.00280000000000002</text:p>
          </table:table-cell>
          <table:table-cell office:value-type="float" office:value="0.000399999999999956" calcext:value-type="float">
            <text:p>0.000399999999999956</text:p>
          </table:table-cell>
          <table:table-cell office:value-type="float" office:value="-0.000400000000000067" calcext:value-type="float">
            <text:p>-0.000400000000000067</text:p>
          </table:table-cell>
          <table:table-cell office:value-type="float" office:value="-0.00319999999999998" calcext:value-type="float">
            <text:p>-0.00319999999999998</text:p>
          </table:table-cell>
          <table:table-cell office:value-type="float" office:value="0.00119999999999998" calcext:value-type="float">
            <text:p>0.00119999999999998</text:p>
          </table:table-cell>
          <table:table-cell office:value-type="float" office:value="-0.000800000000000023" calcext:value-type="float">
            <text:p>-0.000800000000000023</text:p>
          </table:table-cell>
          <table:table-cell office:value-type="float" office:value="0.000800000000000023" calcext:value-type="float">
            <text:p>0.000800000000000023</text:p>
          </table:table-cell>
          <table:table-cell office:value-type="float" office:value="-0.00240000000000007" calcext:value-type="float">
            <text:p>-0.00240000000000007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00400000000000067" calcext:value-type="float">
            <text:p>-0.000400000000000067</text:p>
          </table:table-cell>
          <table:table-cell office:value-type="float" office:value="0.00159999999999993" calcext:value-type="float">
            <text:p>0.00159999999999993</text:p>
          </table:table-cell>
          <table:table-cell office:value-type="float" office:value="0" calcext:value-type="float">
            <text:p>0</text:p>
          </table:table-cell>
          <table:table-cell office:value-type="float" office:value="0.000399999999999956" calcext:value-type="float">
            <text:p>0.000399999999999956</text:p>
          </table:table-cell>
          <table:table-cell office:value-type="float" office:value="-0.00360000000000005" calcext:value-type="float">
            <text:p>-0.0036000000000000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0.00319999999999998" calcext:value-type="float">
            <text:p>0.00319999999999998</text:p>
          </table:table-cell>
          <table:table-cell office:value-type="float" office:value="-0.00280000000000002" calcext:value-type="float">
            <text:p>-0.00280000000000002</text:p>
          </table:table-cell>
          <table:table-cell office:value-type="float" office:value="0.00279999999999991" calcext:value-type="float">
            <text:p>0.00279999999999991</text:p>
          </table:table-cell>
          <table:table-cell office:value-type="float" office:value="0.00759999999999994" calcext:value-type="float">
            <text:p>0.00759999999999994</text:p>
          </table:table-cell>
          <table:table-cell office:value-type="float" office:value="0.00119999999999998" calcext:value-type="float">
            <text:p>0.00119999999999998</text:p>
          </table:table-cell>
          <table:table-cell office:value-type="float" office:value="0.00359999999999994" calcext:value-type="float">
            <text:p>0.0035999999999999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99999999999956" calcext:value-type="float">
            <text:p>0.00039999999999995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99999999999989" calcext:value-type="float">
            <text:p>0.00599999999999989</text:p>
          </table:table-cell>
          <table:table-cell office:value-type="float" office:value="-0.00120000000000009" calcext:value-type="float">
            <text:p>-0.00120000000000009</text:p>
          </table:table-cell>
          <table:table-cell office:value-type="float" office:value="0.00639999999999996" calcext:value-type="float">
            <text:p>0.00639999999999996</text:p>
          </table:table-cell>
          <table:table-cell office:value-type="float" office:value="0.00239999999999996" calcext:value-type="float">
            <text:p>0.0023999999999999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99999999999956" calcext:value-type="float">
            <text:p>0.000399999999999956</text:p>
          </table:table-cell>
          <table:table-cell office:value-type="float" office:value="0.00279999999999991" calcext:value-type="float">
            <text:p>0.0027999999999999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0.00279999999999991" calcext:value-type="float">
            <text:p>0.0027999999999999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79999999999992" calcext:value-type="float">
            <text:p>0.00679999999999992</text:p>
          </table:table-cell>
          <table:table-cell office:value-type="float" office:value="0.00239999999999996" calcext:value-type="float">
            <text:p>0.00239999999999996</text:p>
          </table:table-cell>
          <table:table-cell office:value-type="float" office:value="0.00479999999999992" calcext:value-type="float">
            <text:p>0.0047999999999999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19999999999998" calcext:value-type="float">
            <text:p>0.00119999999999998</text:p>
          </table:table-cell>
          <table:table-cell office:value-type="float" office:value="0.00479999999999992" calcext:value-type="float">
            <text:p>0.00479999999999992</text:p>
          </table:table-cell>
          <table:table-cell office:value-type="float" office:value="0.000399999999999956" calcext:value-type="float">
            <text:p>0.000399999999999956</text:p>
          </table:table-cell>
          <table:table-cell office:value-type="float" office:value="0.00559999999999994" calcext:value-type="float">
            <text:p>0.00559999999999994</text:p>
          </table:table-cell>
          <table:table-cell office:value-type="float" office:value="0.00119999999999998" calcext:value-type="float">
            <text:p>0.0011999999999999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0800000000000023" calcext:value-type="float">
            <text:p>0.00080000000000002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0.00280000000000002" calcext:value-type="float">
            <text:p>0.00280000000000002</text:p>
          </table:table-cell>
          <table:table-cell office:value-type="float" office:value="-0.00239999999999996" calcext:value-type="float">
            <text:p>-0.00239999999999996</text:p>
          </table:table-cell>
          <table:table-cell office:value-type="float" office:value="0.00319999999999998" calcext:value-type="float">
            <text:p>0.00319999999999998</text:p>
          </table:table-cell>
          <table:table-cell office:value-type="float" office:value="0.00680000000000003" calcext:value-type="float">
            <text:p>0.00680000000000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40000000000007" calcext:value-type="float">
            <text:p>0.00240000000000007</text:p>
          </table:table-cell>
          <table:table-cell office:value-type="float" office:value="0.00519999999999998" calcext:value-type="float">
            <text:p>0.00519999999999998</text:p>
          </table:table-cell>
          <table:table-cell office:value-type="float" office:value="0.000400000000000067" calcext:value-type="float">
            <text:p>0.000400000000000067</text:p>
          </table:table-cell>
          <table:table-cell office:value-type="float" office:value="0.00560000000000005" calcext:value-type="float">
            <text:p>0.00560000000000005</text:p>
          </table:table-cell>
          <table:table-cell office:value-type="float" office:value="0.000800000000000023" calcext:value-type="float">
            <text:p>0.000800000000000023</text:p>
          </table:table-cell>
          <table:table-cell office:value-type="float" office:value="0.00640000000000007" calcext:value-type="float">
            <text:p>0.00640000000000007</text:p>
          </table:table-cell>
          <table:table-cell office:value-type="float" office:value="0.00160000000000005" calcext:value-type="float">
            <text:p>0.00160000000000005</text:p>
          </table:table-cell>
          <table:table-cell office:value-type="float" office:value="0.00319999999999998" calcext:value-type="float">
            <text:p>0.00319999999999998</text:p>
          </table:table-cell>
          <table:table-cell office:value-type="float" office:value="0.000800000000000023" calcext:value-type="float">
            <text:p>0.000800000000000023</text:p>
          </table:table-cell>
          <table:table-cell office:value-type="float" office:value="0.00319999999999998" calcext:value-type="float">
            <text:p>0.00319999999999998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0.00439999999999996" calcext:value-type="float">
            <text:p>0.00439999999999996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439999999999996" calcext:value-type="float">
            <text:p>0.00439999999999996</text:p>
          </table:table-cell>
          <table:table-cell office:value-type="float" office:value="0.00599999999999989" calcext:value-type="float">
            <text:p>0.0059999999999998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79999999999992" calcext:value-type="float">
            <text:p>0.00679999999999992</text:p>
          </table:table-cell>
          <table:table-cell office:value-type="float" office:value="0.00279999999999991" calcext:value-type="float">
            <text:p>0.00279999999999991</text:p>
          </table:table-cell>
          <table:table-cell office:value-type="float" office:value="0.00559999999999994" calcext:value-type="float">
            <text:p>0.00559999999999994</text:p>
          </table:table-cell>
          <table:table-cell office:value-type="float" office:value="0.00359999999999994" calcext:value-type="float">
            <text:p>0.00359999999999994</text:p>
          </table:table-cell>
          <table:table-cell office:value-type="float" office:value="0.00679999999999992" calcext:value-type="float">
            <text:p>0.0067999999999999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59999999999994" calcext:value-type="float">
            <text:p>0.00559999999999994</text:p>
          </table:table-cell>
          <table:table-cell office:value-type="float" office:value="0.00319999999999998" calcext:value-type="float">
            <text:p>0.00319999999999998</text:p>
          </table:table-cell>
          <table:table-cell office:value-type="float" office:value="0.00679999999999992" calcext:value-type="float">
            <text:p>0.00679999999999992</text:p>
          </table:table-cell>
          <table:table-cell office:value-type="float" office:value="0.00239999999999996" calcext:value-type="float">
            <text:p>0.00239999999999996</text:p>
          </table:table-cell>
          <table:table-cell office:value-type="float" office:value="0.00399999999999989" calcext:value-type="float">
            <text:p>0.003999999999999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0.00279999999999991" calcext:value-type="float">
            <text:p>0.00279999999999991</text:p>
          </table:table-cell>
          <table:table-cell office:value-type="float" office:value="-0.00319999999999998" calcext:value-type="float">
            <text:p>-0.00319999999999998</text:p>
          </table:table-cell>
          <table:table-cell office:value-type="float" office:value="0.00295999999999985" calcext:value-type="float">
            <text:p>0.00295999999999985</text:p>
          </table:table-cell>
          <table:table-cell office:value-type="float" office:value="0.00535999999999992" calcext:value-type="float">
            <text:p>0.00535999999999992</text:p>
          </table:table-cell>
          <table:table-cell office:value-type="float" office:value="0.000879999999999881" calcext:value-type="float">
            <text:p>0.000879999999999881</text:p>
          </table:table-cell>
          <table:table-cell office:value-type="float" office:value="0.00407999999999986" calcext:value-type="float">
            <text:p>0.00407999999999986</text:p>
          </table:table-cell>
          <table:table-cell office:value-type="float" office:value="0.00168000000000001" calcext:value-type="float">
            <text:p>0.00168000000000001</text:p>
          </table:table-cell>
          <table:table-cell office:value-type="float" office:value="0.00319999999999998" calcext:value-type="float">
            <text:p>0.00319999999999998</text:p>
          </table:table-cell>
          <table:table-cell office:value-type="float" office:value="0.00095999999999985" calcext:value-type="float">
            <text:p>0.00095999999999985</text:p>
          </table:table-cell>
          <table:table-cell office:value-type="float" office:value="0.00583999999999985" calcext:value-type="float">
            <text:p>0.00583999999999985</text:p>
          </table:table-cell>
          <table:table-cell office:value-type="float" office:value="0.000319999999999987" calcext:value-type="float">
            <text:p>0.000319999999999987</text:p>
          </table:table-cell>
          <table:table-cell office:value-type="float" office:value="0.00512000000000001" calcext:value-type="float">
            <text:p>0.00512000000000001</text:p>
          </table:table-cell>
          <table:table-cell office:value-type="float" office:value="0.00168000000000001" calcext:value-type="float">
            <text:p>0.00168000000000001</text:p>
          </table:table-cell>
          <table:table-cell office:value-type="float" office:value="0.00287999999999988" calcext:value-type="float">
            <text:p>0.00287999999999988</text:p>
          </table:table-cell>
          <table:table-cell office:value-type="float" office:value="0" calcext:value-type="float">
            <text:p>0</text:p>
          </table:table-cell>
          <table:table-cell office:value-type="float" office:value="0.00215999999999994" calcext:value-type="float">
            <text:p>0.0021599999999999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300000000000011" calcext:value-type="float">
            <text:p>-0.0030000000000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50000000000006" calcext:value-type="float">
            <text:p>-0.00150000000000006</text:p>
          </table:table-cell>
          <table:table-cell office:value-type="float" office:value="-0.00500000000000012" calcext:value-type="float">
            <text:p>-0.00500000000000012</text:p>
          </table:table-cell>
          <table:table-cell office:value-type="float" office:value="-0.00700000000000001" calcext:value-type="float">
            <text:p>-0.00700000000000001</text:p>
          </table:table-cell>
          <table:table-cell office:value-type="float" office:value="-0.00150000000000006" calcext:value-type="float">
            <text:p>-0.00150000000000006</text:p>
          </table:table-cell>
          <table:table-cell office:value-type="float" office:value="-0.0109999999999999" calcext:value-type="float">
            <text:p>-0.0109999999999999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-0.00150000000000006" calcext:value-type="float">
            <text:p>-0.00150000000000006</text:p>
          </table:table-cell>
          <table:table-cell office:value-type="float" office:value="-0.00500000000000012" calcext:value-type="float">
            <text:p>-0.00500000000000012</text:p>
          </table:table-cell>
          <table:table-cell office:value-type="float" office:value="-0.00350000000000006" calcext:value-type="float">
            <text:p>-0.00350000000000006</text:p>
          </table:table-cell>
          <table:table-cell office:value-type="float" office:value="-0.00700000000000001" calcext:value-type="float">
            <text:p>-0.0070000000000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250000000000006" calcext:value-type="float">
            <text:p>-0.00250000000000006</text:p>
          </table:table-cell>
          <table:table-cell office:value-type="float" office:value="-0.00900000000000001" calcext:value-type="float">
            <text:p>-0.00900000000000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49999999999995" calcext:value-type="float">
            <text:p>0.0024999999999999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99999999999989" calcext:value-type="float">
            <text:p>-0.00199999999999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50000000000006" calcext:value-type="float">
            <text:p>-0.00150000000000006</text:p>
          </table:table-cell>
          <table:table-cell office:value-type="float" office:value="0" calcext:value-type="float">
            <text:p>0</text:p>
          </table:table-cell>
          <table:table-cell office:value-type="float" office:value="-0.000500000000000056" calcext:value-type="float">
            <text:p>-0.000500000000000056</text:p>
          </table:table-cell>
          <table:table-cell office:value-type="float" office:value="0.00149999999999995" calcext:value-type="float">
            <text:p>0.0014999999999999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249999999999995" calcext:value-type="float">
            <text:p>-0.00249999999999995</text:p>
          </table:table-cell>
          <table:table-cell office:value-type="float" office:value="-0.00300000000000011" calcext:value-type="float">
            <text:p>-0.00300000000000011</text:p>
          </table:table-cell>
          <table:table-cell office:value-type="float" office:value="-0.004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-0.00199999999999989" calcext:value-type="float">
            <text:p>-0.00199999999999989</text:p>
          </table:table-cell>
          <table:table-cell table:number-columns-repeated="2" office:value-type="float" office:value="0.00550000000000006" calcext:value-type="float">
            <text:p>0.00550000000000006</text:p>
          </table:table-cell>
          <table:table-cell office:value-type="float" office:value="0.00250000000000006" calcext:value-type="float">
            <text:p>0.00250000000000006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0" calcext:value-type="float">
            <text:p>0</text:p>
          </table:table-cell>
          <table:table-cell office:value-type="float" office:value="0.00500000000000012" calcext:value-type="float">
            <text:p>0.00500000000000012</text:p>
          </table:table-cell>
          <table:table-cell office:value-type="float" office:value="0.00550000000000006" calcext:value-type="float">
            <text:p>0.00550000000000006</text:p>
          </table:table-cell>
          <table:table-cell office:value-type="float" office:value="0.00350000000000006" calcext:value-type="float">
            <text:p>0.00350000000000006</text:p>
          </table:table-cell>
          <table:table-cell office:value-type="float" office:value="0.00100000000000022" calcext:value-type="float">
            <text:p>0.00100000000000022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0.00250000000000006" calcext:value-type="float">
            <text:p>0.00250000000000006</text:p>
          </table:table-cell>
          <table:table-cell office:value-type="float" office:value="0.000500000000000167" calcext:value-type="float">
            <text:p>0.000500000000000167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250000000000006" calcext:value-type="float">
            <text:p>0.0025000000000000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-0.00499999999999989" calcext:value-type="float">
            <text:p>-0.00499999999999989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99999999999834" calcext:value-type="float">
            <text:p>-0.000499999999999834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99999999999989" calcext:value-type="float">
            <text:p>-0.00199999999999989</text:p>
          </table:table-cell>
          <table:table-cell office:value-type="float" office:value="0.00250000000000006" calcext:value-type="float">
            <text:p>0.00250000000000006</text:p>
          </table:table-cell>
          <table:table-cell office:value-type="float" office:value="-0.00149999999999983" calcext:value-type="float">
            <text:p>-0.00149999999999983</text:p>
          </table:table-cell>
          <table:table-cell office:value-type="float" office:value="0.000500000000000056" calcext:value-type="float">
            <text:p>0.000500000000000056</text:p>
          </table:table-cell>
          <table:table-cell office:value-type="float" office:value="-0.00349999999999995" calcext:value-type="float">
            <text:p>-0.0034999999999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-0.00150000000000006" calcext:value-type="float">
            <text:p>-0.00150000000000006</text:p>
          </table:table-cell>
          <table:table-cell office:value-type="float" office:value="-0.00250000000000006" calcext:value-type="float">
            <text:p>-0.00250000000000006</text:p>
          </table:table-cell>
          <table:table-cell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-0.00249999999999984" calcext:value-type="float">
            <text:p>-0.00249999999999984</text:p>
          </table:table-cell>
          <table:table-cell office:value-type="float" office:value="0.000500000000000056" calcext:value-type="float">
            <text:p>0.000500000000000056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0.000500000000000056" calcext:value-type="float">
            <text:p>0.00050000000000005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450000000000017" calcext:value-type="float">
            <text:p>0.00450000000000017</text:p>
          </table:table-cell>
          <table:table-cell office:value-type="float" office:value="-0.000499999999999945" calcext:value-type="float">
            <text:p>-0.000499999999999945</text:p>
          </table:table-cell>
          <table:table-cell office:value-type="float" office:value="-0.00149999999999983" calcext:value-type="float">
            <text:p>-0.0014999999999998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-0.00149999999999983" calcext:value-type="float">
            <text:p>-0.00149999999999983</text:p>
          </table:table-cell>
          <table:table-cell office:value-type="float" office:value="0.00100000000000011" calcext:value-type="float">
            <text:p>0.00100000000000011</text:p>
          </table:table-cell>
          <table:table-cell office:value-type="float" office:value="-0.000499999999999945" calcext:value-type="float">
            <text:p>-0.00049999999999994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00000000000056" calcext:value-type="float">
            <text:p>0.00050000000000005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-0.00629999999999986" calcext:value-type="float">
            <text:p>-0.00629999999999986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600000000000045" calcext:value-type="float">
            <text:p>0.000600000000000045</text:p>
          </table:table-cell>
          <table:table-cell office:value-type="float" office:value="-0.000200000000000089" calcext:value-type="float">
            <text:p>-0.000200000000000089</text:p>
          </table:table-cell>
          <table:table-cell office:value-type="float" office:value="-0.00259999999999994" calcext:value-type="float">
            <text:p>-0.00259999999999994</text:p>
          </table:table-cell>
          <table:table-cell office:value-type="float" office:value="0.0021000000000001" calcext:value-type="float">
            <text:p>0.0021000000000001</text:p>
          </table:table-cell>
          <table:table-cell office:value-type="float" office:value="-0.00149999999999983" calcext:value-type="float">
            <text:p>-0.00149999999999983</text:p>
          </table:table-cell>
          <table:table-cell office:value-type="float" office:value="-0.00139999999999996" calcext:value-type="float">
            <text:p>-0.00139999999999996</text:p>
          </table:table-cell>
          <table:table-cell office:value-type="float" office:value="-0.00119999999999998" calcext:value-type="float">
            <text:p>-0.00119999999999998</text:p>
          </table:table-cell>
          <table:table-cell office:value-type="float" office:value="0" calcext:value-type="float">
            <text:p>0</text:p>
          </table:table-cell>
          <table:table-cell office:value-type="float" office:value="-0.000200000000000089" calcext:value-type="float">
            <text:p>-0.000200000000000089</text:p>
          </table:table-cell>
          <table:table-cell office:value-type="float" office:value="-0.00179999999999991" calcext:value-type="float">
            <text:p>-0.00179999999999991</text:p>
          </table:table-cell>
          <table:table-cell office:value-type="float" office:value="-0.000699999999999923" calcext:value-type="float">
            <text:p>-0.000699999999999923</text:p>
          </table:table-cell>
          <table:table-cell office:value-type="float" office:value="-0.00140000000000007" calcext:value-type="float">
            <text:p>-0.00140000000000007</text:p>
          </table:table-cell>
          <table:table-cell office:value-type="float" office:value="-0.00219999999999998" calcext:value-type="float">
            <text:p>-0.0021999999999999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-0.00664224664224689" calcext:value-type="float">
            <text:p>-0.00664224664224689</text:p>
          </table:table-cell>
          <table:table-cell office:value-type="float" office:value="0.00673992673992663" calcext:value-type="float">
            <text:p>0.00673992673992663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0132356532356531" calcext:value-type="float">
            <text:p>0.0132356532356531</text:p>
          </table:table-cell>
          <table:table-cell office:value-type="float" office:value="0.00432234432234424" calcext:value-type="float">
            <text:p>0.00432234432234424</text:p>
          </table:table-cell>
          <table:table-cell office:value-type="float" office:value="0.0177289377289376" calcext:value-type="float">
            <text:p>0.0177289377289376</text:p>
          </table:table-cell>
          <table:table-cell office:value-type="float" office:value="-0.00888888888888906" calcext:value-type="float">
            <text:p>-0.00888888888888906</text:p>
          </table:table-cell>
          <table:table-cell office:value-type="float" office:value="0.00647130647130645" calcext:value-type="float">
            <text:p>0.00647130647130645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-0.0043956043956046" calcext:value-type="float">
            <text:p>-0.0043956043956046</text:p>
          </table:table-cell>
          <table:table-cell office:value-type="float" office:value="0.00227106227106222" calcext:value-type="float">
            <text:p>0.00227106227106222</text:p>
          </table:table-cell>
          <table:table-cell office:value-type="float" office:value="0.0133089133089133" calcext:value-type="float">
            <text:p>0.0133089133089133</text:p>
          </table:table-cell>
          <table:table-cell office:value-type="float" office:value="0.00439560439560438" calcext:value-type="float">
            <text:p>0.00439560439560438</text:p>
          </table:table-cell>
          <table:table-cell office:value-type="float" office:value="0.0132356532356531" calcext:value-type="float">
            <text:p>0.0132356532356531</text:p>
          </table:table-cell>
          <table:table-cell office:value-type="float" office:value="0.0088156288156287" calcext:value-type="float">
            <text:p>0.0088156288156287</text:p>
          </table:table-cell>
          <table:table-cell office:value-type="float" office:value="0.0000244200244199355" calcext:value-type="float">
            <text:p>2.44200244199355E-0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-0.0111599511599511" calcext:value-type="float">
            <text:p>-0.0111599511599511</text:p>
          </table:table-cell>
          <table:table-cell office:value-type="float" office:value="0.00224664224664228" calcext:value-type="float">
            <text:p>0.00224664224664228</text:p>
          </table:table-cell>
          <table:table-cell office:value-type="float" office:value="-0.00219780219780219" calcext:value-type="float">
            <text:p>-0.00219780219780219</text:p>
          </table:table-cell>
          <table:table-cell office:value-type="float" office:value="-0.00884004884004874" calcext:value-type="float">
            <text:p>-0.00884004884004874</text:p>
          </table:table-cell>
          <table:table-cell office:value-type="float" office:value="-0.00227106227106222" calcext:value-type="float">
            <text:p>-0.00227106227106222</text:p>
          </table:table-cell>
          <table:table-cell office:value-type="float" office:value="0.00449328449328457" calcext:value-type="float">
            <text:p>0.00449328449328457</text:p>
          </table:table-cell>
          <table:table-cell office:value-type="float" office:value="0.010964590964591" calcext:value-type="float">
            <text:p>0.010964590964591</text:p>
          </table:table-cell>
          <table:table-cell office:value-type="float" office:value="0.00217338217338225" calcext:value-type="float">
            <text:p>0.00217338217338225</text:p>
          </table:table-cell>
          <table:table-cell office:value-type="float" office:value="0.00661782661782662" calcext:value-type="float">
            <text:p>0.00661782661782662</text:p>
          </table:table-cell>
          <table:table-cell office:value-type="float" office:value="-0.00661782661782651" calcext:value-type="float">
            <text:p>-0.00661782661782651</text:p>
          </table:table-cell>
          <table:table-cell office:value-type="float" office:value="0.00227106227106233" calcext:value-type="float">
            <text:p>0.00227106227106233</text:p>
          </table:table-cell>
          <table:table-cell office:value-type="float" office:value="0.00661782661782662" calcext:value-type="float">
            <text:p>0.00661782661782662</text:p>
          </table:table-cell>
          <table:table-cell office:value-type="float" office:value="-0.00664224664224655" calcext:value-type="float">
            <text:p>-0.00664224664224655</text:p>
          </table:table-cell>
          <table:table-cell office:value-type="float" office:value="-0.0154822954822954" calcext:value-type="float">
            <text:p>-0.0154822954822954</text:p>
          </table:table-cell>
          <table:table-cell office:value-type="float" office:value="0.00656898656898663" calcext:value-type="float">
            <text:p>0.00656898656898663</text:p>
          </table:table-cell>
          <table:table-cell office:value-type="float" office:value="-0.00442002442002432" calcext:value-type="float">
            <text:p>-0.0044200244200243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-0.0221245421245421" calcext:value-type="float">
            <text:p>-0.0221245421245421</text:p>
          </table:table-cell>
          <table:table-cell office:value-type="float" office:value="-0.0131623931623931" calcext:value-type="float">
            <text:p>-0.0131623931623931</text:p>
          </table:table-cell>
          <table:table-cell table:number-columns-repeated="2" office:value-type="float" office:value="-0.0132112332112332" calcext:value-type="float">
            <text:p>-0.0132112332112332</text:p>
          </table:table-cell>
          <table:table-cell office:value-type="float" office:value="-0.00444444444444436" calcext:value-type="float">
            <text:p>-0.00444444444444436</text:p>
          </table:table-cell>
          <table:table-cell office:value-type="float" office:value="-0.00207570207570207" calcext:value-type="float">
            <text:p>-0.00207570207570207</text:p>
          </table:table-cell>
          <table:table-cell office:value-type="float" office:value="-0.00439560439560438" calcext:value-type="float">
            <text:p>-0.00439560439560438</text:p>
          </table:table-cell>
          <table:table-cell office:value-type="float" office:value="-0.0243223443223443" calcext:value-type="float">
            <text:p>-0.0243223443223443</text:p>
          </table:table-cell>
          <table:table-cell office:value-type="float" office:value="0.00444444444444447" calcext:value-type="float">
            <text:p>0.00444444444444447</text:p>
          </table:table-cell>
          <table:table-cell office:value-type="float" office:value="-0.0153846153846153" calcext:value-type="float">
            <text:p>-0.0153846153846153</text:p>
          </table:table-cell>
          <table:table-cell office:value-type="float" office:value="-0.00659340659340657" calcext:value-type="float">
            <text:p>-0.00659340659340657</text:p>
          </table:table-cell>
          <table:table-cell office:value-type="float" office:value="-0.00876678876678871" calcext:value-type="float">
            <text:p>-0.00876678876678871</text:p>
          </table:table-cell>
          <table:table-cell office:value-type="float" office:value="-0.011062271062271" calcext:value-type="float">
            <text:p>-0.011062271062271</text:p>
          </table:table-cell>
          <table:table-cell office:value-type="float" office:value="-0.0154578754578754" calcext:value-type="float">
            <text:p>-0.0154578754578754</text:p>
          </table:table-cell>
          <table:table-cell office:value-type="float" office:value="0" calcext:value-type="float">
            <text:p>0</text:p>
          </table:table-cell>
          <table:table-cell office:value-type="float" office:value="-0.0176556776556776" calcext:value-type="float">
            <text:p>-0.017655677655677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-0.0177289377289377" calcext:value-type="float">
            <text:p>-0.0177289377289377</text:p>
          </table:table-cell>
          <table:table-cell office:value-type="float" office:value="-0.0197802197802197" calcext:value-type="float">
            <text:p>-0.0197802197802197</text:p>
          </table:table-cell>
          <table:table-cell office:value-type="float" office:value="-0.00659340659340657" calcext:value-type="float">
            <text:p>-0.00659340659340657</text:p>
          </table:table-cell>
          <table:table-cell office:value-type="float" office:value="-0.0154090354090354" calcext:value-type="float">
            <text:p>-0.0154090354090354</text:p>
          </table:table-cell>
          <table:table-cell office:value-type="float" office:value="-0.011062271062271" calcext:value-type="float">
            <text:p>-0.011062271062271</text:p>
          </table:table-cell>
          <table:table-cell office:value-type="float" office:value="-0.00871794871794862" calcext:value-type="float">
            <text:p>-0.00871794871794862</text:p>
          </table:table-cell>
          <table:table-cell office:value-type="float" office:value="-0.00661782661782662" calcext:value-type="float">
            <text:p>-0.00661782661782662</text:p>
          </table:table-cell>
          <table:table-cell office:value-type="float" office:value="-0.0286935286935286" calcext:value-type="float">
            <text:p>-0.0286935286935286</text:p>
          </table:table-cell>
          <table:table-cell office:value-type="float" office:value="0.00664224664224666" calcext:value-type="float">
            <text:p>0.00664224664224666</text:p>
          </table:table-cell>
          <table:table-cell office:value-type="float" office:value="-0.0198290598290597" calcext:value-type="float">
            <text:p>-0.0198290598290597</text:p>
          </table:table-cell>
          <table:table-cell office:value-type="float" office:value="-0.00656898656898652" calcext:value-type="float">
            <text:p>-0.00656898656898652</text:p>
          </table:table-cell>
          <table:table-cell office:value-type="float" office:value="-0.011013431013431" calcext:value-type="float">
            <text:p>-0.011013431013431</text:p>
          </table:table-cell>
          <table:table-cell office:value-type="float" office:value="-0.0132600732600732" calcext:value-type="float">
            <text:p>-0.0132600732600732</text:p>
          </table:table-cell>
          <table:table-cell office:value-type="float" office:value="-0.0131868131868131" calcext:value-type="float">
            <text:p>-0.0131868131868131</text:p>
          </table:table-cell>
          <table:table-cell office:value-type="float" office:value="0.0000244200244200465" calcext:value-type="float">
            <text:p>2.44200244200465E-05</text:p>
          </table:table-cell>
          <table:table-cell office:value-type="float" office:value="-0.00439560439560438" calcext:value-type="float">
            <text:p>-0.00439560439560438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-0.00656898656898652" calcext:value-type="float">
            <text:p>-0.00656898656898652</text:p>
          </table:table-cell>
          <table:table-cell office:value-type="float" office:value="-0.0153601953601953" calcext:value-type="float">
            <text:p>-0.0153601953601953</text:p>
          </table:table-cell>
          <table:table-cell office:value-type="float" office:value="0.00669108669108665" calcext:value-type="float">
            <text:p>0.00669108669108665</text:p>
          </table:table-cell>
          <table:table-cell office:value-type="float" office:value="-0.00652014652014654" calcext:value-type="float">
            <text:p>-0.00652014652014654</text:p>
          </table:table-cell>
          <table:table-cell office:value-type="float" office:value="0.0000244200244200465" calcext:value-type="float">
            <text:p>2.44200244200465E-05</text:p>
          </table:table-cell>
          <table:table-cell office:value-type="float" office:value="-0.010940170940171" calcext:value-type="float">
            <text:p>-0.010940170940171</text:p>
          </table:table-cell>
          <table:table-cell office:value-type="float" office:value="0.00446886446886441" calcext:value-type="float">
            <text:p>0.00446886446886441</text:p>
          </table:table-cell>
          <table:table-cell office:value-type="float" office:value="-0.0154090354090354" calcext:value-type="float">
            <text:p>-0.0154090354090354</text:p>
          </table:table-cell>
          <table:table-cell office:value-type="float" office:value="0.011086691086691" calcext:value-type="float">
            <text:p>0.011086691086691</text:p>
          </table:table-cell>
          <table:table-cell table:number-columns-repeated="2" office:value-type="float" office:value="-0.00212454212454216" calcext:value-type="float">
            <text:p>-0.00212454212454216</text:p>
          </table:table-cell>
          <table:table-cell office:value-type="float" office:value="-0.0132356532356532" calcext:value-type="float">
            <text:p>-0.0132356532356532</text:p>
          </table:table-cell>
          <table:table-cell office:value-type="float" office:value="-0.00661782661782662" calcext:value-type="float">
            <text:p>-0.00661782661782662</text:p>
          </table:table-cell>
          <table:table-cell office:value-type="float" office:value="-0.00432234432234435" calcext:value-type="float">
            <text:p>-0.00432234432234435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-0.00437118437118433" calcext:value-type="float">
            <text:p>-0.004371184371184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-0.0128449328449328" calcext:value-type="float">
            <text:p>-0.0128449328449328</text:p>
          </table:table-cell>
          <table:table-cell office:value-type="float" office:value="-0.00786324786324788" calcext:value-type="float">
            <text:p>-0.00786324786324788</text:p>
          </table:table-cell>
          <table:table-cell office:value-type="float" office:value="-0.00172893772893767" calcext:value-type="float">
            <text:p>-0.00172893772893767</text:p>
          </table:table-cell>
          <table:table-cell office:value-type="float" office:value="-0.0061489621489621" calcext:value-type="float">
            <text:p>-0.0061489621489621</text:p>
          </table:table-cell>
          <table:table-cell office:value-type="float" office:value="-0.00268620268620257" calcext:value-type="float">
            <text:p>-0.00268620268620257</text:p>
          </table:table-cell>
          <table:table-cell office:value-type="float" office:value="0.0000976800976800751" calcext:value-type="float">
            <text:p>9.76800976800751E-05</text:p>
          </table:table-cell>
          <table:table-cell office:value-type="float" office:value="-0.000893772893773015" calcext:value-type="float">
            <text:p>-0.000893772893773015</text:p>
          </table:table-cell>
          <table:table-cell office:value-type="float" office:value="-0.0119560439560438" calcext:value-type="float">
            <text:p>-0.0119560439560438</text:p>
          </table:table-cell>
          <table:table-cell office:value-type="float" office:value="0.00709157509157521" calcext:value-type="float">
            <text:p>0.00709157509157521</text:p>
          </table:table-cell>
          <table:table-cell office:value-type="float" office:value="-0.00967032967032966" calcext:value-type="float">
            <text:p>-0.00967032967032966</text:p>
          </table:table-cell>
          <table:table-cell office:value-type="float" office:value="-0.00214896214896221" calcext:value-type="float">
            <text:p>-0.00214896214896221</text:p>
          </table:table-cell>
          <table:table-cell office:value-type="float" office:value="-0.0026178266178265" calcext:value-type="float">
            <text:p>-0.0026178266178265</text:p>
          </table:table-cell>
          <table:table-cell office:value-type="float" office:value="-0.00663736263736259" calcext:value-type="float">
            <text:p>-0.00663736263736259</text:p>
          </table:table-cell>
          <table:table-cell office:value-type="float" office:value="-0.007042735042735" calcext:value-type="float">
            <text:p>-0.007042735042735</text:p>
          </table:table-cell>
          <table:table-cell office:value-type="float" office:value="0.00485958485958482" calcext:value-type="float">
            <text:p>0.00485958485958482</text:p>
          </table:table-cell>
          <table:table-cell office:value-type="float" office:value="-0.00616361416361411" calcext:value-type="float">
            <text:p>-0.0061636141636141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0721964167219369" calcext:value-type="float">
            <text:p>0.000721964167219369</text:p>
          </table:table-cell>
          <table:table-cell office:value-type="float" office:value="0.00509621765096191" calcext:value-type="float">
            <text:p>0.00509621765096191</text:p>
          </table:table-cell>
          <table:table-cell office:value-type="float" office:value="0.00290909090909075" calcext:value-type="float">
            <text:p>0.00290909090909075</text:p>
          </table:table-cell>
          <table:table-cell office:value-type="float" office:value="0.00509621765096191" calcext:value-type="float">
            <text:p>0.00509621765096191</text:p>
          </table:table-cell>
          <table:table-cell office:value-type="float" office:value="0.00509356337093514" calcext:value-type="float">
            <text:p>0.00509356337093514</text:p>
          </table:table-cell>
          <table:table-cell office:value-type="float" office:value="-0.00000265428002688139" calcext:value-type="float">
            <text:p>-2.65428002688139E-06</text:p>
          </table:table-cell>
          <table:table-cell office:value-type="float" office:value="0.00218181818181795" calcext:value-type="float">
            <text:p>0.00218181818181795</text:p>
          </table:table-cell>
          <table:table-cell office:value-type="float" office:value="0.00509090909090892" calcext:value-type="float">
            <text:p>0.00509090909090892</text:p>
          </table:table-cell>
          <table:table-cell office:value-type="float" office:value="0.00509356337093514" calcext:value-type="float">
            <text:p>0.00509356337093514</text:p>
          </table:table-cell>
          <table:table-cell office:value-type="float" office:value="0.00436894492368911" calcext:value-type="float">
            <text:p>0.00436894492368911</text:p>
          </table:table-cell>
          <table:table-cell office:value-type="float" office:value="0.00290643662906398" calcext:value-type="float">
            <text:p>0.00290643662906398</text:p>
          </table:table-cell>
          <table:table-cell office:value-type="float" office:value="0.00364167219641631" calcext:value-type="float">
            <text:p>0.00364167219641631</text:p>
          </table:table-cell>
          <table:table-cell office:value-type="float" office:value="-0.00000530856005342972" calcext:value-type="float">
            <text:p>-5.30856005342972E-06</text:p>
          </table:table-cell>
          <table:table-cell office:value-type="float" office:value="0.00291439946914351" calcext:value-type="float">
            <text:p>0.00291439946914351</text:p>
          </table:table-cell>
          <table:table-cell office:value-type="float" office:value="0.00144923689449217" calcext:value-type="float">
            <text:p>0.00144923689449217</text:p>
          </table:table-cell>
          <table:table-cell office:value-type="float" office:value="0.00145189117451872" calcext:value-type="float">
            <text:p>0.0014518911745187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655076310550762" calcext:value-type="float">
            <text:p>0.00655076310550762</text:p>
          </table:table-cell>
          <table:table-cell office:value-type="float" office:value="0.00801327140013275" calcext:value-type="float">
            <text:p>0.00801327140013275</text:p>
          </table:table-cell>
          <table:table-cell office:value-type="float" office:value="0.0072833443928334" calcext:value-type="float">
            <text:p>0.0072833443928334</text:p>
          </table:table-cell>
          <table:table-cell office:value-type="float" office:value="0.00509621765096213" calcext:value-type="float">
            <text:p>0.00509621765096213</text:p>
          </table:table-cell>
          <table:table-cell office:value-type="float" office:value="0.00509887193098879" calcext:value-type="float">
            <text:p>0.00509887193098879</text:p>
          </table:table-cell>
          <table:table-cell office:value-type="float" office:value="0.00364167219641676" calcext:value-type="float">
            <text:p>0.00364167219641676</text:p>
          </table:table-cell>
          <table:table-cell office:value-type="float" office:value="0.00655607166556071" calcext:value-type="float">
            <text:p>0.00655607166556071</text:p>
          </table:table-cell>
          <table:table-cell office:value-type="float" office:value="0.00655341738553394" calcext:value-type="float">
            <text:p>0.00655341738553394</text:p>
          </table:table-cell>
          <table:table-cell office:value-type="float" office:value="0.00655607166556071" calcext:value-type="float">
            <text:p>0.00655607166556071</text:p>
          </table:table-cell>
          <table:table-cell office:value-type="float" office:value="0.00436629064366278" calcext:value-type="float">
            <text:p>0.00436629064366278</text:p>
          </table:table-cell>
          <table:table-cell office:value-type="float" office:value="0.00582879893828792" calcext:value-type="float">
            <text:p>0.00582879893828792</text:p>
          </table:table-cell>
          <table:table-cell office:value-type="float" office:value="0.00364167219641676" calcext:value-type="float">
            <text:p>0.00364167219641676</text:p>
          </table:table-cell>
          <table:table-cell office:value-type="float" office:value="0.0072833443928334" calcext:value-type="float">
            <text:p>0.0072833443928334</text:p>
          </table:table-cell>
          <table:table-cell office:value-type="float" office:value="0.00582349037823493" calcext:value-type="float">
            <text:p>0.00582349037823493</text:p>
          </table:table-cell>
          <table:table-cell office:value-type="float" office:value="0.00655341738553394" calcext:value-type="float">
            <text:p>0.0065534173855339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0727272727272355" calcext:value-type="float">
            <text:p>-0.000727272727272355</text:p>
          </table:table-cell>
          <table:table-cell office:value-type="float" office:value="0.00436363636363657" calcext:value-type="float">
            <text:p>0.00436363636363657</text:p>
          </table:table-cell>
          <table:table-cell office:value-type="float" office:value="0.00509621765096224" calcext:value-type="float">
            <text:p>0.00509621765096224</text:p>
          </table:table-cell>
          <table:table-cell office:value-type="float" office:value="0.00364167219641676" calcext:value-type="float">
            <text:p>0.00364167219641676</text:p>
          </table:table-cell>
          <table:table-cell office:value-type="float" office:value="0.00363636363636377" calcext:value-type="float">
            <text:p>0.00363636363636377</text:p>
          </table:table-cell>
          <table:table-cell office:value-type="float" office:value="0.00291439946914396" calcext:value-type="float">
            <text:p>0.00291439946914396</text:p>
          </table:table-cell>
          <table:table-cell office:value-type="float" office:value="0.00363636363636377" calcext:value-type="float">
            <text:p>0.00363636363636377</text:p>
          </table:table-cell>
          <table:table-cell office:value-type="float" office:value="0.00363901791639043" calcext:value-type="float">
            <text:p>0.00363901791639043</text:p>
          </table:table-cell>
          <table:table-cell office:value-type="float" office:value="0.00290909090909097" calcext:value-type="float">
            <text:p>0.00290909090909097</text:p>
          </table:table-cell>
          <table:table-cell office:value-type="float" office:value="0.00363901791639043" calcext:value-type="float">
            <text:p>0.00363901791639043</text:p>
          </table:table-cell>
          <table:table-cell office:value-type="float" office:value="0.00363636363636377" calcext:value-type="float">
            <text:p>0.00363636363636377</text:p>
          </table:table-cell>
          <table:table-cell office:value-type="float" office:value="0.00364167219641676" calcext:value-type="float">
            <text:p>0.00364167219641676</text:p>
          </table:table-cell>
          <table:table-cell office:value-type="float" office:value="0.0021818181818184" calcext:value-type="float">
            <text:p>0.0021818181818184</text:p>
          </table:table-cell>
          <table:table-cell office:value-type="float" office:value="0.00364167219641676" calcext:value-type="float">
            <text:p>0.00364167219641676</text:p>
          </table:table-cell>
          <table:table-cell office:value-type="float" office:value="0.0021818181818184" calcext:value-type="float">
            <text:p>0.0021818181818184</text:p>
          </table:table-cell>
          <table:table-cell office:value-type="float" office:value="0.00290909090909097" calcext:value-type="float">
            <text:p>0.0029090909090909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000265428002688139" calcext:value-type="float">
            <text:p>2.65428002688139E-06</text:p>
          </table:table-cell>
          <table:table-cell office:value-type="float" office:value="0.00436629064366301" calcext:value-type="float">
            <text:p>0.00436629064366301</text:p>
          </table:table-cell>
          <table:table-cell office:value-type="float" office:value="0.00655341738553428" calcext:value-type="float">
            <text:p>0.00655341738553428</text:p>
          </table:table-cell>
          <table:table-cell office:value-type="float" office:value="0.00437159920371599" calcext:value-type="float">
            <text:p>0.00437159920371599</text:p>
          </table:table-cell>
          <table:table-cell office:value-type="float" office:value="0.00436629064366301" calcext:value-type="float">
            <text:p>0.00436629064366301</text:p>
          </table:table-cell>
          <table:table-cell office:value-type="float" office:value="0.00291705374917039" calcext:value-type="float">
            <text:p>0.00291705374917039</text:p>
          </table:table-cell>
          <table:table-cell office:value-type="float" office:value="0.00363901791639021" calcext:value-type="float">
            <text:p>0.00363901791639021</text:p>
          </table:table-cell>
          <table:table-cell office:value-type="float" office:value="0.00291439946914407" calcext:value-type="float">
            <text:p>0.00291439946914407</text:p>
          </table:table-cell>
          <table:table-cell office:value-type="float" office:value="0.00291174518911763" calcext:value-type="float">
            <text:p>0.00291174518911763</text:p>
          </table:table-cell>
          <table:table-cell office:value-type="float" office:value="0.00436894492368967" calcext:value-type="float">
            <text:p>0.00436894492368967</text:p>
          </table:table-cell>
          <table:table-cell office:value-type="float" office:value="0.00363901791639021" calcext:value-type="float">
            <text:p>0.00363901791639021</text:p>
          </table:table-cell>
          <table:table-cell office:value-type="float" office:value="0.00437159920371599" calcext:value-type="float">
            <text:p>0.00437159920371599</text:p>
          </table:table-cell>
          <table:table-cell office:value-type="float" office:value="0.00218181818181806" calcext:value-type="float">
            <text:p>0.00218181818181806</text:p>
          </table:table-cell>
          <table:table-cell office:value-type="float" office:value="0.00364432647644319" calcext:value-type="float">
            <text:p>0.00364432647644319</text:p>
          </table:table-cell>
          <table:table-cell office:value-type="float" office:value="0.00436629064366301" calcext:value-type="float">
            <text:p>0.00436629064366301</text:p>
          </table:table-cell>
          <table:table-cell office:value-type="float" office:value="0.00363901791639021" calcext:value-type="float">
            <text:p>0.0036390179163902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14598540145988" calcext:value-type="float">
            <text:p>0.0014598540145988</text:p>
          </table:table-cell>
          <table:table-cell office:value-type="float" office:value="0.00655076310550762" calcext:value-type="float">
            <text:p>0.00655076310550762</text:p>
          </table:table-cell>
          <table:table-cell office:value-type="float" office:value="0.0080106171201062" calcext:value-type="float">
            <text:p>0.0080106171201062</text:p>
          </table:table-cell>
          <table:table-cell office:value-type="float" office:value="0.00655607166556071" calcext:value-type="float">
            <text:p>0.00655607166556071</text:p>
          </table:table-cell>
          <table:table-cell office:value-type="float" office:value="0.00582349037823493" calcext:value-type="float">
            <text:p>0.00582349037823493</text:p>
          </table:table-cell>
          <table:table-cell office:value-type="float" office:value="0.00364432647644319" calcext:value-type="float">
            <text:p>0.00364432647644319</text:p>
          </table:table-cell>
          <table:table-cell office:value-type="float" office:value="0.00364167219641676" calcext:value-type="float">
            <text:p>0.00364167219641676</text:p>
          </table:table-cell>
          <table:table-cell office:value-type="float" office:value="0.00509887193098879" calcext:value-type="float">
            <text:p>0.00509887193098879</text:p>
          </table:table-cell>
          <table:table-cell office:value-type="float" office:value="0.00509621765096213" calcext:value-type="float">
            <text:p>0.00509621765096213</text:p>
          </table:table-cell>
          <table:table-cell office:value-type="float" office:value="0.00582614465826159" calcext:value-type="float">
            <text:p>0.00582614465826159</text:p>
          </table:table-cell>
          <table:table-cell office:value-type="float" office:value="0.00509621765096213" calcext:value-type="float">
            <text:p>0.00509621765096213</text:p>
          </table:table-cell>
          <table:table-cell office:value-type="float" office:value="0.00582879893828792" calcext:value-type="float">
            <text:p>0.00582879893828792</text:p>
          </table:table-cell>
          <table:table-cell office:value-type="float" office:value="0.00436894492368956" calcext:value-type="float">
            <text:p>0.00436894492368956</text:p>
          </table:table-cell>
          <table:table-cell office:value-type="float" office:value="0.00655607166556071" calcext:value-type="float">
            <text:p>0.00655607166556071</text:p>
          </table:table-cell>
          <table:table-cell office:value-type="float" office:value="0.00582349037823493" calcext:value-type="float">
            <text:p>0.00582349037823493</text:p>
          </table:table-cell>
          <table:table-cell office:value-type="float" office:value="0.00509621765096213" calcext:value-type="float">
            <text:p>0.005096217650962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043742534837421" calcext:value-type="float">
            <text:p>0.00043742534837421</text:p>
          </table:table-cell>
          <table:table-cell office:value-type="float" office:value="0.00538553417385523" calcext:value-type="float">
            <text:p>0.00538553417385523</text:p>
          </table:table-cell>
          <table:table-cell office:value-type="float" office:value="0.00611652289316511" calcext:value-type="float">
            <text:p>0.00611652289316511</text:p>
          </table:table-cell>
          <table:table-cell office:value-type="float" office:value="0.00538978102189769" calcext:value-type="float">
            <text:p>0.00538978102189769</text:p>
          </table:table-cell>
          <table:table-cell office:value-type="float" office:value="0.00480318513603173" calcext:value-type="float">
            <text:p>0.00480318513603173</text:p>
          </table:table-cell>
          <table:table-cell office:value-type="float" office:value="0.00291439946914374" calcext:value-type="float">
            <text:p>0.00291439946914374</text:p>
          </table:table-cell>
          <table:table-cell office:value-type="float" office:value="0.00334810882548098" calcext:value-type="float">
            <text:p>0.00334810882548098</text:p>
          </table:table-cell>
          <table:table-cell office:value-type="float" office:value="0.00465985401459856" calcext:value-type="float">
            <text:p>0.00465985401459856</text:p>
          </table:table-cell>
          <table:table-cell office:value-type="float" office:value="0.00451280690112776" calcext:value-type="float">
            <text:p>0.00451280690112776</text:p>
          </table:table-cell>
          <table:table-cell office:value-type="float" office:value="0.00495182481751821" calcext:value-type="float">
            <text:p>0.00495182481751821</text:p>
          </table:table-cell>
          <table:table-cell office:value-type="float" office:value="0.00392886529528846" calcext:value-type="float">
            <text:p>0.00392886529528846</text:p>
          </table:table-cell>
          <table:table-cell office:value-type="float" office:value="0.00466250829462489" calcext:value-type="float">
            <text:p>0.00466250829462489</text:p>
          </table:table-cell>
          <table:table-cell office:value-type="float" office:value="0.00247378898473771" calcext:value-type="float">
            <text:p>0.00247378898473771</text:p>
          </table:table-cell>
          <table:table-cell office:value-type="float" office:value="0.00480796284007934" calcext:value-type="float">
            <text:p>0.00480796284007934</text:p>
          </table:table-cell>
          <table:table-cell office:value-type="float" office:value="0.00392886529528869" calcext:value-type="float">
            <text:p>0.00392886529528869</text:p>
          </table:table-cell>
          <table:table-cell office:value-type="float" office:value="0.00392992700729911" calcext:value-type="float">
            <text:p>0.0039299270072991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-0.0128776978417267" calcext:value-type="float">
            <text:p>-0.0128776978417267</text:p>
          </table:table-cell>
          <table:table-cell office:value-type="float" office:value="0" calcext:value-type="float">
            <text:p>0</text:p>
          </table:table-cell>
          <table:table-cell office:value-type="float" office:value="-0.00428571428571423" calcext:value-type="float">
            <text:p>-0.00428571428571423</text:p>
          </table:table-cell>
          <table:table-cell office:value-type="float" office:value="-0.00569373072970181" calcext:value-type="float">
            <text:p>-0.00569373072970181</text:p>
          </table:table-cell>
          <table:table-cell office:value-type="float" office:value="-0.00143884892086321" calcext:value-type="float">
            <text:p>-0.00143884892086321</text:p>
          </table:table-cell>
          <table:table-cell office:value-type="float" office:value="-0.00142857142857145" calcext:value-type="float">
            <text:p>-0.00142857142857145</text:p>
          </table:table-cell>
          <table:table-cell office:value-type="float" office:value="-0.0000205549845838648" calcext:value-type="float">
            <text:p>-2.05549845838648E-05</text:p>
          </table:table-cell>
          <table:table-cell office:value-type="float" office:value="0.0014491264131552" calcext:value-type="float">
            <text:p>0.0014491264131552</text:p>
          </table:table-cell>
          <table:table-cell office:value-type="float" office:value="-0.00284686536485101" calcext:value-type="float">
            <text:p>-0.00284686536485101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-0.00141829393627946" calcext:value-type="float">
            <text:p>-0.00141829393627946</text:p>
          </table:table-cell>
          <table:table-cell office:value-type="float" office:value="0.0000102774922917659" calcext:value-type="float">
            <text:p>1.02774922917659E-05</text:p>
          </table:table-cell>
          <table:table-cell office:value-type="float" office:value="-0.00141829393627946" calcext:value-type="float">
            <text:p>-0.00141829393627946</text:p>
          </table:table-cell>
          <table:table-cell office:value-type="float" office:value="-0.00284686536485101" calcext:value-type="float">
            <text:p>-0.00284686536485101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.00287769784172653" calcext:value-type="float">
            <text:p>0.0028776978417265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-0.0100102774922918" calcext:value-type="float">
            <text:p>-0.0100102774922918</text:p>
          </table:table-cell>
          <table:table-cell office:value-type="float" office:value="0.0000102774922919879" calcext:value-type="float">
            <text:p>1.02774922919879E-05</text:p>
          </table:table-cell>
          <table:table-cell office:value-type="float" office:value="-0.00429599177800599" calcext:value-type="float">
            <text:p>-0.00429599177800599</text:p>
          </table:table-cell>
          <table:table-cell office:value-type="float" office:value="-0.00571428571428556" calcext:value-type="float">
            <text:p>-0.00571428571428556</text:p>
          </table:table-cell>
          <table:table-cell office:value-type="float" office:value="-0.00286742034943477" calcext:value-type="float">
            <text:p>-0.00286742034943477</text:p>
          </table:table-cell>
          <table:table-cell office:value-type="float" office:value="-0.00428571428571434" calcext:value-type="float">
            <text:p>-0.00428571428571434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0.00143884892086321" calcext:value-type="float">
            <text:p>0.00143884892086321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.00143884892086321" calcext:value-type="float">
            <text:p>0.00143884892086321</text:p>
          </table:table-cell>
          <table:table-cell office:value-type="float" office:value="-0.00142857142857133" calcext:value-type="float">
            <text:p>-0.00142857142857133</text:p>
          </table:table-cell>
          <table:table-cell office:value-type="float" office:value="0.00143884892086321" calcext:value-type="float">
            <text:p>0.00143884892086321</text:p>
          </table:table-cell>
          <table:table-cell office:value-type="float" office:value="-0.00429599177800599" calcext:value-type="float">
            <text:p>-0.00429599177800599</text:p>
          </table:table-cell>
          <table:table-cell office:value-type="float" office:value="0.00286742034943488" calcext:value-type="float">
            <text:p>0.00286742034943488</text:p>
          </table:table-cell>
          <table:table-cell office:value-type="float" office:value="0" calcext:value-type="float">
            <text:p>0</text:p>
          </table:table-cell>
          <table:table-cell office:value-type="float" office:value="0.00572456320657766" calcext:value-type="float">
            <text:p>0.0057245632065776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-0.00429599177800599" calcext:value-type="float">
            <text:p>-0.00429599177800599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-0.00429599177800599" calcext:value-type="float">
            <text:p>-0.00429599177800599</text:p>
          </table:table-cell>
          <table:table-cell office:value-type="float" office:value="-0.00428571428571434" calcext:value-type="float">
            <text:p>-0.00428571428571434</text:p>
          </table:table-cell>
          <table:table-cell office:value-type="float" office:value="-0.00143884892086321" calcext:value-type="float">
            <text:p>-0.00143884892086321</text:p>
          </table:table-cell>
          <table:table-cell office:value-type="float" office:value="-0.00142857142857133" calcext:value-type="float">
            <text:p>-0.00142857142857133</text:p>
          </table:table-cell>
          <table:table-cell office:value-type="float" office:value="0" calcext:value-type="float">
            <text:p>0</text:p>
          </table:table-cell>
          <table:table-cell office:value-type="float" office:value="0.00286742034943488" calcext:value-type="float">
            <text:p>0.00286742034943488</text:p>
          </table:table-cell>
          <table:table-cell office:value-type="float" office:value="-0.00286742034943477" calcext:value-type="float">
            <text:p>-0.00286742034943477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-0.00142857142857133" calcext:value-type="float">
            <text:p>-0.00142857142857133</text:p>
          </table:table-cell>
          <table:table-cell office:value-type="float" office:value="0.00143884892086321" calcext:value-type="float">
            <text:p>0.00143884892086321</text:p>
          </table:table-cell>
          <table:table-cell office:value-type="float" office:value="-0.00142857142857133" calcext:value-type="float">
            <text:p>-0.00142857142857133</text:p>
          </table:table-cell>
          <table:table-cell office:value-type="float" office:value="0.0000102774922919879" calcext:value-type="float">
            <text:p>1.02774922919879E-05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141829393627968" calcext:value-type="float">
            <text:p>0.00141829393627968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-0.00429599177800599" calcext:value-type="float">
            <text:p>-0.00429599177800599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-0.0000102774922917659" calcext:value-type="float">
            <text:p>-1.02774922917659E-05</text:p>
          </table:table-cell>
          <table:table-cell table:number-columns-repeated="3" office:value-type="float" office:value="-0.00142857142857133" calcext:value-type="float">
            <text:p>-0.00142857142857133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.00142857142857145" calcext:value-type="float">
            <text:p>0.00142857142857145</text:p>
          </table:table-cell>
          <table:table-cell table:number-columns-repeated="3" office:value-type="float" office:value="-0.00142857142857133" calcext:value-type="float">
            <text:p>-0.00142857142857133</text:p>
          </table:table-cell>
          <table:table-cell office:value-type="float" office:value="0.00286742034943488" calcext:value-type="float">
            <text:p>0.00286742034943488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0.00143884892086321" calcext:value-type="float">
            <text:p>0.00143884892086321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0142857142857145" calcext:value-type="float">
            <text:p>0.0014285714285714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-0.00143884892086343" calcext:value-type="float">
            <text:p>-0.00143884892086343</text:p>
          </table:table-cell>
          <table:table-cell office:value-type="float" office:value="0.00286742034943455" calcext:value-type="float">
            <text:p>0.00286742034943455</text:p>
          </table:table-cell>
          <table:table-cell office:value-type="float" office:value="-0.0000102774922918769" calcext:value-type="float">
            <text:p>-1.0277492291876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2857142857145" calcext:value-type="float">
            <text:p>-0.00142857142857145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0.00285714285714278" calcext:value-type="float">
            <text:p>0.00285714285714278</text:p>
          </table:table-cell>
          <table:table-cell table:number-columns-repeated="2" office:value-type="float" office:value="0.00142857142857133" calcext:value-type="float">
            <text:p>0.00142857142857133</text:p>
          </table:table-cell>
          <table:table-cell office:value-type="float" office:value="0" calcext:value-type="float">
            <text:p>0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0142857142857133" calcext:value-type="float">
            <text:p>0.00142857142857133</text:p>
          </table:table-cell>
          <table:table-cell office:value-type="float" office:value="0.00143884892086332" calcext:value-type="float">
            <text:p>0.00143884892086332</text:p>
          </table:table-cell>
          <table:table-cell table:number-columns-repeated="2" office:value-type="float" office:value="0.00285714285714278" calcext:value-type="float">
            <text:p>0.002857142857142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-0.00658376156217888" calcext:value-type="float">
            <text:p>-0.00658376156217888</text:p>
          </table:table-cell>
          <table:table-cell office:value-type="float" office:value="-0.000567317574511783" calcext:value-type="float">
            <text:p>-0.000567317574511783</text:p>
          </table:table-cell>
          <table:table-cell office:value-type="float" office:value="-0.00257965056526199" calcext:value-type="float">
            <text:p>-0.00257965056526199</text:p>
          </table:table-cell>
          <table:table-cell office:value-type="float" office:value="-0.00342446043165467" calcext:value-type="float">
            <text:p>-0.00342446043165467</text:p>
          </table:table-cell>
          <table:table-cell office:value-type="float" office:value="-0.00143473792394655" calcext:value-type="float">
            <text:p>-0.0014347379239465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0861253854059663" calcext:value-type="float">
            <text:p>-0.000861253854059663</text:p>
          </table:table-cell>
          <table:table-cell office:value-type="float" office:value="0.00200822199383344" calcext:value-type="float">
            <text:p>0.00200822199383344</text:p>
          </table:table-cell>
          <table:table-cell office:value-type="float" office:value="-0.00171428571428578" calcext:value-type="float">
            <text:p>-0.00171428571428578</text:p>
          </table:table-cell>
          <table:table-cell office:value-type="float" office:value="0.00143062692702978" calcext:value-type="float">
            <text:p>0.00143062692702978</text:p>
          </table:table-cell>
          <table:table-cell office:value-type="float" office:value="-0.00114080164439878" calcext:value-type="float">
            <text:p>-0.00114080164439878</text:p>
          </table:table-cell>
          <table:table-cell office:value-type="float" office:value="0.0017225077081191" calcext:value-type="float">
            <text:p>0.0017225077081191</text:p>
          </table:table-cell>
          <table:table-cell office:value-type="float" office:value="-0.00085714285714289" calcext:value-type="float">
            <text:p>-0.00085714285714289</text:p>
          </table:table-cell>
          <table:table-cell office:value-type="float" office:value="0.000581706063720322" calcext:value-type="float">
            <text:p>0.000581706063720322</text:p>
          </table:table-cell>
          <table:table-cell office:value-type="float" office:value="0.00142857142857133" calcext:value-type="float">
            <text:p>0.00142857142857133</text:p>
          </table:table-cell>
          <table:table-cell office:value-type="float" office:value="0.00286125385405955" calcext:value-type="float">
            <text:p>0.0028612538540595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012919107036754" calcext:value-type="float">
            <text:p>0.012919107036754</text:p>
          </table:table-cell>
          <table:table-cell office:value-type="float" office:value="-0.00393005687123338" calcext:value-type="float">
            <text:p>-0.00393005687123338</text:p>
          </table:table-cell>
          <table:table-cell office:value-type="float" office:value="-0.00790255496137859" calcext:value-type="float">
            <text:p>-0.00790255496137859</text:p>
          </table:table-cell>
          <table:table-cell office:value-type="float" office:value="0.0128851540616246" calcext:value-type="float">
            <text:p>0.0128851540616246</text:p>
          </table:table-cell>
          <table:table-cell office:value-type="float" office:value="0.00910788557847375" calcext:value-type="float">
            <text:p>0.00910788557847375</text:p>
          </table:table-cell>
          <table:table-cell office:value-type="float" office:value="0.0286563110092521" calcext:value-type="float">
            <text:p>0.0286563110092521</text:p>
          </table:table-cell>
          <table:table-cell office:value-type="float" office:value="0.00387912740853913" calcext:value-type="float">
            <text:p>0.00387912740853913</text:p>
          </table:table-cell>
          <table:table-cell office:value-type="float" office:value="0.0116883116883116" calcext:value-type="float">
            <text:p>0.0116883116883116</text:p>
          </table:table-cell>
          <table:table-cell office:value-type="float" office:value="-0.00398947457770993" calcext:value-type="float">
            <text:p>-0.00398947457770993</text:p>
          </table:table-cell>
          <table:table-cell office:value-type="float" office:value="-0.0000424412189118373" calcext:value-type="float">
            <text:p>-4.24412189118373E-05</text:p>
          </table:table-cell>
          <table:table-cell office:value-type="float" office:value="0.012919107036754" calcext:value-type="float">
            <text:p>0.012919107036754</text:p>
          </table:table-cell>
          <table:table-cell office:value-type="float" office:value="0.0259910024615907" calcext:value-type="float">
            <text:p>0.0259910024615907</text:p>
          </table:table-cell>
          <table:table-cell office:value-type="float" office:value="0.0116713352007469" calcext:value-type="float">
            <text:p>0.0116713352007469</text:p>
          </table:table-cell>
          <table:table-cell office:value-type="float" office:value="0.00913335030982088" calcext:value-type="float">
            <text:p>0.00913335030982088</text:p>
          </table:table-cell>
          <table:table-cell office:value-type="float" office:value="0.0182157711569475" calcext:value-type="float">
            <text:p>0.0182157711569475</text:p>
          </table:table-cell>
          <table:table-cell office:value-type="float" office:value="0.00128172481113653" calcext:value-type="float">
            <text:p>0.0012817248111365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0025974025974026" calcext:value-type="float">
            <text:p>0.0025974025974026</text:p>
          </table:table-cell>
          <table:table-cell office:value-type="float" office:value="0.015643833290892" calcext:value-type="float">
            <text:p>0.015643833290892</text:p>
          </table:table-cell>
          <table:table-cell office:value-type="float" office:value="-0.00132416603004848" calcext:value-type="float">
            <text:p>-0.00132416603004848</text:p>
          </table:table-cell>
          <table:table-cell office:value-type="float" office:value="0.00517782870724037" calcext:value-type="float">
            <text:p>0.00517782870724037</text:p>
          </table:table-cell>
          <table:table-cell office:value-type="float" office:value="0.00783464901111952" calcext:value-type="float">
            <text:p>0.00783464901111952</text:p>
          </table:table-cell>
          <table:table-cell office:value-type="float" office:value="0.00651897122485357" calcext:value-type="float">
            <text:p>0.00651897122485357</text:p>
          </table:table-cell>
          <table:table-cell office:value-type="float" office:value="-0.00000848824378241186" calcext:value-type="float">
            <text:p>-8.48824378241186E-06</text:p>
          </table:table-cell>
          <table:table-cell office:value-type="float" office:value="0.014328155504626" calcext:value-type="float">
            <text:p>0.014328155504626</text:p>
          </table:table-cell>
          <table:table-cell office:value-type="float" office:value="0.00391308038366855" calcext:value-type="float">
            <text:p>0.00391308038366855</text:p>
          </table:table-cell>
          <table:table-cell office:value-type="float" office:value="-0.0025889143536203" calcext:value-type="float">
            <text:p>-0.0025889143536203</text:p>
          </table:table-cell>
          <table:table-cell office:value-type="float" office:value="0.010406586877175" calcext:value-type="float">
            <text:p>0.010406586877175</text:p>
          </table:table-cell>
          <table:table-cell office:value-type="float" office:value="0.00911637382225616" calcext:value-type="float">
            <text:p>0.00911637382225616</text:p>
          </table:table-cell>
          <table:table-cell office:value-type="float" office:value="0.00648501824972403" calcext:value-type="float">
            <text:p>0.00648501824972403</text:p>
          </table:table-cell>
          <table:table-cell office:value-type="float" office:value="-0.00645106527459483" calcext:value-type="float">
            <text:p>-0.00645106527459483</text:p>
          </table:table-cell>
          <table:table-cell table:number-columns-repeated="2" office:value-type="float" office:value="0.0104150751209574" calcext:value-type="float">
            <text:p>0.010415075120957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-0.00260589084118479" calcext:value-type="float">
            <text:p>-0.00260589084118479</text:p>
          </table:table-cell>
          <table:table-cell office:value-type="float" office:value="0.0130379424497072" calcext:value-type="float">
            <text:p>0.0130379424497072</text:p>
          </table:table-cell>
          <table:table-cell office:value-type="float" office:value="0" calcext:value-type="float">
            <text:p>0</text:p>
          </table:table-cell>
          <table:table-cell office:value-type="float" office:value="0.00129021305491905" calcext:value-type="float">
            <text:p>0.00129021305491905</text:p>
          </table:table-cell>
          <table:table-cell office:value-type="float" office:value="0.00132416603004837" calcext:value-type="float">
            <text:p>0.00132416603004837</text:p>
          </table:table-cell>
          <table:table-cell office:value-type="float" office:value="-0.00129021305491883" calcext:value-type="float">
            <text:p>-0.00129021305491883</text:p>
          </table:table-cell>
          <table:table-cell office:value-type="float" office:value="-0.00519480519480509" calcext:value-type="float">
            <text:p>-0.00519480519480509</text:p>
          </table:table-cell>
          <table:table-cell office:value-type="float" office:value="0.00262286732874983" calcext:value-type="float">
            <text:p>0.00262286732874983</text:p>
          </table:table-cell>
          <table:table-cell office:value-type="float" office:value="-0.00782616076733722" calcext:value-type="float">
            <text:p>-0.00782616076733722</text:p>
          </table:table-cell>
          <table:table-cell office:value-type="float" office:value="-0.0052032934385875" calcext:value-type="float">
            <text:p>-0.0052032934385875</text:p>
          </table:table-cell>
          <table:table-cell office:value-type="float" office:value="0.00257193786605558" calcext:value-type="float">
            <text:p>0.00257193786605558</text:p>
          </table:table-cell>
          <table:table-cell office:value-type="float" office:value="-0.00522026992615221" calcext:value-type="float">
            <text:p>-0.00522026992615221</text:p>
          </table:table-cell>
          <table:table-cell office:value-type="float" office:value="-0.00000848824378230084" calcext:value-type="float">
            <text:p>-8.48824378230084E-06</text:p>
          </table:table-cell>
          <table:table-cell office:value-type="float" office:value="-0.010406586877175" calcext:value-type="float">
            <text:p>-0.010406586877175</text:p>
          </table:table-cell>
          <table:table-cell office:value-type="float" office:value="-0.00780918427977251" calcext:value-type="float">
            <text:p>-0.00780918427977251</text:p>
          </table:table-cell>
          <table:table-cell office:value-type="float" office:value="-0.00392156862745097" calcext:value-type="float">
            <text:p>-0.0039215686274509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-0.00258891435362019" calcext:value-type="float">
            <text:p>-0.00258891435362019</text:p>
          </table:table-cell>
          <table:table-cell office:value-type="float" office:value="0.0117307529072236" calcext:value-type="float">
            <text:p>0.0117307529072236</text:p>
          </table:table-cell>
          <table:table-cell office:value-type="float" office:value="0.00910788557847386" calcext:value-type="float">
            <text:p>0.00910788557847386</text:p>
          </table:table-cell>
          <table:table-cell office:value-type="float" office:value="0.00780918427977262" calcext:value-type="float">
            <text:p>0.00780918427977262</text:p>
          </table:table-cell>
          <table:table-cell office:value-type="float" office:value="0.00523724641371703" calcext:value-type="float">
            <text:p>0.00523724641371703</text:p>
          </table:table-cell>
          <table:table-cell office:value-type="float" office:value="0.00522026992615232" calcext:value-type="float">
            <text:p>0.00522026992615232</text:p>
          </table:table-cell>
          <table:table-cell office:value-type="float" office:value="0.00391308038366867" calcext:value-type="float">
            <text:p>0.00391308038366867</text:p>
          </table:table-cell>
          <table:table-cell office:value-type="float" office:value="0.00258042610983789" calcext:value-type="float">
            <text:p>0.00258042610983789</text:p>
          </table:table-cell>
          <table:table-cell office:value-type="float" office:value="0.00651048298107126" calcext:value-type="float">
            <text:p>0.00651048298107126</text:p>
          </table:table-cell>
          <table:table-cell office:value-type="float" office:value="0.00133265427383078" calcext:value-type="float">
            <text:p>0.00133265427383078</text:p>
          </table:table-cell>
          <table:table-cell office:value-type="float" office:value="0.012987012987013" calcext:value-type="float">
            <text:p>0.012987012987013</text:p>
          </table:table-cell>
          <table:table-cell office:value-type="float" office:value="-0.0000169764875647127" calcext:value-type="float">
            <text:p>-1.69764875647127E-05</text:p>
          </table:table-cell>
          <table:table-cell office:value-type="float" office:value="0.00129021305491894" calcext:value-type="float">
            <text:p>0.00129021305491894</text:p>
          </table:table-cell>
          <table:table-cell office:value-type="float" office:value="0.00131567778626607" calcext:value-type="float">
            <text:p>0.00131567778626607</text:p>
          </table:table-cell>
          <table:table-cell office:value-type="float" office:value="0.00000848824378241186" calcext:value-type="float">
            <text:p>8.48824378241186E-06</text:p>
          </table:table-cell>
          <table:table-cell office:value-type="float" office:value="0.00389610389610395" calcext:value-type="float">
            <text:p>0.0038961038961039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-0.0051948051948052" calcext:value-type="float">
            <text:p>-0.0051948051948052</text:p>
          </table:table-cell>
          <table:table-cell office:value-type="float" office:value="0.00129021305491894" calcext:value-type="float">
            <text:p>0.00129021305491894</text:p>
          </table:table-cell>
          <table:table-cell office:value-type="float" office:value="-0.00130718954248366" calcext:value-type="float">
            <text:p>-0.00130718954248366</text:p>
          </table:table-cell>
          <table:table-cell office:value-type="float" office:value="0.00256344962227317" calcext:value-type="float">
            <text:p>0.00256344962227317</text:p>
          </table:table-cell>
          <table:table-cell office:value-type="float" office:value="-0.0026058908411849" calcext:value-type="float">
            <text:p>-0.0026058908411849</text:p>
          </table:table-cell>
          <table:table-cell office:value-type="float" office:value="-0.00912486206603846" calcext:value-type="float">
            <text:p>-0.00912486206603846</text:p>
          </table:table-cell>
          <table:table-cell office:value-type="float" office:value="-0.00134114251761319" calcext:value-type="float">
            <text:p>-0.00134114251761319</text:p>
          </table:table-cell>
          <table:table-cell office:value-type="float" office:value="-0.00135811900517779" calcext:value-type="float">
            <text:p>-0.00135811900517779</text:p>
          </table:table-cell>
          <table:table-cell office:value-type="float" office:value="0.00389610389610395" calcext:value-type="float">
            <text:p>0.00389610389610395</text:p>
          </table:table-cell>
          <table:table-cell office:value-type="float" office:value="-0.00258891435362019" calcext:value-type="float">
            <text:p>-0.00258891435362019</text:p>
          </table:table-cell>
          <table:table-cell office:value-type="float" office:value="0.0025889143536203" calcext:value-type="float">
            <text:p>0.0025889143536203</text:p>
          </table:table-cell>
          <table:table-cell office:value-type="float" office:value="0.00127323656735423" calcext:value-type="float">
            <text:p>0.00127323656735423</text:p>
          </table:table-cell>
          <table:table-cell office:value-type="float" office:value="-0.00654443595620069" calcext:value-type="float">
            <text:p>-0.00654443595620069</text:p>
          </table:table-cell>
          <table:table-cell office:value-type="float" office:value="-0.00782616076733722" calcext:value-type="float">
            <text:p>-0.00782616076733722</text:p>
          </table:table-cell>
          <table:table-cell office:value-type="float" office:value="0.00127323656735412" calcext:value-type="float">
            <text:p>0.00127323656735412</text:p>
          </table:table-cell>
          <table:table-cell office:value-type="float" office:value="-0.0026058908411849" calcext:value-type="float">
            <text:p>-0.00260589084118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.00102537984890927" calcext:value-type="float">
            <text:p>0.00102537984890927</text:p>
          </table:table-cell>
          <table:table-cell office:value-type="float" office:value="0.0075545369663016" calcext:value-type="float">
            <text:p>0.0075545369663016</text:p>
          </table:table-cell>
          <table:table-cell office:value-type="float" office:value="-0.000285204991087418" calcext:value-type="float">
            <text:p>-0.000285204991087418</text:p>
          </table:table-cell>
          <table:table-cell office:value-type="float" office:value="0.00594516594516592" calcext:value-type="float">
            <text:p>0.00594516594516592</text:p>
          </table:table-cell>
          <table:table-cell office:value-type="float" office:value="0.00417961123843469" calcext:value-type="float">
            <text:p>0.00417961123843469</text:p>
          </table:table-cell>
          <table:table-cell office:value-type="float" office:value="0.00599609540786006" calcext:value-type="float">
            <text:p>0.00599609540786006</text:p>
          </table:table-cell>
          <table:table-cell office:value-type="float" office:value="0.000249554367201421" calcext:value-type="float">
            <text:p>0.000249554367201421</text:p>
          </table:table-cell>
          <table:table-cell office:value-type="float" office:value="0.00597232832526951" calcext:value-type="float">
            <text:p>0.00597232832526951</text:p>
          </table:table-cell>
          <table:table-cell office:value-type="float" office:value="0.000500806383159302" calcext:value-type="float">
            <text:p>0.000500806383159302</text:p>
          </table:table-cell>
          <table:table-cell office:value-type="float" office:value="-0.00181818181818183" calcext:value-type="float">
            <text:p>-0.00181818181818183</text:p>
          </table:table-cell>
          <table:table-cell office:value-type="float" office:value="0.00829471182412356" calcext:value-type="float">
            <text:p>0.00829471182412356</text:p>
          </table:table-cell>
          <table:table-cell office:value-type="float" office:value="0.00622867328749677" calcext:value-type="float">
            <text:p>0.00622867328749677</text:p>
          </table:table-cell>
          <table:table-cell office:value-type="float" office:value="0.00257872846108143" calcext:value-type="float">
            <text:p>0.00257872846108143</text:p>
          </table:table-cell>
          <table:table-cell office:value-type="float" office:value="-0.00284695696460402" calcext:value-type="float">
            <text:p>-0.00284695696460402</text:p>
          </table:table-cell>
          <table:table-cell office:value-type="float" office:value="0.00442067736185381" calcext:value-type="float">
            <text:p>0.00442067736185381</text:p>
          </table:table-cell>
          <table:table-cell office:value-type="float" office:value="0.00181308887191234" calcext:value-type="float">
            <text:p>0.0018130888719123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000858272162620022" calcext:value-type="float">
            <text:p>0.000858272162620022</text:p>
          </table:table-cell>
          <table:table-cell office:value-type="float" office:value="-0.00961038961038963" calcext:value-type="float">
            <text:p>-0.00961038961038963</text:p>
          </table:table-cell>
          <table:table-cell office:value-type="float" office:value="-0.00436288349331837" calcext:value-type="float">
            <text:p>-0.00436288349331837</text:p>
          </table:table-cell>
          <table:table-cell office:value-type="float" office:value="0.00256728778467907" calcext:value-type="float">
            <text:p>0.00256728778467907</text:p>
          </table:table-cell>
          <table:table-cell office:value-type="float" office:value="0.000843214756258259" calcext:value-type="float">
            <text:p>0.000843214756258259</text:p>
          </table:table-cell>
          <table:table-cell office:value-type="float" office:value="-0.0061170713344626" calcext:value-type="float">
            <text:p>-0.0061170713344626</text:p>
          </table:table-cell>
          <table:table-cell office:value-type="float" office:value="0.00172783738001125" calcext:value-type="float">
            <text:p>0.00172783738001125</text:p>
          </table:table-cell>
          <table:table-cell office:value-type="float" office:value="-0.00262375305853568" calcext:value-type="float">
            <text:p>-0.00262375305853568</text:p>
          </table:table-cell>
          <table:table-cell office:value-type="float" office:value="0.00778467908902691" calcext:value-type="float">
            <text:p>0.00778467908902691</text:p>
          </table:table-cell>
          <table:table-cell office:value-type="float" office:value="0.00516092603049123" calcext:value-type="float">
            <text:p>0.00516092603049123</text:p>
          </table:table-cell>
          <table:table-cell office:value-type="float" office:value="0.0147487295313382" calcext:value-type="float">
            <text:p>0.0147487295313382</text:p>
          </table:table-cell>
          <table:table-cell office:value-type="float" office:value="-0.00695275738753998" calcext:value-type="float">
            <text:p>-0.00695275738753998</text:p>
          </table:table-cell>
          <table:table-cell office:value-type="float" office:value="0.0104498400150574" calcext:value-type="float">
            <text:p>0.0104498400150574</text:p>
          </table:table-cell>
          <table:table-cell office:value-type="float" office:value="-0.00869565217391299" calcext:value-type="float">
            <text:p>-0.00869565217391299</text:p>
          </table:table-cell>
          <table:table-cell office:value-type="float" office:value="-0.0226162243553548" calcext:value-type="float">
            <text:p>-0.0226162243553548</text:p>
          </table:table-cell>
          <table:table-cell office:value-type="float" office:value="0.00431771127423297" calcext:value-type="float">
            <text:p>0.0043177112742329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-0.00344814605684174" calcext:value-type="float">
            <text:p>-0.00344814605684174</text:p>
          </table:table-cell>
          <table:table-cell office:value-type="float" office:value="-0.0226124600037644" calcext:value-type="float">
            <text:p>-0.0226124600037644</text:p>
          </table:table-cell>
          <table:table-cell office:value-type="float" office:value="-0.00345191040843218" calcext:value-type="float">
            <text:p>-0.00345191040843218</text:p>
          </table:table-cell>
          <table:table-cell office:value-type="float" office:value="-0.0191266704310183" calcext:value-type="float">
            <text:p>-0.0191266704310183</text:p>
          </table:table-cell>
          <table:table-cell office:value-type="float" office:value="-0.00260869565217392" calcext:value-type="float">
            <text:p>-0.00260869565217392</text:p>
          </table:table-cell>
          <table:table-cell office:value-type="float" office:value="-0.0112892904197252" calcext:value-type="float">
            <text:p>-0.0112892904197252</text:p>
          </table:table-cell>
          <table:table-cell office:value-type="float" office:value="-0.00347073216638427" calcext:value-type="float">
            <text:p>-0.00347073216638427</text:p>
          </table:table-cell>
          <table:table-cell office:value-type="float" office:value="-0.00694146433276865" calcext:value-type="float">
            <text:p>-0.00694146433276865</text:p>
          </table:table-cell>
          <table:table-cell office:value-type="float" office:value="-0.00433653303218518" calcext:value-type="float">
            <text:p>-0.00433653303218518</text:p>
          </table:table-cell>
          <table:table-cell office:value-type="float" office:value="-0.00173913043478258" calcext:value-type="float">
            <text:p>-0.00173913043478258</text:p>
          </table:table-cell>
          <table:table-cell office:value-type="float" office:value="-0.0104310182571052" calcext:value-type="float">
            <text:p>-0.0104310182571052</text:p>
          </table:table-cell>
          <table:table-cell office:value-type="float" office:value="-0.0113194052324487" calcext:value-type="float">
            <text:p>-0.0113194052324487</text:p>
          </table:table-cell>
          <table:table-cell office:value-type="float" office:value="0.00174289478637302" calcext:value-type="float">
            <text:p>0.00174289478637302</text:p>
          </table:table-cell>
          <table:table-cell office:value-type="float" office:value="-0.00868435911914178" calcext:value-type="float">
            <text:p>-0.00868435911914178</text:p>
          </table:table-cell>
          <table:table-cell office:value-type="float" office:value="-0.0130246565029174" calcext:value-type="float">
            <text:p>-0.0130246565029174</text:p>
          </table:table-cell>
          <table:table-cell office:value-type="float" office:value="-0.00435911914172782" calcext:value-type="float">
            <text:p>-0.0043591191417278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0.000903444381705199" calcext:value-type="float">
            <text:p>0.000903444381705199</text:p>
          </table:table-cell>
          <table:table-cell office:value-type="float" office:value="-0.0199962356484096" calcext:value-type="float">
            <text:p>-0.0199962356484096</text:p>
          </table:table-cell>
          <table:table-cell office:value-type="float" office:value="-0.00607942781855819" calcext:value-type="float">
            <text:p>-0.00607942781855819</text:p>
          </table:table-cell>
          <table:table-cell office:value-type="float" office:value="-0.00262751741012601" calcext:value-type="float">
            <text:p>-0.00262751741012601</text:p>
          </table:table-cell>
          <table:table-cell office:value-type="float" office:value="-0.00346696781479383" calcext:value-type="float">
            <text:p>-0.00346696781479383</text:p>
          </table:table-cell>
          <table:table-cell office:value-type="float" office:value="-0.00174289478637302" calcext:value-type="float">
            <text:p>-0.00174289478637302</text:p>
          </table:table-cell>
          <table:table-cell office:value-type="float" office:value="-0.00870318087709387" calcext:value-type="float">
            <text:p>-0.00870318087709387</text:p>
          </table:table-cell>
          <table:table-cell office:value-type="float" office:value="0.00868435911914178" calcext:value-type="float">
            <text:p>0.00868435911914178</text:p>
          </table:table-cell>
          <table:table-cell office:value-type="float" office:value="0.00173913043478258" calcext:value-type="float">
            <text:p>0.00173913043478258</text:p>
          </table:table-cell>
          <table:table-cell office:value-type="float" office:value="-0.00436664784490859" calcext:value-type="float">
            <text:p>-0.00436664784490859</text:p>
          </table:table-cell>
          <table:table-cell office:value-type="float" office:value="0.00434406173536617" calcext:value-type="float">
            <text:p>0.00434406173536617</text:p>
          </table:table-cell>
          <table:table-cell office:value-type="float" office:value="-0.00174289478637302" calcext:value-type="float">
            <text:p>-0.00174289478637302</text:p>
          </table:table-cell>
          <table:table-cell office:value-type="float" office:value="0.00868435911914178" calcext:value-type="float">
            <text:p>0.00868435911914178</text:p>
          </table:table-cell>
          <table:table-cell office:value-type="float" office:value="-0.00261622435535469" calcext:value-type="float">
            <text:p>-0.00261622435535469</text:p>
          </table:table-cell>
          <table:table-cell office:value-type="float" office:value="-0.0147713156408807" calcext:value-type="float">
            <text:p>-0.0147713156408807</text:p>
          </table:table-cell>
          <table:table-cell office:value-type="float" office:value="-0.00260493130058348" calcext:value-type="float">
            <text:p>-0.00260493130058348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-0.000828157349896497" calcext:value-type="float">
            <text:p>-0.000828157349896497</text:p>
          </table:table-cell>
          <table:table-cell office:value-type="float" office:value="-0.0156446452098626" calcext:value-type="float">
            <text:p>-0.0156446452098626</text:p>
          </table:table-cell>
          <table:table-cell office:value-type="float" office:value="-0.0121588556371166" calcext:value-type="float">
            <text:p>-0.0121588556371166</text:p>
          </table:table-cell>
          <table:table-cell office:value-type="float" office:value="-0.00868059476755123" calcext:value-type="float">
            <text:p>-0.00868059476755123</text:p>
          </table:table-cell>
          <table:table-cell office:value-type="float" office:value="-0.000869565217391344" calcext:value-type="float">
            <text:p>-0.000869565217391344</text:p>
          </table:table-cell>
          <table:table-cell office:value-type="float" office:value="-0.0138942217203087" calcext:value-type="float">
            <text:p>-0.0138942217203087</text:p>
          </table:table-cell>
          <table:table-cell office:value-type="float" office:value="-0.0199924712968191" calcext:value-type="float">
            <text:p>-0.0199924712968191</text:p>
          </table:table-cell>
          <table:table-cell office:value-type="float" office:value="0.00000752870318088128" calcext:value-type="float">
            <text:p>7.52870318088128E-06</text:p>
          </table:table-cell>
          <table:table-cell office:value-type="float" office:value="-0.00172030867683048" calcext:value-type="float">
            <text:p>-0.00172030867683048</text:p>
          </table:table-cell>
          <table:table-cell office:value-type="float" office:value="-0.00781102955016" calcext:value-type="float">
            <text:p>-0.00781102955016</text:p>
          </table:table-cell>
          <table:table-cell office:value-type="float" office:value="-0.00347073216638438" calcext:value-type="float">
            <text:p>-0.00347073216638438</text:p>
          </table:table-cell>
          <table:table-cell office:value-type="float" office:value="-0.00607566346696786" calcext:value-type="float">
            <text:p>-0.00607566346696786</text:p>
          </table:table-cell>
          <table:table-cell office:value-type="float" office:value="-0.00173536608319225" calcext:value-type="float">
            <text:p>-0.00173536608319225</text:p>
          </table:table-cell>
          <table:table-cell office:value-type="float" office:value="-0.00347449651797482" calcext:value-type="float">
            <text:p>-0.00347449651797482</text:p>
          </table:table-cell>
          <table:table-cell office:value-type="float" office:value="-0.00693393562958788" calcext:value-type="float">
            <text:p>-0.00693393562958788</text:p>
          </table:table-cell>
          <table:table-cell office:value-type="float" office:value="-0.00433276868059485" calcext:value-type="float">
            <text:p>-0.0043327686805948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-0.0060417843026539" calcext:value-type="float">
            <text:p>-0.0060417843026539</text:p>
          </table:table-cell>
          <table:table-cell office:value-type="float" office:value="-0.018257105213627" calcext:value-type="float">
            <text:p>-0.018257105213627</text:p>
          </table:table-cell>
          <table:table-cell office:value-type="float" office:value="-0.0104046677959722" calcext:value-type="float">
            <text:p>-0.0104046677959722</text:p>
          </table:table-cell>
          <table:table-cell office:value-type="float" office:value="-0.0104046677959723" calcext:value-type="float">
            <text:p>-0.0104046677959723</text:p>
          </table:table-cell>
          <table:table-cell office:value-type="float" office:value="-0.0086768304159609" calcext:value-type="float">
            <text:p>-0.0086768304159609</text:p>
          </table:table-cell>
          <table:table-cell table:number-columns-repeated="2" office:value-type="float" office:value="-0.0138942217203087" calcext:value-type="float">
            <text:p>-0.0138942217203087</text:p>
          </table:table-cell>
          <table:table-cell office:value-type="float" office:value="0.00434782608695639" calcext:value-type="float">
            <text:p>0.00434782608695639</text:p>
          </table:table-cell>
          <table:table-cell office:value-type="float" office:value="-0.00694522868435921" calcext:value-type="float">
            <text:p>-0.00694522868435921</text:p>
          </table:table-cell>
          <table:table-cell office:value-type="float" office:value="-0.00346696781479394" calcext:value-type="float">
            <text:p>-0.00346696781479394</text:p>
          </table:table-cell>
          <table:table-cell office:value-type="float" office:value="-0.00780726519856956" calcext:value-type="float">
            <text:p>-0.00780726519856956</text:p>
          </table:table-cell>
          <table:table-cell office:value-type="float" office:value="-0.00434029738377573" calcext:value-type="float">
            <text:p>-0.00434029738377573</text:p>
          </table:table-cell>
          <table:table-cell office:value-type="float" office:value="-0.00695275738754009" calcext:value-type="float">
            <text:p>-0.00695275738754009</text:p>
          </table:table-cell>
          <table:table-cell office:value-type="float" office:value="-0.00433653303218529" calcext:value-type="float">
            <text:p>-0.00433653303218529</text:p>
          </table:table-cell>
          <table:table-cell office:value-type="float" office:value="-0.0112742330133635" calcext:value-type="float">
            <text:p>-0.0112742330133635</text:p>
          </table:table-cell>
          <table:table-cell office:value-type="float" office:value="-0.0069452286843591" calcext:value-type="float">
            <text:p>-0.00694522868435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-0.00171127423301343" calcext:value-type="float">
            <text:p>-0.00171127423301343</text:p>
          </table:table-cell>
          <table:table-cell office:value-type="float" office:value="-0.0172241671372106" calcext:value-type="float">
            <text:p>-0.0172241671372106</text:p>
          </table:table-cell>
          <table:table-cell office:value-type="float" office:value="-0.00729154903067952" calcext:value-type="float">
            <text:p>-0.00729154903067952</text:p>
          </table:table-cell>
          <table:table-cell office:value-type="float" office:value="-0.00765443252399778" calcext:value-type="float">
            <text:p>-0.00765443252399778</text:p>
          </table:table-cell>
          <table:table-cell office:value-type="float" office:value="-0.00295576886881244" calcext:value-type="float">
            <text:p>-0.00295576886881244</text:p>
          </table:table-cell>
          <table:table-cell office:value-type="float" office:value="-0.00938753999623565" calcext:value-type="float">
            <text:p>-0.00938753999623565</text:p>
          </table:table-cell>
          <table:table-cell office:value-type="float" office:value="-0.008866553736119" calcext:value-type="float">
            <text:p>-0.008866553736119</text:p>
          </table:table-cell>
          <table:table-cell office:value-type="float" office:value="0.000694899303594898" calcext:value-type="float">
            <text:p>0.000694899303594898</text:p>
          </table:table-cell>
          <table:table-cell office:value-type="float" office:value="-0.000695652173913097" calcext:value-type="float">
            <text:p>-0.000695652173913097</text:p>
          </table:table-cell>
          <table:table-cell office:value-type="float" office:value="-0.00244456992283082" calcext:value-type="float">
            <text:p>-0.00244456992283082</text:p>
          </table:table-cell>
          <table:table-cell office:value-type="float" office:value="-0.000523244871071027" calcext:value-type="float">
            <text:p>-0.000523244871071027</text:p>
          </table:table-cell>
          <table:table-cell office:value-type="float" office:value="-0.0060862036514211" calcext:value-type="float">
            <text:p>-0.0060862036514211</text:p>
          </table:table-cell>
          <table:table-cell office:value-type="float" office:value="0.00243779408996792" calcext:value-type="float">
            <text:p>0.00243779408996792</text:p>
          </table:table-cell>
          <table:table-cell office:value-type="float" office:value="-0.00556145303971389" calcext:value-type="float">
            <text:p>-0.00556145303971389</text:p>
          </table:table-cell>
          <table:table-cell office:value-type="float" office:value="-0.0137240730284209" calcext:value-type="float">
            <text:p>-0.0137240730284209</text:p>
          </table:table-cell>
          <table:table-cell office:value-type="float" office:value="-0.00278486730660654" calcext:value-type="float">
            <text:p>-0.0027848673066065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00173913043478258" calcext:value-type="float">
            <text:p>0.00173913043478258</text:p>
          </table:table-cell>
          <table:table-cell office:value-type="float" office:value="0.0156221889055472" calcext:value-type="float">
            <text:p>0.0156221889055472</text:p>
          </table:table-cell>
          <table:table-cell office:value-type="float" office:value="0.0225187406296852" calcext:value-type="float">
            <text:p>0.0225187406296852</text:p>
          </table:table-cell>
          <table:table-cell office:value-type="float" office:value="0.0344977511244378" calcext:value-type="float">
            <text:p>0.0344977511244378</text:p>
          </table:table-cell>
          <table:table-cell office:value-type="float" office:value="0.0466566716641679" calcext:value-type="float">
            <text:p>0.0466566716641679</text:p>
          </table:table-cell>
          <table:table-cell office:value-type="float" office:value="0.0380209895052473" calcext:value-type="float">
            <text:p>0.0380209895052473</text:p>
          </table:table-cell>
          <table:table-cell office:value-type="float" office:value="0.0346026986506747" calcext:value-type="float">
            <text:p>0.0346026986506747</text:p>
          </table:table-cell>
          <table:table-cell table:number-columns-repeated="2" office:value-type="float" office:value="0.0224587706146927" calcext:value-type="float">
            <text:p>0.0224587706146927</text:p>
          </table:table-cell>
          <table:table-cell office:value-type="float" office:value="0.0276311844077961" calcext:value-type="float">
            <text:p>0.0276311844077961</text:p>
          </table:table-cell>
          <table:table-cell office:value-type="float" office:value="0.0293403298350825" calcext:value-type="float">
            <text:p>0.0293403298350825</text:p>
          </table:table-cell>
          <table:table-cell office:value-type="float" office:value="0.0155472263868066" calcext:value-type="float">
            <text:p>0.0155472263868066</text:p>
          </table:table-cell>
          <table:table-cell office:value-type="float" office:value="0.0207496251874063" calcext:value-type="float">
            <text:p>0.0207496251874063</text:p>
          </table:table-cell>
          <table:table-cell office:value-type="float" office:value="0.0138530734632684" calcext:value-type="float">
            <text:p>0.0138530734632684</text:p>
          </table:table-cell>
          <table:table-cell office:value-type="float" office:value="0.0241829085457271" calcext:value-type="float">
            <text:p>0.0241829085457271</text:p>
          </table:table-cell>
          <table:table-cell office:value-type="float" office:value="0.0467316341829086" calcext:value-type="float">
            <text:p>0.046731634182908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0.0138230884557721" calcext:value-type="float">
            <text:p>0.0138230884557721</text:p>
          </table:table-cell>
          <table:table-cell office:value-type="float" office:value="0.0000299850074961805" calcext:value-type="float">
            <text:p>2.99850074961805E-05</text:p>
          </table:table-cell>
          <table:table-cell office:value-type="float" office:value="0.0207496251874062" calcext:value-type="float">
            <text:p>0.0207496251874062</text:p>
          </table:table-cell>
          <table:table-cell office:value-type="float" office:value="0.00515742128935526" calcext:value-type="float">
            <text:p>0.00515742128935526</text:p>
          </table:table-cell>
          <table:table-cell office:value-type="float" office:value="0.0155022488755622" calcext:value-type="float">
            <text:p>0.0155022488755622</text:p>
          </table:table-cell>
          <table:table-cell office:value-type="float" office:value="0.0242428785607196" calcext:value-type="float">
            <text:p>0.0242428785607196</text:p>
          </table:table-cell>
          <table:table-cell office:value-type="float" office:value="0.00863568215892052" calcext:value-type="float">
            <text:p>0.00863568215892052</text:p>
          </table:table-cell>
          <table:table-cell office:value-type="float" office:value="0.0000449775112443263" calcext:value-type="float">
            <text:p>4.49775112443263E-05</text:p>
          </table:table-cell>
          <table:table-cell office:value-type="float" office:value="0.0000149925037480347" calcext:value-type="float">
            <text:p>1.49925037480347E-05</text:p>
          </table:table-cell>
          <table:table-cell office:value-type="float" office:value="0.00685157421289351" calcext:value-type="float">
            <text:p>0.00685157421289351</text:p>
          </table:table-cell>
          <table:table-cell office:value-type="float" office:value="0.00346326836581701" calcext:value-type="float">
            <text:p>0.00346326836581701</text:p>
          </table:table-cell>
          <table:table-cell office:value-type="float" office:value="0.0138680659670165" calcext:value-type="float">
            <text:p>0.0138680659670165</text:p>
          </table:table-cell>
          <table:table-cell office:value-type="float" office:value="0.0086656671664167" calcext:value-type="float">
            <text:p>0.0086656671664167</text:p>
          </table:table-cell>
          <table:table-cell office:value-type="float" office:value="0.00865067466266856" calcext:value-type="float">
            <text:p>0.00865067466266856</text:p>
          </table:table-cell>
          <table:table-cell office:value-type="float" office:value="0.00868065967016496" calcext:value-type="float">
            <text:p>0.00868065967016496</text:p>
          </table:table-cell>
          <table:table-cell office:value-type="float" office:value="0.0189955022488755" calcext:value-type="float">
            <text:p>0.018995502248875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-0.0172563718140929" calcext:value-type="float">
            <text:p>-0.0172563718140929</text:p>
          </table:table-cell>
          <table:table-cell office:value-type="float" office:value="-0.00341829085457268" calcext:value-type="float">
            <text:p>-0.00341829085457268</text:p>
          </table:table-cell>
          <table:table-cell office:value-type="float" office:value="0.00518740629685166" calcext:value-type="float">
            <text:p>0.00518740629685166</text:p>
          </table:table-cell>
          <table:table-cell office:value-type="float" office:value="0.0033883058470765" calcext:value-type="float">
            <text:p>0.0033883058470765</text:p>
          </table:table-cell>
          <table:table-cell office:value-type="float" office:value="-0.00343328335832083" calcext:value-type="float">
            <text:p>-0.00343328335832083</text:p>
          </table:table-cell>
          <table:table-cell office:value-type="float" office:value="0.00178410794602701" calcext:value-type="float">
            <text:p>0.00178410794602701</text:p>
          </table:table-cell>
          <table:table-cell office:value-type="float" office:value="-0.00521739130434784" calcext:value-type="float">
            <text:p>-0.00521739130434784</text:p>
          </table:table-cell>
          <table:table-cell office:value-type="float" office:value="0.00514242878560722" calcext:value-type="float">
            <text:p>0.00514242878560722</text:p>
          </table:table-cell>
          <table:table-cell office:value-type="float" office:value="-0.0137931034482758" calcext:value-type="float">
            <text:p>-0.0137931034482758</text:p>
          </table:table-cell>
          <table:table-cell office:value-type="float" office:value="-0.0172863568215892" calcext:value-type="float">
            <text:p>-0.0172863568215892</text:p>
          </table:table-cell>
          <table:table-cell office:value-type="float" office:value="-0.0121289355322338" calcext:value-type="float">
            <text:p>-0.0121289355322338</text:p>
          </table:table-cell>
          <table:table-cell office:value-type="float" office:value="0.0000149925037481458" calcext:value-type="float">
            <text:p>1.49925037481458E-05</text:p>
          </table:table-cell>
          <table:table-cell office:value-type="float" office:value="-0.00691154422788598" calcext:value-type="float">
            <text:p>-0.00691154422788598</text:p>
          </table:table-cell>
          <table:table-cell office:value-type="float" office:value="-0.00172413793103443" calcext:value-type="float">
            <text:p>-0.00172413793103443</text:p>
          </table:table-cell>
          <table:table-cell office:value-type="float" office:value="-0.00862068965517238" calcext:value-type="float">
            <text:p>-0.00862068965517238</text:p>
          </table:table-cell>
          <table:table-cell office:value-type="float" office:value="0.0017091454272864" calcext:value-type="float">
            <text:p>0.001709145427286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-0.00523238380809588" calcext:value-type="float">
            <text:p>-0.00523238380809588</text:p>
          </table:table-cell>
          <table:table-cell office:value-type="float" office:value="-0.00691154422788598" calcext:value-type="float">
            <text:p>-0.00691154422788598</text:p>
          </table:table-cell>
          <table:table-cell office:value-type="float" office:value="0.00683658170914547" calcext:value-type="float">
            <text:p>0.00683658170914547</text:p>
          </table:table-cell>
          <table:table-cell office:value-type="float" office:value="0.00166416791604196" calcext:value-type="float">
            <text:p>0.00166416791604196</text:p>
          </table:table-cell>
          <table:table-cell office:value-type="float" office:value="0.00691154422788609" calcext:value-type="float">
            <text:p>0.00691154422788609</text:p>
          </table:table-cell>
          <table:table-cell office:value-type="float" office:value="-0.0000149925037481458" calcext:value-type="float">
            <text:p>-1.49925037481458E-05</text:p>
          </table:table-cell>
          <table:table-cell office:value-type="float" office:value="-0.00176911544227876" calcext:value-type="float">
            <text:p>-0.00176911544227876</text:p>
          </table:table-cell>
          <table:table-cell office:value-type="float" office:value="0.00511244377811093" calcext:value-type="float">
            <text:p>0.00511244377811093</text:p>
          </table:table-cell>
          <table:table-cell office:value-type="float" office:value="-0.00862068965517238" calcext:value-type="float">
            <text:p>-0.00862068965517238</text:p>
          </table:table-cell>
          <table:table-cell office:value-type="float" office:value="-0.0103898050974512" calcext:value-type="float">
            <text:p>-0.0103898050974512</text:p>
          </table:table-cell>
          <table:table-cell office:value-type="float" office:value="-0.012143928035982" calcext:value-type="float">
            <text:p>-0.012143928035982</text:p>
          </table:table-cell>
          <table:table-cell office:value-type="float" office:value="0.00688155922038991" calcext:value-type="float">
            <text:p>0.00688155922038991</text:p>
          </table:table-cell>
          <table:table-cell office:value-type="float" office:value="-0.00868065967016485" calcext:value-type="float">
            <text:p>-0.00868065967016485</text:p>
          </table:table-cell>
          <table:table-cell office:value-type="float" office:value="0.00166416791604207" calcext:value-type="float">
            <text:p>0.00166416791604207</text:p>
          </table:table-cell>
          <table:table-cell office:value-type="float" office:value="-0.00689655172413783" calcext:value-type="float">
            <text:p>-0.00689655172413783</text:p>
          </table:table-cell>
          <table:table-cell office:value-type="float" office:value="0.00859070464767619" calcext:value-type="float">
            <text:p>0.00859070464767619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-0.0190254872563718" calcext:value-type="float">
            <text:p>-0.0190254872563718</text:p>
          </table:table-cell>
          <table:table-cell office:value-type="float" office:value="-0.013808095952024" calcext:value-type="float">
            <text:p>-0.013808095952024</text:p>
          </table:table-cell>
          <table:table-cell office:value-type="float" office:value="-0.0155322338830585" calcext:value-type="float">
            <text:p>-0.0155322338830585</text:p>
          </table:table-cell>
          <table:table-cell office:value-type="float" office:value="-0.00868065967016496" calcext:value-type="float">
            <text:p>-0.00868065967016496</text:p>
          </table:table-cell>
          <table:table-cell office:value-type="float" office:value="-0.0051724137931034" calcext:value-type="float">
            <text:p>-0.0051724137931034</text:p>
          </table:table-cell>
          <table:table-cell office:value-type="float" office:value="-0.0017091454272864" calcext:value-type="float">
            <text:p>-0.0017091454272864</text:p>
          </table:table-cell>
          <table:table-cell office:value-type="float" office:value="-0.00865067466266867" calcext:value-type="float">
            <text:p>-0.00865067466266867</text:p>
          </table:table-cell>
          <table:table-cell office:value-type="float" office:value="-0.00521739130434784" calcext:value-type="float">
            <text:p>-0.00521739130434784</text:p>
          </table:table-cell>
          <table:table-cell office:value-type="float" office:value="-0.0207346326836582" calcext:value-type="float">
            <text:p>-0.0207346326836582</text:p>
          </table:table-cell>
          <table:table-cell office:value-type="float" office:value="-0.0121289355322339" calcext:value-type="float">
            <text:p>-0.0121289355322339</text:p>
          </table:table-cell>
          <table:table-cell office:value-type="float" office:value="-0.0173013493253372" calcext:value-type="float">
            <text:p>-0.0173013493253372</text:p>
          </table:table-cell>
          <table:table-cell office:value-type="float" office:value="-0.00346326836581701" calcext:value-type="float">
            <text:p>-0.00346326836581701</text:p>
          </table:table-cell>
          <table:table-cell office:value-type="float" office:value="-0.015592203898051" calcext:value-type="float">
            <text:p>-0.015592203898051</text:p>
          </table:table-cell>
          <table:table-cell office:value-type="float" office:value="-0.0000449775112444373" calcext:value-type="float">
            <text:p>-4.49775112444373E-05</text:p>
          </table:table-cell>
          <table:table-cell office:value-type="float" office:value="-0.0189955022488756" calcext:value-type="float">
            <text:p>-0.0189955022488756</text:p>
          </table:table-cell>
          <table:table-cell office:value-type="float" office:value="-0.00866566716641681" calcext:value-type="float">
            <text:p>-0.0086656671664168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office:value-type="float" office:value="-0.00519040479760102" calcext:value-type="float">
            <text:p>-0.00519040479760102</text:p>
          </table:table-cell>
          <table:table-cell office:value-type="float" office:value="-0.00169715142428784" calcext:value-type="float">
            <text:p>-0.00169715142428784</text:p>
          </table:table-cell>
          <table:table-cell office:value-type="float" office:value="0.0079520239880061" calcext:value-type="float">
            <text:p>0.0079520239880061</text:p>
          </table:table-cell>
          <table:table-cell office:value-type="float" office:value="0.00720539730134939" calcext:value-type="float">
            <text:p>0.00720539730134939</text:p>
          </table:table-cell>
          <table:table-cell office:value-type="float" office:value="0.0120929535232385" calcext:value-type="float">
            <text:p>0.0120929535232385</text:p>
          </table:table-cell>
          <table:table-cell office:value-type="float" office:value="0.012464767616192" calcext:value-type="float">
            <text:p>0.012464767616192</text:p>
          </table:table-cell>
          <table:table-cell office:value-type="float" office:value="0.00552023988006001" calcext:value-type="float">
            <text:p>0.00552023988006001</text:p>
          </table:table-cell>
          <table:table-cell office:value-type="float" office:value="0.00550824587706156" calcext:value-type="float">
            <text:p>0.00550824587706156</text:p>
          </table:table-cell>
          <table:table-cell office:value-type="float" office:value="-0.00413493253373298" calcext:value-type="float">
            <text:p>-0.00413493253373298</text:p>
          </table:table-cell>
          <table:table-cell office:value-type="float" office:value="-0.00106446776611691" calcext:value-type="float">
            <text:p>-0.00106446776611691</text:p>
          </table:table-cell>
          <table:table-cell office:value-type="float" office:value="-0.00175412293853061" calcext:value-type="float">
            <text:p>-0.00175412293853061</text:p>
          </table:table-cell>
          <table:table-cell office:value-type="float" office:value="0.00656971514242888" calcext:value-type="float">
            <text:p>0.00656971514242888</text:p>
          </table:table-cell>
          <table:table-cell office:value-type="float" office:value="-0.000353823088455663" calcext:value-type="float">
            <text:p>-0.000353823088455663</text:p>
          </table:table-cell>
          <table:table-cell office:value-type="float" office:value="0.00447976011994011" calcext:value-type="float">
            <text:p>0.00447976011994011</text:p>
          </table:table-cell>
          <table:table-cell office:value-type="float" office:value="-0.000329835082458652" calcext:value-type="float">
            <text:p>-0.000329835082458652</text:p>
          </table:table-cell>
          <table:table-cell office:value-type="float" office:value="0.0134722638680661" calcext:value-type="float">
            <text:p>0.013472263868066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-0.0200402414486921" calcext:value-type="float">
            <text:p>-0.0200402414486921</text:p>
          </table:table-cell>
          <table:table-cell office:value-type="float" office:value="-0.00579476861167005" calcext:value-type="float">
            <text:p>-0.00579476861167005</text:p>
          </table:table-cell>
          <table:table-cell office:value-type="float" office:value="0.0084909456740444" calcext:value-type="float">
            <text:p>0.0084909456740444</text:p>
          </table:table-cell>
          <table:table-cell office:value-type="float" office:value="0.00559356136820921" calcext:value-type="float">
            <text:p>0.00559356136820921</text:p>
          </table:table-cell>
          <table:table-cell office:value-type="float" office:value="0" calcext:value-type="float">
            <text:p>0</text:p>
          </table:table-cell>
          <table:table-cell office:value-type="float" office:value="-0.0143661971830986" calcext:value-type="float">
            <text:p>-0.01436619718309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289738430583508" calcext:value-type="float">
            <text:p>-0.00289738430583508</text:p>
          </table:table-cell>
          <table:table-cell office:value-type="float" office:value="-0.0171428571428572" calcext:value-type="float">
            <text:p>-0.0171428571428572</text:p>
          </table:table-cell>
          <table:table-cell office:value-type="float" office:value="-0.0142857142857145" calcext:value-type="float">
            <text:p>-0.0142857142857145</text:p>
          </table:table-cell>
          <table:table-cell office:value-type="float" office:value="-0.00861167002012087" calcext:value-type="float">
            <text:p>-0.00861167002012087</text:p>
          </table:table-cell>
          <table:table-cell office:value-type="float" office:value="0" calcext:value-type="float">
            <text:p>0</text:p>
          </table:table-cell>
          <table:table-cell office:value-type="float" office:value="-0.0142052313883301" calcext:value-type="float">
            <text:p>-0.0142052313883301</text:p>
          </table:table-cell>
          <table:table-cell office:value-type="float" office:value="-0.00857142857142845" calcext:value-type="float">
            <text:p>-0.00857142857142845</text:p>
          </table:table-cell>
          <table:table-cell office:value-type="float" office:value="-0.00865191146881283" calcext:value-type="float">
            <text:p>-0.0086519114688128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-0.0000804828973842708" calcext:value-type="float">
            <text:p>-8.04828973842708E-05</text:p>
          </table:table-cell>
          <table:table-cell office:value-type="float" office:value="0.0197987927565392" calcext:value-type="float">
            <text:p>0.0197987927565392</text:p>
          </table:table-cell>
          <table:table-cell office:value-type="float" office:value="0.00559356136820932" calcext:value-type="float">
            <text:p>0.00559356136820932</text:p>
          </table:table-cell>
          <table:table-cell table:number-columns-repeated="2" office:value-type="float" office:value="0.00845070422535232" calcext:value-type="float">
            <text:p>0.00845070422535232</text:p>
          </table:table-cell>
          <table:table-cell office:value-type="float" office:value="-0.000120724346076462" calcext:value-type="float">
            <text:p>-0.000120724346076462</text:p>
          </table:table-cell>
          <table:table-cell office:value-type="float" office:value="-0.0000402414486920799" calcext:value-type="float">
            <text:p>-4.02414486920799E-05</text:p>
          </table:table-cell>
          <table:table-cell office:value-type="float" office:value="0.014164989939638" calcext:value-type="float">
            <text:p>0.014164989939638</text:p>
          </table:table-cell>
          <table:table-cell office:value-type="float" office:value="0.0112676056338028" calcext:value-type="float">
            <text:p>0.0112676056338028</text:p>
          </table:table-cell>
          <table:table-cell office:value-type="float" office:value="0.00273641851106654" calcext:value-type="float">
            <text:p>0.00273641851106654</text:p>
          </table:table-cell>
          <table:table-cell office:value-type="float" office:value="-0.00289738430583486" calcext:value-type="float">
            <text:p>-0.00289738430583486</text:p>
          </table:table-cell>
          <table:table-cell office:value-type="float" office:value="0.00277665995975851" calcext:value-type="float">
            <text:p>0.00277665995975851</text:p>
          </table:table-cell>
          <table:table-cell office:value-type="float" office:value="0.0084909456740444" calcext:value-type="float">
            <text:p>0.0084909456740444</text:p>
          </table:table-cell>
          <table:table-cell office:value-type="float" office:value="0.00845070422535232" calcext:value-type="float">
            <text:p>0.00845070422535232</text:p>
          </table:table-cell>
          <table:table-cell office:value-type="float" office:value="-0.0000402414486920799" calcext:value-type="float">
            <text:p>-4.02414486920799E-05</text:p>
          </table:table-cell>
          <table:table-cell office:value-type="float" office:value="0.00845070422535232" calcext:value-type="float">
            <text:p>0.0084507042253523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-0.00285714285714289" calcext:value-type="float">
            <text:p>-0.00285714285714289</text:p>
          </table:table-cell>
          <table:table-cell office:value-type="float" office:value="0.0170221327967806" calcext:value-type="float">
            <text:p>0.0170221327967806</text:p>
          </table:table-cell>
          <table:table-cell office:value-type="float" office:value="0.00277665995975851" calcext:value-type="float">
            <text:p>0.00277665995975851</text:p>
          </table:table-cell>
          <table:table-cell table:number-columns-repeated="2" office:value-type="float" office:value="0.00563380281690151" calcext:value-type="float">
            <text:p>0.00563380281690151</text:p>
          </table:table-cell>
          <table:table-cell office:value-type="float" office:value="0.00277665995975851" calcext:value-type="float">
            <text:p>0.00277665995975851</text:p>
          </table:table-cell>
          <table:table-cell office:value-type="float" office:value="0.00281690140845059" calcext:value-type="float">
            <text:p>0.00281690140845059</text:p>
          </table:table-cell>
          <table:table-cell office:value-type="float" office:value="0.00849094567404418" calcext:value-type="float">
            <text:p>0.00849094567404418</text:p>
          </table:table-cell>
          <table:table-cell office:value-type="float" office:value="0" calcext:value-type="float">
            <text:p>0</text:p>
          </table:table-cell>
          <table:table-cell office:value-type="float" office:value="-0.000040241448692302" calcext:value-type="float">
            <text:p>-4.0241448692302E-05</text:p>
          </table:table-cell>
          <table:table-cell office:value-type="float" office:value="-0.00285714285714289" calcext:value-type="float">
            <text:p>-0.00285714285714289</text:p>
          </table:table-cell>
          <table:table-cell office:value-type="float" office:value="0.00563380281690151" calcext:value-type="float">
            <text:p>0.00563380281690151</text:p>
          </table:table-cell>
          <table:table-cell office:value-type="float" office:value="0.00567404426559359" calcext:value-type="float">
            <text:p>0.00567404426559359</text:p>
          </table:table-cell>
          <table:table-cell office:value-type="float" office:value="-0.000040241448692302" calcext:value-type="float">
            <text:p>-4.0241448692302E-05</text:p>
          </table:table-cell>
          <table:table-cell table:number-columns-repeated="2" office:value-type="float" office:value="0.00567404426559359" calcext:value-type="float">
            <text:p>0.00567404426559359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-0.0000402414486920799" calcext:value-type="float">
            <text:p>-4.02414486920799E-05</text:p>
          </table:table-cell>
          <table:table-cell office:value-type="float" office:value="0.0170221327967808" calcext:value-type="float">
            <text:p>0.0170221327967808</text:p>
          </table:table-cell>
          <table:table-cell office:value-type="float" office:value="0.00559356136820932" calcext:value-type="float">
            <text:p>0.00559356136820932</text:p>
          </table:table-cell>
          <table:table-cell office:value-type="float" office:value="0.00845070422535232" calcext:value-type="float">
            <text:p>0.00845070422535232</text:p>
          </table:table-cell>
          <table:table-cell office:value-type="float" office:value="0.0084909456740444" calcext:value-type="float">
            <text:p>0.0084909456740444</text:p>
          </table:table-cell>
          <table:table-cell office:value-type="float" office:value="0.00559356136820932" calcext:value-type="float">
            <text:p>0.00559356136820932</text:p>
          </table:table-cell>
          <table:table-cell office:value-type="float" office:value="0.0084909456740444" calcext:value-type="float">
            <text:p>0.0084909456740444</text:p>
          </table:table-cell>
          <table:table-cell office:value-type="float" office:value="0.011307847082495" calcext:value-type="float">
            <text:p>0.011307847082495</text:p>
          </table:table-cell>
          <table:table-cell office:value-type="float" office:value="0.00277665995975851" calcext:value-type="float">
            <text:p>0.00277665995975851</text:p>
          </table:table-cell>
          <table:table-cell office:value-type="float" office:value="0.0056338028169014" calcext:value-type="float">
            <text:p>0.0056338028169014</text:p>
          </table:table-cell>
          <table:table-cell office:value-type="float" office:value="-0.0000402414486920799" calcext:value-type="float">
            <text:p>-4.02414486920799E-05</text:p>
          </table:table-cell>
          <table:table-cell office:value-type="float" office:value="0.00845070422535232" calcext:value-type="float">
            <text:p>0.00845070422535232</text:p>
          </table:table-cell>
          <table:table-cell office:value-type="float" office:value="0.0056338028169014" calcext:value-type="float">
            <text:p>0.0056338028169014</text:p>
          </table:table-cell>
          <table:table-cell office:value-type="float" office:value="0.00559356136820932" calcext:value-type="float">
            <text:p>0.00559356136820932</text:p>
          </table:table-cell>
          <table:table-cell office:value-type="float" office:value="0.0056338028169014" calcext:value-type="float">
            <text:p>0.0056338028169014</text:p>
          </table:table-cell>
          <table:table-cell office:value-type="float" office:value="-0.0000804828973842708" calcext:value-type="float">
            <text:p>-8.04828973842708E-0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-0.00571428571428567" calcext:value-type="float">
            <text:p>-0.00571428571428567</text:p>
          </table:table-cell>
          <table:table-cell office:value-type="float" office:value="0.0141649899396378" calcext:value-type="float">
            <text:p>0.0141649899396378</text:p>
          </table:table-cell>
          <table:table-cell office:value-type="float" office:value="-0.0000804828973842708" calcext:value-type="float">
            <text:p>-8.04828973842708E-05</text:p>
          </table:table-cell>
          <table:table-cell office:value-type="float" office:value="0.00277665995975873" calcext:value-type="float">
            <text:p>0.00277665995975873</text:p>
          </table:table-cell>
          <table:table-cell office:value-type="float" office:value="0" calcext:value-type="float">
            <text:p>0</text:p>
          </table:table-cell>
          <table:table-cell office:value-type="float" office:value="0.00277665995975873" calcext:value-type="float">
            <text:p>0.00277665995975873</text:p>
          </table:table-cell>
          <table:table-cell office:value-type="float" office:value="0.00281690140845081" calcext:value-type="float">
            <text:p>0.00281690140845081</text:p>
          </table:table-cell>
          <table:table-cell office:value-type="float" office:value="0.0056338028169014" calcext:value-type="float">
            <text:p>0.0056338028169014</text:p>
          </table:table-cell>
          <table:table-cell office:value-type="float" office:value="-0.0000402414486921909" calcext:value-type="float">
            <text:p>-4.02414486921909E-05</text:p>
          </table:table-cell>
          <table:table-cell office:value-type="float" office:value="-0.0000804828973842708" calcext:value-type="float">
            <text:p>-8.04828973842708E-05</text:p>
          </table:table-cell>
          <table:table-cell office:value-type="float" office:value="-0.00289738430583508" calcext:value-type="float">
            <text:p>-0.00289738430583508</text:p>
          </table:table-cell>
          <table:table-cell office:value-type="float" office:value="0.00277665995975873" calcext:value-type="float">
            <text:p>0.00277665995975873</text:p>
          </table:table-cell>
          <table:table-cell office:value-type="float" office:value="0.00567404426559359" calcext:value-type="float">
            <text:p>0.00567404426559359</text:p>
          </table:table-cell>
          <table:table-cell table:number-columns-repeated="2" office:value-type="float" office:value="-0.0000402414486921909" calcext:value-type="float">
            <text:p>-4.02414486921909E-05</text:p>
          </table:table-cell>
          <table:table-cell office:value-type="float" office:value="-0.00289738430583508" calcext:value-type="float">
            <text:p>-0.002897384305835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-0.00574647887323942" calcext:value-type="float">
            <text:p>-0.00574647887323942</text:p>
          </table:table-cell>
          <table:table-cell office:value-type="float" office:value="0.0124426559356137" calcext:value-type="float">
            <text:p>0.0124426559356137</text:p>
          </table:table-cell>
          <table:table-cell office:value-type="float" office:value="0.00447484909456752" calcext:value-type="float">
            <text:p>0.00447484909456752</text:p>
          </table:table-cell>
          <table:table-cell office:value-type="float" office:value="0.00618108651911486" calcext:value-type="float">
            <text:p>0.00618108651911486</text:p>
          </table:table-cell>
          <table:table-cell office:value-type="float" office:value="0.0045150905432596" calcext:value-type="float">
            <text:p>0.0045150905432596</text:p>
          </table:table-cell>
          <table:table-cell office:value-type="float" office:value="-0.000668008048289592" calcext:value-type="float">
            <text:p>-0.000668008048289592</text:p>
          </table:table-cell>
          <table:table-cell office:value-type="float" office:value="0.00281690140845081" calcext:value-type="float">
            <text:p>0.00281690140845081</text:p>
          </table:table-cell>
          <table:table-cell office:value-type="float" office:value="0.00734004024144874" calcext:value-type="float">
            <text:p>0.00734004024144874</text:p>
          </table:table-cell>
          <table:table-cell office:value-type="float" office:value="0.00222132796780683" calcext:value-type="float">
            <text:p>0.00222132796780683</text:p>
          </table:table-cell>
          <table:table-cell office:value-type="float" office:value="-0.00177867203219306" calcext:value-type="float">
            <text:p>-0.00177867203219306</text:p>
          </table:table-cell>
          <table:table-cell office:value-type="float" office:value="-0.00459557344064387" calcext:value-type="float">
            <text:p>-0.00459557344064387</text:p>
          </table:table-cell>
          <table:table-cell office:value-type="float" office:value="0.00220523138833006" calcext:value-type="float">
            <text:p>0.00220523138833006</text:p>
          </table:table-cell>
          <table:table-cell office:value-type="float" office:value="0.0050945674044266" calcext:value-type="float">
            <text:p>0.0050945674044266</text:p>
          </table:table-cell>
          <table:table-cell office:value-type="float" office:value="-0.0000482897384305181" calcext:value-type="float">
            <text:p>-4.82897384305181E-05</text:p>
          </table:table-cell>
          <table:table-cell office:value-type="float" office:value="0.000531187122736476" calcext:value-type="float">
            <text:p>0.000531187122736476</text:p>
          </table:table-cell>
          <table:table-cell office:value-type="float" office:value="0.000498993963782723" calcext:value-type="float">
            <text:p>0.00049899396378272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-0.00258891435362019" calcext:value-type="float">
            <text:p>-0.00258891435362019</text:p>
          </table:table-cell>
          <table:table-cell office:value-type="float" office:value="0.00390459213988625" calcext:value-type="float">
            <text:p>0.00390459213988625</text:p>
          </table:table-cell>
          <table:table-cell office:value-type="float" office:value="0" calcext:value-type="float">
            <text:p>0</text:p>
          </table:table-cell>
          <table:table-cell office:value-type="float" office:value="0.00516085221967577" calcext:value-type="float">
            <text:p>0.00516085221967577</text:p>
          </table:table-cell>
          <table:table-cell office:value-type="float" office:value="-0.00265682030387915" calcext:value-type="float">
            <text:p>-0.00265682030387915</text:p>
          </table:table-cell>
          <table:table-cell office:value-type="float" office:value="-0.00783464901111963" calcext:value-type="float">
            <text:p>-0.00783464901111963</text:p>
          </table:table-cell>
          <table:table-cell office:value-type="float" office:value="-0.00392156862745097" calcext:value-type="float">
            <text:p>-0.00392156862745097</text:p>
          </table:table-cell>
          <table:table-cell office:value-type="float" office:value="0.00516934046345807" calcext:value-type="float">
            <text:p>0.00516934046345807</text:p>
          </table:table-cell>
          <table:table-cell office:value-type="float" office:value="-0.00264833206009685" calcext:value-type="float">
            <text:p>-0.00264833206009685</text:p>
          </table:table-cell>
          <table:table-cell office:value-type="float" office:value="-0.00132416603004837" calcext:value-type="float">
            <text:p>-0.00132416603004837</text:p>
          </table:table-cell>
          <table:table-cell office:value-type="float" office:value="0.00651048298107115" calcext:value-type="float">
            <text:p>0.00651048298107115</text:p>
          </table:table-cell>
          <table:table-cell office:value-type="float" office:value="0.00518631695102279" calcext:value-type="float">
            <text:p>0.00518631695102279</text:p>
          </table:table-cell>
          <table:table-cell office:value-type="float" office:value="0.00258891435362019" calcext:value-type="float">
            <text:p>0.00258891435362019</text:p>
          </table:table-cell>
          <table:table-cell office:value-type="float" office:value="-0.00136660724896021" calcext:value-type="float">
            <text:p>-0.00136660724896021</text:p>
          </table:table-cell>
          <table:table-cell office:value-type="float" office:value="0.00906544435956202" calcext:value-type="float">
            <text:p>0.00906544435956202</text:p>
          </table:table-cell>
          <table:table-cell office:value-type="float" office:value="0.0169255581020287" calcext:value-type="float">
            <text:p>0.016925558102028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-0.0156268568033274" calcext:value-type="float">
            <text:p>-0.0156268568033274</text:p>
          </table:table-cell>
          <table:table-cell office:value-type="float" office:value="0.00783464901111963" calcext:value-type="float">
            <text:p>0.00783464901111963</text:p>
          </table:table-cell>
          <table:table-cell office:value-type="float" office:value="0.0182157711569477" calcext:value-type="float">
            <text:p>0.0182157711569477</text:p>
          </table:table-cell>
          <table:table-cell office:value-type="float" office:value="-0.00128172481113653" calcext:value-type="float">
            <text:p>-0.00128172481113653</text:p>
          </table:table-cell>
          <table:table-cell office:value-type="float" office:value="-0.00131567778626607" calcext:value-type="float">
            <text:p>-0.00131567778626607</text:p>
          </table:table-cell>
          <table:table-cell office:value-type="float" office:value="0.00651897122485368" calcext:value-type="float">
            <text:p>0.00651897122485368</text:p>
          </table:table-cell>
          <table:table-cell office:value-type="float" office:value="0.0000254647313471246" calcext:value-type="float">
            <text:p>2.54647313471246E-05</text:p>
          </table:table-cell>
          <table:table-cell office:value-type="float" office:value="0.00784313725490193" calcext:value-type="float">
            <text:p>0.00784313725490193</text:p>
          </table:table-cell>
          <table:table-cell office:value-type="float" office:value="0.00265682030387904" calcext:value-type="float">
            <text:p>0.00265682030387904</text:p>
          </table:table-cell>
          <table:table-cell office:value-type="float" office:value="-0.00256344962227317" calcext:value-type="float">
            <text:p>-0.00256344962227317</text:p>
          </table:table-cell>
          <table:table-cell table:number-columns-repeated="2" office:value-type="float" office:value="0.00263984381631444" calcext:value-type="float">
            <text:p>0.00263984381631444</text:p>
          </table:table-cell>
          <table:table-cell office:value-type="float" office:value="0.00522026992615232" calcext:value-type="float">
            <text:p>0.00522026992615232</text:p>
          </table:table-cell>
          <table:table-cell office:value-type="float" office:value="0.00129870129870135" calcext:value-type="float">
            <text:p>0.00129870129870135</text:p>
          </table:table-cell>
          <table:table-cell office:value-type="float" office:value="-0.00909939733469145" calcext:value-type="float">
            <text:p>-0.00909939733469145</text:p>
          </table:table-cell>
          <table:table-cell office:value-type="float" office:value="0.00915032679738559" calcext:value-type="float">
            <text:p>0.0091503267973855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-0.00262286732874961" calcext:value-type="float">
            <text:p>-0.00262286732874961</text:p>
          </table:table-cell>
          <table:table-cell office:value-type="float" office:value="0.0103980986333928" calcext:value-type="float">
            <text:p>0.0103980986333928</text:p>
          </table:table-cell>
          <table:table-cell office:value-type="float" office:value="0.0142687377981496" calcext:value-type="float">
            <text:p>0.0142687377981496</text:p>
          </table:table-cell>
          <table:table-cell office:value-type="float" office:value="0.0194974959680843" calcext:value-type="float">
            <text:p>0.0194974959680843</text:p>
          </table:table-cell>
          <table:table-cell office:value-type="float" office:value="0.0090314913844326" calcext:value-type="float">
            <text:p>0.0090314913844326</text:p>
          </table:table-cell>
          <table:table-cell office:value-type="float" office:value="0.0207877090230032" calcext:value-type="float">
            <text:p>0.0207877090230032</text:p>
          </table:table-cell>
          <table:table-cell office:value-type="float" office:value="0.0169255581020287" calcext:value-type="float">
            <text:p>0.0169255581020287</text:p>
          </table:table-cell>
          <table:table-cell office:value-type="float" office:value="0.016908581614464" calcext:value-type="float">
            <text:p>0.016908581614464</text:p>
          </table:table-cell>
          <table:table-cell office:value-type="float" office:value="0.0130039894745777" calcext:value-type="float">
            <text:p>0.0130039894745777</text:p>
          </table:table-cell>
          <table:table-cell office:value-type="float" office:value="0.0025889143536203" calcext:value-type="float">
            <text:p>0.0025889143536203</text:p>
          </table:table-cell>
          <table:table-cell office:value-type="float" office:value="0.0208131737543503" calcext:value-type="float">
            <text:p>0.0208131737543503</text:p>
          </table:table-cell>
          <table:table-cell office:value-type="float" office:value="0.0116883116883117" calcext:value-type="float">
            <text:p>0.0116883116883117</text:p>
          </table:table-cell>
          <table:table-cell office:value-type="float" office:value="0.0129955012307954" calcext:value-type="float">
            <text:p>0.0129955012307954</text:p>
          </table:table-cell>
          <table:table-cell office:value-type="float" office:value="0.00387063916475683" calcext:value-type="float">
            <text:p>0.00387063916475683</text:p>
          </table:table-cell>
          <table:table-cell office:value-type="float" office:value="0.00386215092097453" calcext:value-type="float">
            <text:p>0.00386215092097453</text:p>
          </table:table-cell>
          <table:table-cell office:value-type="float" office:value="0.0143026907732791" calcext:value-type="float">
            <text:p>0.014302690773279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-0.00521178168237002" calcext:value-type="float">
            <text:p>-0.00521178168237002</text:p>
          </table:table-cell>
          <table:table-cell office:value-type="float" office:value="0.0025974025974026" calcext:value-type="float">
            <text:p>0.0025974025974026</text:p>
          </table:table-cell>
          <table:table-cell office:value-type="float" office:value="0.0077922077922078" calcext:value-type="float">
            <text:p>0.0077922077922078</text:p>
          </table:table-cell>
          <table:table-cell office:value-type="float" office:value="0.0130124777183601" calcext:value-type="float">
            <text:p>0.0130124777183601</text:p>
          </table:table-cell>
          <table:table-cell office:value-type="float" office:value="-0.00266530854766156" calcext:value-type="float">
            <text:p>-0.00266530854766156</text:p>
          </table:table-cell>
          <table:table-cell office:value-type="float" office:value="0.0116883116883116" calcext:value-type="float">
            <text:p>0.0116883116883116</text:p>
          </table:table-cell>
          <table:table-cell table:number-columns-repeated="2" office:value-type="float" office:value="0.00651897122485357" calcext:value-type="float">
            <text:p>0.00651897122485357</text:p>
          </table:table-cell>
          <table:table-cell office:value-type="float" office:value="0.00389610389610384" calcext:value-type="float">
            <text:p>0.00389610389610384</text:p>
          </table:table-cell>
          <table:table-cell office:value-type="float" office:value="0" calcext:value-type="float">
            <text:p>0</text:p>
          </table:table-cell>
          <table:table-cell office:value-type="float" office:value="0.00911637382225616" calcext:value-type="float">
            <text:p>0.00911637382225616</text:p>
          </table:table-cell>
          <table:table-cell office:value-type="float" office:value="0.00129021305491894" calcext:value-type="float">
            <text:p>0.00129021305491894</text:p>
          </table:table-cell>
          <table:table-cell office:value-type="float" office:value="0.00651897122485357" calcext:value-type="float">
            <text:p>0.00651897122485357</text:p>
          </table:table-cell>
          <table:table-cell office:value-type="float" office:value="0.00129021305491894" calcext:value-type="float">
            <text:p>0.00129021305491894</text:p>
          </table:table-cell>
          <table:table-cell office:value-type="float" office:value="0.00389610389610384" calcext:value-type="float">
            <text:p>0.00389610389610384</text:p>
          </table:table-cell>
          <table:table-cell office:value-type="float" office:value="0.0104150751209575" calcext:value-type="float">
            <text:p>0.010415075120957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-0.0117392411510059" calcext:value-type="float">
            <text:p>-0.0117392411510059</text:p>
          </table:table-cell>
          <table:table-cell office:value-type="float" office:value="-0.00781767252355492" calcext:value-type="float">
            <text:p>-0.00781767252355492</text:p>
          </table:table-cell>
          <table:table-cell office:value-type="float" office:value="0.00387063916475683" calcext:value-type="float">
            <text:p>0.00387063916475683</text:p>
          </table:table-cell>
          <table:table-cell office:value-type="float" office:value="0.00649350649350644" calcext:value-type="float">
            <text:p>0.00649350649350644</text:p>
          </table:table-cell>
          <table:table-cell office:value-type="float" office:value="-0.0104660045836517" calcext:value-type="float">
            <text:p>-0.0104660045836517</text:p>
          </table:table-cell>
          <table:table-cell office:value-type="float" office:value="-0.0000424412189118373" calcext:value-type="float">
            <text:p>-4.24412189118373E-05</text:p>
          </table:table-cell>
          <table:table-cell office:value-type="float" office:value="-0.00262286732874972" calcext:value-type="float">
            <text:p>-0.00262286732874972</text:p>
          </table:table-cell>
          <table:table-cell office:value-type="float" office:value="-0.00000848824378241186" calcext:value-type="float">
            <text:p>-8.48824378241186E-06</text:p>
          </table:table-cell>
          <table:table-cell office:value-type="float" office:value="-0.00130718954248366" calcext:value-type="float">
            <text:p>-0.00130718954248366</text:p>
          </table:table-cell>
          <table:table-cell office:value-type="float" office:value="-0.00912486206603857" calcext:value-type="float">
            <text:p>-0.00912486206603857</text:p>
          </table:table-cell>
          <table:table-cell office:value-type="float" office:value="0.00000848824378230084" calcext:value-type="float">
            <text:p>8.48824378230084E-06</text:p>
          </table:table-cell>
          <table:table-cell office:value-type="float" office:value="-0.00393854511501568" calcext:value-type="float">
            <text:p>-0.00393854511501568</text:p>
          </table:table-cell>
          <table:table-cell office:value-type="float" office:value="-0.00651897122485357" calcext:value-type="float">
            <text:p>-0.00651897122485357</text:p>
          </table:table-cell>
          <table:table-cell office:value-type="float" office:value="-0.00393005687123338" calcext:value-type="float">
            <text:p>-0.00393005687123338</text:p>
          </table:table-cell>
          <table:table-cell office:value-type="float" office:value="-0.00522026992615232" calcext:value-type="float">
            <text:p>-0.00522026992615232</text:p>
          </table:table-cell>
          <table:table-cell office:value-type="float" office:value="-0.00133265427383067" calcext:value-type="float">
            <text:p>-0.001332654273830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-0.00755793226381463" calcext:value-type="float">
            <text:p>-0.00755793226381463</text:p>
          </table:table-cell>
          <table:table-cell office:value-type="float" office:value="0.00338341397164932" calcext:value-type="float">
            <text:p>0.00338341397164932</text:p>
          </table:table-cell>
          <table:table-cell office:value-type="float" office:value="0.0088294711824124" calcext:value-type="float">
            <text:p>0.0088294711824124</text:p>
          </table:table-cell>
          <table:table-cell office:value-type="float" office:value="0.00857652151769806" calcext:value-type="float">
            <text:p>0.00857652151769806</text:p>
          </table:table-cell>
          <table:table-cell office:value-type="float" office:value="-0.00161446396740517" calcext:value-type="float">
            <text:p>-0.00161446396740517</text:p>
          </table:table-cell>
          <table:table-cell office:value-type="float" office:value="0.0062235803412275" calcext:value-type="float">
            <text:p>0.0062235803412275</text:p>
          </table:table-cell>
          <table:table-cell office:value-type="float" office:value="0.00338511162040578" calcext:value-type="float">
            <text:p>0.00338511162040578</text:p>
          </table:table-cell>
          <table:table-cell office:value-type="float" office:value="0.00728630846277911" calcext:value-type="float">
            <text:p>0.00728630846277911</text:p>
          </table:table-cell>
          <table:table-cell office:value-type="float" office:value="0.0031202784143961" calcext:value-type="float">
            <text:p>0.0031202784143961</text:p>
          </table:table-cell>
          <table:table-cell office:value-type="float" office:value="-0.00208471267294796" calcext:value-type="float">
            <text:p>-0.00208471267294796</text:p>
          </table:table-cell>
          <table:table-cell office:value-type="float" office:value="0.00781767252355492" calcext:value-type="float">
            <text:p>0.00781767252355492</text:p>
          </table:table-cell>
          <table:table-cell office:value-type="float" office:value="0.00337322807911045" calcext:value-type="float">
            <text:p>0.00337322807911045</text:p>
          </table:table-cell>
          <table:table-cell office:value-type="float" office:value="0.00416093710211363" calcext:value-type="float">
            <text:p>0.00416093710211363</text:p>
          </table:table-cell>
          <table:table-cell office:value-type="float" office:value="0.000232577879636708" calcext:value-type="float">
            <text:p>0.000232577879636708</text:p>
          </table:table-cell>
          <table:table-cell office:value-type="float" office:value="0.000500806383159302" calcext:value-type="float">
            <text:p>0.000500806383159302</text:p>
          </table:table-cell>
          <table:table-cell office:value-type="float" office:value="0.00989219930396401" calcext:value-type="float">
            <text:p>0.009892199303964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-0.00865800865800837" calcext:value-type="float">
            <text:p>-0.00865800865800837</text:p>
          </table:table-cell>
          <table:table-cell office:value-type="float" office:value="-0.0116883116883116" calcext:value-type="float">
            <text:p>-0.0116883116883116</text:p>
          </table:table-cell>
          <table:table-cell office:value-type="float" office:value="-0.00216450216450204" calcext:value-type="float">
            <text:p>-0.00216450216450204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0.000432900432900341" calcext:value-type="float">
            <text:p>0.000432900432900341</text:p>
          </table:table-cell>
          <table:table-cell office:value-type="float" office:value="-0.00389610389610362" calcext:value-type="float">
            <text:p>-0.00389610389610362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346320346320317" calcext:value-type="float">
            <text:p>-0.00346320346320317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0.000865800865801014" calcext:value-type="float">
            <text:p>0.000865800865801014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0" calcext:value-type="float">
            <text:p>0</text:p>
          </table:table-cell>
          <table:table-cell office:value-type="float" office:value="0.00216450216450237" calcext:value-type="float">
            <text:p>0.00216450216450237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0.00216450216450237" calcext:value-type="float">
            <text:p>0.0021645021645023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-0.0090909090909087" calcext:value-type="float">
            <text:p>-0.0090909090909087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.000432900432900674" calcext:value-type="float">
            <text:p>0.000432900432900674</text:p>
          </table:table-cell>
          <table:table-cell office:value-type="float" office:value="0.000865800865801236" calcext:value-type="float">
            <text:p>0.000865800865801236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0" calcext:value-type="float">
            <text:p>0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259740259740282" calcext:value-type="float">
            <text:p>0.00259740259740282</text:p>
          </table:table-cell>
          <table:table-cell office:value-type="float" office:value="0.000432900432900674" calcext:value-type="float">
            <text:p>0.000432900432900674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0.00303030303030327" calcext:value-type="float">
            <text:p>0.00303030303030327</text:p>
          </table:table-cell>
          <table:table-cell office:value-type="float" office:value="0" calcext:value-type="float">
            <text:p>0</text:p>
          </table:table-cell>
          <table:table-cell office:value-type="float" office:value="0.00389610389610406" calcext:value-type="float">
            <text:p>0.0038961038961040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-0.00735930735930757" calcext:value-type="float">
            <text:p>-0.00735930735930757</text:p>
          </table:table-cell>
          <table:table-cell office:value-type="float" office:value="-0.0103896103896106" calcext:value-type="float">
            <text:p>-0.0103896103896106</text:p>
          </table:table-cell>
          <table:table-cell office:value-type="float" office:value="-0.00259740259740282" calcext:value-type="float">
            <text:p>-0.00259740259740282</text:p>
          </table:table-cell>
          <table:table-cell office:value-type="float" office:value="-0.00346320346320361" calcext:value-type="float">
            <text:p>-0.00346320346320361</text:p>
          </table:table-cell>
          <table:table-cell office:value-type="float" office:value="-3.33066907387547E-016" calcext:value-type="float">
            <text:p>-3.33066907387547E-16</text:p>
          </table:table-cell>
          <table:table-cell office:value-type="float" office:value="0.00173160173160158" calcext:value-type="float">
            <text:p>0.00173160173160158</text:p>
          </table:table-cell>
          <table:table-cell office:value-type="float" office:value="-0.00129870129870158" calcext:value-type="float">
            <text:p>-0.00129870129870158</text:p>
          </table:table-cell>
          <table:table-cell table:number-columns-repeated="2" office:value-type="float" office:value="0.00043290043290023" calcext:value-type="float">
            <text:p>0.00043290043290023</text:p>
          </table:table-cell>
          <table:table-cell office:value-type="float" office:value="0.000865800865800792" calcext:value-type="float">
            <text:p>0.000865800865800792</text:p>
          </table:table-cell>
          <table:table-cell office:value-type="float" office:value="0" calcext:value-type="float">
            <text:p>0</text:p>
          </table:table-cell>
          <table:table-cell office:value-type="float" office:value="-0.00259740259740282" calcext:value-type="float">
            <text:p>-0.00259740259740282</text:p>
          </table:table-cell>
          <table:table-cell office:value-type="float" office:value="0.00173160173160158" calcext:value-type="float">
            <text:p>0.00173160173160158</text:p>
          </table:table-cell>
          <table:table-cell office:value-type="float" office:value="0.00216450216450204" calcext:value-type="float">
            <text:p>0.00216450216450204</text:p>
          </table:table-cell>
          <table:table-cell office:value-type="float" office:value="0.00043290043290023" calcext:value-type="float">
            <text:p>0.00043290043290023</text:p>
          </table:table-cell>
          <table:table-cell office:value-type="float" office:value="0.00216450216450204" calcext:value-type="float">
            <text:p>0.002164502164502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-0.00735930735930712" calcext:value-type="float">
            <text:p>-0.00735930735930712</text:p>
          </table:table-cell>
          <table:table-cell office:value-type="float" office:value="-0.00995670995670994" calcext:value-type="float">
            <text:p>-0.00995670995670994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0.00259740259740282" calcext:value-type="float">
            <text:p>0.00259740259740282</text:p>
          </table:table-cell>
          <table:table-cell table:number-columns-repeated="2" office:value-type="float" office:value="0.000865800865801236" calcext:value-type="float">
            <text:p>0.000865800865801236</text:p>
          </table:table-cell>
          <table:table-cell table:number-columns-repeated="2" office:value-type="float" office:value="0.00216450216450226" calcext:value-type="float">
            <text:p>0.00216450216450226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303030303030327" calcext:value-type="float">
            <text:p>0.00303030303030327</text:p>
          </table:table-cell>
          <table:table-cell table:number-columns-repeated="2" office:value-type="float" office:value="0.00259740259740282" calcext:value-type="float">
            <text:p>0.0025974025974028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-0.00649350649350633" calcext:value-type="float">
            <text:p>-0.00649350649350633</text:p>
          </table:table-cell>
          <table:table-cell office:value-type="float" office:value="-0.0103896103896102" calcext:value-type="float">
            <text:p>-0.0103896103896102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259740259740282" calcext:value-type="float">
            <text:p>0.00259740259740282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0432900432900674" calcext:value-type="float">
            <text:p>0.000432900432900674</text:p>
          </table:table-cell>
          <table:table-cell office:value-type="float" office:value="0.00259740259740282" calcext:value-type="float">
            <text:p>0.00259740259740282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0.000432900432900674" calcext:value-type="float">
            <text:p>0.000432900432900674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0.00259740259740282" calcext:value-type="float">
            <text:p>0.00259740259740282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0.00303030303030327" calcext:value-type="float">
            <text:p>0.003030303030303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office:value-type="float" office:value="-0.00692640692640678" calcext:value-type="float">
            <text:p>-0.00692640692640678</text:p>
          </table:table-cell>
          <table:table-cell office:value-type="float" office:value="-0.0103030303030303" calcext:value-type="float">
            <text:p>-0.0103030303030303</text:p>
          </table:table-cell>
          <table:table-cell office:value-type="float" office:value="-0.0014718614718614" calcext:value-type="float">
            <text:p>-0.0014718614718614</text:p>
          </table:table-cell>
          <table:table-cell office:value-type="float" office:value="-0.001212121212121" calcext:value-type="float">
            <text:p>-0.001212121212121</text:p>
          </table:table-cell>
          <table:table-cell office:value-type="float" office:value="0.000519480519480586" calcext:value-type="float">
            <text:p>0.000519480519480586</text:p>
          </table:table-cell>
          <table:table-cell office:value-type="float" office:value="0.00190476190476208" calcext:value-type="float">
            <text:p>0.00190476190476208</text:p>
          </table:table-cell>
          <table:table-cell office:value-type="float" office:value="-0.000779220779220546" calcext:value-type="float">
            <text:p>-0.000779220779220546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.00017316017316038" calcext:value-type="float">
            <text:p>0.00017316017316038</text:p>
          </table:table-cell>
          <table:table-cell office:value-type="float" office:value="0.0013852813852816" calcext:value-type="float">
            <text:p>0.0013852813852816</text:p>
          </table:table-cell>
          <table:table-cell office:value-type="float" office:value="0.000865800865801125" calcext:value-type="float">
            <text:p>0.000865800865801125</text:p>
          </table:table-cell>
          <table:table-cell office:value-type="float" office:value="-0.00164502164502156" calcext:value-type="float">
            <text:p>-0.00164502164502156</text:p>
          </table:table-cell>
          <table:table-cell office:value-type="float" office:value="0.0013852813852816" calcext:value-type="float">
            <text:p>0.0013852813852816</text:p>
          </table:table-cell>
          <table:table-cell office:value-type="float" office:value="0.00259740259740271" calcext:value-type="float">
            <text:p>0.00259740259740271</text:p>
          </table:table-cell>
          <table:table-cell office:value-type="float" office:value="0.000692640692640856" calcext:value-type="float">
            <text:p>0.000692640692640856</text:p>
          </table:table-cell>
          <table:table-cell office:value-type="float" office:value="0.00277056277056298" calcext:value-type="float">
            <text:p>0.0027705627705629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-0.0485481997677119" calcext:value-type="float">
            <text:p>-0.0485481997677119</text:p>
          </table:table-cell>
          <table:table-cell office:value-type="float" office:value="-0.0149825783972124" calcext:value-type="float">
            <text:p>-0.0149825783972124</text:p>
          </table:table-cell>
          <table:table-cell office:value-type="float" office:value="-0.043554006968641" calcext:value-type="float">
            <text:p>-0.043554006968641</text:p>
          </table:table-cell>
          <table:table-cell office:value-type="float" office:value="-0.0288037166085946" calcext:value-type="float">
            <text:p>-0.0288037166085946</text:p>
          </table:table-cell>
          <table:table-cell office:value-type="float" office:value="-0.0480836236933797" calcext:value-type="float">
            <text:p>-0.0480836236933797</text:p>
          </table:table-cell>
          <table:table-cell office:value-type="float" office:value="-0.0147502903600464" calcext:value-type="float">
            <text:p>-0.0147502903600464</text:p>
          </table:table-cell>
          <table:table-cell office:value-type="float" office:value="0.0236933797909409" calcext:value-type="float">
            <text:p>0.0236933797909409</text:p>
          </table:table-cell>
          <table:table-cell office:value-type="float" office:value="-0.0483159117305458" calcext:value-type="float">
            <text:p>-0.0483159117305458</text:p>
          </table:table-cell>
          <table:table-cell office:value-type="float" office:value="0.0283391405342626" calcext:value-type="float">
            <text:p>0.0283391405342626</text:p>
          </table:table-cell>
          <table:table-cell office:value-type="float" office:value="-0.00511033681765372" calcext:value-type="float">
            <text:p>-0.00511033681765372</text:p>
          </table:table-cell>
          <table:table-cell office:value-type="float" office:value="-0.0442508710801393" calcext:value-type="float">
            <text:p>-0.0442508710801393</text:p>
          </table:table-cell>
          <table:table-cell office:value-type="float" office:value="-0.00998838559814164" calcext:value-type="float">
            <text:p>-0.00998838559814164</text:p>
          </table:table-cell>
          <table:table-cell office:value-type="float" office:value="0.00917537746806052" calcext:value-type="float">
            <text:p>0.00917537746806052</text:p>
          </table:table-cell>
          <table:table-cell office:value-type="float" office:value="-0.00545876887340291" calcext:value-type="float">
            <text:p>-0.00545876887340291</text:p>
          </table:table-cell>
          <table:table-cell office:value-type="float" office:value="-0.048896631823461" calcext:value-type="float">
            <text:p>-0.048896631823461</text:p>
          </table:table-cell>
          <table:table-cell office:value-type="float" office:value="-0.0292682926829267" calcext:value-type="float">
            <text:p>-0.029268292682926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-0.0627177700348432" calcext:value-type="float">
            <text:p>-0.0627177700348432</text:p>
          </table:table-cell>
          <table:table-cell office:value-type="float" office:value="-0.00534262485481996" calcext:value-type="float">
            <text:p>-0.00534262485481996</text:p>
          </table:table-cell>
          <table:table-cell office:value-type="float" office:value="-0.0146341463414634" calcext:value-type="float">
            <text:p>-0.0146341463414634</text:p>
          </table:table-cell>
          <table:table-cell office:value-type="float" office:value="0.00975609756097551" calcext:value-type="float">
            <text:p>0.00975609756097551</text:p>
          </table:table-cell>
          <table:table-cell office:value-type="float" office:value="-0.0196283391405343" calcext:value-type="float">
            <text:p>-0.0196283391405343</text:p>
          </table:table-cell>
          <table:table-cell office:value-type="float" office:value="0.00940766550522654" calcext:value-type="float">
            <text:p>0.00940766550522654</text:p>
          </table:table-cell>
          <table:table-cell office:value-type="float" office:value="0.0142857142857142" calcext:value-type="float">
            <text:p>0.0142857142857142</text:p>
          </table:table-cell>
          <table:table-cell office:value-type="float" office:value="-0.0340301974448316" calcext:value-type="float">
            <text:p>-0.0340301974448316</text:p>
          </table:table-cell>
          <table:table-cell office:value-type="float" office:value="0.0238095238095238" calcext:value-type="float">
            <text:p>0.0238095238095238</text:p>
          </table:table-cell>
          <table:table-cell office:value-type="float" office:value="-0.000116144018583064" calcext:value-type="float">
            <text:p>-0.000116144018583064</text:p>
          </table:table-cell>
          <table:table-cell office:value-type="float" office:value="-0.000464576074332146" calcext:value-type="float">
            <text:p>-0.000464576074332146</text:p>
          </table:table-cell>
          <table:table-cell office:value-type="float" office:value="-0.0195121951219512" calcext:value-type="float">
            <text:p>-0.0195121951219512</text:p>
          </table:table-cell>
          <table:table-cell office:value-type="float" office:value="-0.0291521486643438" calcext:value-type="float">
            <text:p>-0.0291521486643438</text:p>
          </table:table-cell>
          <table:table-cell office:value-type="float" office:value="0.00441347270615566" calcext:value-type="float">
            <text:p>0.00441347270615566</text:p>
          </table:table-cell>
          <table:table-cell office:value-type="float" office:value="-0.0196283391405342" calcext:value-type="float">
            <text:p>-0.0196283391405342</text:p>
          </table:table-cell>
          <table:table-cell office:value-type="float" office:value="-0.0192799070847852" calcext:value-type="float">
            <text:p>-0.019279907084785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-0.0866434378629499" calcext:value-type="float">
            <text:p>-0.0866434378629499</text:p>
          </table:table-cell>
          <table:table-cell office:value-type="float" office:value="-0.043786295005807" calcext:value-type="float">
            <text:p>-0.043786295005807</text:p>
          </table:table-cell>
          <table:table-cell office:value-type="float" office:value="-0.0483159117305457" calcext:value-type="float">
            <text:p>-0.0483159117305457</text:p>
          </table:table-cell>
          <table:table-cell office:value-type="float" office:value="-0.0385598141695701" calcext:value-type="float">
            <text:p>-0.0385598141695701</text:p>
          </table:table-cell>
          <table:table-cell office:value-type="float" office:value="-0.043670150987224" calcext:value-type="float">
            <text:p>-0.043670150987224</text:p>
          </table:table-cell>
          <table:table-cell office:value-type="float" office:value="-0.0337979094076654" calcext:value-type="float">
            <text:p>-0.0337979094076654</text:p>
          </table:table-cell>
          <table:table-cell office:value-type="float" office:value="-0.00522648083623678" calcext:value-type="float">
            <text:p>-0.00522648083623678</text:p>
          </table:table-cell>
          <table:table-cell office:value-type="float" office:value="-0.0483159117305457" calcext:value-type="float">
            <text:p>-0.0483159117305457</text:p>
          </table:table-cell>
          <table:table-cell office:value-type="float" office:value="-0.0145180023228803" calcext:value-type="float">
            <text:p>-0.0145180023228803</text:p>
          </table:table-cell>
          <table:table-cell office:value-type="float" office:value="-0.0337979094076654" calcext:value-type="float">
            <text:p>-0.0337979094076654</text:p>
          </table:table-cell>
          <table:table-cell office:value-type="float" office:value="-0.0341463414634144" calcext:value-type="float">
            <text:p>-0.0341463414634144</text:p>
          </table:table-cell>
          <table:table-cell office:value-type="float" office:value="-0.0339140534262483" calcext:value-type="float">
            <text:p>-0.0339140534262483</text:p>
          </table:table-cell>
          <table:table-cell office:value-type="float" office:value="-0.0677119628339139" calcext:value-type="float">
            <text:p>-0.0677119628339139</text:p>
          </table:table-cell>
          <table:table-cell office:value-type="float" office:value="-0.0245063879210219" calcext:value-type="float">
            <text:p>-0.0245063879210219</text:p>
          </table:table-cell>
          <table:table-cell office:value-type="float" office:value="-0.0485481997677117" calcext:value-type="float">
            <text:p>-0.0485481997677117</text:p>
          </table:table-cell>
          <table:table-cell office:value-type="float" office:value="-0.0290360046457606" calcext:value-type="float">
            <text:p>-0.029036004645760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-0.0483159117305459" calcext:value-type="float">
            <text:p>-0.0483159117305459</text:p>
          </table:table-cell>
          <table:table-cell office:value-type="float" office:value="-0.0147502903600464" calcext:value-type="float">
            <text:p>-0.0147502903600464</text:p>
          </table:table-cell>
          <table:table-cell office:value-type="float" office:value="-0.00998838559814164" calcext:value-type="float">
            <text:p>-0.00998838559814164</text:p>
          </table:table-cell>
          <table:table-cell office:value-type="float" office:value="-0.0146341463414634" calcext:value-type="float">
            <text:p>-0.0146341463414634</text:p>
          </table:table-cell>
          <table:table-cell office:value-type="float" office:value="-0.0341463414634147" calcext:value-type="float">
            <text:p>-0.0341463414634147</text:p>
          </table:table-cell>
          <table:table-cell office:value-type="float" office:value="-0.00511033681765394" calcext:value-type="float">
            <text:p>-0.00511033681765394</text:p>
          </table:table-cell>
          <table:table-cell office:value-type="float" office:value="-0.0149825783972125" calcext:value-type="float">
            <text:p>-0.0149825783972125</text:p>
          </table:table-cell>
          <table:table-cell office:value-type="float" office:value="-0.0241579558652729" calcext:value-type="float">
            <text:p>-0.0241579558652729</text:p>
          </table:table-cell>
          <table:table-cell office:value-type="float" office:value="-0.00975609756097562" calcext:value-type="float">
            <text:p>-0.00975609756097562</text:p>
          </table:table-cell>
          <table:table-cell office:value-type="float" office:value="-0.0340301974448316" calcext:value-type="float">
            <text:p>-0.0340301974448316</text:p>
          </table:table-cell>
          <table:table-cell office:value-type="float" office:value="-0.0245063879210221" calcext:value-type="float">
            <text:p>-0.0245063879210221</text:p>
          </table:table-cell>
          <table:table-cell office:value-type="float" office:value="-0.000464576074332146" calcext:value-type="float">
            <text:p>-0.000464576074332146</text:p>
          </table:table-cell>
          <table:table-cell office:value-type="float" office:value="-0.0340301974448316" calcext:value-type="float">
            <text:p>-0.0340301974448316</text:p>
          </table:table-cell>
          <table:table-cell office:value-type="float" office:value="-0.00998838559814164" calcext:value-type="float">
            <text:p>-0.00998838559814164</text:p>
          </table:table-cell>
          <table:table-cell office:value-type="float" office:value="-0.0295005807200929" calcext:value-type="float">
            <text:p>-0.0295005807200929</text:p>
          </table:table-cell>
          <table:table-cell office:value-type="float" office:value="-0.0146341463414634" calcext:value-type="float">
            <text:p>-0.014634146341463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-0.0336817653890825" calcext:value-type="float">
            <text:p>-0.0336817653890825</text:p>
          </table:table-cell>
          <table:table-cell office:value-type="float" office:value="-0.0148664343786294" calcext:value-type="float">
            <text:p>-0.0148664343786294</text:p>
          </table:table-cell>
          <table:table-cell office:value-type="float" office:value="-0.000232288037166128" calcext:value-type="float">
            <text:p>-0.000232288037166128</text:p>
          </table:table-cell>
          <table:table-cell office:value-type="float" office:value="-0.0145180023228804" calcext:value-type="float">
            <text:p>-0.0145180023228804</text:p>
          </table:table-cell>
          <table:table-cell office:value-type="float" office:value="-0.0147502903600465" calcext:value-type="float">
            <text:p>-0.0147502903600465</text:p>
          </table:table-cell>
          <table:table-cell office:value-type="float" office:value="0.00464576074332168" calcext:value-type="float">
            <text:p>0.00464576074332168</text:p>
          </table:table-cell>
          <table:table-cell office:value-type="float" office:value="-0.000464576074332146" calcext:value-type="float">
            <text:p>-0.000464576074332146</text:p>
          </table:table-cell>
          <table:table-cell office:value-type="float" office:value="-0.0193960511033682" calcext:value-type="float">
            <text:p>-0.0193960511033682</text:p>
          </table:table-cell>
          <table:table-cell office:value-type="float" office:value="0.00476190476190475" calcext:value-type="float">
            <text:p>0.00476190476190475</text:p>
          </table:table-cell>
          <table:table-cell office:value-type="float" office:value="-0.024274099883856" calcext:value-type="float">
            <text:p>-0.024274099883856</text:p>
          </table:table-cell>
          <table:table-cell office:value-type="float" office:value="-0.0149825783972125" calcext:value-type="float">
            <text:p>-0.0149825783972125</text:p>
          </table:table-cell>
          <table:table-cell office:value-type="float" office:value="0.0144018583042973" calcext:value-type="float">
            <text:p>0.0144018583042973</text:p>
          </table:table-cell>
          <table:table-cell office:value-type="float" office:value="-0.0147502903600465" calcext:value-type="float">
            <text:p>-0.0147502903600465</text:p>
          </table:table-cell>
          <table:table-cell office:value-type="float" office:value="0.0142857142857143" calcext:value-type="float">
            <text:p>0.0142857142857143</text:p>
          </table:table-cell>
          <table:table-cell office:value-type="float" office:value="-0.00987224157955857" calcext:value-type="float">
            <text:p>-0.00987224157955857</text:p>
          </table:table-cell>
          <table:table-cell office:value-type="float" office:value="0.00952380952380949" calcext:value-type="float">
            <text:p>0.009523809523809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office:value-type="float" office:value="-0.0559814169570266" calcext:value-type="float">
            <text:p>-0.0559814169570266</text:p>
          </table:table-cell>
          <table:table-cell office:value-type="float" office:value="-0.0187456445993031" calcext:value-type="float">
            <text:p>-0.0187456445993031</text:p>
          </table:table-cell>
          <table:table-cell office:value-type="float" office:value="-0.0233449477351916" calcext:value-type="float">
            <text:p>-0.0233449477351916</text:p>
          </table:table-cell>
          <table:table-cell office:value-type="float" office:value="-0.0173519163763066" calcext:value-type="float">
            <text:p>-0.0173519163763066</text:p>
          </table:table-cell>
          <table:table-cell office:value-type="float" office:value="-0.0320557491289198" calcext:value-type="float">
            <text:p>-0.0320557491289198</text:p>
          </table:table-cell>
          <table:table-cell office:value-type="float" office:value="-0.00792102206736345" calcext:value-type="float">
            <text:p>-0.00792102206736345</text:p>
          </table:table-cell>
          <table:table-cell office:value-type="float" office:value="0.00346109175377474" calcext:value-type="float">
            <text:p>0.00346109175377474</text:p>
          </table:table-cell>
          <table:table-cell office:value-type="float" office:value="-0.0348432055749128" calcext:value-type="float">
            <text:p>-0.0348432055749128</text:p>
          </table:table-cell>
          <table:table-cell office:value-type="float" office:value="0.00652729384436712" calcext:value-type="float">
            <text:p>0.00652729384436712</text:p>
          </table:table-cell>
          <table:table-cell office:value-type="float" office:value="-0.019465737514518" calcext:value-type="float">
            <text:p>-0.019465737514518</text:p>
          </table:table-cell>
          <table:table-cell office:value-type="float" office:value="-0.023670150987224" calcext:value-type="float">
            <text:p>-0.023670150987224</text:p>
          </table:table-cell>
          <table:table-cell office:value-type="float" office:value="-0.0098954703832751" calcext:value-type="float">
            <text:p>-0.0098954703832751</text:p>
          </table:table-cell>
          <table:table-cell office:value-type="float" office:value="-0.0272938443670151" calcext:value-type="float">
            <text:p>-0.0272938443670151</text:p>
          </table:table-cell>
          <table:table-cell office:value-type="float" office:value="-0.00425087108013933" calcext:value-type="float">
            <text:p>-0.00425087108013933</text:p>
          </table:table-cell>
          <table:table-cell office:value-type="float" office:value="-0.0312891986062717" calcext:value-type="float">
            <text:p>-0.0312891986062717</text:p>
          </table:table-cell>
          <table:table-cell office:value-type="float" office:value="-0.0165389082462253" calcext:value-type="float">
            <text:p>-0.016538908246225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0.0129032258064515" calcext:value-type="float">
            <text:p>0.0129032258064515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967741935483868" calcext:value-type="float">
            <text:p>-0.00967741935483868</text:p>
          </table:table-cell>
          <table:table-cell office:value-type="float" office:value="0.0193548387096774" calcext:value-type="float">
            <text:p>0.0193548387096774</text:p>
          </table:table-cell>
          <table:table-cell office:value-type="float" office:value="-0.00322580645161286" calcext:value-type="float">
            <text:p>-0.00322580645161286</text:p>
          </table:table-cell>
          <table:table-cell office:value-type="float" office:value="0.00967741935483879" calcext:value-type="float">
            <text:p>0.00967741935483879</text:p>
          </table:table-cell>
          <table:table-cell office:value-type="float" office:value="-0.0129032258064516" calcext:value-type="float">
            <text:p>-0.0129032258064516</text:p>
          </table:table-cell>
          <table:table-cell table:number-columns-repeated="2" office:value-type="float" office:value="0.00645161290322582" calcext:value-type="float">
            <text:p>0.00645161290322582</text:p>
          </table:table-cell>
          <table:table-cell office:value-type="float" office:value="0.0129032258064515" calcext:value-type="float">
            <text:p>0.0129032258064515</text:p>
          </table:table-cell>
          <table:table-cell table:number-columns-repeated="2" office:value-type="float" office:value="0.00322580645161297" calcext:value-type="float">
            <text:p>0.00322580645161297</text:p>
          </table:table-cell>
          <table:table-cell table:number-columns-repeated="2" office:value-type="float" office:value="-0.00645161290322582" calcext:value-type="float">
            <text:p>-0.00645161290322582</text:p>
          </table:table-cell>
          <table:table-cell office:value-type="float" office:value="0.00967741935483879" calcext:value-type="float">
            <text:p>0.00967741935483879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0.00645161290322571" calcext:value-type="float">
            <text:p>0.00645161290322571</text:p>
          </table:table-cell>
          <table:table-cell table:number-columns-repeated="2" office:value-type="float" office:value="0.00322580645161297" calcext:value-type="float">
            <text:p>0.00322580645161297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0.00967741935483879" calcext:value-type="float">
            <text:p>0.00967741935483879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.00645161290322571" calcext:value-type="float">
            <text:p>0.00645161290322571</text:p>
          </table:table-cell>
          <table:table-cell table:number-columns-repeated="2" office:value-type="float" office:value="-0.00322580645161286" calcext:value-type="float">
            <text:p>-0.00322580645161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67741935483879" calcext:value-type="float">
            <text:p>0.0096774193548387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00322580645161274" calcext:value-type="float">
            <text:p>0.00322580645161274</text:p>
          </table:table-cell>
          <table:table-cell table:number-columns-repeated="2" office:value-type="float" office:value="-0.00322580645161297" calcext:value-type="float">
            <text:p>-0.00322580645161297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-0.00322580645161297" calcext:value-type="float">
            <text:p>-0.00322580645161297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-0.00645161290322605" calcext:value-type="float">
            <text:p>-0.00645161290322605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0322580645161297" calcext:value-type="float">
            <text:p>-0.00322580645161297</text:p>
          </table:table-cell>
          <table:table-cell office:value-type="float" office:value="0.00967741935483857" calcext:value-type="float">
            <text:p>0.0096774193548385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0" calcext:value-type="float">
            <text:p>0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0.0129032258064515" calcext:value-type="float">
            <text:p>0.0129032258064515</text:p>
          </table:table-cell>
          <table:table-cell office:value-type="float" office:value="0.0161290322580646" calcext:value-type="float">
            <text:p>0.0161290322580646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0" calcext:value-type="float">
            <text:p>0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0.0129032258064515" calcext:value-type="float">
            <text:p>0.0129032258064515</text:p>
          </table:table-cell>
          <table:table-cell office:value-type="float" office:value="0" calcext:value-type="float">
            <text:p>0</text:p>
          </table:table-cell>
          <table:table-cell office:value-type="float" office:value="0.0129032258064515" calcext:value-type="float">
            <text:p>0.0129032258064515</text:p>
          </table:table-cell>
          <table:table-cell office:value-type="float" office:value="0.0258064516129032" calcext:value-type="float">
            <text:p>0.0258064516129032</text:p>
          </table:table-cell>
          <table:table-cell office:value-type="float" office:value="0.00322580645161297" calcext:value-type="float">
            <text:p>0.00322580645161297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-0.00322580645161286" calcext:value-type="float">
            <text:p>-0.00322580645161286</text:p>
          </table:table-cell>
          <table:table-cell office:value-type="float" office:value="-0.00967741935483868" calcext:value-type="float">
            <text:p>-0.00967741935483868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-0.00967741935483868" calcext:value-type="float">
            <text:p>-0.00967741935483868</text:p>
          </table:table-cell>
          <table:table-cell table:number-columns-repeated="2" office:value-type="float" office:value="0.00645161290322571" calcext:value-type="float">
            <text:p>0.00645161290322571</text:p>
          </table:table-cell>
          <table:table-cell office:value-type="float" office:value="0" calcext:value-type="float">
            <text:p>0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286" calcext:value-type="float">
            <text:p>-0.00322580645161286</text:p>
          </table:table-cell>
          <table:table-cell office:value-type="float" office:value="-0.00967741935483868" calcext:value-type="float">
            <text:p>-0.00967741935483868</text:p>
          </table:table-cell>
          <table:table-cell office:value-type="float" office:value="0.00645161290322571" calcext:value-type="float">
            <text:p>0.00645161290322571</text:p>
          </table:table-cell>
          <table:table-cell office:value-type="float" office:value="0.00967741935483879" calcext:value-type="float">
            <text:p>0.00967741935483879</text:p>
          </table:table-cell>
          <table:table-cell office:value-type="float" office:value="0.00322580645161297" calcext:value-type="float">
            <text:p>0.003225806451612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0.00451612903225795" calcext:value-type="float">
            <text:p>0.00451612903225795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-0.00322580645161286" calcext:value-type="float">
            <text:p>-0.00322580645161286</text:p>
          </table:table-cell>
          <table:table-cell office:value-type="float" office:value="0.00129032258064521" calcext:value-type="float">
            <text:p>0.00129032258064521</text:p>
          </table:table-cell>
          <table:table-cell office:value-type="float" office:value="-0.00193548387096776" calcext:value-type="float">
            <text:p>-0.00193548387096776</text:p>
          </table:table-cell>
          <table:table-cell office:value-type="float" office:value="-0.00451612903225807" calcext:value-type="float">
            <text:p>-0.00451612903225807</text:p>
          </table:table-cell>
          <table:table-cell office:value-type="float" office:value="0.00645161290322571" calcext:value-type="float">
            <text:p>0.00645161290322571</text:p>
          </table:table-cell>
          <table:table-cell table:number-columns-repeated="2" office:value-type="float" office:value="0.00064516129032266" calcext:value-type="float">
            <text:p>0.00064516129032266</text:p>
          </table:table-cell>
          <table:table-cell office:value-type="float" office:value="-0.000645161290322549" calcext:value-type="float">
            <text:p>-0.000645161290322549</text:p>
          </table:table-cell>
          <table:table-cell office:value-type="float" office:value="0.00516129032258073" calcext:value-type="float">
            <text:p>0.00516129032258073</text:p>
          </table:table-cell>
          <table:table-cell office:value-type="float" office:value="0.000645161290322438" calcext:value-type="float">
            <text:p>0.000645161290322438</text:p>
          </table:table-cell>
          <table:table-cell office:value-type="float" office:value="-0.0038709677419354" calcext:value-type="float">
            <text:p>-0.0038709677419354</text:p>
          </table:table-cell>
          <table:table-cell office:value-type="float" office:value="0.00387096774193552" calcext:value-type="float">
            <text:p>0.00387096774193552</text:p>
          </table:table-cell>
          <table:table-cell office:value-type="float" office:value="0.00516129032258073" calcext:value-type="float">
            <text:p>0.00516129032258073</text:p>
          </table:table-cell>
          <table:table-cell office:value-type="float" office:value="0.00709677419354848" calcext:value-type="float">
            <text:p>0.0070967741935484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-0.0122962272938988" calcext:value-type="float">
            <text:p>-0.0122962272938988</text:p>
          </table:table-cell>
          <table:table-cell office:value-type="float" office:value="-0.0175904362676603" calcext:value-type="float">
            <text:p>-0.0175904362676603</text:p>
          </table:table-cell>
          <table:table-cell office:value-type="float" office:value="-0.0122807017543863" calcext:value-type="float">
            <text:p>-0.0122807017543863</text:p>
          </table:table-cell>
          <table:table-cell office:value-type="float" office:value="-0.017605961807173" calcext:value-type="float">
            <text:p>-0.017605961807173</text:p>
          </table:table-cell>
          <table:table-cell office:value-type="float" office:value="-0.00526315789473719" calcext:value-type="float">
            <text:p>-0.00526315789473719</text:p>
          </table:table-cell>
          <table:table-cell office:value-type="float" office:value="-0.0123428039124361" calcext:value-type="float">
            <text:p>-0.0123428039124361</text:p>
          </table:table-cell>
          <table:table-cell office:value-type="float" office:value="-0.00349324639031234" calcext:value-type="float">
            <text:p>-0.00349324639031234</text:p>
          </table:table-cell>
          <table:table-cell office:value-type="float" office:value="0.00175438596491206" calcext:value-type="float">
            <text:p>0.00175438596491206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703306939916182" calcext:value-type="float">
            <text:p>-0.00703306939916182</text:p>
          </table:table-cell>
          <table:table-cell office:value-type="float" office:value="-0.00352429746933713" calcext:value-type="float">
            <text:p>-0.00352429746933713</text:p>
          </table:table-cell>
          <table:table-cell office:value-type="float" office:value="-0.00349324639031234" calcext:value-type="float">
            <text:p>-0.00349324639031234</text:p>
          </table:table-cell>
          <table:table-cell office:value-type="float" office:value="-0.00352429746933713" calcext:value-type="float">
            <text:p>-0.00352429746933713</text:p>
          </table:table-cell>
          <table:table-cell office:value-type="float" office:value="-0.0122962272938988" calcext:value-type="float">
            <text:p>-0.0122962272938988</text:p>
          </table:table-cell>
          <table:table-cell office:value-type="float" office:value="0" calcext:value-type="float">
            <text:p>0</text:p>
          </table:table-cell>
          <table:table-cell office:value-type="float" office:value="-0.0017543859649124" calcext:value-type="float">
            <text:p>-0.001754385964912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700201832013681" calcext:value-type="float">
            <text:p>-0.00700201832013681</text:p>
          </table:table-cell>
          <table:table-cell office:value-type="float" office:value="-0.0017543859649124" calcext:value-type="float">
            <text:p>-0.0017543859649124</text:p>
          </table:table-cell>
          <table:table-cell table:number-columns-repeated="2" office:value-type="float" office:value="0.00178543704393719" calcext:value-type="float">
            <text:p>0.00178543704393719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0.00704859493867394" calcext:value-type="float">
            <text:p>0.00704859493867394</text:p>
          </table:table-cell>
          <table:table-cell office:value-type="float" office:value="-0.00524763235522441" calcext:value-type="float">
            <text:p>-0.00524763235522441</text:p>
          </table:table-cell>
          <table:table-cell office:value-type="float" office:value="0" calcext:value-type="float">
            <text:p>0</text:p>
          </table:table-cell>
          <table:table-cell office:value-type="float" office:value="-0.00349324639031201" calcext:value-type="float">
            <text:p>-0.00349324639031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53982300884959" calcext:value-type="float">
            <text:p>0.00353982300884959</text:p>
          </table:table-cell>
          <table:table-cell office:value-type="float" office:value="0.0052786834342492" calcext:value-type="float">
            <text:p>0.0052786834342492</text:p>
          </table:table-cell>
          <table:table-cell office:value-type="float" office:value="0.0000155255395123399" calcext:value-type="float">
            <text:p>1.55255395123399E-05</text:p>
          </table:table-cell>
          <table:table-cell office:value-type="float" office:value="0.0105263157894736" calcext:value-type="float">
            <text:p>0.010526315789473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-0.0105418413289861" calcext:value-type="float">
            <text:p>-0.0105418413289861</text:p>
          </table:table-cell>
          <table:table-cell office:value-type="float" office:value="-0.0070330693991616" calcext:value-type="float">
            <text:p>-0.0070330693991616</text:p>
          </table:table-cell>
          <table:table-cell office:value-type="float" office:value="-0.00878745536407399" calcext:value-type="float">
            <text:p>-0.00878745536407399</text:p>
          </table:table-cell>
          <table:table-cell office:value-type="float" office:value="-0.0105107902499613" calcext:value-type="float">
            <text:p>-0.0105107902499613</text:p>
          </table:table-cell>
          <table:table-cell office:value-type="float" office:value="-0.0070330693991616" calcext:value-type="float">
            <text:p>-0.0070330693991616</text:p>
          </table:table-cell>
          <table:table-cell office:value-type="float" office:value="-0.0105418413289861" calcext:value-type="float">
            <text:p>-0.0105418413289861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349324639031223" calcext:value-type="float">
            <text:p>-0.00349324639031223</text:p>
          </table:table-cell>
          <table:table-cell office:value-type="float" office:value="-0.0052786834342492" calcext:value-type="float">
            <text:p>-0.0052786834342492</text:p>
          </table:table-cell>
          <table:table-cell office:value-type="float" office:value="-0.00349324639031201" calcext:value-type="float">
            <text:p>-0.00349324639031201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0" calcext:value-type="float">
            <text:p>0</text:p>
          </table:table-cell>
          <table:table-cell office:value-type="float" office:value="-0.00878745536407399" calcext:value-type="float">
            <text:p>-0.00878745536407399</text:p>
          </table:table-cell>
          <table:table-cell office:value-type="float" office:value="-0.00176991150442485" calcext:value-type="float">
            <text:p>-0.0017699115044248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-0.0105418413289861" calcext:value-type="float">
            <text:p>-0.0105418413289861</text:p>
          </table:table-cell>
          <table:table-cell table:number-columns-repeated="2" office:value-type="float" office:value="-0.00526315789473686" calcext:value-type="float">
            <text:p>-0.00526315789473686</text:p>
          </table:table-cell>
          <table:table-cell office:value-type="float" office:value="-0.00524763235522441" calcext:value-type="float">
            <text:p>-0.00524763235522441</text:p>
          </table:table-cell>
          <table:table-cell office:value-type="float" office:value="-0.0035242974693368" calcext:value-type="float">
            <text:p>-0.0035242974693368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173886042539961" calcext:value-type="float">
            <text:p>-0.00173886042539961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0.000015525539512562" calcext:value-type="float">
            <text:p>1.5525539512562E-05</text:p>
          </table:table-cell>
          <table:table-cell office:value-type="float" office:value="-0.0035242974693368" calcext:value-type="float">
            <text:p>-0.0035242974693368</text:p>
          </table:table-cell>
          <table:table-cell office:value-type="float" office:value="-0.00878745536407366" calcext:value-type="float">
            <text:p>-0.00878745536407366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70330693991616" calcext:value-type="float">
            <text:p>-0.0070330693991616</text:p>
          </table:table-cell>
          <table:table-cell office:value-type="float" office:value="-0.00176991150442463" calcext:value-type="float">
            <text:p>-0.0017699115044246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-0.0158205247632356" calcext:value-type="float">
            <text:p>-0.0158205247632356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877192982456165" calcext:value-type="float">
            <text:p>-0.00877192982456165</text:p>
          </table:table-cell>
          <table:table-cell office:value-type="float" office:value="-0.00700201832013681" calcext:value-type="float">
            <text:p>-0.00700201832013681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877192982456165" calcext:value-type="float">
            <text:p>-0.00877192982456165</text:p>
          </table:table-cell>
          <table:table-cell office:value-type="float" office:value="0" calcext:value-type="float">
            <text:p>0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173886042539984" calcext:value-type="float">
            <text:p>-0.00173886042539984</text:p>
          </table:table-cell>
          <table:table-cell office:value-type="float" office:value="-0.00878745536407399" calcext:value-type="float">
            <text:p>-0.00878745536407399</text:p>
          </table:table-cell>
          <table:table-cell office:value-type="float" office:value="-0.0070330693991616" calcext:value-type="float">
            <text:p>-0.007033069399161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176991150442485" calcext:value-type="float">
            <text:p>-0.00176991150442485</text:p>
          </table:table-cell>
          <table:table-cell office:value-type="float" office:value="-0.0070330693991616" calcext:value-type="float">
            <text:p>-0.007033069399161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office:value-type="float" office:value="-0.0108927185219686" calcext:value-type="float">
            <text:p>-0.0108927185219686</text:p>
          </table:table-cell>
          <table:table-cell office:value-type="float" office:value="-0.00878124514826883" calcext:value-type="float">
            <text:p>-0.00878124514826883</text:p>
          </table:table-cell>
          <table:table-cell office:value-type="float" office:value="-0.00737152616053416" calcext:value-type="float">
            <text:p>-0.00737152616053416</text:p>
          </table:table-cell>
          <table:table-cell office:value-type="float" office:value="-0.00771619313771155" calcext:value-type="float">
            <text:p>-0.00771619313771155</text:p>
          </table:table-cell>
          <table:table-cell office:value-type="float" office:value="-0.00421052631578944" calcext:value-type="float">
            <text:p>-0.00421052631578944</text:p>
          </table:table-cell>
          <table:table-cell office:value-type="float" office:value="-0.00773482378512658" calcext:value-type="float">
            <text:p>-0.00773482378512658</text:p>
          </table:table-cell>
          <table:table-cell office:value-type="float" office:value="0.00141282409563726" calcext:value-type="float">
            <text:p>0.00141282409563726</text:p>
          </table:table-cell>
          <table:table-cell office:value-type="float" office:value="-0.00455519329296694" calcext:value-type="float">
            <text:p>-0.00455519329296694</text:p>
          </table:table-cell>
          <table:table-cell office:value-type="float" office:value="-0.00105263157894753" calcext:value-type="float">
            <text:p>-0.00105263157894753</text:p>
          </table:table-cell>
          <table:table-cell office:value-type="float" office:value="-0.00314857941313473" calcext:value-type="float">
            <text:p>-0.00314857941313473</text:p>
          </table:table-cell>
          <table:table-cell office:value-type="float" office:value="-0.00422294674739943" calcext:value-type="float">
            <text:p>-0.00422294674739943</text:p>
          </table:table-cell>
          <table:table-cell office:value-type="float" office:value="-0.00385343890700185" calcext:value-type="float">
            <text:p>-0.00385343890700185</text:p>
          </table:table-cell>
          <table:table-cell office:value-type="float" office:value="-0.00210215804999225" calcext:value-type="float">
            <text:p>-0.00210215804999225</text:p>
          </table:table-cell>
          <table:table-cell office:value-type="float" office:value="-0.00140661387983232" calcext:value-type="float">
            <text:p>-0.00140661387983232</text:p>
          </table:table-cell>
          <table:table-cell office:value-type="float" office:value="-0.00456761372457681" calcext:value-type="float">
            <text:p>-0.00456761372457681</text:p>
          </table:table-cell>
          <table:table-cell office:value-type="float" office:value="0.00104642136314248" calcext:value-type="float">
            <text:p>0.00104642136314248</text:p>
          </table:table-cell>
          <table:table-cell table:number-columns-repeated="1005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verage artificial (without D12)</text:p>
          </table:table-cell>
          <table:table-cell table:style-name="ce1" table:formula="of:=AVERAGE([.D7];[.D13];[.D25];[.D31];[.D37];[.D43];[.D49];[.D55];[.D61];[.D67];[.D73];[.D79])" office:value-type="float" office:value="0.00124583333333335" calcext:value-type="float">
            <text:p>0.001</text:p>
          </table:table-cell>
          <table:table-cell table:style-name="ce1" table:formula="of:=AVERAGE([.E7];[.E13];[.E25];[.E31];[.E37];[.E43];[.E49];[.E55];[.E61];[.E67];[.E73];[.E79])" office:value-type="float" office:value="-0.00246249999999995" calcext:value-type="float">
            <text:p>-0.002</text:p>
          </table:table-cell>
          <table:table-cell table:style-name="ce1" table:formula="of:=AVERAGE([.F7];[.F13];[.F25];[.F31];[.F37];[.F43];[.F49];[.F55];[.F61];[.F67];[.F73];[.F79])" office:value-type="float" office:value="0.00173555555555558" calcext:value-type="float">
            <text:p>0.002</text:p>
          </table:table-cell>
          <table:table-cell table:style-name="ce1" table:formula="of:=AVERAGE([.G7];[.G13];[.G25];[.G31];[.G37];[.G43];[.G49];[.G55];[.G61];[.G67];[.G73];[.G79])" office:value-type="float" office:value="0.00221888888888891" calcext:value-type="float">
            <text:p>0.002</text:p>
          </table:table-cell>
          <table:table-cell table:style-name="ce1" table:formula="of:=AVERAGE([.H7];[.H13];[.H25];[.H31];[.H37];[.H43];[.H49];[.H55];[.H61];[.H67];[.H73];[.H79])" office:value-type="float" office:value="0.000553888888888901" calcext:value-type="float">
            <text:p>0.001</text:p>
          </table:table-cell>
          <table:table-cell table:style-name="ce1" table:formula="of:=AVERAGE([.I7];[.I13];[.I25];[.I31];[.I37];[.I43];[.I49];[.I55];[.I61];[.I67];[.I73];[.I79])" office:value-type="float" office:value="0.00237611111111109" calcext:value-type="float">
            <text:p>0.002</text:p>
          </table:table-cell>
          <table:table-cell table:style-name="ce4" table:formula="of:=AVERAGE([.J7];[.J13];[.J25];[.J31];[.J37];[.J43];[.J49];[.J55];[.J61];[.J67];[.J73];[.J79])" office:value-type="float" office:value="0.00170388888888891" calcext:value-type="float">
            <text:p>0.002</text:p>
          </table:table-cell>
          <table:table-cell table:style-name="ce4" table:formula="of:=AVERAGE([.K7];[.K13];[.K25];[.K31];[.K37];[.K43];[.K49];[.K55];[.K61];[.K67];[.K73];[.K79])" office:value-type="float" office:value="0.0025444444444445" calcext:value-type="float">
            <text:p>0.003</text:p>
          </table:table-cell>
          <table:table-cell table:style-name="ce1" table:formula="of:=AVERAGE([.L7];[.L13];[.L25];[.L31];[.L37];[.L43];[.L49];[.L55];[.L61];[.L67];[.L73];[.L79])" office:value-type="float" office:value="0.000953611111111113" calcext:value-type="float">
            <text:p>0.001</text:p>
          </table:table-cell>
          <table:table-cell table:style-name="ce1" table:formula="of:=AVERAGE([.M7];[.M13];[.M25];[.M31];[.M37];[.M43];[.M49];[.M55];[.M61];[.M67];[.M73];[.M79])" office:value-type="float" office:value="0.00213527777777779" calcext:value-type="float">
            <text:p>0.002</text:p>
          </table:table-cell>
          <table:table-cell table:style-name="ce1" table:formula="of:=AVERAGE([.N7];[.N13];[.N25];[.N31];[.N37];[.N43];[.N49];[.N55];[.N61];[.N67];[.N73];[.N79])" office:value-type="float" office:value="0.000762777777777834" calcext:value-type="float">
            <text:p>0.001</text:p>
          </table:table-cell>
          <table:table-cell table:style-name="ce1" table:formula="of:=AVERAGE([.O7];[.O13];[.O25];[.O31];[.O37];[.O43];[.O49];[.O55];[.O61];[.O67];[.O73];[.O79])" office:value-type="float" office:value="0.00199055555555558" calcext:value-type="float">
            <text:p>0.002</text:p>
          </table:table-cell>
          <table:table-cell table:style-name="ce1" table:formula="of:=AVERAGE([.P7];[.P13];[.P25];[.P31];[.P37];[.P43];[.P49];[.P55];[.P61];[.P67];[.P73];[.P79])" office:value-type="float" office:value="0.000628888888888883" calcext:value-type="float">
            <text:p>0.001</text:p>
          </table:table-cell>
          <table:table-cell table:style-name="ce1" table:formula="of:=AVERAGE([.Q7];[.Q13];[.Q25];[.Q31];[.Q37];[.Q43];[.Q49];[.Q55];[.Q61];[.Q67];[.Q73];[.Q79])" office:value-type="float" office:value="0.00124277777777777" calcext:value-type="float">
            <text:p>0.001</text:p>
          </table:table-cell>
          <table:table-cell table:style-name="ce1" table:formula="of:=AVERAGE([.R7];[.R13];[.R25];[.R31];[.R37];[.R43];[.R49];[.R55];[.R61];[.R67];[.R73];[.R79])" office:value-type="float" office:value="0.000652777777777771" calcext:value-type="float">
            <text:p>0.001</text:p>
          </table:table-cell>
          <table:table-cell table:style-name="ce1" table:formula="of:=AVERAGE([.S7];[.S13];[.S25];[.S31];[.S37];[.S43];[.S49];[.S55];[.S61];[.S67];[.S73];[.S79])" office:value-type="float" office:value="0.0012452777777778" calcext:value-type="float">
            <text:p>0.001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verage real</text:p>
          </table:table-cell>
          <table:table-cell table:style-name="ce1" table:formula="of:=AVERAGE([.D85];[.D91];[.D97];[.D103];[.D109];[.D115];[.D121];[.D127];[.D133];[.D139];[.D145];[.D151])" office:value-type="float" office:value="-0.00895469939588673" calcext:value-type="float">
            <text:p>-0.009</text:p>
          </table:table-cell>
          <table:table-cell table:style-name="ce1" table:formula="of:=AVERAGE([.E85];[.E91];[.E97];[.E103];[.E109];[.E115];[.E121];[.E127];[.E133];[.E139];[.E145];[.E151])" office:value-type="float" office:value="-0.00276582137923563" calcext:value-type="float">
            <text:p>-0.003</text:p>
          </table:table-cell>
          <table:table-cell table:style-name="ce1" table:formula="of:=AVERAGE([.F85];[.F91];[.F97];[.F103];[.F109];[.F115];[.F121];[.F127];[.F133];[.F139];[.F145];[.F151])" office:value-type="float" office:value="-0.00166055141475129" calcext:value-type="float">
            <text:p>-0.002</text:p>
          </table:table-cell>
          <table:table-cell table:style-name="ce1" table:formula="of:=AVERAGE([.G85];[.G91];[.G97];[.G103];[.G109];[.G115];[.G121];[.G127];[.G133];[.G139];[.G145];[.G151])" office:value-type="float" office:value="-0.000743317578740214" calcext:value-type="float">
            <text:p>-0.001</text:p>
          </table:table-cell>
          <table:table-cell table:style-name="ce1" table:formula="of:=AVERAGE([.H85];[.H91];[.H97];[.H103];[.H109];[.H115];[.H121];[.H127];[.H133];[.H139];[.H145];[.H151])" office:value-type="float" office:value="-0.00173188431679989" calcext:value-type="float">
            <text:p>-0.002</text:p>
          </table:table-cell>
          <table:table-cell table:style-name="ce3" table:formula="of:=AVERAGE([.I85];[.I91];[.I97];[.I103];[.I109];[.I115];[.I121];[.I127];[.I133];[.I139];[.I145];[.I151])" office:value-type="float" office:value="-0.000218853174367324" calcext:value-type="float">
            <text:p>-0.0002</text:p>
          </table:table-cell>
          <table:table-cell table:style-name="ce5" table:formula="of:=AVERAGE([.J85];[.J91];[.J97];[.J103];[.J109];[.J115];[.J121];[.J127];[.J133];[.J139];[.J145];[.J151])" office:value-type="float" office:value="0.00127038696592204" calcext:value-type="float">
            <text:p>0.0013</text:p>
          </table:table-cell>
          <table:table-cell table:style-name="ce1" table:formula="of:=AVERAGE([.K85];[.K91];[.K97];[.K103];[.K109];[.K115];[.K121];[.K127];[.K133];[.K139];[.K145];[.K151])" office:value-type="float" office:value="-0.00143661527625125" calcext:value-type="float">
            <text:p>-0.001</text:p>
          </table:table-cell>
          <table:table-cell table:style-name="ce3" table:formula="of:=AVERAGE([.L85];[.L91];[.L97];[.L103];[.L109];[.L115];[.L121];[.L127];[.L133];[.L139];[.L145];[.L151])" office:value-type="float" office:value="0.00143290900541966" calcext:value-type="float">
            <text:p>0.0014</text:p>
          </table:table-cell>
          <table:table-cell table:style-name="ce1" table:formula="of:=AVERAGE([.M85];[.M91];[.M97];[.M103];[.M109];[.M115];[.M121];[.M127];[.M133];[.M139];[.M145];[.M151])" office:value-type="float" office:value="-0.00286272324756216" calcext:value-type="float">
            <text:p>-0.003</text:p>
          </table:table-cell>
          <table:table-cell table:style-name="ce1" table:formula="of:=AVERAGE([.N85];[.N91];[.N97];[.N103];[.N109];[.N115];[.N121];[.N127];[.N133];[.N139];[.N145];[.N151])" office:value-type="float" office:value="-0.000998955162240095" calcext:value-type="float">
            <text:p>-0.001</text:p>
          </table:table-cell>
          <table:table-cell table:style-name="ce3" table:formula="of:=AVERAGE([.O85];[.O91];[.O97];[.O103];[.O109];[.O115];[.O121];[.O127];[.O133];[.O139];[.O145];[.O151])" office:value-type="float" office:value="0.00010908866549054" calcext:value-type="float">
            <text:p>0.0001</text:p>
          </table:table-cell>
          <table:table-cell table:style-name="ce3" table:formula="of:=AVERAGE([.P85];[.P91];[.P97];[.P103];[.P109];[.P115];[.P121];[.P127];[.P133];[.P139];[.P145];[.P151])" office:value-type="float" office:value="-0.00191535010952458" calcext:value-type="float">
            <text:p>-0.0019</text:p>
          </table:table-cell>
          <table:table-cell table:style-name="ce3" table:formula="of:=AVERAGE([.Q85];[.Q91];[.Q97];[.Q103];[.Q109];[.Q115];[.Q121];[.Q127];[.Q133];[.Q139];[.Q145];[.Q151])" office:value-type="float" office:value="-0.000382211875228364" calcext:value-type="float">
            <text:p>-0.0004</text:p>
          </table:table-cell>
          <table:table-cell table:style-name="ce3" table:formula="of:=AVERAGE([.R85];[.R91];[.R97];[.R103];[.R109];[.R115];[.R121];[.R127];[.R133];[.R139];[.R145];[.R151])" office:value-type="float" office:value="-0.00236559141460934" calcext:value-type="float">
            <text:p>-0.0024</text:p>
          </table:table-cell>
          <table:table-cell table:style-name="ce1" table:formula="of:=AVERAGE([.S85];[.S91];[.S97];[.S103];[.S109];[.S115];[.S121];[.S127];[.S133];[.S139];[.S145];[.S151])" office:value-type="float" office:value="0.00149117462332432" calcext:value-type="float">
            <text:p>0.001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asy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combo</text:p>
          </table:table-cell>
          <table:table-cell table:style-name="ce1" office:value-type="string" calcext:value-type="string">
            <text:p>combo X</text:p>
          </table:table-cell>
          <table:table-cell table:style-name="ce1" office:value-type="string" calcext:value-type="string">
            <text:p>split2</text:p>
          </table:table-cell>
          <table:table-cell table:style-name="ce1" office:value-type="string" calcext:value-type="string">
            <text:p>split2 X</text:p>
          </table:table-cell>
          <table:table-cell table:style-name="ce1" office:value-type="string" calcext:value-type="string">
            <text:p>split1 classic</text:p>
          </table:table-cell>
          <table:table-cell table:style-name="ce1" office:value-type="string" calcext:value-type="string">
            <text:p>split1 classic X</text:p>
          </table:table-cell>
          <table:table-cell table:style-name="ce1" office:value-type="string" calcext:value-type="string">
            <text:p>split4</text:p>
          </table:table-cell>
          <table:table-cell table:style-name="ce1" office:value-type="string" calcext:value-type="string">
            <text:p>split4 X</text:p>
          </table:table-cell>
          <table:table-cell table:style-name="ce1" office:value-type="string" calcext:value-type="string">
            <text:p>split2 classic</text:p>
          </table:table-cell>
          <table:table-cell table:style-name="ce1" office:value-type="string" calcext:value-type="string">
            <text:p>split2 classic X</text:p>
          </table:table-cell>
          <table:table-cell table:style-name="ce1" office:value-type="string" calcext:value-type="string">
            <text:p>split9</text:p>
          </table:table-cell>
          <table:table-cell table:style-name="ce1" office:value-type="string" calcext:value-type="string">
            <text:p>split9 X</text:p>
          </table:table-cell>
          <table:table-cell table:style-name="ce1" office:value-type="string" calcext:value-type="string">
            <text:p>split4 classic</text:p>
          </table:table-cell>
          <table:table-cell table:style-name="ce1" office:value-type="string" calcext:value-type="string">
            <text:p>split4 classic X</text:p>
          </table:table-cell>
          <table:table-cell table:style-name="ce1" table:number-columns-repeated="1005"/>
        </table:table-row>
        <table:table-row table:style-name="ro1">
          <table:table-cell table:style-name="ce2" table:number-columns-repeated="1024"/>
        </table:table-row>
      </table:table>
      <table:table table:name="WTL" table:style-name="ta1">
        <table:table-column table:style-name="co18" table:number-columns-repeated="1024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2_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4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5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7_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ata9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rrhythmia_cf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note_authentication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east-w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abetic_retinopath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p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im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ona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db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artificial sum</text:p>
          </table:table-cell>
          <table:table-cell table:style-name="ce7" table:formula="of:=SUM([.D2:.D6];[.D8:.D12];[.D14:.D18];[.D20:.D24];[.D26:.D30];[.D32:.D36];[.D38:.D42];[.D44:.D48];[.D50:.D54];[.D56:.D60];[.D62:.D66];[.D68:.D72];[.D74:.D78])/65" office:value-type="float" office:value="0.661538461538462" calcext:value-type="float">
            <text:p>0.662</text:p>
          </table:table-cell>
          <table:table-cell table:style-name="ce7" table:formula="of:=SUM([.E2:.E6];[.E8:.E12];[.E14:.E18];[.E20:.E24];[.E26:.E30];[.E32:.E36];[.E38:.E42];[.E44:.E48];[.E50:.E54];[.E56:.E60];[.E62:.E66];[.E68:.E72];[.E74:.E78])/65" office:value-type="float" office:value="0.261538461538462" calcext:value-type="float">
            <text:p>0.262</text:p>
          </table:table-cell>
          <table:table-cell table:style-name="ce9" table:formula="of:=SUM([.F2:.F6];[.F8:.F12];[.F14:.F18];[.F20:.F24];[.F26:.F30];[.F32:.F36];[.F38:.F42];[.F44:.F48];[.F50:.F54];[.F56:.F60];[.F62:.F66];[.F68:.F72];[.F74:.F78])/65" office:value-type="float" office:value="0.769230769230769" calcext:value-type="float">
            <text:p>0.769</text:p>
          </table:table-cell>
          <table:table-cell table:style-name="ce7" table:formula="of:=SUM([.G2:.G6];[.G8:.G12];[.G14:.G18];[.G20:.G24];[.G26:.G30];[.G32:.G36];[.G38:.G42];[.G44:.G48];[.G50:.G54];[.G56:.G60];[.G62:.G66];[.G68:.G72];[.G74:.G78])/65" office:value-type="float" office:value="0.692307692307692" calcext:value-type="float">
            <text:p>0.692</text:p>
          </table:table-cell>
          <table:table-cell table:style-name="ce7" table:formula="of:=SUM([.H2:.H6];[.H8:.H12];[.H14:.H18];[.H20:.H24];[.H26:.H30];[.H32:.H36];[.H38:.H42];[.H44:.H48];[.H50:.H54];[.H56:.H60];[.H62:.H66];[.H68:.H72];[.H74:.H78])/65" office:value-type="float" office:value="0.6" calcext:value-type="float">
            <text:p>0.600</text:p>
          </table:table-cell>
          <table:table-cell table:style-name="ce9" table:formula="of:=SUM([.I2:.I6];[.I8:.I12];[.I14:.I18];[.I20:.I24];[.I26:.I30];[.I32:.I36];[.I38:.I42];[.I44:.I48];[.I50:.I54];[.I56:.I60];[.I62:.I66];[.I68:.I72];[.I74:.I78])/65" office:value-type="float" office:value="0.784615384615385" calcext:value-type="float">
            <text:p>0.785</text:p>
          </table:table-cell>
          <table:table-cell table:style-name="ce9" table:formula="of:=SUM([.J2:.J6];[.J8:.J12];[.J14:.J18];[.J20:.J24];[.J26:.J30];[.J32:.J36];[.J38:.J42];[.J44:.J48];[.J50:.J54];[.J56:.J60];[.J62:.J66];[.J68:.J72];[.J74:.J78])/65" office:value-type="float" office:value="0.692307692307692" calcext:value-type="float">
            <text:p>0.692</text:p>
          </table:table-cell>
          <table:table-cell table:style-name="ce9" table:formula="of:=SUM([.K2:.K6];[.K8:.K12];[.K14:.K18];[.K20:.K24];[.K26:.K30];[.K32:.K36];[.K38:.K42];[.K44:.K48];[.K50:.K54];[.K56:.K60];[.K62:.K66];[.K68:.K72];[.K74:.K78])/65" office:value-type="float" office:value="0.723076923076923" calcext:value-type="float">
            <text:p>0.723</text:p>
          </table:table-cell>
          <table:table-cell table:style-name="ce7" table:formula="of:=SUM([.L2:.L6];[.L8:.L12];[.L14:.L18];[.L20:.L24];[.L26:.L30];[.L32:.L36];[.L38:.L42];[.L44:.L48];[.L50:.L54];[.L56:.L60];[.L62:.L66];[.L68:.L72];[.L74:.L78])/65" office:value-type="float" office:value="0.661538461538462" calcext:value-type="float">
            <text:p>0.662</text:p>
          </table:table-cell>
          <table:table-cell table:style-name="ce7" table:formula="of:=SUM([.M2:.M6];[.M8:.M12];[.M14:.M18];[.M20:.M24];[.M26:.M30];[.M32:.M36];[.M38:.M42];[.M44:.M48];[.M50:.M54];[.M56:.M60];[.M62:.M66];[.M68:.M72];[.M74:.M78])/65" office:value-type="float" office:value="0.676923076923077" calcext:value-type="float">
            <text:p>0.677</text:p>
          </table:table-cell>
          <table:table-cell table:style-name="ce7" table:formula="of:=SUM([.N2:.N6];[.N8:.N12];[.N14:.N18];[.N20:.N24];[.N26:.N30];[.N32:.N36];[.N38:.N42];[.N44:.N48];[.N50:.N54];[.N56:.N60];[.N62:.N66];[.N68:.N72];[.N74:.N78])/65" office:value-type="float" office:value="0.584615384615385" calcext:value-type="float">
            <text:p>0.585</text:p>
          </table:table-cell>
          <table:table-cell table:style-name="ce7" table:formula="of:=SUM([.O2:.O6];[.O8:.O12];[.O14:.O18];[.O20:.O24];[.O26:.O30];[.O32:.O36];[.O38:.O42];[.O44:.O48];[.O50:.O54];[.O56:.O60];[.O62:.O66];[.O68:.O72];[.O74:.O78])/65" office:value-type="float" office:value="0.676923076923077" calcext:value-type="float">
            <text:p>0.677</text:p>
          </table:table-cell>
          <table:table-cell table:style-name="ce7" table:formula="of:=SUM([.P2:.P6];[.P8:.P12];[.P14:.P18];[.P20:.P24];[.P26:.P30];[.P32:.P36];[.P38:.P42];[.P44:.P48];[.P50:.P54];[.P56:.P60];[.P62:.P66];[.P68:.P72];[.P74:.P78])/65" office:value-type="float" office:value="0.646153846153846" calcext:value-type="float">
            <text:p>0.646</text:p>
          </table:table-cell>
          <table:table-cell table:style-name="ce7" table:formula="of:=SUM([.Q2:.Q6];[.Q8:.Q12];[.Q14:.Q18];[.Q20:.Q24];[.Q26:.Q30];[.Q32:.Q36];[.Q38:.Q42];[.Q44:.Q48];[.Q50:.Q54];[.Q56:.Q60];[.Q62:.Q66];[.Q68:.Q72];[.Q74:.Q78])/65" office:value-type="float" office:value="0.676923076923077" calcext:value-type="float">
            <text:p>0.677</text:p>
          </table:table-cell>
          <table:table-cell table:style-name="ce7" table:formula="of:=SUM([.R2:.R6];[.R8:.R12];[.R14:.R18];[.R20:.R24];[.R26:.R30];[.R32:.R36];[.R38:.R42];[.R44:.R48];[.R50:.R54];[.R56:.R60];[.R62:.R66];[.R68:.R72];[.R74:.R78])/65" office:value-type="float" office:value="0.6" calcext:value-type="float">
            <text:p>0.600</text:p>
          </table:table-cell>
          <table:table-cell table:style-name="ce7" table:formula="of:=SUM([.S2:.S6];[.S8:.S12];[.S14:.S18];[.S20:.S24];[.S26:.S30];[.S32:.S36];[.S38:.S42];[.S44:.S48];[.S50:.S54];[.S56:.S60];[.S62:.S66];[.S68:.S72];[.S74:.S78])/65" office:value-type="float" office:value="0.615384615384615" calcext:value-type="float">
            <text:p>0.615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artificial sum avg</text:p>
          </table:table-cell>
          <table:table-cell table:style-name="ce7" table:formula="of:=SUM([.D7];[.D13];[.D19];[.D25];[.D31];[.D37];[.D43];[.D49];[.D55];[.D61];[.D67];[.D73];[.D79])/13" office:value-type="float" office:value="0.692307692307692" calcext:value-type="float">
            <text:p>0.692</text:p>
          </table:table-cell>
          <table:table-cell table:style-name="ce7" table:formula="of:=SUM([.E7];[.E13];[.E19];[.E25];[.E31];[.E37];[.E43];[.E49];[.E55];[.E61];[.E67];[.E73];[.E79])/13" office:value-type="float" office:value="0.153846153846154" calcext:value-type="float">
            <text:p>0.154</text:p>
          </table:table-cell>
          <table:table-cell table:style-name="ce9" table:formula="of:=SUM([.F7];[.F13];[.F19];[.F25];[.F31];[.F37];[.F43];[.F49];[.F55];[.F61];[.F67];[.F73];[.F79])/13" office:value-type="float" office:value="0.769230769230769" calcext:value-type="float">
            <text:p>0.769</text:p>
          </table:table-cell>
          <table:table-cell table:style-name="ce7" table:formula="of:=SUM([.G7];[.G13];[.G19];[.G25];[.G31];[.G37];[.G43];[.G49];[.G55];[.G61];[.G67];[.G73];[.G79])/13" office:value-type="float" office:value="0.615384615384615" calcext:value-type="float">
            <text:p>0.615</text:p>
          </table:table-cell>
          <table:table-cell table:style-name="ce7" table:formula="of:=SUM([.H7];[.H13];[.H19];[.H25];[.H31];[.H37];[.H43];[.H49];[.H55];[.H61];[.H67];[.H73];[.H79])/13" office:value-type="float" office:value="0.615384615384615" calcext:value-type="float">
            <text:p>0.615</text:p>
          </table:table-cell>
          <table:table-cell table:style-name="ce9" table:formula="of:=SUM([.I7];[.I13];[.I19];[.I25];[.I31];[.I37];[.I43];[.I49];[.I55];[.I61];[.I67];[.I73];[.I79])/13" office:value-type="float" office:value="0.846153846153846" calcext:value-type="float">
            <text:p>0.846</text:p>
          </table:table-cell>
          <table:table-cell table:style-name="ce9" table:formula="of:=SUM([.J7];[.J13];[.J19];[.J25];[.J31];[.J37];[.J43];[.J49];[.J55];[.J61];[.J67];[.J73];[.J79])/13" office:value-type="float" office:value="0.923076923076923" calcext:value-type="float">
            <text:p>0.923</text:p>
          </table:table-cell>
          <table:table-cell table:style-name="ce9" table:formula="of:=SUM([.K7];[.K13];[.K19];[.K25];[.K31];[.K37];[.K43];[.K49];[.K55];[.K61];[.K67];[.K73];[.K79])/13" office:value-type="float" office:value="0.692307692307692" calcext:value-type="float">
            <text:p>0.692</text:p>
          </table:table-cell>
          <table:table-cell table:style-name="ce7" table:formula="of:=SUM([.L7];[.L13];[.L19];[.L25];[.L31];[.L37];[.L43];[.L49];[.L55];[.L61];[.L67];[.L73];[.L79])/13" office:value-type="float" office:value="0.615384615384615" calcext:value-type="float">
            <text:p>0.615</text:p>
          </table:table-cell>
          <table:table-cell table:style-name="ce7" table:formula="of:=SUM([.M7];[.M13];[.M19];[.M25];[.M31];[.M37];[.M43];[.M49];[.M55];[.M61];[.M67];[.M73];[.M79])/13" office:value-type="float" office:value="0.769230769230769" calcext:value-type="float">
            <text:p>0.769</text:p>
          </table:table-cell>
          <table:table-cell table:style-name="ce7" table:formula="of:=SUM([.N7];[.N13];[.N19];[.N25];[.N31];[.N37];[.N43];[.N49];[.N55];[.N61];[.N67];[.N73];[.N79])/13" office:value-type="float" office:value="0.769230769230769" calcext:value-type="float">
            <text:p>0.769</text:p>
          </table:table-cell>
          <table:table-cell table:style-name="ce7" table:formula="of:=SUM([.O7];[.O13];[.O19];[.O25];[.O31];[.O37];[.O43];[.O49];[.O55];[.O61];[.O67];[.O73];[.O79])/13" office:value-type="float" office:value="0.692307692307692" calcext:value-type="float">
            <text:p>0.692</text:p>
          </table:table-cell>
          <table:table-cell table:style-name="ce7" table:formula="of:=SUM([.P7];[.P13];[.P19];[.P25];[.P31];[.P37];[.P43];[.P49];[.P55];[.P61];[.P67];[.P73];[.P79])/13" office:value-type="float" office:value="0.615384615384615" calcext:value-type="float">
            <text:p>0.615</text:p>
          </table:table-cell>
          <table:table-cell table:style-name="ce7" table:formula="of:=SUM([.Q7];[.Q13];[.Q19];[.Q25];[.Q31];[.Q37];[.Q43];[.Q49];[.Q55];[.Q61];[.Q67];[.Q73];[.Q79])/13" office:value-type="float" office:value="0.769230769230769" calcext:value-type="float">
            <text:p>0.769</text:p>
          </table:table-cell>
          <table:table-cell table:style-name="ce7" table:formula="of:=SUM([.R7];[.R13];[.R19];[.R25];[.R31];[.R37];[.R43];[.R49];[.R55];[.R61];[.R67];[.R73];[.R79])/13" office:value-type="float" office:value="0.538461538461538" calcext:value-type="float">
            <text:p>0.538</text:p>
          </table:table-cell>
          <table:table-cell table:style-name="ce7" table:formula="of:=SUM([.S7];[.S13];[.S19];[.S25];[.S31];[.S37];[.S43];[.S49];[.S55];[.S61];[.S67];[.S73];[.S79])/13" office:value-type="float" office:value="0.615384615384615" calcext:value-type="float">
            <text:p>0.615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eal sum</text:p>
          </table:table-cell>
          <table:table-cell table:style-name="ce7" table:formula="of:=SUM([.D80:.D84];[.D86:.D90];[.D92:.D96];[.D98:.D102];[.D104:.D108];[.D110:.D114];[.D116:.D120];[.D122:.D126];[.D128:.D132];[.D134:.D138];[.D140:.D144];[.D146:.D150])/60" office:value-type="float" office:value="0.25" calcext:value-type="float">
            <text:p>0.250</text:p>
          </table:table-cell>
          <table:table-cell table:style-name="ce7" table:formula="of:=SUM([.E80:.E84];[.E86:.E90];[.E92:.E96];[.E98:.E102];[.E104:.E108];[.E110:.E114];[.E116:.E120];[.E122:.E126];[.E128:.E132];[.E134:.E138];[.E140:.E144];[.E146:.E150])/60" office:value-type="float" office:value="0.45" calcext:value-type="float">
            <text:p>0.450</text:p>
          </table:table-cell>
          <table:table-cell table:style-name="ce7" table:formula="of:=SUM([.F80:.F84];[.F86:.F90];[.F92:.F96];[.F98:.F102];[.F104:.F108];[.F110:.F114];[.F116:.F120];[.F122:.F126];[.F128:.F132];[.F134:.F138];[.F140:.F144];[.F146:.F150])/60" office:value-type="float" office:value="0.4" calcext:value-type="float">
            <text:p>0.400</text:p>
          </table:table-cell>
          <table:table-cell table:style-name="ce7" table:formula="of:=SUM([.G80:.G84];[.G86:.G90];[.G92:.G96];[.G98:.G102];[.G104:.G108];[.G110:.G114];[.G116:.G120];[.G122:.G126];[.G128:.G132];[.G134:.G138];[.G140:.G144];[.G146:.G150])/60" office:value-type="float" office:value="0.55" calcext:value-type="float">
            <text:p>0.550</text:p>
          </table:table-cell>
          <table:table-cell table:style-name="ce7" table:formula="of:=SUM([.H80:.H84];[.H86:.H90];[.H92:.H96];[.H98:.H102];[.H104:.H108];[.H110:.H114];[.H116:.H120];[.H122:.H126];[.H128:.H132];[.H134:.H138];[.H140:.H144];[.H146:.H150])/60" office:value-type="float" office:value="0.45" calcext:value-type="float">
            <text:p>0.450</text:p>
          </table:table-cell>
          <table:table-cell table:style-name="ce7" table:formula="of:=SUM([.I80:.I84];[.I86:.I90];[.I92:.I96];[.I98:.I102];[.I104:.I108];[.I110:.I114];[.I116:.I120];[.I122:.I126];[.I128:.I132];[.I134:.I138];[.I140:.I144];[.I146:.I150])/60" office:value-type="float" office:value="0.45" calcext:value-type="float">
            <text:p>0.450</text:p>
          </table:table-cell>
          <table:table-cell table:style-name="ce7" table:formula="of:=SUM([.J80:.J84];[.J86:.J90];[.J92:.J96];[.J98:.J102];[.J104:.J108];[.J110:.J114];[.J116:.J120];[.J122:.J126];[.J128:.J132];[.J134:.J138];[.J140:.J144];[.J146:.J150])/60" office:value-type="float" office:value="0.566666666666667" calcext:value-type="float">
            <text:p>0.567</text:p>
          </table:table-cell>
          <table:table-cell table:style-name="ce7" table:formula="of:=SUM([.K80:.K84];[.K86:.K90];[.K92:.K96];[.K98:.K102];[.K104:.K108];[.K110:.K114];[.K116:.K120];[.K122:.K126];[.K128:.K132];[.K134:.K138];[.K140:.K144];[.K146:.K150])/60" office:value-type="float" office:value="0.65" calcext:value-type="float">
            <text:p>0.650</text:p>
          </table:table-cell>
          <table:table-cell table:style-name="ce7" table:formula="of:=SUM([.L80:.L84];[.L86:.L90];[.L92:.L96];[.L98:.L102];[.L104:.L108];[.L110:.L114];[.L116:.L120];[.L122:.L126];[.L128:.L132];[.L134:.L138];[.L140:.L144];[.L146:.L150])/60" office:value-type="float" office:value="0.6" calcext:value-type="float">
            <text:p>0.600</text:p>
          </table:table-cell>
          <table:table-cell table:style-name="ce7" table:formula="of:=SUM([.M80:.M84];[.M86:.M90];[.M92:.M96];[.M98:.M102];[.M104:.M108];[.M110:.M114];[.M116:.M120];[.M122:.M126];[.M128:.M132];[.M134:.M138];[.M140:.M144];[.M146:.M150])/60" office:value-type="float" office:value="0.416666666666667" calcext:value-type="float">
            <text:p>0.417</text:p>
          </table:table-cell>
          <table:table-cell table:style-name="ce7" table:formula="of:=SUM([.N80:.N84];[.N86:.N90];[.N92:.N96];[.N98:.N102];[.N104:.N108];[.N110:.N114];[.N116:.N120];[.N122:.N126];[.N128:.N132];[.N134:.N138];[.N140:.N144];[.N146:.N150])/60" office:value-type="float" office:value="0.55" calcext:value-type="float">
            <text:p>0.550</text:p>
          </table:table-cell>
          <table:table-cell table:style-name="ce7" table:formula="of:=SUM([.O80:.O84];[.O86:.O90];[.O92:.O96];[.O98:.O102];[.O104:.O108];[.O110:.O114];[.O116:.O120];[.O122:.O126];[.O128:.O132];[.O134:.O138];[.O140:.O144];[.O146:.O150])/60" office:value-type="float" office:value="0.533333333333333" calcext:value-type="float">
            <text:p>0.533</text:p>
          </table:table-cell>
          <table:table-cell table:style-name="ce7" table:formula="of:=SUM([.P80:.P84];[.P86:.P90];[.P92:.P96];[.P98:.P102];[.P104:.P108];[.P110:.P114];[.P116:.P120];[.P122:.P126];[.P128:.P132];[.P134:.P138];[.P140:.P144];[.P146:.P150])/60" office:value-type="float" office:value="0.55" calcext:value-type="float">
            <text:p>0.550</text:p>
          </table:table-cell>
          <table:table-cell table:style-name="ce7" table:formula="of:=SUM([.Q80:.Q84];[.Q86:.Q90];[.Q92:.Q96];[.Q98:.Q102];[.Q104:.Q108];[.Q110:.Q114];[.Q116:.Q120];[.Q122:.Q126];[.Q128:.Q132];[.Q134:.Q138];[.Q140:.Q144];[.Q146:.Q150])/60" office:value-type="float" office:value="0.566666666666667" calcext:value-type="float">
            <text:p>0.567</text:p>
          </table:table-cell>
          <table:table-cell table:style-name="ce7" table:formula="of:=SUM([.R80:.R84];[.R86:.R90];[.R92:.R96];[.R98:.R102];[.R104:.R108];[.R110:.R114];[.R116:.R120];[.R122:.R126];[.R128:.R132];[.R134:.R138];[.R140:.R144];[.R146:.R150])/60" office:value-type="float" office:value="0.566666666666667" calcext:value-type="float">
            <text:p>0.567</text:p>
          </table:table-cell>
          <table:table-cell table:style-name="ce7" table:formula="of:=SUM([.S80:.S84];[.S86:.S90];[.S92:.S96];[.S98:.S102];[.S104:.S108];[.S110:.S114];[.S116:.S120];[.S122:.S126];[.S128:.S132];[.S134:.S138];[.S140:.S144];[.S146:.S150])/60" office:value-type="float" office:value="0.633333333333333" calcext:value-type="float">
            <text:p>0.633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eal sum avg</text:p>
          </table:table-cell>
          <table:table-cell table:style-name="ce7" table:formula="of:=SUM([.D85];[.D91];[.D97];[.D103];[.D109];[.D115];[.D121];[.D127];[.D133];[.D139];[.D145];[.D151])/12" office:value-type="float" office:value="0.25" calcext:value-type="float">
            <text:p>0.250</text:p>
          </table:table-cell>
          <table:table-cell table:style-name="ce7" table:formula="of:=SUM([.E85];[.E91];[.E97];[.E103];[.E109];[.E115];[.E121];[.E127];[.E133];[.E139];[.E145];[.E151])/12" office:value-type="float" office:value="0.416666666666667" calcext:value-type="float">
            <text:p>0.417</text:p>
          </table:table-cell>
          <table:table-cell table:style-name="ce7" table:formula="of:=SUM([.F85];[.F91];[.F97];[.F103];[.F109];[.F115];[.F121];[.F127];[.F133];[.F139];[.F145];[.F151])/12" office:value-type="float" office:value="0.333333333333333" calcext:value-type="float">
            <text:p>0.333</text:p>
          </table:table-cell>
          <table:table-cell table:style-name="ce7" table:formula="of:=SUM([.G85];[.G91];[.G97];[.G103];[.G109];[.G115];[.G121];[.G127];[.G133];[.G139];[.G145];[.G151])/12" office:value-type="float" office:value="0.5" calcext:value-type="float">
            <text:p>0.500</text:p>
          </table:table-cell>
          <table:table-cell table:style-name="ce7" table:formula="of:=SUM([.H85];[.H91];[.H97];[.H103];[.H109];[.H115];[.H121];[.H127];[.H133];[.H139];[.H145];[.H151])/12" office:value-type="float" office:value="0.416666666666667" calcext:value-type="float">
            <text:p>0.417</text:p>
          </table:table-cell>
          <table:table-cell table:style-name="ce7" table:formula="of:=SUM([.I85];[.I91];[.I97];[.I103];[.I109];[.I115];[.I121];[.I127];[.I133];[.I139];[.I145];[.I151])/12" office:value-type="float" office:value="0.5" calcext:value-type="float">
            <text:p>0.500</text:p>
          </table:table-cell>
          <table:table-cell table:style-name="ce7" table:formula="of:=SUM([.J85];[.J91];[.J97];[.J103];[.J109];[.J115];[.J121];[.J127];[.J133];[.J139];[.J145];[.J151])/12" office:value-type="float" office:value="0.666666666666667" calcext:value-type="float">
            <text:p>0.667</text:p>
          </table:table-cell>
          <table:table-cell table:style-name="ce7" table:formula="of:=SUM([.K85];[.K91];[.K97];[.K103];[.K109];[.K115];[.K121];[.K127];[.K133];[.K139];[.K145];[.K151])/12" office:value-type="float" office:value="0.75" calcext:value-type="float">
            <text:p>0.750</text:p>
          </table:table-cell>
          <table:table-cell table:style-name="ce7" table:formula="of:=SUM([.L85];[.L91];[.L97];[.L103];[.L109];[.L115];[.L121];[.L127];[.L133];[.L139];[.L145];[.L151])/12" office:value-type="float" office:value="0.666666666666667" calcext:value-type="float">
            <text:p>0.667</text:p>
          </table:table-cell>
          <table:table-cell table:style-name="ce7" table:formula="of:=SUM([.M85];[.M91];[.M97];[.M103];[.M109];[.M115];[.M121];[.M127];[.M133];[.M139];[.M145];[.M151])/12" office:value-type="float" office:value="0.25" calcext:value-type="float">
            <text:p>0.250</text:p>
          </table:table-cell>
          <table:table-cell table:style-name="ce7" table:formula="of:=SUM([.N85];[.N91];[.N97];[.N103];[.N109];[.N115];[.N121];[.N127];[.N133];[.N139];[.N145];[.N151])/12" office:value-type="float" office:value="0.416666666666667" calcext:value-type="float">
            <text:p>0.417</text:p>
          </table:table-cell>
          <table:table-cell table:style-name="ce7" table:formula="of:=SUM([.O85];[.O91];[.O97];[.O103];[.O109];[.O115];[.O121];[.O127];[.O133];[.O139];[.O145];[.O151])/12" office:value-type="float" office:value="0.583333333333333" calcext:value-type="float">
            <text:p>0.583</text:p>
          </table:table-cell>
          <table:table-cell table:style-name="ce7" table:formula="of:=SUM([.P85];[.P91];[.P97];[.P103];[.P109];[.P115];[.P121];[.P127];[.P133];[.P139];[.P145];[.P151])/12" office:value-type="float" office:value="0.5" calcext:value-type="float">
            <text:p>0.500</text:p>
          </table:table-cell>
          <table:table-cell table:style-name="ce7" table:formula="of:=SUM([.Q85];[.Q91];[.Q97];[.Q103];[.Q109];[.Q115];[.Q121];[.Q127];[.Q133];[.Q139];[.Q145];[.Q151])/12" office:value-type="float" office:value="0.5" calcext:value-type="float">
            <text:p>0.500</text:p>
          </table:table-cell>
          <table:table-cell table:style-name="ce7" table:formula="of:=SUM([.R85];[.R91];[.R97];[.R103];[.R109];[.R115];[.R121];[.R127];[.R133];[.R139];[.R145];[.R151])/12" office:value-type="float" office:value="0.666666666666667" calcext:value-type="float">
            <text:p>0.667</text:p>
          </table:table-cell>
          <table:table-cell table:style-name="ce7" table:formula="of:=SUM([.S85];[.S91];[.S97];[.S103];[.S109];[.S115];[.S121];[.S127];[.S133];[.S139];[.S145];[.S151])/12" office:value-type="float" office:value="0.75" calcext:value-type="float">
            <text:p>0.750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3"/>
          <table:table-cell table:style-name="ce7" table:number-columns-repeated="16"/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eal sum</text:p>
          </table:table-cell>
          <table:table-cell table:style-name="ce7" table:formula="of:=SUM([.D80:.D84];[.D92:.D96];[.D98:.D102];[.D104:.D108];[.D110:.D114];[.D116:.D120];[.D122:.D126];[.D134:.D138];[.D140:.D144];[.D146:.D150])/50" office:value-type="float" office:value="0.22" calcext:value-type="float">
            <text:p>0.220</text:p>
          </table:table-cell>
          <table:table-cell table:style-name="ce7" table:formula="of:=SUM([.E80:.E84];[.E92:.E96];[.E98:.E102];[.E104:.E108];[.E110:.E114];[.E116:.E120];[.E122:.E126];[.E134:.E138];[.E140:.E144];[.E146:.E150])/50" office:value-type="float" office:value="0.44" calcext:value-type="float">
            <text:p>0.440</text:p>
          </table:table-cell>
          <table:table-cell table:style-name="ce7" table:formula="of:=SUM([.F80:.F84];[.F92:.F96];[.F98:.F102];[.F104:.F108];[.F110:.F114];[.F116:.F120];[.F122:.F126];[.F134:.F138];[.F140:.F144];[.F146:.F150])/50" office:value-type="float" office:value="0.38" calcext:value-type="float">
            <text:p>0.380</text:p>
          </table:table-cell>
          <table:table-cell table:style-name="ce7" table:formula="of:=SUM([.G80:.G84];[.G92:.G96];[.G98:.G102];[.G104:.G108];[.G110:.G114];[.G116:.G120];[.G122:.G126];[.G134:.G138];[.G140:.G144];[.G146:.G150])/50" office:value-type="float" office:value="0.54" calcext:value-type="float">
            <text:p>0.540</text:p>
          </table:table-cell>
          <table:table-cell table:style-name="ce7" table:formula="of:=SUM([.H80:.H84];[.H92:.H96];[.H98:.H102];[.H104:.H108];[.H110:.H114];[.H116:.H120];[.H122:.H126];[.H134:.H138];[.H140:.H144];[.H146:.H150])/50" office:value-type="float" office:value="0.38" calcext:value-type="float">
            <text:p>0.380</text:p>
          </table:table-cell>
          <table:table-cell table:style-name="ce7" table:formula="of:=SUM([.I80:.I84];[.I92:.I96];[.I98:.I102];[.I104:.I108];[.I110:.I114];[.I116:.I120];[.I122:.I126];[.I134:.I138];[.I140:.I144];[.I146:.I150])/50" office:value-type="float" office:value="0.36" calcext:value-type="float">
            <text:p>0.360</text:p>
          </table:table-cell>
          <table:table-cell table:style-name="ce9" table:formula="of:=SUM([.J80:.J84];[.J92:.J96];[.J98:.J102];[.J104:.J108];[.J110:.J114];[.J116:.J120];[.J122:.J126];[.J134:.J138];[.J140:.J144];[.J146:.J150])/50" office:value-type="float" office:value="0.54" calcext:value-type="float">
            <text:p>0.540</text:p>
          </table:table-cell>
          <table:table-cell table:style-name="ce9" table:formula="of:=SUM([.K80:.K84];[.K92:.K96];[.K98:.K102];[.K104:.K108];[.K110:.K114];[.K116:.K120];[.K122:.K126];[.K134:.K138];[.K140:.K144];[.K146:.K150])/50" office:value-type="float" office:value="0.6" calcext:value-type="float">
            <text:p>0.600</text:p>
          </table:table-cell>
          <table:table-cell table:style-name="ce9" table:formula="of:=SUM([.L80:.L84];[.L92:.L96];[.L98:.L102];[.L104:.L108];[.L110:.L114];[.L116:.L120];[.L122:.L126];[.L134:.L138];[.L140:.L144];[.L146:.L150])/50" office:value-type="float" office:value="0.54" calcext:value-type="float">
            <text:p>0.540</text:p>
          </table:table-cell>
          <table:table-cell table:style-name="ce7" table:formula="of:=SUM([.M80:.M84];[.M92:.M96];[.M98:.M102];[.M104:.M108];[.M110:.M114];[.M116:.M120];[.M122:.M126];[.M134:.M138];[.M140:.M144];[.M146:.M150])/50" office:value-type="float" office:value="0.32" calcext:value-type="float">
            <text:p>0.320</text:p>
          </table:table-cell>
          <table:table-cell table:style-name="ce7" table:formula="of:=SUM([.N80:.N84];[.N92:.N96];[.N98:.N102];[.N104:.N108];[.N110:.N114];[.N116:.N120];[.N122:.N126];[.N134:.N138];[.N140:.N144];[.N146:.N150])/50" office:value-type="float" office:value="0.46" calcext:value-type="float">
            <text:p>0.460</text:p>
          </table:table-cell>
          <table:table-cell table:style-name="ce9" table:formula="of:=SUM([.O80:.O84];[.O92:.O96];[.O98:.O102];[.O104:.O108];[.O110:.O114];[.O116:.O120];[.O122:.O126];[.O134:.O138];[.O140:.O144];[.O146:.O150])/50" office:value-type="float" office:value="0.52" calcext:value-type="float">
            <text:p>0.520</text:p>
          </table:table-cell>
          <table:table-cell table:style-name="ce7" table:formula="of:=SUM([.P80:.P84];[.P92:.P96];[.P98:.P102];[.P104:.P108];[.P110:.P114];[.P116:.P120];[.P122:.P126];[.P134:.P138];[.P140:.P144];[.P146:.P150])/50" office:value-type="float" office:value="0.48" calcext:value-type="float">
            <text:p>0.480</text:p>
          </table:table-cell>
          <table:table-cell table:style-name="ce7" table:formula="of:=SUM([.Q80:.Q84];[.Q92:.Q96];[.Q98:.Q102];[.Q104:.Q108];[.Q110:.Q114];[.Q116:.Q120];[.Q122:.Q126];[.Q134:.Q138];[.Q140:.Q144];[.Q146:.Q150])/50" office:value-type="float" office:value="0.48" calcext:value-type="float">
            <text:p>0.480</text:p>
          </table:table-cell>
          <table:table-cell table:style-name="ce7" table:formula="of:=SUM([.R80:.R84];[.R92:.R96];[.R98:.R102];[.R104:.R108];[.R110:.R114];[.R116:.R120];[.R122:.R126];[.R134:.R138];[.R140:.R144];[.R146:.R150])/50" office:value-type="float" office:value="0.5" calcext:value-type="float">
            <text:p>0.500</text:p>
          </table:table-cell>
          <table:table-cell table:style-name="ce9" table:formula="of:=SUM([.S80:.S84];[.S92:.S96];[.S98:.S102];[.S104:.S108];[.S110:.S114];[.S116:.S120];[.S122:.S126];[.S134:.S138];[.S140:.S144];[.S146:.S150])/50" office:value-type="float" office:value="0.56" calcext:value-type="float">
            <text:p>0.560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eal sum avg</text:p>
          </table:table-cell>
          <table:table-cell table:style-name="ce7" table:formula="of:=SUM([.D85];[.D97];[.D103];[.D109];[.D115];[.D121];[.D127];[.D139];[.D145];[.D151])/10" office:value-type="float" office:value="0.2" calcext:value-type="float">
            <text:p>0.200</text:p>
          </table:table-cell>
          <table:table-cell table:style-name="ce7" table:formula="of:=SUM([.E85];[.E97];[.E103];[.E109];[.E115];[.E121];[.E127];[.E139];[.E145];[.E151])/10" office:value-type="float" office:value="0.4" calcext:value-type="float">
            <text:p>0.400</text:p>
          </table:table-cell>
          <table:table-cell table:style-name="ce7" table:formula="of:=SUM([.F85];[.F97];[.F103];[.F109];[.F115];[.F121];[.F127];[.F139];[.F145];[.F151])/10" office:value-type="float" office:value="0.3" calcext:value-type="float">
            <text:p>0.300</text:p>
          </table:table-cell>
          <table:table-cell table:style-name="ce7" table:formula="of:=SUM([.G85];[.G97];[.G103];[.G109];[.G115];[.G121];[.G127];[.G139];[.G145];[.G151])/10" office:value-type="float" office:value="0.5" calcext:value-type="float">
            <text:p>0.500</text:p>
          </table:table-cell>
          <table:table-cell table:style-name="ce7" table:formula="of:=SUM([.H85];[.H97];[.H103];[.H109];[.H115];[.H121];[.H127];[.H139];[.H145];[.H151])/10" office:value-type="float" office:value="0.3" calcext:value-type="float">
            <text:p>0.300</text:p>
          </table:table-cell>
          <table:table-cell table:style-name="ce7" table:formula="of:=SUM([.I85];[.I97];[.I103];[.I109];[.I115];[.I121];[.I127];[.I139];[.I145];[.I151])/10" office:value-type="float" office:value="0.4" calcext:value-type="float">
            <text:p>0.400</text:p>
          </table:table-cell>
          <table:table-cell table:style-name="ce9" table:formula="of:=SUM([.J85];[.J97];[.J103];[.J109];[.J115];[.J121];[.J127];[.J139];[.J145];[.J151])/10" office:value-type="float" office:value="0.7" calcext:value-type="float">
            <text:p>0.700</text:p>
          </table:table-cell>
          <table:table-cell table:style-name="ce9" table:formula="of:=SUM([.K85];[.K97];[.K103];[.K109];[.K115];[.K121];[.K127];[.K139];[.K145];[.K151])/10" office:value-type="float" office:value="0.7" calcext:value-type="float">
            <text:p>0.700</text:p>
          </table:table-cell>
          <table:table-cell table:style-name="ce9" table:formula="of:=SUM([.L85];[.L97];[.L103];[.L109];[.L115];[.L121];[.L127];[.L139];[.L145];[.L151])/10" office:value-type="float" office:value="0.6" calcext:value-type="float">
            <text:p>0.600</text:p>
          </table:table-cell>
          <table:table-cell table:style-name="ce7" table:formula="of:=SUM([.M85];[.M97];[.M103];[.M109];[.M115];[.M121];[.M127];[.M139];[.M145];[.M151])/10" office:value-type="float" office:value="0.1" calcext:value-type="float">
            <text:p>0.100</text:p>
          </table:table-cell>
          <table:table-cell table:style-name="ce7" table:formula="of:=SUM([.N85];[.N97];[.N103];[.N109];[.N115];[.N121];[.N127];[.N139];[.N145];[.N151])/10" office:value-type="float" office:value="0.3" calcext:value-type="float">
            <text:p>0.300</text:p>
          </table:table-cell>
          <table:table-cell table:style-name="ce9" table:formula="of:=SUM([.O85];[.O97];[.O103];[.O109];[.O115];[.O121];[.O127];[.O139];[.O145];[.O151])/10" office:value-type="float" office:value="0.6" calcext:value-type="float">
            <text:p>0.600</text:p>
          </table:table-cell>
          <table:table-cell table:style-name="ce7" table:formula="of:=SUM([.P85];[.P97];[.P103];[.P109];[.P115];[.P121];[.P127];[.P139];[.P145];[.P151])/10" office:value-type="float" office:value="0.4" calcext:value-type="float">
            <text:p>0.400</text:p>
          </table:table-cell>
          <table:table-cell table:style-name="ce7" table:formula="of:=SUM([.Q85];[.Q97];[.Q103];[.Q109];[.Q115];[.Q121];[.Q127];[.Q139];[.Q145];[.Q151])/10" office:value-type="float" office:value="0.4" calcext:value-type="float">
            <text:p>0.400</text:p>
          </table:table-cell>
          <table:table-cell table:style-name="ce7" table:formula="of:=SUM([.R85];[.R97];[.R103];[.R109];[.R115];[.R121];[.R127];[.R139];[.R145];[.R151])/10" office:value-type="float" office:value="0.6" calcext:value-type="float">
            <text:p>0.600</text:p>
          </table:table-cell>
          <table:table-cell table:style-name="ce9" table:formula="of:=SUM([.S85];[.S97];[.S103];[.S109];[.S115];[.S121];[.S127];[.S139];[.S145];[.S151])/10" office:value-type="float" office:value="0.7" calcext:value-type="float">
            <text:p>0.700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(no segment, no banknote)</text:p>
          </table:table-cell>
          <table:table-cell table:style-name="ce7" table:number-columns-repeated="16"/>
          <table:table-cell table:style-name="ce6" table:number-columns-repeated="1005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6" table:number-columns-repeated="3"/>
          <table:table-cell table:style-name="ce8" office:value-type="string" calcext:value-type="string">
            <text:p>easy</text:p>
          </table:table-cell>
          <table:table-cell table:style-name="ce8" office:value-type="string" calcext:value-type="string">
            <text:p>hard</text:p>
          </table:table-cell>
          <table:table-cell table:style-name="ce8" office:value-type="string" calcext:value-type="string">
            <text:p>combo</text:p>
          </table:table-cell>
          <table:table-cell table:style-name="ce8" office:value-type="string" calcext:value-type="string">
            <text:p>combo X</text:p>
          </table:table-cell>
          <table:table-cell table:style-name="ce8" office:value-type="string" calcext:value-type="string">
            <text:p>split2</text:p>
          </table:table-cell>
          <table:table-cell table:style-name="ce8" office:value-type="string" calcext:value-type="string">
            <text:p>split2 X</text:p>
          </table:table-cell>
          <table:table-cell table:style-name="ce8" office:value-type="string" calcext:value-type="string">
            <text:p>split1 classic</text:p>
          </table:table-cell>
          <table:table-cell table:style-name="ce8" office:value-type="string" calcext:value-type="string">
            <text:p>split1 classic X</text:p>
          </table:table-cell>
          <table:table-cell table:style-name="ce8" office:value-type="string" calcext:value-type="string">
            <text:p>split4</text:p>
          </table:table-cell>
          <table:table-cell table:style-name="ce8" office:value-type="string" calcext:value-type="string">
            <text:p>split4 X</text:p>
          </table:table-cell>
          <table:table-cell table:style-name="ce8" office:value-type="string" calcext:value-type="string">
            <text:p>split2 classic</text:p>
          </table:table-cell>
          <table:table-cell table:style-name="ce8" office:value-type="string" calcext:value-type="string">
            <text:p>split2 classic X</text:p>
          </table:table-cell>
          <table:table-cell table:style-name="ce8" office:value-type="string" calcext:value-type="string">
            <text:p>split9</text:p>
          </table:table-cell>
          <table:table-cell table:style-name="ce8" office:value-type="string" calcext:value-type="string">
            <text:p>split9 X</text:p>
          </table:table-cell>
          <table:table-cell table:style-name="ce8" office:value-type="string" calcext:value-type="string">
            <text:p>split4 classic</text:p>
          </table:table-cell>
          <table:table-cell table:style-name="ce8" office:value-type="string" calcext:value-type="string">
            <text:p>split4 classic X</text:p>
          </table:table-cell>
          <table:table-cell table:style-name="ce6"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1T17:58:08.914326260</dc:date>
    <meta:editing-duration>PT3M54S</meta:editing-duration>
    <meta:editing-cycles>3</meta:editing-cycles>
    <meta:document-statistic meta:table-count="3" meta:cell-count="16742" meta:object-count="0"/>
  </office:meta>
</office:document-meta>
</file>